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Sans Serif" svg:font-family="'Microsoft Sans Serif'"/>
    <style:font-face style:name="Times New Roman" svg:font-family="'Times New Roman'" style:font-family-generic="roman"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2_29_" style:master-page-name="">
      <style:paragraph-properties fo:margin-left="0in" fo:margin-right="0in" fo:line-height="150%" fo:text-align="start" style:justify-single-word="false" fo:text-indent="0in" style:auto-text-indent="false" style:page-number="auto"/>
    </style:style>
    <style:style style:name="P4" style:family="paragraph" style:parent-style-name="Základný_20_text_20__28_3_29_" style:master-page-name="">
      <style:paragraph-properties fo:margin-left="0in" fo:margin-right="0in" fo:line-height="150%" fo:text-align="start" style:justify-single-word="false" fo:text-indent="0in" style:auto-text-indent="false" style:page-number="auto"/>
    </style:style>
    <style:style style:name="P5" style:family="paragraph" style:parent-style-name="Hlavička_20_alebo_20_päta" style:master-page-name="">
      <style:paragraph-properties fo:margin-left="0in" fo:margin-right="0in" fo:line-height="150%" fo:text-align="start" style:justify-single-word="false" fo:text-indent="0in" style:auto-text-indent="false" style:page-number="auto"/>
    </style:style>
    <style:style style:name="P6" style:family="paragraph" style:parent-style-name="Základný_20_text" style:master-page-name="">
      <style:paragraph-properties fo:margin-left="0in" fo:margin-right="0in" fo:line-height="150%" fo:text-align="start" style:justify-single-word="false" fo:text-indent="0in" style:auto-text-indent="false" style:page-number="auto"/>
    </style:style>
    <style:style style:name="P7" style:family="paragraph" style:parent-style-name="Iné" style:master-page-name="">
      <style:paragraph-properties fo:margin-left="0in" fo:margin-right="0in" fo:line-height="150%" fo:text-align="start" style:justify-single-word="false" fo:text-indent="0in" style:auto-text-indent="false" style:page-number="auto"/>
    </style:style>
    <style:style style:name="P8" style:family="paragraph" style:parent-style-name="Základný_20_text_20__28_2_29_">
      <style:paragraph-properties fo:margin-left="0in" fo:margin-right="0in" fo:line-height="150%" fo:text-align="start" style:justify-single-word="false" fo:text-indent="0in" style:auto-text-indent="false"/>
    </style:style>
    <style:style style:name="P9" style:family="paragraph" style:parent-style-name="Hlavička_20_alebo_20_päta">
      <style:paragraph-properties fo:margin-left="0in" fo:margin-right="0in" fo:line-height="150%" fo:text-align="start" style:justify-single-word="false" fo:text-indent="0in" style:auto-text-indent="false"/>
    </style:style>
    <style:style style:name="P10" style:family="paragraph" style:parent-style-name="Základný_20_text">
      <style:paragraph-properties fo:margin-left="0in" fo:margin-right="0in" fo:line-height="150%" fo:text-align="start" style:justify-single-word="false" fo:text-indent="0in" style:auto-text-indent="false"/>
    </style:style>
    <style:style style:name="P11" style:family="paragraph" style:parent-style-name="Základný_20_text_20__28_2_29_" style:master-page-name="">
      <style:paragraph-properties fo:margin-left="0in" fo:margin-right="0in" fo:line-height="150%" fo:text-align="start" style:justify-single-word="false" fo:text-indent="0in" style:auto-text-indent="false" style:page-number="auto"/>
      <style:text-properties officeooo:paragraph-rsid="0009d59f"/>
    </style:style>
    <style:style style:name="P12" style:family="paragraph" style:parent-style-name="Základný_20_text_20__28_2_29_">
      <style:paragraph-properties fo:margin-left="0in" fo:margin-right="0in" fo:line-height="150%" fo:text-align="start" style:justify-single-word="false" fo:text-indent="0in" style:auto-text-indent="false"/>
      <style:text-properties officeooo:paragraph-rsid="0009d59f"/>
    </style:style>
    <style:style style:name="P13" style:family="paragraph" style:parent-style-name="Základný_20_text_20__28_2_29_" style:master-page-name="">
      <style:paragraph-properties fo:margin-left="0in" fo:margin-right="0in" fo:line-height="150%" fo:text-align="start" style:justify-single-word="false" fo:text-indent="0in" style:auto-text-indent="false" style:page-number="auto"/>
      <style:text-properties officeooo:paragraph-rsid="0013faa3"/>
    </style:style>
    <style:style style:name="P14" style:family="paragraph" style:parent-style-name="Základný_20_text_20__28_2_29_">
      <style:paragraph-properties fo:margin-left="0in" fo:margin-right="0in" fo:line-height="150%" fo:text-align="start" style:justify-single-word="false" fo:text-indent="0in" style:auto-text-indent="false"/>
      <style:text-properties officeooo:paragraph-rsid="0013faa3"/>
    </style:style>
    <style:style style:name="P15"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3faa3"/>
    </style:style>
    <style:style style:name="P16" style:family="paragraph" style:parent-style-name="Základný_20_text">
      <style:paragraph-properties fo:margin-left="0in" fo:margin-right="0in" fo:line-height="150%" fo:text-align="start" style:justify-single-word="false" fo:text-indent="0.25in" style:auto-text-indent="false"/>
      <style:text-properties officeooo:paragraph-rsid="0013faa3"/>
    </style:style>
    <style:style style:name="P17" style:family="paragraph" style:parent-style-name="Základný_20_text" style:master-page-name="">
      <style:paragraph-properties fo:margin-left="0in" fo:margin-right="0in" fo:line-height="150%" fo:text-align="start" style:justify-single-word="false" fo:text-indent="0in" style:auto-text-indent="false" style:page-number="auto">
        <style:tab-stops>
          <style:tab-stop style:position="1.5035in"/>
          <style:tab-stop style:position="2.9598in"/>
        </style:tab-stops>
      </style:paragraph-properties>
    </style:style>
    <style:style style:name="P18" style:family="paragraph" style:parent-style-name="Základný_20_text_20__28_2_29_">
      <style:paragraph-properties fo:margin-left="0in" fo:margin-right="0in" fo:line-height="150%" fo:text-align="start" style:justify-single-word="false" fo:text-indent="0in" style:auto-text-indent="false"/>
      <style:text-properties officeooo:paragraph-rsid="001bca72"/>
    </style:style>
    <style:style style:name="P19"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bca72"/>
    </style:style>
    <style:style style:name="P20" style:family="paragraph" style:parent-style-name="Základný_20_text">
      <style:paragraph-properties fo:margin-left="0in" fo:margin-right="0in" fo:line-height="150%" fo:text-align="start" style:justify-single-word="false" fo:text-indent="0.25in" style:auto-text-indent="false"/>
      <style:text-properties officeooo:paragraph-rsid="001bca72"/>
    </style:style>
    <style:style style:name="P21"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style>
    <style:style style:name="P22" style:family="paragraph" style:parent-style-name="Základný_20_text" style:master-page-name="">
      <style:paragraph-properties fo:margin-left="0in" fo:margin-right="0in" fo:line-height="150%" fo:text-align="start" style:justify-single-word="false" fo:text-indent="0.25in" style:auto-text-indent="false" style:page-number="auto"/>
    </style:style>
    <style:style style:name="P23" style:family="paragraph" style:parent-style-name="Základný_20_text">
      <style:paragraph-properties fo:margin-left="0in" fo:margin-right="0in" fo:line-height="150%" fo:text-align="start" style:justify-single-word="false" fo:text-indent="0.25in" style:auto-text-indent="false"/>
    </style:style>
    <style:style style:name="P24"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text-properties officeooo:paragraph-rsid="00153179"/>
    </style:style>
    <style:style style:name="P25" style:family="paragraph" style:parent-style-name="Základný_20_text_20__28_2_29_">
      <style:paragraph-properties fo:margin-left="0in" fo:margin-right="0in" fo:line-height="150%" fo:text-align="start" style:justify-single-word="false" fo:text-indent="0.25in" style:auto-text-indent="false"/>
      <style:text-properties officeooo:paragraph-rsid="00153179"/>
    </style:style>
    <style:style style:name="P26"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text-properties officeooo:paragraph-rsid="00186aaf"/>
    </style:style>
    <style:style style:name="P27"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86aaf"/>
    </style:style>
    <style:style style:name="P28" style:family="paragraph" style:parent-style-name="Základný_20_text">
      <style:paragraph-properties fo:margin-left="0in" fo:margin-right="0in" fo:line-height="150%" fo:text-align="start" style:justify-single-word="false" fo:text-indent="0.25in" style:auto-text-indent="false"/>
      <style:text-properties officeooo:paragraph-rsid="00186aaf"/>
    </style:style>
    <style:style style:name="P29" style:family="paragraph" style:parent-style-name="Základný_20_text_20__28_2_29_">
      <style:paragraph-properties fo:margin-left="0in" fo:margin-right="0in" fo:line-height="150%" fo:text-align="start" style:justify-single-word="false" fo:text-indent="0.25in" style:auto-text-indent="false"/>
      <style:text-properties officeooo:paragraph-rsid="00186aaf"/>
    </style:style>
    <style:style style:name="P30" style:family="paragraph" style:parent-style-name="Základný_20_text" style:master-page-name="">
      <style:paragraph-properties fo:margin-left="0in" fo:margin-right="0in" fo:line-height="150%" fo:text-align="start" style:justify-single-word="false" fo:text-indent="0.25in" style:auto-text-indent="false" style:page-number="auto">
        <style:tab-stops>
          <style:tab-stop style:position="2.9902in"/>
        </style:tab-stops>
      </style:paragraph-properties>
    </style:style>
    <style:style style:name="P3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1aa02"/>
    </style:style>
    <style:style style:name="P32" style:family="paragraph" style:parent-style-name="Základný_20_text_20__28_2_29_">
      <style:paragraph-properties fo:margin-left="0in" fo:margin-right="0in" fo:line-height="150%" fo:text-align="start" style:justify-single-word="false" fo:text-indent="0.25in" style:auto-text-indent="false"/>
      <style:text-properties officeooo:paragraph-rsid="001a5a66"/>
    </style:style>
    <style:style style:name="P3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4aa5a"/>
    </style:style>
    <style:style style:name="P34" style:family="paragraph" style:parent-style-name="Záhlavie_20__23_2" style:master-page-name="">
      <style:paragraph-properties fo:margin-left="0in" fo:margin-right="0in" fo:line-height="150%" fo:text-align="start" style:justify-single-word="false" fo:text-indent="0in" style:auto-text-indent="false" style:page-number="auto"/>
    </style:style>
    <style:style style:name="P35" style:family="paragraph" style:parent-style-name="Záhlavie_20__23_2">
      <style:paragraph-properties fo:margin-left="0in" fo:margin-right="0in" fo:line-height="150%" fo:text-align="start" style:justify-single-word="false" fo:text-indent="0in" style:auto-text-indent="false"/>
    </style:style>
    <style:style style:name="P36" style:family="paragraph" style:parent-style-name="Title" style:master-page-name="PageStyle0">
      <style:paragraph-properties style:page-number="auto"/>
    </style:style>
    <style:style style:name="T1" style:family="text">
      <style:text-properties fo:color="#000000" loext:opacity="100%" style:font-name="Arial1" fo:font-size="14pt" fo:background-color="#80ffff" loext:char-shading-value="0" style:font-size-asian="14pt" style:font-name-complex="Arial1" style:font-size-complex="14pt"/>
    </style:style>
    <style:style style:name="T2" style:family="text">
      <style:text-properties fo:color="#000000" loext:opacity="100%" style:font-name="Arial1" fo:font-size="14pt" officeooo:rsid="0009d59f" fo:background-color="#80ffff" loext:char-shading-value="0" style:font-size-asian="14pt" style:font-name-complex="Arial1" style:font-size-complex="14pt"/>
    </style:style>
    <style:style style:name="T3" style:family="text">
      <style:text-properties fo:color="#000000" loext:opacity="100%" style:font-name="Arial1" fo:font-size="14pt" officeooo:rsid="000be6dc" fo:background-color="#80ffff" loext:char-shading-value="0" style:font-size-asian="14pt" style:font-name-complex="Arial1" style:font-size-complex="14pt"/>
    </style:style>
    <style:style style:name="T4" style:family="text">
      <style:text-properties fo:color="#000000" loext:opacity="100%" style:font-name="Arial1" fo:font-size="14pt" officeooo:rsid="000c8571" fo:background-color="#80ffff" loext:char-shading-value="0" style:font-size-asian="14pt" style:font-name-complex="Arial1" style:font-size-complex="14pt"/>
    </style:style>
    <style:style style:name="T5" style:family="text">
      <style:text-properties fo:color="#000000" loext:opacity="100%" style:font-name="Arial1" fo:font-size="14pt" officeooo:rsid="0011aa02" fo:background-color="#80ffff" loext:char-shading-value="0" style:font-size-asian="14pt" style:font-name-complex="Arial1" style:font-size-complex="14pt"/>
    </style:style>
    <style:style style:name="T6" style:family="text">
      <style:text-properties fo:color="#000000" loext:opacity="100%" style:font-name="Arial1" fo:font-size="14pt" officeooo:rsid="0013faa3" fo:background-color="#80ffff" loext:char-shading-value="0" style:font-size-asian="14pt" style:font-name-complex="Arial1" style:font-size-complex="14pt"/>
    </style:style>
    <style:style style:name="T7" style:family="text">
      <style:text-properties fo:color="#000000" loext:opacity="100%" style:font-name="Arial1" fo:font-size="14pt" officeooo:rsid="00153179" fo:background-color="#80ffff" loext:char-shading-value="0" style:font-size-asian="14pt" style:font-name-complex="Arial1" style:font-size-complex="14pt"/>
    </style:style>
    <style:style style:name="T8" style:family="text">
      <style:text-properties fo:color="#000000" loext:opacity="100%" style:font-name="Arial1" fo:font-size="14pt" officeooo:rsid="00169550" fo:background-color="#80ffff" loext:char-shading-value="0" style:font-size-asian="14pt" style:font-name-complex="Arial1" style:font-size-complex="14pt"/>
    </style:style>
    <style:style style:name="T9" style:family="text">
      <style:text-properties fo:color="#000000" loext:opacity="100%" style:font-name="Arial1" fo:font-size="14pt" officeooo:rsid="00179f4e" fo:background-color="#80ffff" loext:char-shading-value="0" style:font-size-asian="14pt" style:font-name-complex="Arial1" style:font-size-complex="14pt"/>
    </style:style>
    <style:style style:name="T10" style:family="text">
      <style:text-properties fo:color="#000000" loext:opacity="100%" style:font-name="Arial1" fo:font-size="14pt" officeooo:rsid="00186aaf" fo:background-color="#80ffff" loext:char-shading-value="0" style:font-size-asian="14pt" style:font-name-complex="Arial1" style:font-size-complex="14pt"/>
    </style:style>
    <style:style style:name="T11" style:family="text">
      <style:text-properties fo:color="#000000" loext:opacity="100%" style:font-name="Arial1" fo:font-size="14pt" officeooo:rsid="001a5a66" fo:background-color="#80ffff" loext:char-shading-value="0" style:font-size-asian="14pt" style:font-name-complex="Arial1" style:font-size-complex="14pt"/>
    </style:style>
    <style:style style:name="T12" style:family="text">
      <style:text-properties fo:color="#000000" loext:opacity="100%" style:font-name="Arial1" fo:font-size="14pt" officeooo:rsid="001bca72" fo:background-color="#80ffff" loext:char-shading-value="0" style:font-size-asian="14pt" style:font-name-complex="Arial1" style:font-size-complex="14pt"/>
    </style:style>
    <style:style style:name="T13" style:family="text">
      <style:text-properties fo:color="#000000" loext:opacity="100%" style:font-name="Arial1" fo:font-size="14pt" officeooo:rsid="00223a5a" fo:background-color="#80ffff" loext:char-shading-value="0" style:font-size-asian="14pt" style:font-name-complex="Arial1" style:font-size-complex="14pt"/>
    </style:style>
    <style:style style:name="T14" style:family="text">
      <style:text-properties fo:color="#000000" loext:opacity="100%" style:font-name="Arial1" fo:font-size="14pt" officeooo:rsid="0023174e" fo:background-color="#80ffff" loext:char-shading-value="0" style:font-size-asian="14pt" style:font-name-complex="Arial1" style:font-size-complex="14pt"/>
    </style:style>
    <style:style style:name="T15" style:family="text">
      <style:text-properties fo:color="#000000" loext:opacity="100%" style:font-name="Arial1" fo:font-size="14pt" officeooo:rsid="0023adc0" fo:background-color="#80ffff" loext:char-shading-value="0" style:font-size-asian="14pt" style:font-name-complex="Arial1" style:font-size-complex="14pt"/>
    </style:style>
    <style:style style:name="T16" style:family="text">
      <style:text-properties fo:color="#000000" loext:opacity="100%" style:text-position="0% 100%" style:font-name="Arial1" fo:font-size="14pt" fo:letter-spacing="normal" fo:language="sk" fo:country="SK" officeooo:rsid="000c8571" fo:background-color="#80ffff" loext:char-shading-value="0" style:font-name-asian="Microsoft Sans Serif" style:font-size-asian="14pt" style:language-asian="sk" style:country-asian="SK" style:font-name-complex="Arial1" style:font-size-complex="14pt" style:language-complex="sk" style:country-complex="SK" style:text-scale="100%"/>
    </style:style>
    <style:style style:name="T17" style:family="text">
      <style:text-properties fo:color="#000000" loext:opacity="100%" style:font-name="Arial" fo:font-size="14pt" officeooo:rsid="00169550" fo:background-color="#80ffff" loext:char-shading-value="0" style:font-name-asian="Microsoft Sans Serif" style:font-size-asian="14pt" style:font-name-complex="Arial1" style:font-size-complex="14pt"/>
    </style:style>
    <style:style style:name="T18" style:family="text">
      <style:text-properties style:font-name="Arial1" fo:font-size="14pt" style:font-size-asian="14pt" style:font-name-complex="Arial1" style:font-size-complex="14pt"/>
    </style:style>
    <style:style style:name="T19" style:family="text">
      <style:text-properties style:font-name="Arial1" fo:font-size="14pt" officeooo:rsid="0009d59f" style:font-size-asian="14pt" style:font-name-complex="Arial1" style:font-size-complex="14pt"/>
    </style:style>
    <style:style style:name="T20" style:family="text">
      <style:text-properties style:font-name="Arial1" fo:font-size="14pt" officeooo:rsid="000be6dc" style:font-size-asian="14pt" style:font-name-complex="Arial1" style:font-size-complex="14pt"/>
    </style:style>
    <style:style style:name="T21" style:family="text">
      <style:text-properties style:font-name="Arial1" fo:font-size="14pt" officeooo:rsid="000c8571" style:font-size-asian="14pt" style:font-name-complex="Arial1" style:font-size-complex="14pt"/>
    </style:style>
    <style:style style:name="T22" style:family="text">
      <style:text-properties style:font-name="Arial1" fo:font-size="14pt" officeooo:rsid="0011343f" style:font-size-asian="14pt" style:font-name-complex="Arial1" style:font-size-complex="14pt"/>
    </style:style>
    <style:style style:name="T23" style:family="text">
      <style:text-properties style:font-name="Arial1" fo:font-size="14pt" officeooo:rsid="0011aa02" style:font-size-asian="14pt" style:font-name-complex="Arial1" style:font-size-complex="14pt"/>
    </style:style>
    <style:style style:name="T24" style:family="text">
      <style:text-properties style:font-name="Arial1" fo:font-size="14pt" officeooo:rsid="0013faa3" style:font-size-asian="14pt" style:font-name-complex="Arial1" style:font-size-complex="14pt"/>
    </style:style>
    <style:style style:name="T25" style:family="text">
      <style:text-properties style:font-name="Arial1" fo:font-size="14pt" officeooo:rsid="00153179" style:font-size-asian="14pt" style:font-name-complex="Arial1" style:font-size-complex="14pt"/>
    </style:style>
    <style:style style:name="T26" style:family="text">
      <style:text-properties style:font-name="Arial1" fo:font-size="14pt" officeooo:rsid="00169550" style:font-size-asian="14pt" style:font-name-complex="Arial1" style:font-size-complex="14pt"/>
    </style:style>
    <style:style style:name="T27" style:family="text">
      <style:text-properties style:font-name="Arial1" fo:font-size="14pt" officeooo:rsid="00179f4e" style:font-size-asian="14pt" style:font-name-complex="Arial1" style:font-size-complex="14pt"/>
    </style:style>
    <style:style style:name="T28" style:family="text">
      <style:text-properties style:font-name="Arial1" fo:font-size="14pt" officeooo:rsid="00186aaf" style:font-size-asian="14pt" style:font-name-complex="Arial1" style:font-size-complex="14pt"/>
    </style:style>
    <style:style style:name="T29" style:family="text">
      <style:text-properties style:font-name="Arial1" fo:font-size="14pt" officeooo:rsid="001a5a66" style:font-size-asian="14pt" style:font-name-complex="Arial1" style:font-size-complex="14pt"/>
    </style:style>
    <style:style style:name="T30" style:family="text">
      <style:text-properties style:font-name="Arial1" fo:font-size="14pt" officeooo:rsid="001bca72" style:font-size-asian="14pt" style:font-name-complex="Arial1" style:font-size-complex="14pt"/>
    </style:style>
    <style:style style:name="T31" style:family="text">
      <style:text-properties style:font-name="Arial1" fo:font-size="14pt" officeooo:rsid="00223a5a" style:font-size-asian="14pt" style:font-name-complex="Arial1" style:font-size-complex="14pt"/>
    </style:style>
    <style:style style:name="T32" style:family="text">
      <style:text-properties style:font-name="Arial1" fo:font-size="14pt" officeooo:rsid="0023174e" style:font-size-asian="14pt" style:font-name-complex="Arial1" style:font-size-complex="14pt"/>
    </style:style>
    <style:style style:name="T33" style:family="text">
      <style:text-properties style:font-name="Arial1" fo:font-size="14pt" officeooo:rsid="0023adc0" style:font-size-asian="14pt" style:font-name-complex="Arial1" style:font-size-complex="14pt"/>
    </style:style>
    <style:style style:name="T34" style:family="text">
      <style:text-properties style:font-name="Arial1" fo:font-size="14pt" officeooo:rsid="0025dafb" style:font-size-asian="14pt" style:font-name-complex="Arial1" style:font-size-complex="14pt"/>
    </style:style>
    <style:style style:name="T35" style:family="text">
      <style:text-properties style:font-name="Arial1" fo:font-size="14pt" officeooo:rsid="0013faa3" fo:background-color="#80ffff" loext:char-shading-value="0" style:font-size-asian="14pt" style:font-name-complex="Arial1" style:font-size-complex="14pt"/>
    </style:style>
    <style:style style:name="T36" style:family="text">
      <style:text-properties style:font-name="Arial1" fo:font-size="14pt" officeooo:rsid="00153179" fo:background-color="#80ffff" loext:char-shading-value="0" style:font-size-asian="14pt" style:font-name-complex="Arial1" style:font-size-complex="14pt"/>
    </style:style>
    <style:style style:name="T37" style:family="text">
      <style:text-properties style:font-name="Arial1" fo:font-size="14pt" fo:language="en" fo:country="US" officeooo:rsid="00153179" fo:background-color="#cccccc" loext:char-shading-value="0" style:font-name-asian="Lucida Sans Unicode" style:font-size-asian="14pt" style:font-name-complex="Times New Roman" style:font-size-complex="10pt"/>
    </style:style>
    <style:style style:name="T38" style:family="text">
      <style:text-properties style:font-name="Arial1" fo:font-size="14pt" officeooo:rsid="00153179" fo:background-color="#cccccc" loext:char-shading-value="0" style:font-size-asian="14pt" style:font-name-complex="Arial1" style:font-size-complex="14pt"/>
    </style:style>
    <style:style style:name="T39" style:family="text">
      <style:text-properties style:font-name="Arial" fo:font-size="14pt" officeooo:rsid="000be6dc" style:font-name-asian="Microsoft Sans Serif" style:font-size-asian="14pt" style:font-name-complex="Arial1" style:font-size-complex="14pt"/>
    </style:style>
    <style:style style:name="T40" style:family="text">
      <style:text-properties style:font-name="Arial" fo:font-size="14pt" officeooo:rsid="000c8571" style:font-name-asian="Microsoft Sans Serif" style:font-size-asian="14pt" style:font-name-complex="Arial1" style:font-size-complex="14pt"/>
    </style:style>
    <style:style style:name="T41" style:family="text">
      <style:text-properties style:font-name="Arial" fo:font-size="14pt" officeooo:rsid="00186aaf" style:font-name-asian="Arial" style:font-size-asian="14pt" style:font-name-complex="Arial" style:font-size-complex="14pt"/>
    </style:style>
    <style:style style:name="Sect1" style:family="section">
      <style:section-properties fo:margin-left="0.25in" fo:margin-right="0.7366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36"><text:span text:style-name="CharStyle8">Z našich mlynov.</text:span></text:p>
        <text:p text:style-name="Subtitle"><text:span text:style-name="CharStyle6">Humoresky</text:span></text:p>
        <text:p text:style-name="P3"><text:span text:style-name="CharStyle10"><text:span text:style-name="T18"/></text:span></text:p>
        <text:p text:style-name="P4"><text:span text:style-name="CharStyle6"><text:span text:style-name="T18"/></text:span></text:p>
        <text:h text:style-name="Heading_20_1" text:outline-level="1"><text:bookmark-start text:name="bookmark2"/><text:span text:style-name="CharStyle4">Predslov.</text:span><text:bookmark-end text:name="bookmark2"/></text:h>
        <text:p text:style-name="P21"><text:span text:style-name="CharStyle6"><text:span text:style-name="T18">Prinášam na ukážku skromné prvotiny z ovzdušia u nás dosia</text:span></text:span><text:span text:style-name="CharStyle6"><text:span text:style-name="T1">ľ</text:span></text:span><text:span text:style-name="CharStyle6"><text:span text:style-name="T18"> zanedbávaného: z našich mlynov. </text:span></text:span><text:span text:style-name="CharStyle6"><text:span text:style-name="T1">V</text:span></text:span><text:span text:style-name="CharStyle6"><text:span text:style-name="T18"> nich bolo a je i teraz skryté mnoho poezie, romantiky, látky pre pero spisovateľovo, len načim to v</text:span></text:span><text:span text:style-name="CharStyle6"><text:span text:style-name="T19">še</text:span></text:span><text:span text:style-name="CharStyle6"><text:span text:style-name="T1">t</text:span></text:span><text:span text:style-name="CharStyle6"><text:span text:style-name="T18">ko povynáša</text:span></text:span><text:span text:style-name="CharStyle6"><text:span text:style-name="T1">ť </text:span></text:span><text:span text:style-name="CharStyle6"><text:span text:style-name="T18">na svetlo a zvečniť tie rozmanité deje, príhody, menovite ale — a čo je so stanoviska filologického (rečového) najvzácnejšie </text:span></text:span><text:span text:style-name="CharStyle6"><text:span text:style-name="T1">—</text:span></text:span><text:span text:style-name="CharStyle6"><text:span text:style-name="T18"> tie všelijaké názvy, výrazy, príslovia a oby­čaje mlynárske, ktorým škoda by bolo zahynúť. Zachovať pôvod</text:span></text:span><text:span text:style-name="CharStyle6"><text:span text:style-name="T19">ný</text:span></text:span><text:span text:style-name="CharStyle6"><text:span text:style-name="T18"> ráz, ten pel, ktorý dodáva to</text:span></text:span><text:span text:style-name="CharStyle6"><text:span text:style-name="T1">ho</text:span></text:span><text:span text:style-name="CharStyle6"><text:span text:style-name="T18"> mil</text:span></text:span><text:span text:style-name="CharStyle6"><text:span text:style-name="T1">é</text:span></text:span><text:span text:style-name="CharStyle6"><text:span text:style-name="T18">ho pôvabu tomu rýdzemu, moderným vírom nepokalen</text:span></text:span><text:span text:style-name="CharStyle6"><text:span text:style-name="T19">é</text:span></text:span><text:span text:style-name="CharStyle6"><text:span text:style-name="T18">mu živ</text:span></text:span><text:span text:style-name="CharStyle6"><text:span text:style-name="T2">ô</text:span></text:span><text:span text:style-name="CharStyle6"><text:span text:style-name="T18">tu v našich mlynoch slovenských, po väčšine vzdialených od hluku svetsk</text:span></text:span><text:span text:style-name="CharStyle6"><text:span text:style-name="T1">é</text:span></text:span><text:span text:style-name="CharStyle6"><text:span text:style-name="T18">ho, od výdobytkov modernej kultúry v z</text:span></text:span><text:span text:style-name="CharStyle6"><text:span text:style-name="T19">á</text:span></text:span><text:span text:style-name="CharStyle6"><text:span text:style-name="T18">tiš</text:span></text:span><text:span text:style-name="CharStyle6"><text:span text:style-name="T19">í</text:span></text:span><text:span text:style-name="CharStyle6"><text:span text:style-name="T18"> riek a hôrnych potokov</text:span></text:span><text:span text:style-name="CharStyle6"><text:span text:style-name="T1">.</text:span></text:span><text:span text:style-name="CharStyle6"><text:span text:style-name="T18"> Pomaly nám síce aj </text:span></text:span><text:span text:style-name="CharStyle6"><text:span text:style-name="T1">z</text:span></text:span><text:span text:style-name="CharStyle6"><text:span text:style-name="T18"> nich ubýv</text:span></text:span><text:span text:style-name="CharStyle6"><text:span text:style-name="T1">a</text:span></text:span><text:span text:style-name="CharStyle6"><text:span text:style-name="T18">, lebo ich v novšom čase vyt</text:span></text:span><text:span text:style-name="CharStyle6"><text:span text:style-name="T1">í</text:span></text:span><text:span text:style-name="CharStyle6"><text:span text:style-name="T18">skajú tu valcové mlyny, tam zas iné továrne, ktoré potrebujú vodnú silu.</text:span></text:span></text:p>
        <text:p text:style-name="P21"><text:span text:style-name="CharStyle6"><text:span text:style-name="T18">Mi</text:span></text:span><text:span text:style-name="CharStyle6"><text:span text:style-name="T19">l</text:span></text:span><text:span text:style-name="CharStyle6"><text:span text:style-name="T18">ú po</text:span></text:span><text:span text:style-name="CharStyle6"><text:span text:style-name="T2">e</text:span></text:span><text:span text:style-name="CharStyle6"><text:span text:style-name="T18">ziu a romantiku našich mlynov, týchto útul­kov uprostred svetského víru, dobre vybadala i sama ľudová pieseň a mame mnoho takých piesní, v ktorých je spomienka o mlyne a jeho okolí, o mlynárovi, o mlynárke, at</text:span></text:span><text:span text:style-name="CharStyle6"><text:span text:style-name="T1">ď</text:span></text:span><text:span text:style-name="CharStyle6"><text:span text:style-name="T18">. Ktože by na pr</text:span></text:span><text:span text:style-name="CharStyle6"><text:span text:style-name="T1">.</text:span></text:span><text:span text:style-name="CharStyle6"><text:span text:style-name="T18"> neznal tú peknú piese</text:span></text:span><text:span text:style-name="CharStyle6"><text:span text:style-name="T1">ň</text:span></text:span><text:span text:style-name="CharStyle6"><text:span text:style-name="T18">:</text:span></text:span></text:p>
        <text:p text:style-name="P11"><text:span text:style-name="CharStyle6"><text:span text:style-name="T1">„</text:span></text:span><text:span text:style-name="CharStyle6"><text:span text:style-name="T18">Kázala mi mati biele húsky hnati</text:span></text:span></text:p>
        <text:p text:style-name="P12"><text:span text:style-name="CharStyle6"><text:span text:style-name="T2">t</text:span></text:span><text:span text:style-name="CharStyle6"><text:span text:style-name="T18">a dolu, ta dolu k mlynárovej </text:span></text:span><text:span text:style-name="CharStyle6"><text:span text:style-name="T19">h</text:span></text:span><text:span text:style-name="CharStyle6"><text:span text:style-name="T18">a</text:span></text:span><text:span text:style-name="CharStyle14"><text:span text:style-name="T1">ti...“</text:span></text:span></text:p>
        <text:p text:style-name="P21"><text:span text:style-name="CharStyle6"><text:span text:style-name="T18">A v našich prísloviach a porekadlách koľko ráz sú spomínan</text:span></text:span><text:span text:style-name="CharStyle6"><text:span text:style-name="T19">é</text:span></text:span><text:span text:style-name="CharStyle6"><text:span text:style-name="T18"> mlyny: po staršom do mlyna; </text:span></text:span><text:span text:style-name="CharStyle6"><text:span text:style-name="T1">ž</text:span></text:span><text:span text:style-name="CharStyle6"><text:span text:style-name="T18">enie mu vodu na mlyn; </text:span></text:span><text:span text:style-name="CharStyle6"><text:span text:style-name="T19">kt</text:span></text:span><text:span text:style-name="CharStyle6"><text:span text:style-name="T1">o</text:span></text:span><text:span text:style-name="CharStyle6"><text:span text:style-name="T18"> prv príde, prv mele; Božie mlyny pomaly, ale iste meľ</text:span></text:span><text:span text:style-name="CharStyle6"><text:span text:style-name="T1">ú</text:span></text:span><text:span text:style-name="CharStyle6"><text:span text:style-name="T18">, atď.</text:span></text:span></text:p>
        <text:p text:style-name="P21"><text:span text:style-name="CharStyle6"><text:span text:style-name="T18">Nejdem sa o tomto rozpisovať, ale i z tohoto je patrný význam, ktorý musíme pripísať našim mlynom po strán</text:span></text:span><text:span text:style-name="CharStyle6"><text:span text:style-name="T1">k</text:span></text:span><text:span text:style-name="CharStyle6"><text:span text:style-name="T18">e spoločenského života. Bo</text:span></text:span><text:span text:style-name="CharStyle6"><text:span text:style-name="T3">l</text:span></text:span><text:span text:style-name="CharStyle6"><text:span text:style-name="T18">y ony od jakživa akýmsi stre­diskom, spojivom všelijakých tried, ktoré chodievaly ta</text:span></text:span><text:span text:style-name="CharStyle17"><text:span text:style-name="T1"> </text:span></text:span><text:span text:style-name="CharStyle6"><text:span text:style-name="T18">či už kúpať sa, či pri inej príležitosti. Vo mlyne je každý vítaným hosťom. Znal som mlynárov, ktor</text:span></text:span><text:span text:style-name="CharStyle6"><text:span text:style-name="T20">í</text:span></text:span><text:span text:style-name="CharStyle6"><text:span text:style-name="T18"> predplácali </text:span></text:span><text:span text:style-name="CharStyle6"><text:span text:style-name="T1">t</text:span></text:span><text:span text:style-name="CharStyle6"><text:span text:style-name="T18">akmer všetky naše časopisy, a ich príbytky boly quasi kas</text:span></text:span><text:span text:style-name="CharStyle6"><text:span text:style-name="T1">í</text:span></text:span><text:span text:style-name="CharStyle6"><text:span text:style-name="T18">no</text:span></text:span><text:span text:style-name="CharStyle6"><text:span text:style-name="T3">m</text:span></text:span><text:span text:style-name="CharStyle6"><text:span text:style-name="T18"> </text:span></text:span><text:span text:style-name="CharStyle6"><text:span text:style-name="T20">p</text:span></text:span><text:span text:style-name="CharStyle6"><text:span text:style-name="T18">re navštevovateľov. A zr</text:span></text:span><text:span text:style-name="CharStyle6"><text:span text:style-name="T1">e</text:span></text:span><text:span text:style-name="CharStyle6"><text:span text:style-name="T18">jmá vec je, že kde sa viac </text:span></text:span><text:span text:style-name="CharStyle6"><text:span text:style-name="T1">ľ</text:span></text:span><text:span text:style-name="CharStyle6"><text:span text:style-name="T18">udí schádza, tam sa potom všelijaké otázky pretriasajú.</text:span></text:span></text:p>
        <text:p text:style-name="P21"><text:span text:style-name="CharStyle6"><text:span text:style-name="T18">Poe</text:span></text:span><text:span text:style-name="CharStyle6"><text:span text:style-name="T20">z</text:span></text:span><text:span text:style-name="CharStyle6"><text:span text:style-name="T18">ia a romantika m</text:span></text:span><text:span text:style-name="CharStyle6"><text:span text:style-name="T20">l</text:span></text:span><text:span text:style-name="CharStyle6"><text:span text:style-name="T1">y</text:span></text:span><text:span text:style-name="CharStyle6"><text:span text:style-name="T18">nov a ich príťažlivosť, ktorú javia ako žriedla zdravého, </text:span></text:span><text:soft-page-break/><text:span text:style-name="CharStyle6"><text:span text:style-name="T18">srdečného humoru</text:span></text:span><text:span text:style-name="CharStyle6"><text:span text:style-name="T1">,</text:span></text:span><text:span text:style-name="CharStyle6"><text:span text:style-name="T18"> našly svoje miesto v literatúrach mnohých n</text:span></text:span><text:span text:style-name="CharStyle6"><text:span text:style-name="T3">a</text:span></text:span><text:span text:style-name="CharStyle6"><text:span text:style-name="T18">rodov. Aby som nešiel ďaleko, tam znamenite dielo českého humoristu Karola T</text:span></text:span><text:span text:style-name="CharStyle6"><text:span text:style-name="T39">ů</text:span></text:span><text:span text:style-name="CharStyle6"><text:span text:style-name="T18">mu „Z českých mlýn</text:span></text:span><text:span text:style-name="CharStyle6"><text:span text:style-name="T39">ů</text:span></text:span><text:span text:style-name="CharStyle6"><text:span text:style-name="T18">“ v 7. objemných sväzkoch. Z týchto niektoré došl</text:span></text:span><text:span text:style-name="CharStyle6"><text:span text:style-name="T3">y</text:span></text:span><text:span text:style-name="CharStyle6"><text:span text:style-name="T18"> už V. vydania, taký úspech ma</text:span></text:span><text:span text:style-name="CharStyle6"><text:span text:style-name="T16">ly</text:span></text:span><text:span text:style-name="CharStyle6"><text:span text:style-name="T18"> T</text:span></text:span><text:span text:style-name="CharStyle6"><text:span text:style-name="T40">ů</text:span></text:span><text:span text:style-name="CharStyle6"><text:span text:style-name="T18">move humoresky. Na javišti toho zvláštneho, vždy ve­selého sveta, v „š</text:span></text:span><text:span text:style-name="CharStyle6"><text:span text:style-name="T4">a</text:span></text:span><text:span text:style-name="CharStyle6"><text:span text:style-name="T18">lande</text:span></text:span><text:span text:style-name="CharStyle6"><text:span text:style-name="T1">“</text:span></text:span><text:span text:style-name="CharStyle6"><text:span text:style-name="T18"> českého mlyna schádza sa tá garda či </text:span></text:span><text:span text:style-name="CharStyle6"><text:span text:style-name="T1">„</text:span></text:span><text:span text:style-name="CharStyle6"><text:span text:style-name="T18">poveden</text:span></text:span><text:span text:style-name="CharStyle6"><text:span text:style-name="T4">a</text:span></text:span><text:span text:style-name="CharStyle6"><text:span text:style-name="T18"> c</text:span></text:span><text:span text:style-name="CharStyle6"><text:span text:style-name="T21">h</text:span></text:span><text:span text:style-name="CharStyle6"><text:span text:style-name="T18">asa“</text:span></text:span><text:span text:style-name="CharStyle6"><text:span text:style-name="T1">:</text:span></text:span><text:span text:style-name="CharStyle6"><text:span text:style-name="T18"> stárek (starší tovaryš), ml</text:span></text:span><text:span text:style-name="CharStyle6"><text:span text:style-name="T1">a</text:span></text:span><text:span text:style-name="CharStyle6"><text:span text:style-name="T18">dek (mlad</text:span></text:span><text:span text:style-name="CharStyle6"><text:span text:style-name="T1">š</text:span></text:span><text:span text:style-name="CharStyle6"><text:span text:style-name="T18">í tovaryš), prášek (mlyn</text:span></text:span><text:span text:style-name="CharStyle6"><text:span text:style-name="T4">a</text:span></text:span><text:span text:style-name="CharStyle6"><text:span text:style-name="T18">rsky učeň), seker</text:span></text:span><text:span text:style-name="CharStyle6"><text:span text:style-name="T21">ni</text:span></text:span><text:span text:style-name="CharStyle6"><text:span text:style-name="T18">k (tes</text:span></text:span><text:span text:style-name="CharStyle6"><text:span text:style-name="T4">a</text:span></text:span><text:span text:style-name="CharStyle6"><text:span text:style-name="T18">r vo mlyne), st</text:span></text:span><text:span text:style-name="CharStyle6"><text:span text:style-name="T4">u</text:span></text:span><text:span text:style-name="CharStyle6"><text:span text:style-name="T18">pa</text:span></text:span><text:span text:style-name="CharStyle6"><text:span text:style-name="T4">ř</text:span></text:span><text:span text:style-name="CharStyle6"><text:span text:style-name="T18"> (stupár) a vecne vandru</text:span></text:span><text:span text:style-name="CharStyle6"><text:span text:style-name="T4">j</text:span></text:span><text:span text:style-name="CharStyle6"><text:span text:style-name="T18">úci „k</text:span></text:span><text:span text:style-name="CharStyle6"><text:span text:style-name="T21">ra</text:span></text:span><text:span text:style-name="CharStyle6"><text:span text:style-name="T1">j</text:span></text:span><text:span text:style-name="CharStyle6"><text:span text:style-name="T18">anek“. Nechybí tam ani „pan otec“ s </text:span></text:span><text:span text:style-name="CharStyle6"><text:span text:style-name="T1">„</text:span></text:span><text:span text:style-name="CharStyle6"><text:span text:style-name="T18">pan</text:span></text:span><text:span text:style-name="CharStyle6"><text:span text:style-name="T4">í</text:span></text:span><text:span text:style-name="CharStyle6"><text:span text:style-name="T18"> mamin­kou“ a tu potom kujú sa alebo vyvádzajú tie v</text:span></text:span><text:span text:style-name="CharStyle6"><text:span text:style-name="T21">š</text:span></text:span><text:span text:style-name="CharStyle6"><text:span text:style-name="T18">akové šibalstvá, alebo rozpráva sa o </text:span></text:span><text:span text:style-name="CharStyle6"><text:span text:style-name="T21">n</text:span></text:span><text:span text:style-name="CharStyle6"><text:span text:style-name="T18">ich pr</text:span></text:span><text:span text:style-name="CharStyle6"><text:span text:style-name="T21">i</text:span></text:span><text:span text:style-name="CharStyle6"><text:span text:style-name="T18"> pive</text:span></text:span><text:span text:style-name="CharStyle6"><text:span text:style-name="T1">.</text:span></text:span></text:p>
        <text:p text:style-name="P21"><text:span text:style-name="CharStyle6"><text:span text:style-name="T18">Ja vybral som si osoby našich mlynov akoby typy, a to pana majstra</text:span></text:span><text:span text:style-name="CharStyle6"><text:span text:style-name="T1">,</text:span></text:span><text:span text:style-name="CharStyle6"><text:span text:style-name="T18"> pani majstrov</text:span></text:span><text:span text:style-name="CharStyle6"><text:span text:style-name="T1">u</text:span></text:span><text:span text:style-name="CharStyle6"><text:span text:style-name="T18">, t</text:span></text:span><text:span text:style-name="CharStyle6"><text:span text:style-name="T1">ov</text:span></text:span><text:span text:style-name="CharStyle6"><text:span text:style-name="T18">ar</text:span></text:span><text:span text:style-name="CharStyle6"><text:span text:style-name="T1">yš</text:span></text:span><text:span text:style-name="CharStyle6"><text:span text:style-name="T18">a a niektoré s nimi častejšie do pot</text:span></text:span><text:span text:style-name="CharStyle6"><text:span text:style-name="T1">y</text:span></text:span><text:span text:style-name="CharStyle6"><text:span text:style-name="T18">ku prichodiace osoby z kruhu navštevovate</text:span></text:span><text:span text:style-name="CharStyle6"><text:span text:style-name="T21">ľ</text:span></text:span><text:span text:style-name="CharStyle6"><text:span text:style-name="T18">ov mlyna. Pomýš</text:span></text:span><text:span text:style-name="CharStyle6"><text:span text:style-name="T1">ľ</text:span></text:span><text:span text:style-name="CharStyle6"><text:span text:style-name="T18">al som už dávnejšie na to, </text:span></text:span><text:span text:style-name="CharStyle6"><text:span text:style-name="T21">ž</text:span></text:span><text:span text:style-name="CharStyle6"><text:span text:style-name="T18">e zasiahnem do tohoto prostredia, no z piety oproti ži­júcim ešte osob</text:span></text:span><text:span text:style-name="CharStyle6"><text:span text:style-name="T1">á</text:span></text:span><text:span text:style-name="CharStyle6"><text:span text:style-name="T18">m vá</text:span></text:span><text:span text:style-name="CharStyle6"><text:span text:style-name="T21">h</text:span></text:span><text:span text:style-name="CharStyle6"><text:span text:style-name="T18">al som s t</text:span></text:span><text:span text:style-name="CharStyle6"><text:span text:style-name="T21">ý</text:span></text:span><text:span text:style-name="CharStyle6"><text:span text:style-name="T18">m a odkladal, až teraz odhodlal som sa k tomu hlavne z obavy, aby mi to niekto </text:span></text:span><text:span text:style-name="CharStyle6"><text:span text:style-name="T1">i</text:span></text:span><text:span text:style-name="CharStyle6"><text:span text:style-name="T18">ný nepredchytil.</text:span></text:span></text:p>
        <text:p text:style-name="P21"><text:span text:style-name="CharStyle6"><text:span text:style-name="T18">Môž</text:span></text:span><text:span text:style-name="CharStyle6"><text:span text:style-name="T1">’</text:span></text:span><text:span text:style-name="CharStyle6"><text:span text:style-name="T18"> byť, že sa budú preto na mňa hnevať niektorí z naš</text:span></text:span><text:span text:style-name="CharStyle6"><text:span text:style-name="T4">ic</text:span></text:span><text:span text:style-name="CharStyle6"><text:span text:style-name="T18">h pánov mlynárov, ktorí v je</text:span></text:span><text:span text:style-name="CharStyle6"><text:span text:style-name="T21">d</text:span></text:span><text:span text:style-name="CharStyle6"><text:span text:style-name="T18">nej-druhej osobe z moj</text:span></text:span><text:span text:style-name="CharStyle6"><text:span text:style-name="T1">i</text:span></text:span><text:span text:style-name="CharStyle6"><text:span text:style-name="T18">ch typov poznajú samých seba</text:span></text:span><text:span text:style-name="CharStyle6"><text:span text:style-name="T1">.</text:span></text:span><text:span text:style-name="CharStyle6"><text:span text:style-name="T18"> Prosím ich teda, </text:span></text:span><text:span text:style-name="CharStyle6"><text:span text:style-name="T1">a</text:span></text:span><text:span text:style-name="CharStyle6"><text:span text:style-name="T4">b</text:span></text:span><text:span text:style-name="CharStyle6"><text:span text:style-name="T1">y</text:span></text:span><text:span text:style-name="CharStyle6"><text:span text:style-name="T18"> mi v záujme dobrého humoru odpustili, že píšem a oživujem také „s</text:span></text:span><text:span text:style-name="CharStyle6"><text:span text:style-name="T4">t</text:span></text:span><text:span text:style-name="CharStyle6"><text:span text:style-name="T18">aré hriechy“, na ktoré oni sami azda už d</text:span></text:span><text:span text:style-name="CharStyle6"><text:span text:style-name="T4">a</text:span></text:span><text:span text:style-name="CharStyle6"><text:span text:style-name="T18">vno zabudli</text:span></text:span><text:span text:style-name="CharStyle6"><text:span text:style-name="T1">.</text:span></text:span><text:span text:style-name="CharStyle6"><text:span text:style-name="T18"> Oni najlepšie budú vedeť posúdiť, koľko </text:span></text:span><text:span text:style-name="CharStyle6"><text:span text:style-name="T1">j</text:span></text:span><text:span text:style-name="CharStyle6"><text:span text:style-name="T18">e v mojich rozprávkach skutočnosti a koľko </text:span></text:span><text:span text:style-name="CharStyle6"><text:span text:style-name="T4">p</text:span></text:span><text:span text:style-name="CharStyle6"><text:span text:style-name="T18">oezie. Im venujem túto práci</text:span></text:span><text:span text:style-name="CharStyle6"><text:span text:style-name="T1">č</text:span></text:span><text:span text:style-name="CharStyle6"><text:span text:style-name="T18">ku v tej ú</text:span></text:span><text:span text:style-name="CharStyle6"><text:span text:style-name="T21">f</text:span></text:span><text:span text:style-name="CharStyle6"><text:span text:style-name="T18">nosti, že ju vďačne prijmú. Však menovite v terajších krušných časoch dobre padne obrátiť myseľ na jasnejšie, veselšie stránky života.</text:span></text:span></text:p>
        <text:p text:style-name="P21"><text:span text:style-name="CharStyle6"><text:span text:style-name="T18">Ružomberok, v lete 1915.</text:span></text:span></text:p>
        <text:p text:style-name="P3"><text:span text:style-name="CharStyle14"><text:span text:style-name="T18">P</text:span></text:span><text:span text:style-name="CharStyle14"><text:span text:style-name="T21">ô</text:span></text:span><text:span text:style-name="CharStyle14"><text:span text:style-name="T18">vodca.</text:span></text:span></text:p>
        <text:h text:style-name="P34" text:outline-level="2"><text:span text:style-name="CharStyle4"><text:span text:style-name="T18"/></text:span></text:h>
        <text:h text:style-name="P35" text:outline-level="2"><text:span text:style-name="CharStyle4"><text:span text:style-name="T18"/></text:span></text:h>
        <text:h text:style-name="Heading_20_1" text:outline-level="1"><text:bookmark-start text:name="bookmark4"/><text:bookmark-start text:name="bookmark5"/><text:span text:style-name="CharStyle4">O mlyne „na Tureckom“ a o „kúpačkách“.</text:span><text:bookmark-end text:name="bookmark4"/><text:bookmark-end text:name="bookmark5"/></text:h>
        <text:p text:style-name="P3"><text:span text:style-name="CharStyle14"><text:span text:style-name="T1"/></text:span></text:p>
        <text:p text:style-name="P8"><text:span text:style-name="CharStyle14"><text:span text:style-name="T1">„</text:span></text:span><text:span text:style-name="CharStyle14"><text:span text:style-name="T18">Okolo mlyna, hustá vrbina...“ Nár. pieseň.</text:span></text:span></text:p>
        <text:p text:style-name="P22"><text:span text:style-name="CharStyle20"><text:span text:style-name="T18"/></text:span></text:p>
        <text:p text:style-name="P23"><text:span text:style-name="CharStyle20"><text:span text:style-name="T18">Latinské príslovie hovorí: „Tempora mutantur et nos mutamur in illis“, po slovensky: „Časy sa menia a my s nimi“. Mnohí ale tvrdia, že časy sa nemenia, len my ľudia meníme sa s našimi skutkami, tvorbami, náhľadmi a cieľami. Nech je tomu tak lebo ináč, jedno je isté: mnoho zmenilo sa vôkol nás od toho času, čo sme sa </text:span></text:span><text:soft-page-break/><text:span text:style-name="CharStyle20"><text:span text:style-name="T18">zrodili a vo svojom ľudskom veku prežili.</text:span></text:span></text:p>
        <text:p text:style-name="P22"><text:span text:style-name="CharStyle20"><text:span text:style-name="T18">Míňajú sa časy a s nimi hynie pomaly ro­mantika našich krajov. Miznú, vyhýňaj</text:span></text:span><text:span text:style-name="CharStyle20"><text:span text:style-name="T1">ú</text:span></text:span><text:span text:style-name="CharStyle20"><text:span text:style-name="T18"> nielen staré pekné zvyky a obyčaje, ale i útulky, v kto­rých ony žily a kde kedysi, za nedávnych časov odohrávaly sa a miestami odohrávajú sa i teraz deje mnohých veselých a príjemných chvíľ pri priadkach, besiedkach, žartoch a kratochvíľach. Mizne</text:span></text:span><text:span text:style-name="CharStyle20"><text:span text:style-name="T1"> </text:span></text:span><text:span text:style-name="CharStyle20"><text:span text:style-name="T18">ten nenútený, patriarchálny život všade, kde zahniezdi sa m</text:span></text:span><text:span text:style-name="CharStyle20"><text:span text:style-name="T1">ó</text:span></text:span><text:span text:style-name="CharStyle20"><text:span text:style-name="T18">da, pýcha, kde nové, panské zvyky vytiskajú staré mravy. Menovite bada</text:span></text:span><text:span text:style-name="CharStyle20"><text:span text:style-name="T1">ť</text:span></text:span><text:span text:style-name="CharStyle20"><text:span text:style-name="T18"> to tam, kde stavajú sa fabriky, tieto novoveké údiarne,</text:span></text:span><text:span text:style-name="CharStyle16"><text:span text:style-name="T18"> </text:span></text:span><text:span text:style-name="CharStyle20"><text:span text:style-name="T18">ktoré vyúdia naše lesy a hory, kynožia vôkol seba predtým neporušenú prírodu, odháňajúc vtáctvo a odpudzujúc iné živočíchy na </text:span></text:span><text:span text:style-name="CharStyle20"><text:span text:style-name="T22">ď</text:span></text:span><text:span text:style-name="CharStyle20"><text:span text:style-name="T18">aleko.</text:span></text:span></text:p>
        <text:p text:style-name="P22"><text:span text:style-name="CharStyle20"><text:span text:style-name="T18">Taký osud stihol a</text:span></text:span><text:span text:style-name="CharStyle20"><text:span text:style-name="T1">j</text:span></text:span><text:span text:style-name="CharStyle20"><text:span text:style-name="T18"> mlyn na </text:span></text:span><text:span text:style-name="CharStyle20"><text:span text:style-name="T1">„</text:span></text:span><text:span text:style-name="CharStyle20"><text:span text:style-name="T18">Tureckom</text:span></text:span><text:span text:style-name="CharStyle20"><text:span text:style-name="T1">“</text:span></text:span><text:span text:style-name="CharStyle20"><text:span text:style-name="T18">, ktorý kedysi, ešte ani tak dávno, klepotal tam u rieky vo dne v noci usilovne a býval javi</text:span></text:span><text:span text:style-name="CharStyle20"><text:span text:style-name="T1">š</text:span></text:span><text:span text:style-name="CharStyle20"><text:span text:style-name="T18">ťom tých veselých, dobrých chví</text:span></text:span><text:span text:style-name="CharStyle20"><text:span text:style-name="T1">ľ</text:span></text:span><text:span text:style-name="CharStyle20"><text:span text:style-name="T18">, aké možno zaži</text:span></text:span><text:span text:style-name="CharStyle20"><text:span text:style-name="T1">ť</text:span></text:span><text:span text:style-name="CharStyle20"><text:span text:style-name="T18"> len v ovzduší našich mlynov. Býval</text:span></text:span><text:span text:style-name="CharStyle20"><text:span text:style-name="T5">y</text:span></text:span><text:span text:style-name="CharStyle20"><text:span text:style-name="T18"> i v ňom priadky, hostiny, zabíjačky, muziky, no býval</text:span></text:span><text:span text:style-name="CharStyle20"><text:span text:style-name="T5">y</text:span></text:span><text:span text:style-name="CharStyle20"><text:span text:style-name="T18"> — ako všade — i smutné prípady, plynul tam život striedavo, až kým nezava</text:span></text:span><text:span text:style-name="CharStyle20"><text:span text:style-name="T23">d</text:span></text:span><text:span text:style-name="CharStyle20"><text:span text:style-name="T18">ila oň novodobá industria, ktorá ho potom nadobro odstránila z povrchu zeme. Na jeho mieste stojí teraz fabrika na pap</text:span></text:span><text:span text:style-name="CharStyle20"><text:span text:style-name="T1">i</text:span></text:span><text:span text:style-name="CharStyle20"><text:span text:style-name="T18">er a kde prv pnely sa štihlé topole okolo rieky a staré, vysoké vŕby a jelše skláňaly sa nad vodou, tam teraz chrlia svoj dym fabrické komíny. Po dakedajšom mlyne nezostalo ani len stopy, ani pa­miatky, tak dobre zmiznul, postúpiac miesto industrii. Ba </text:span></text:span><text:span text:style-name="CharStyle20"><text:span text:style-name="T1">i</text:span></text:span><text:span text:style-name="CharStyle20"><text:span text:style-name="T18"> tá rozsiahla „Sihoť“, nacho</text:span></text:span><text:span text:style-name="CharStyle20"><text:span text:style-name="T1">d</text:span></text:span><text:span text:style-name="CharStyle20"><text:span text:style-name="T18">ivšia sa hneď za ním, tá naša malá ríša, po ktorej sme kedysi ako malí chlapci za pekných letných dní tak radi hore-dolu brúsili a sliedili za vtákmi, motýľmi, chrobákmi, rybami, kvietkami, jahodami a ovocím, zmenila úplne svoju tvárnosť. Nenaj</text:span></text:span><text:span text:style-name="CharStyle20"><text:span text:style-name="T23">d</text:span></text:span><text:span text:style-name="CharStyle20"><text:span text:style-name="T18">eš tam viacej bujnej trávy, hustej vrbiny, veselého spevu vtáctva, vône kvietkov a tône štihl</text:span></text:span><text:span text:style-name="CharStyle20"><text:span text:style-name="T1">é</text:span></text:span><text:span text:style-name="CharStyle20"><text:span text:style-name="T18">h</text:span></text:span><text:span text:style-name="CharStyle20"><text:span text:style-name="T23">o</text:span></text:span><text:span text:style-name="CharStyle20"><text:span text:style-name="T18"> stro­movia; to všetko vyhladila neúprosná moc industrie. Miesto t</text:span></text:span><text:span text:style-name="CharStyle20"><text:span text:style-name="T23">o</text:span></text:span><text:span text:style-name="CharStyle20"><text:span text:style-name="T18">ho našiel by si veľké hromady kamenia</text:span></text:span><text:span text:style-name="CharStyle20"><text:span text:style-name="T23">,</text:span></text:span><text:span text:style-name="CharStyle20"><text:span text:style-name="T18"> odpadkov a všelijakej neplechy, na ktorej ani len burina nenarastie; miesto príjemného, vonného vzduchu smradľavé výpary a dym, miesto čistej, priezračnej vody rieku, pretvorenú na špinavé, otrávené kloaky, v ktorých sa ani ryba nezdržuje. Miesto spevu vtáctva, klepotu mlyna a kriku </text:span></text:span><text:span text:style-name="CharStyle20"><text:span text:style-name="T1">„</text:span></text:span><text:span text:style-name="CharStyle20"><text:span text:style-name="T18">k</text:span></text:span><text:span text:style-name="CharStyle20"><text:span text:style-name="T5">u</text:span></text:span><text:span text:style-name="CharStyle20"><text:span text:style-name="T18">pačov</text:span></text:span><text:span text:style-name="CharStyle20"><text:span text:style-name="T1">“</text:span></text:span><text:span text:style-name="CharStyle20"><text:span text:style-name="T18"> hukot turbíny a všelijakých strojov. Nie div potom, že v takom okolí i tie stro</text:span></text:span><text:span text:style-name="CharStyle20"><text:span text:style-name="T1">m</text:span></text:span><text:span text:style-name="CharStyle20"><text:span text:style-name="T18">ky, ktoré ruka ľudská tam na okrasu nasadila, za­krpatejú a vyhynú. S Bohom, milá romantika mlynského ovzdušia; s Bohom, milé staré časy! </text:span></text:span><text:span text:style-name="CharStyle20"><text:span text:style-name="T1">K</text:span></text:span><text:span text:style-name="CharStyle20"><text:span text:style-name="T18"> vám sa už len v rozpomienkach vracať môžeme.</text:span></text:span></text:p>
        <text:p text:style-name="P22"><text:span text:style-name="CharStyle20"><text:span text:style-name="T18">Veru celkom ináč to tu vyzeralo vtedy, keď stál ešte mlyn a v ňom gazdoval </text:span></text:span><text:soft-page-break/><text:span text:style-name="CharStyle20"><text:span text:style-name="T18">mlynár Korec so svojou famíliou. Vtedy prichodili do mlyna nielen pospolití ľudia, lež navštevovali ho v letnej dobe všemožné vrstvy obyvateľstva z mesta k vôli kúpaniu na okolí mlyna a nejeden z panských </text:span></text:span><text:span text:style-name="CharStyle20"><text:span text:style-name="T1">„</text:span></text:span><text:span text:style-name="CharStyle20"><text:span text:style-name="T18">k</text:span></text:span><text:span text:style-name="CharStyle20"><text:span text:style-name="T5">u</text:span></text:span><text:span text:style-name="CharStyle20"><text:span text:style-name="T18">pačov“ vnišiel do mlyna k pánu majstrovi na pohár kyslého mlieka s chutným čiernym mlynár­skym chlebíkom.</text:span></text:span></text:p>
        <text:p text:style-name="P22"><text:span text:style-name="CharStyle20"><text:span text:style-name="T18">Bývalo veru hlučno okolo mlyna, keď nastala sezóna kúpania. Navôkol ozýval sa krik „k</text:span></text:span><text:span text:style-name="CharStyle20"><text:span text:style-name="T5">u</text:span></text:span><text:span text:style-name="CharStyle20"><text:span text:style-name="T18">pačov“ od obeda do pozdného večera a k tomu klepotal mlyn neprestajne. Hneď poniže mlyna, za dverami z mlynice bola menšia záhrada, ohradená vysokým pleteným plotom, siahajúcim jednou stranou až po rieku. Boly v nej ovocné stromy a na prostriedku dlhá lavica pre </text:span></text:span><text:span text:style-name="CharStyle20"><text:span text:style-name="T1">„</text:span></text:span><text:span text:style-name="CharStyle20"><text:span text:style-name="T18">k</text:span></text:span><text:span text:style-name="CharStyle20"><text:span text:style-name="T5">u</text:span></text:span><text:span text:style-name="CharStyle20"><text:span text:style-name="T18">pačov“, — ako ich mlynár Korec nazýval, — ktorí sa tam vyzliekali. Obľúbeným miestom na kúpanie bola hlboká voda pod „úpustom“, kam tiekla voda štyrmi žlebami, keď boly „zástavnice“ otvorené. Plávalo sa tam výborne vo vlnách, ktoré takmer samé un</text:span></text:span><text:span text:style-name="CharStyle20"><text:span text:style-name="T5">á</text:span></text:span><text:span text:style-name="CharStyle20"><text:span text:style-name="T18">šaly človeka nadol. Bolo tam kriku, šplechotania, keď tak kúpajúci sa skákali strmhlav jedno za druhým s</text:span></text:span><text:span text:style-name="CharStyle20"><text:span text:style-name="T1">ť</text:span></text:span><text:span text:style-name="CharStyle20"><text:span text:style-name="T18">a barani so žlebov do vody. Tu jeden p</text:span></text:span><text:span text:style-name="CharStyle20"><text:span text:style-name="T5">ľ</text:span></text:span><text:span text:style-name="CharStyle20"><text:span text:style-name="T18">a</text:span></text:span><text:span text:style-name="CharStyle20"><text:span text:style-name="T23">š</text:span></text:span><text:span text:style-name="CharStyle20"><text:span text:style-name="T18">til sa na brucho, hneď za ním druhý dolu hlavou alebo v povetrí duba prevaliac a zase plávali nazad ku žlebom. Slnko hrialo príjemne, v zá­hrade pod stromami bol zase chládok. Časť k</text:span></text:span><text:span text:style-name="CharStyle20"><text:span text:style-name="T5">u</text:span></text:span><text:span text:style-name="CharStyle20"><text:span text:style-name="T18">pačov vyzliekala sa na „Sihoti“, tam ale nebol taký pohodlný sostup do vody, ako na piesočnatej strane od záhrady.</text:span></text:span></text:p>
        <text:p text:style-name="P22"><text:span text:style-name="CharStyle20"><text:span text:style-name="T18">Majster Korec nedal si zadarmo šliapať zá­hradu, ani trávu na „Sihoti“, lež vyberal pravi­delne od „k</text:span></text:span><text:span text:style-name="CharStyle20"><text:span text:style-name="T23">z</text:span></text:span><text:span text:style-name="CharStyle20"><text:span text:style-name="T18">pačov“ vstupné a či „ajntritt“, ako on hovorieval. Každý dal kra</text:span></text:span><text:span text:style-name="CharStyle20"><text:span text:style-name="T1">j</text:span></text:span><text:span text:style-name="CharStyle20"><text:span text:style-name="T18">ciar-dva, ba i päták, podľa toho, ako ho majster Korec šacoval Tento obchodil dosť často okolo vody, vyberajúc vstupné, ktoré donieslo tiež niečo na kuchyňu. Keď bol pekný, </text:span></text:span><text:span text:style-name="CharStyle20"><text:span text:style-name="T23">h</text:span></text:span><text:span text:style-name="CharStyle20"><text:span text:style-name="T18">orúci deň, sosbieralo sa aj pár šestákov. Zato pravd</text:span></text:span><text:span text:style-name="CharStyle20"><text:span text:style-name="T5">a</text:span></text:span><text:span text:style-name="CharStyle20"><text:span text:style-name="T18"> mlynárovi v záhrade a na Sihoti „k</text:span></text:span><text:span text:style-name="CharStyle20"><text:span text:style-name="T5">u</text:span></text:span><text:span text:style-name="CharStyle20"><text:span text:style-name="T18">pači“ ovocie objedli, trávu dogniavili, </text:span></text:span><text:span text:style-name="CharStyle20"><text:span text:style-name="T23">b</text:span></text:span><text:span text:style-name="CharStyle20"><text:span text:style-name="T18">a i plot dolámali takí hostia, ktor</text:span></text:span><text:span text:style-name="CharStyle20"><text:span text:style-name="T23">í</text:span></text:span><text:span text:style-name="CharStyle20"><text:span text:style-name="T18"> radi platievali pätami, keď mlynár obchodil na kontrolu. Vše poslal</text:span></text:span><text:span text:style-name="CharStyle16"><text:span text:style-name="T18"> </text:span></text:span><text:span text:style-name="CharStyle20"><text:span text:style-name="T18">tovaryša Petra, ten ale málo získal, lebo ako dobrák nechcel sa dohadovať, keď mu hostia platiť odopreli. Preto mlynár najradšej inkasoval sám, nakričiac dobre takým</text:span></text:span><text:span text:style-name="CharStyle20"><text:span text:style-name="T1">,</text:span></text:span><text:span text:style-name="CharStyle20"><text:span text:style-name="T18"> čo neradi platili, ba ich aj ponaháňal, tak že sotva stačili šaty uchytiť, aby ušli cez vodu s jednoho brehu na druhý.</text:span></text:span></text:p>
        <text:p text:style-name="P22"><text:span text:style-name="CharStyle20"><text:span text:style-name="T18">Menej navštevované boly v obvode „Sihote“ kúpeľné miesta „malé hate“ a „veľké hate“, miesta to pre mužských. S mlynom spolu zahynuly i tieto názvy. Žensk</text:span></text:span><text:span text:style-name="CharStyle20"><text:span text:style-name="T23">é</text:span></text:span><text:span text:style-name="CharStyle20"><text:span text:style-name="T18"> pohlavie malo inde, povyše mlyna, takzvané „ženské hate“. Mlynár Korec bol natoľko galantný, že vybudoval tam u brehu neveľkú dre­venú búdu so schodíkami do vody a tu sa potom dámy k</text:span></text:span><text:span text:style-name="CharStyle20"><text:span text:style-name="T1">ú</text:span></text:span><text:span text:style-name="CharStyle20"><text:span text:style-name="T18">pať schádzavaly. S vyberaním mal tu menej práce </text:span></text:span><text:soft-page-break/><text:span text:style-name="CharStyle20"><text:span text:style-name="T18">pán majster, lebo nežné pohlavie platilo riadne, prechodiac cez dvor mlyna, kde obyčajne tovaryš Peter prijímal vstupné s „ošivkou“ v ruke, klaňajúc sa dámam, so svojou večne usmiatou tvárou.</text:span></text:span></text:p>
        <text:p text:style-name="P31"><text:span text:style-name="CharStyle20"><text:span text:style-name="T18">Raz v nedeľu dotrepal sa do mlyna nezvaný hosť: akýsi kunštár s dreveným stojanom na spôsob „ostrmu“, na ktorom boly nastokýňané rôzne nožíky. Za šesták mohol človek hádzať malé obruče z istej vzdialenosti na nožíky, a keď mu niektorá zostala viseť, vyhral nožík. Bolo to dosť kunštovné, no o</text:span></text:span><text:span text:style-name="CharStyle20"><text:span text:style-name="T1">b</text:span></text:span><text:span text:style-name="CharStyle20"><text:span text:style-name="T18">ratný človek s istou rukou to ľahko docielil. I postavil si tento človek bez vedomia mlynárovho, — ktorý meškal práve v meste, — svoj krám uprostred záhrady a začal „k</text:span></text:span><text:span text:style-name="CharStyle20"><text:span text:style-name="T5">u</text:span></text:span><text:span text:style-name="CharStyle20"><text:span text:style-name="T18">pačov“</text:span></text:span><text:span text:style-name="CharStyle16"><text:span text:style-name="T18"> </text:span></text:span><text:span text:style-name="CharStyle20"><text:span text:style-name="T18">zamestnáva</text:span></text:span><text:span text:style-name="CharStyle20"><text:span text:style-name="T5">ť</text:span></text:span><text:span text:style-name="CharStyle20"><text:span text:style-name="T18">. Netrvalo dlho, prišiel mlynár domov a ke</text:span></text:span><text:span text:style-name="CharStyle20"><text:span text:style-name="T1">ď</text:span></text:span><text:span text:style-name="CharStyle20"><text:span text:style-name="T18"> zbadal, čo sa robí v jeho záhrade, zprvu prizeral sa na zábavku zvedave oknom z mlynice, potom ale priblížil sa k tlupe, narobil krik a vy­kázal milého špekulanta z územia svojho mlyna. On vraj nechce mať tu žiadne shonby a komédie, lebo ak by to ztrpel, čochvíľa by mu sem aj panorámu alebo cirkus privliekli.</text:span></text:span></text:p>
        <text:p text:style-name="P22"><text:span text:style-name="CharStyle20"><text:span text:style-name="T18">Kúpeľné miesto pod úpustom stalo sa takmer osudným pre jednoho z k</text:span></text:span><text:span text:style-name="CharStyle20"><text:span text:style-name="T5">u</text:span></text:span><text:span text:style-name="CharStyle20"><text:span text:style-name="T18">pačov, ktorý, neznajúc plávať, odvážil sa nerozmyslene ta, kde len dobrí </text:span></text:span><text:span text:style-name="CharStyle20"><text:span text:style-name="T5">p</text:span></text:span><text:span text:style-name="CharStyle20"><text:span text:style-name="T18">lavci mali čo hľadať. Ktosi mu nahovoril, že treba len smelo skočiť zo žleba dolu a ostatne sver</text:span></text:span><text:span text:style-name="CharStyle20"><text:span text:style-name="T5">iť</text:span></text:span><text:span text:style-name="CharStyle20"><text:span text:style-name="T18"> na vodu</text:span></text:span><text:span text:style-name="CharStyle20"><text:span text:style-name="T1">,</text:span></text:span><text:span text:style-name="CharStyle20"><text:span text:style-name="T18"> vlny už vraj zanesú človeka až na plytkú vodu. </text:span></text:span><text:span text:style-name="CharStyle20"><text:span text:style-name="T23">I</text:span></text:span><text:span text:style-name="CharStyle20"><text:span text:style-name="T18"> skutočne, urobil tak. Vyliezol po žleboch k miestu, kde ostatní dolu sk</text:span></text:span><text:span text:style-name="CharStyle20"><text:span text:style-name="T23">á</text:span></text:span><text:span text:style-name="CharStyle20"><text:span text:style-name="T18">kali, a s veľkým skokom octnul sa vo vode, zanoriac sa do nej. No tie vlny ho akosi nechcely nadol niesť, lež naopak, ťahaly ho kamsi pod žleby. Začal sa teda vyhadzovať a plávať „ani sekera“ na dno vody. V tom jeden z k</text:span></text:span><text:span text:style-name="CharStyle20"><text:span text:style-name="T5">u</text:span></text:span><text:span text:style-name="CharStyle20"><text:span text:style-name="T18">pačov, stojac</text:span></text:span><text:span text:style-name="CharStyle20"><text:span text:style-name="T1">i</text:span></text:span><text:span text:style-name="CharStyle20"><text:span text:style-name="T18"> na brehu </text:span></text:span><text:span text:style-name="CharStyle20"><text:span text:style-name="T1">„</text:span></text:span><text:span text:style-name="CharStyle20"><text:span text:style-name="T18">Sihote</text:span></text:span><text:span text:style-name="CharStyle20"><text:span text:style-name="T1">“</text:span></text:span><text:span text:style-name="CharStyle20"><text:span text:style-name="T18">, skočil do vody a doplávajúc k milému kandidá­tovi vodnej smrti, pochytil ho za nohu a či za pačesy a dotiahol k brehu, kde potom viacerí vodu z neho vypumpovali, pochytiac ho za nohy a dolu hlavou ním potriasajúc, až polouto</text:span></text:span><text:span text:style-name="CharStyle20"><text:span text:style-name="T5">p</text:span></text:span><text:span text:style-name="CharStyle20"><text:span text:style-name="T18">eného priviedli k sebe. Chodil on potom za viacej dní ani zabitý a dosť dlho prezývali ho „utopeným“.</text:span></text:span></text:p>
        <text:p text:style-name="P22"><text:span text:style-name="CharStyle20"><text:span text:style-name="T18">Keď sa to dozvedel mlynár Korec, bol ve</text:span></text:span><text:span text:style-name="CharStyle20"><text:span text:style-name="T1">ľ</text:span></text:span><text:span text:style-name="CharStyle20"><text:span text:style-name="T18">mi nahnevaný. Pri jeho mlyne sa jakživ ešte nikto neutopil, chvála Bohu, a tuto taký chmuľo, čo nevie plávať, chcel by svoj</text:span></text:span><text:span text:style-name="CharStyle20"><text:span text:style-name="T1">í</text:span></text:span><text:span text:style-name="CharStyle20"><text:span text:style-name="T18">m nerozumom takú hanu na mlyn uvaliť. Nielen že by mu lepší k</text:span></text:span><text:span text:style-name="CharStyle20"><text:span text:style-name="T5">u</text:span></text:span><text:span text:style-name="CharStyle20"><text:span text:style-name="T18">pači vystali, ale b</text:span></text:span><text:span text:style-name="CharStyle20"><text:span text:style-name="T1">y</text:span></text:span><text:span text:style-name="CharStyle20"><text:span text:style-name="T18"> sa aj mlynu mohlo počariť, keď by tam niekde utopenca z vody vytiahli. Aj mátať by chodil, aj mlynské náradie by mohlo zkazu vziať. Môžeme si teda predstaviť, ako bol rád, že milého chlapa od utopenia oratovali. Potom ale dobre dozeral na k</text:span></text:span><text:span text:style-name="CharStyle20"><text:span text:style-name="T5">u</text:span></text:span><text:span text:style-name="CharStyle20"><text:span text:style-name="T18">pačov, aby sa medzi nich plávať neznajúci nezatáral, a ktorý mu bol </text:span></text:span><text:soft-page-break/><text:span text:style-name="CharStyle20"><text:span text:style-name="T18">podozrivým, toho podrobil najprv zkúške po­niže krajného žleba, a keď sa dokázalo, že plávať nevie, mar</text:span></text:span><text:span text:style-name="CharStyle20"><text:span text:style-name="T1">š!</text:span></text:span><text:span text:style-name="CharStyle20"><text:span text:style-name="T18"> Viacej sa pri mlyne nesmel ukázať. Taký bol háklivý mlynár na chýr svojho mlyna!</text:span></text:span></text:p>
        <text:h text:style-name="P34" text:outline-level="2"><text:span text:style-name="CharStyle4"><text:span text:style-name="T18"/></text:span></text:h>
        <text:h text:style-name="P35" text:outline-level="2"><text:span text:style-name="CharStyle4"><text:span text:style-name="T18"/></text:span></text:h>
        <text:h text:style-name="Heading_20_1" text:outline-level="1"><text:bookmark-start text:name="bookmark7"/><text:bookmark-start text:name="bookmark8"/><text:span text:style-name="CharStyle4"><text:span text:style-name="T18">Ako poľoval mlyn</text:span></text:span><text:span text:style-name="CharStyle4"><text:span text:style-name="T1">á</text:span></text:span><text:span text:style-name="CharStyle4"><text:span text:style-name="T18">r Korec na — </text:span></text:span><text:span text:style-name="CharStyle4"><text:span text:style-name="T23">k</text:span></text:span><text:span text:style-name="CharStyle4"><text:span text:style-name="T18">rokodíla.</text:span></text:span><text:bookmark-end text:name="bookmark7"/><text:bookmark-end text:name="bookmark8"/></text:h>
        <text:p text:style-name="P22"><text:span text:style-name="CharStyle20"><text:span text:style-name="T18"/></text:span></text:p>
        <text:p text:style-name="P23"><text:span text:style-name="CharStyle20"><text:span text:style-name="T18">Jednoho leta stalo sa, že za viacej sparných, horúcich dní neprišiel takmer nik ku mlynu okú­pať sa. Okolie mlyna bolo pusté, bez kriku, ani len práčky neprišly, mimo klepotu mlyna nebolo čuť iného zvuku navôkol. I bolo to mlynárovi záhadné, no nevedel si vysvetliť príčinu, prečo tak odrazu uprostred najväčšej kánikuly vystali „k</text:span></text:span><text:span text:style-name="CharStyle20"><text:span text:style-name="T5">u</text:span></text:span><text:span text:style-name="CharStyle20"><text:span text:style-name="T18">pači“. Až tu, vyberúc sa do mesta na vozíku rozvážať noše s namletou múkou, dozvedel sa tam senzačnú novinu, že vraj z menažerie, meškavšej práve v meste, ušiel krokodíl, ktorý dostal sa do rieky na okolí mlyna „na Tureckom“. Našli sa mnohí, ktorí tvrdili, že ho videli tam lebo inde, ako plával hore vo</text:span></text:span><text:span text:style-name="CharStyle20"><text:span text:style-name="T5">d</text:span></text:span><text:span text:style-name="CharStyle20"><text:span text:style-name="T18">ou</text:span></text:span><text:span text:style-name="CharStyle20"><text:span text:style-name="T1">,</text:span></text:span><text:span text:style-name="CharStyle20"><text:span text:style-name="T18"> ako lapal ryby do pažeráka, ako poplašil práčky a jednej z nich skoro nohu odhryzol. Raz zbadali ho vo „veľkých ha­tiach“, ako sa na piesku vysúšal, inokedy zas povyše mlyna zarovno garbiarne, ako hlavu z vody von v</text:span></text:span><text:span text:style-name="CharStyle20"><text:span text:style-name="T1">yt</text:span></text:span><text:span text:style-name="CharStyle20"><text:span text:style-name="T18">rčil, atď. Nášho mlynára to zarazilo: čo, reku, aby sa tak usalašil niekde pri jeho mlyne</text:span></text:span><text:span text:style-name="CharStyle16"><text:span text:style-name="T18"> </text:span></text:span><text:span text:style-name="CharStyle20"><text:span text:style-name="T18">a odtiaľ robil poľovky na hydinu, alebo keby sa tak vyškriabal pomedzi hriadle na kolesách do mlynice a tu keby tak zdrapil pána majstra za nohu pri nasýpaní alebo niekde na samom dvore! Mráz mu prešiel chrbtom pri samej myšlienke na to. Nemal síce jasného pochopu o veľkosti tohoto zviera</text:span></text:span><text:span text:style-name="CharStyle20"><text:span text:style-name="T1">ť</text:span></text:span><text:span text:style-name="CharStyle20"><text:span text:style-name="T18">a-obojživelníka, ale predsa pamätal sa na čosi, čomu sa bol učil kedysi ako malý chlapec v škole o krokodílovi. Že to má byť akési krvelačné, ukrutné zviera na výzor ohromnej jašterice s veľkou tlamou a dlhým chvostom, no netrúfal by si ani zo zvedavosti stretnú</text:span></text:span><text:span text:style-name="CharStyle20"><text:span text:style-name="T5">ť</text:span></text:span><text:span text:style-name="CharStyle20"><text:span text:style-name="T18"> sa s ním.</text:span></text:span></text:p>
        <text:p text:style-name="P22"><text:span text:style-name="CharStyle20"><text:span text:style-name="T18">Celý predesený náhlil sa domov</text:span></text:span><text:span text:style-name="CharStyle20"><text:span text:style-name="T1">,</text:span></text:span><text:span text:style-name="CharStyle20"><text:span text:style-name="T18"> aby oznámil svojim domácim strašnú zvesť. Nezameškal ale zastaviť sa v Biaľošovej ulici v krčme </text:span></text:span><text:span text:style-name="CharStyle20"><text:span text:style-name="T1">„</text:span></text:span><text:span text:style-name="CharStyle20"><text:span text:style-name="T18">pod vie­chou“ na kvaterku, aby sa potúžil a nabral kurážu pre ten prípad, ke</text:span></text:span><text:span text:style-name="CharStyle20"><text:span text:style-name="T23">ď</text:span></text:span><text:span text:style-name="CharStyle20"><text:span text:style-name="T18"> by mu tak ten krokodíl niekde pri mlyne cestu zastúpil a koňovi Pejovi do nohy zahryzol. Však by ho on už bičom odohnal! Zdalo sa mu, že sa i kôň akosi trasie, s</text:span></text:span><text:span text:style-name="CharStyle20"><text:span text:style-name="T23">ť</text:span></text:span><text:span text:style-name="CharStyle20"><text:span text:style-name="T18">a by tušil tiež nejaké nebezpečie. Aby ho teda prebral zo strachu, šľuhnul po ňom bičiskom a pobádal ho k bystrejšej jazde, čo P</text:span></text:span><text:span text:style-name="CharStyle20"><text:span text:style-name="T1">e</text:span></text:span><text:span text:style-name="CharStyle20"><text:span text:style-name="T18">jovi, na ovsi nebárs chovanému, nie veľmi išlo.</text:span></text:span></text:p>
        <text:p text:style-name="P22"><text:soft-page-break/><text:span text:style-name="CharStyle20"><text:span text:style-name="T23">I</text:span></text:span><text:span text:style-name="CharStyle20"><text:span text:style-name="T18"> bolo potom dosť nepokoja vo mlyne; náhle sa dopočuli, čo za nebezpečie číha </text:span></text:span><text:span text:style-name="CharStyle20"><text:span text:style-name="T5">n</text:span></text:span><text:span text:style-name="CharStyle20"><text:span text:style-name="T18">a nich vše­tkých, a bolo po pokoji, ktorý dosiaľ sídlil vo mlyne. Menovite </text:span></text:span><text:span text:style-name="CharStyle20"><text:span text:style-name="T5">t</text:span></text:span><text:span text:style-name="CharStyle20"><text:span text:style-name="T18">ovaryš Peter dostal strach</text:span></text:span><text:span text:style-name="CharStyle20"><text:span text:style-name="T1">,</text:span></text:span><text:span text:style-name="CharStyle20"><text:span text:style-name="T18"> lebo</text:span></text:span><text:span text:style-name="CharStyle16"><text:span text:style-name="T18"> </text:span></text:span><text:span text:style-name="CharStyle20"><text:span text:style-name="T18">nemal ani najmenšej vôle príjsť do bližšej zná­mosti s vychýreným krokodílom. Pán majster, aby ukázal pred ním svoju smelosť, vadil sa s ním, keď večer bál sa odvážiť samotný do mlynice z o</text:span></text:span><text:span text:style-name="CharStyle20"><text:span text:style-name="T5">b</text:span></text:span><text:span text:style-name="CharStyle20"><text:span text:style-name="T18">av</text:span></text:span><text:span text:style-name="CharStyle20"><text:span text:style-name="T23">y</text:span></text:span><text:span text:style-name="CharStyle20"><text:span text:style-name="T18"> pred krokodílom, ktorý v jeho obrazo­tvornosti tam číhal kdesi pod kolesami. Keď v noci Peter začul nejaký zvláštny zvuk z mlynice, škripot kolesa lebo nejaký hvizd</text:span></text:span><text:span text:style-name="CharStyle20"><text:span text:style-name="T1">,</text:span></text:span><text:span text:style-name="CharStyle20"><text:span text:style-name="T18"> ležiac na kozube zakrútený po uši prežehnával sa, želajúc si v duchu, aby krokodílovi tam niekde koleso hnáty polá­malo, žeby ho ráno našiel visiaceho pod kolesom. Ale by sa potešil a pozrel na neho škodoradostne! Pán majster by zaiste poveda</text:span></text:span><text:span text:style-name="CharStyle20"><text:span text:style-name="T1">l</text:span></text:span><text:span text:style-name="CharStyle20"><text:span text:style-name="T18">: „H</text:span></text:span><text:span text:style-name="CharStyle20"><text:span text:style-name="T5">ľ</text:span></text:span><text:span text:style-name="CharStyle20"><text:span text:style-name="T18">a, už mu čunty polámalo, načo pchala potvora laby ta, kde ne­treba!“ Ba čo by s</text:span></text:span><text:span text:style-name="CharStyle20"><text:span text:style-name="T1">i</text:span></text:span><text:span text:style-name="CharStyle20"><text:span text:style-name="T18"> potom počali s t</text:span></text:span><text:span text:style-name="CharStyle20"><text:span text:style-name="T23">ý</text:span></text:span><text:span text:style-name="CharStyle20"><text:span text:style-name="T1">m</text:span></text:span><text:span text:style-name="CharStyle20"><text:span text:style-name="T18"> kroko</text:span></text:span><text:span text:style-name="CharStyle20"><text:span text:style-name="T5">ko</text:span></text:span><text:span text:style-name="CharStyle20"><text:span text:style-name="T18">d</text:span></text:span><text:span text:style-name="CharStyle20"><text:span text:style-name="T23">í</text:span></text:span><text:span text:style-name="CharStyle20"><text:span text:style-name="T18">lom? Kožu s n</text:span></text:span><text:span text:style-name="CharStyle20"><text:span text:style-name="T1">e</text:span></text:span><text:span text:style-name="CharStyle20"><text:span text:style-name="T18">ho dali by vyrobiť v blízkej garbiarni na okrasu mlynskej izby a mäso hodili by do vody rybám a rakom.</text:span></text:span></text:p>
        <text:p text:style-name="P22"><text:span text:style-name="CharStyle20"><text:span text:style-name="T18">Často vídaval potom Peter lovcov z mesta, obchodiacich s flintou v ruke okolo vody na okol</text:span></text:span><text:span text:style-name="CharStyle20"><text:span text:style-name="T23">í</text:span></text:span><text:span text:style-name="CharStyle20"><text:span text:style-name="T1"> </text:span></text:span><text:span text:style-name="CharStyle20"><text:span text:style-name="T18">mlyna a číhajúcich na milého krokodíla. Preto bol mu krokodíl neustále na ume a v myšlienkach vždy sa s ním zaoberal.</text:span></text:span></text:p>
        <text:p text:style-name="P22"><text:span text:style-name="CharStyle20"><text:span text:style-name="T18">Ba ešte ani v noci na spaní nemal od neho pokoja. Prisnilo sa mu, že ho postretol na dvore, mrštil po ňom ošivkou a hybaj v nohy! V strachu ale miesto do mlynice vybehol na </text:span></text:span><text:span text:style-name="CharStyle20"><text:span text:style-name="T1">„</text:span></text:span><text:span text:style-name="CharStyle20"><text:span text:style-name="T18">lavice“ a odtiaľ do „Sihote“. Krokodíl všade za ním v záp</text:span></text:span><text:span text:style-name="CharStyle20"><text:span text:style-name="T1">ä</text:span></text:span><text:span text:style-name="CharStyle20"><text:span text:style-name="T18">tí,</text:span></text:span><text:span text:style-name="CharStyle16"><text:span text:style-name="T1"> </text:span></text:span><text:span text:style-name="CharStyle20"><text:span text:style-name="T18">prenasledujúc ho. On celý zadychčaný duril</text:span></text:span><text:span text:style-name="CharStyle20"><text:span text:style-name="T1">,</text:span></text:span><text:span text:style-name="CharStyle20"><text:span text:style-name="T18"> čo mu par</text:span></text:span><text:span text:style-name="CharStyle20"><text:span text:style-name="T5">a</text:span></text:span><text:span text:style-name="CharStyle20"><text:span text:style-name="T18"> stačila, no pomaly ustával a krokodíl chytal ho už za nohu. Skríkol a v tom prebudil sa na kozube celý zdesený a zpotený. Bol rád, že to bol len sen a nie skutočnosť.</text:span></text:span></text:p>
        <text:p text:style-name="P22"><text:span text:style-name="CharStyle20"><text:span text:style-name="T18">Tak prešly asi </text:span></text:span><text:span text:style-name="CharStyle20"><text:span text:style-name="T23">d</text:span></text:span><text:span text:style-name="CharStyle20"><text:span text:style-name="T18">va týždne v neustálom strachu a neistote, že obyvatelia mlyna neodvážili sa ani na „Sihoť“, až tu v jedno popoludnie pribehne do mlyna udychčaný parobok so zvesťou, že vraj videl krokodíla v rieke, aby išiel pán majster hneď s ním k „</text:span></text:span><text:span text:style-name="CharStyle20"><text:span text:style-name="T1">ž</text:span></text:span><text:span text:style-name="CharStyle20"><text:span text:style-name="T18">enským hatiam“, že ho tam iste nájdu. Mlynár zprvu neveril, no keď v zápätí za parobkom dohrnul sa do mlyna celý zástup </text:span></text:span><text:span text:style-name="CharStyle20"><text:span text:style-name="T24">ľ</text:span></text:span><text:span text:style-name="CharStyle20"><text:span text:style-name="T18">udí, pastieri, garbiari a robotníci z fabriky a tí všetci jednomyse</text:span></text:span><text:span text:style-name="CharStyle20"><text:span text:style-name="T6">ľ</text:span></text:span><text:span text:style-name="CharStyle20"><text:span text:style-name="T18">ne tvrdili, že áno, videli krokodíla na tom istom mieste na vlastné oči, dal si povedať. A keď sa ešte dokyvkal do mlyna starý Hruška, ktorému od pitia svietil sa nos ani červený lampáš, a aj ten prisvedčil, že videl tú „ohavu“ vo vode, keď išiel na pole do F</text:span></text:span><text:span text:style-name="CharStyle20"><text:span text:style-name="T1">o</text:span></text:span><text:span text:style-name="CharStyle20"><text:span text:style-name="T18">rnigova zemiaky pozerať, na čo vraj môže prisahať, mlynár síce ustrnul pri myšlienke, že by mal ísť na honbu za takým dravým zverom, no pred to</text:span></text:span><text:span text:style-name="CharStyle20"><text:span text:style-name="T6">ľ</text:span></text:span><text:span text:style-name="CharStyle20"><text:span text:style-name="T18">kým zástupom dodal si zmužilosti, chtiac sa ukázať srdnatým a </text:span></text:span><text:soft-page-break/><text:span text:style-name="CharStyle20"><text:span text:style-name="T18">na všetko odhodla­ným, i zavolal na Petra do mlynice</text:span></text:span></text:p>
        <text:p text:style-name="P22"><text:span text:style-name="CharStyle20"><text:span text:style-name="T18">„Peter! vezmi dva háky, jeden mne, druhý tebe, ideme na krokodíla!“</text:span></text:span></text:p>
        <text:p text:style-name="P22"><text:span text:style-name="CharStyle20"><text:span text:style-name="T18">Peter sa tiež zarazil, skoro mu — ako sa</text:span></text:span><text:span text:style-name="CharStyle16"><text:span text:style-name="T1"> </text:span></text:span><text:span text:style-name="CharStyle20"><text:span text:style-name="T18">hovorí </text:span></text:span><text:span text:style-name="CharStyle20"><text:span text:style-name="T1">—</text:span></text:span><text:span text:style-name="CharStyle20"><text:span text:style-name="T18"> uš</text:span></text:span><text:span text:style-name="CharStyle20"><text:span text:style-name="T1">l</text:span></text:span><text:span text:style-name="CharStyle20"><text:span text:style-name="T18">a smelosť za sáru, ale nechtiac sa zahanbiť pred pánom majstrom, rozbehol sa pod kôlňu pre háky a kráčal potom s nimi za mlyná­rom. Tento pochytil jeden z hákov a šiel popredku, za ním Peter ozbroj</text:span></text:span><text:span text:style-name="CharStyle20"><text:span text:style-name="T1">en</text:span></text:span><text:span text:style-name="CharStyle20"><text:span text:style-name="T18">ý druhým hákom a na koniec celý kŕde</text:span></text:span><text:span text:style-name="CharStyle20"><text:span text:style-name="T6">ľ</text:span></text:span><text:span text:style-name="CharStyle20"><text:span text:style-name="T18"> zvedavcov, odhalivších krokodíla, medzi nimi i pani majstrová.</text:span></text:span></text:p>
        <text:p text:style-name="P22"><text:span text:style-name="CharStyle20"><text:span text:style-name="T18">Tak došiel pochod k „ženským hatiam“, kde potom vystúpil z tlupy ten, čo prišiel prv</text:span></text:span><text:span text:style-name="CharStyle20"><text:span text:style-name="T1">ý</text:span></text:span><text:span text:style-name="CharStyle20"><text:span text:style-name="T18"> do mlyna, a privolajúc všetkým </text:span></text:span><text:span text:style-name="CharStyle20"><text:span text:style-name="T1">„</text:span></text:span><text:span text:style-name="CharStyle20"><text:span text:style-name="T18">pst“ pustil sa pomaly smerom k ohromnej jelši, ktorej konáre </text:span></text:span><text:span text:style-name="CharStyle20"><text:span text:style-name="T24">sk</text:span></text:span><text:span text:style-name="CharStyle20"><text:span text:style-name="T18">láňaly sa tam nad vodou, zatieňujúc ju na široko. Ostatní stúpali za ním opatrne, aby ani nešuchli a nevyplašili krokodíla. Ktosi šeptom poznamenal:</text:span></text:span></text:p>
        <text:p text:style-name="P22"><text:span text:style-name="CharStyle20"><text:span text:style-name="T18">„Čože, keby tak teraz vysko</text:span></text:span><text:span text:style-name="CharStyle20"><text:span text:style-name="T1">č</text:span></text:span><text:span text:style-name="CharStyle20"><text:span text:style-name="T18">il z vo</text:span></text:span><text:span text:style-name="CharStyle20"><text:span text:style-name="T24">d</text:span></text:span><text:span text:style-name="CharStyle20"><text:span text:style-name="T18">y a roz­behol sa medzi nás! Ale by sme sa rozutekali! Ja by som utekal sem a ta, nie do rovn</text:span></text:span><text:span text:style-name="CharStyle20"><text:span text:style-name="T6">a</text:span></text:span><text:span text:style-name="CharStyle20"><text:span text:style-name="T18">, lebo krokodíl sa nevie zvŕtať. Len aby nás nezbadal!“</text:span></text:span></text:p>
        <text:p text:style-name="P22"><text:span text:style-name="CharStyle20"><text:span text:style-name="T18">Iný zas narádzal priniesť flintu a streliť na neho, no ostatní ho zahriakli.</text:span></text:span></text:p>
        <text:p text:style-name="P22"><text:span text:style-name="CharStyle20"><text:span text:style-name="T18">Boli už všetci celkom pri jelši. Pán majster oblapil ju </text:span></text:span><text:span text:style-name="CharStyle20"><text:span text:style-name="T6">ľ</text:span></text:span><text:span text:style-name="CharStyle20"><text:span text:style-name="T18">avou rukou, v pravej držal hák napohotove. Za</text:span></text:span><text:span text:style-name="CharStyle20"><text:span text:style-name="T1"> </text:span></text:span><text:span text:style-name="CharStyle20"><text:span text:style-name="T6">ní</text:span></text:span><text:span text:style-name="CharStyle20"><text:span text:style-name="T18">m kukal Peter bojazliv</text:span></text:span><text:span text:style-name="CharStyle20"><text:span text:style-name="T6">e</text:span></text:span><text:span text:style-name="CharStyle20"><text:span text:style-name="T18"> na hladinu vody, ktorá plynula pokojne ďalej. Príjemný chládok vanul od vody; nad ňou rojily sa mušky a komáre, obďaleč klepotal mlyn, vetvami stromov, tiahnúcich sa po obidvoch brehoch rieky, vše pohýbal vetrík. Tu zrazu zvolal mlynár polohlasom:</text:span></text:span></text:p>
        <text:p text:style-name="P22"><text:span text:style-name="CharStyle20"><text:span text:style-name="T18">„Aha, už ho vidím, tam leží na dne roztiah­nutý. Zaiste je nažratý, keď sa nehýbe ohava. Peter, pozor s tým hákom, keď ja pichnem mu do hlavy, vtedy aj ty </text:span></text:span><text:span text:style-name="CharStyle20"><text:span text:style-name="T24">b</text:span></text:span><text:span text:style-name="CharStyle20"><text:span text:style-name="T18">odni do neho!“</text:span></text:span></text:p>
        <text:p text:style-name="P22"><text:span text:style-name="CharStyle20"><text:span text:style-name="T18">A skutočne, tam pod koreňami jelše vo vode, hlbokej asi po pás, černelo sa čosi. Malo to končitý chvost, ktorým hýbalo sem a ta vo vode. No keďže bolo to tam v tôni pod stromom, ne­dalo sa to ani dobre rozoznať. Predsa nebolo pochybnosti, musel to byť ten krokodíl a nič iného. No nato</text:span></text:span><text:span text:style-name="CharStyle20"><text:span text:style-name="T1">ľ</text:span></text:span><text:span text:style-name="CharStyle20"><text:span text:style-name="T18">ko nesiahaly prírodopisné vedomosti na­šich „krokodí</text:span></text:span><text:span text:style-name="CharStyle20"><text:span text:style-name="T1">l</text:span></text:span><text:span text:style-name="CharStyle20"><text:span text:style-name="T18">olovcov“, že by boli nahliadli, že krokodílovi na jeho tvrdom, obrnenom chrbte s hákom nič neurobia.</text:span></text:span></text:p>
        <text:p text:style-name="P22"><text:span text:style-name="CharStyle20"><text:span text:style-name="T18">Sotva stačili zistiť prítomnosť krokodílovu, aby im v poslednej chvíli neufujazdil, mlynár Korec rozohnal sa s hák</text:span></text:span><text:span text:style-name="CharStyle20"><text:span text:style-name="T24">o</text:span></text:span><text:span text:style-name="CharStyle20"><text:span text:style-name="T18">m a štúril celou silou do toho čierneho ta, kde tušil hlavu. Peter, čo sa priam triasol na celom tele sťa osika, za príkladom pána majstrovým pichol poniže do chrbta kroko­dílovi. Chasa na brehu zajasala. Začali </text:span></text:span><text:soft-page-break/><text:span text:style-name="CharStyle20"><text:span text:style-name="T18">kričať všetci:</text:span></text:span></text:p>
        <text:p text:style-name="P22"><text:span text:style-name="CharStyle20"><text:span text:style-name="T18">„Už je náš! Už nám neujde! Len ho pre­pichnúť naskrz a sem s ním na breh! Nebude ten viacej ryby sožiera</text:span></text:span><text:span text:style-name="CharStyle20"><text:span text:style-name="T24">ť</text:span></text:span><text:span text:style-name="CharStyle20"><text:span text:style-name="T18">! Dostal sa do klepca!“</text:span></text:span></text:p>
        <text:p text:style-name="P22"><text:span text:style-name="CharStyle20"><text:span text:style-name="T18">Mlynár s tov</text:span></text:span><text:span text:style-name="CharStyle20"><text:span text:style-name="T1">a</text:span></text:span><text:span text:style-name="CharStyle20"><text:span text:style-name="T18">ryš</text:span></text:span><text:span text:style-name="CharStyle20"><text:span text:style-name="T6">o</text:span></text:span><text:span text:style-name="CharStyle20"><text:span text:style-name="T18">m pochlapili sa a začali </text:span></text:span><text:span text:style-name="CharStyle20"><text:span text:style-name="T6">ť</text:span></text:span><text:span text:style-name="CharStyle20"><text:span text:style-name="T18">aha</text:span></text:span><text:span text:style-name="CharStyle20"><text:span text:style-name="T1">ť</text:span></text:span><text:span text:style-name="CharStyle20"><text:span text:style-name="T18"> víťazoslávne domnelého krokodíla von z vody. Už vídať, ako sa svíja od bôľu, ako myká s hákom, trepe chvostom, až sa voda múti, no nič nepomá</text:span></text:span><text:span text:style-name="CharStyle20"><text:span text:style-name="T24">h</text:span></text:span><text:span text:style-name="CharStyle20"><text:span text:style-name="T18">a. Už ho ťahajú pomaly na povrch, už je von z vody, tu hrôza! zdr</text:span></text:span><text:span text:style-name="CharStyle20"><text:span text:style-name="T24">e</text:span></text:span><text:span text:style-name="CharStyle20"><text:span text:style-name="T18">veneli všetci, le</text:span></text:span><text:span text:style-name="CharStyle20"><text:span text:style-name="T1">b</text:span></text:span><text:span text:style-name="CharStyle20"><text:span text:style-name="T18">o to na­pichnuté čierne nebol krokodíl, ale kus zhnilého dreva, na ktorom visela mrcina odratého psa, priplávavšia sem z garbiarne povyše sa nacho­diacej a zachytivšia sa na dreve, ktoré ležalo tu Boh vie odkedy.</text:span></text:span></text:p>
        <text:p text:style-name="P15"><text:span text:style-name="CharStyle20"><text:span text:style-name="T18">Tak skončila sa poľovačka na krokodíla v stred­nej Eur</text:span></text:span><text:span text:style-name="CharStyle20"><text:span text:style-name="T6">o</text:span></text:span><text:span text:style-name="CharStyle20"><text:span text:style-name="T18">pe koncom XIX. stoletia. Honci sa roz­utekali, nečakajúc, kým ich pán majster po</text:span></text:span><text:span text:style-name="CharStyle20"><text:span text:style-name="T1">ž</text:span></text:span><text:span text:style-name="CharStyle20"><text:span text:style-name="T18">enie s hákom za to, že si takého blázna z neho spravili.</text:span></text:span></text:p>
        <text:p text:style-name="P16"><text:span text:style-name="CharStyle20"><text:span text:style-name="T18">Bolo po hrúzovláde krokodílovej. Po tej veci nik viac neveril v neho</text:span></text:span><text:span text:style-name="CharStyle20"><text:span text:style-name="T1">,</text:span></text:span><text:span text:style-name="CharStyle20"><text:span text:style-name="T18"> tým menej, lebo sa rozchýrilo o niekoľko dní, že krokodíla, ušlého z menažerie, našli v neďalekej hrádzi od hladu zdochnutého, lebo chudák — zle chovaný — ďalej zaliezť nevládal, nie to ešte aby spravil v</text:span></text:span><text:span text:style-name="CharStyle20"><text:span text:style-name="T6">ý</text:span></text:span><text:span text:style-name="CharStyle20"><text:span text:style-name="T18">let do rieky.</text:span></text:span></text:p>
        <text:p text:style-name="P22"><text:span text:style-name="CharStyle20"><text:span text:style-name="T18">Okolie mlyna ožilo. Zača</text:span></text:span><text:span text:style-name="CharStyle20"><text:span text:style-name="T6">l</text:span></text:span><text:span text:style-name="CharStyle20"><text:span text:style-name="T18">y prehodiť práčky a znovu ozýval sa tlkot piestov od rána do večera. K</text:span></text:span><text:span text:style-name="CharStyle20"><text:span text:style-name="T6">u</text:span></text:span><text:span text:style-name="CharStyle20"><text:span text:style-name="T18">pači prichodili zase v plnom počte a pán majster nestačil mýto vyberať, čo priam sa a</text:span></text:span><text:span text:style-name="CharStyle20"><text:span text:style-name="T1">j</text:span></text:span><text:span text:style-name="CharStyle20"><text:span text:style-name="T18"> hanbil trocha za tú hist</text:span></text:span><text:span text:style-name="CharStyle20"><text:span text:style-name="T6">o</text:span></text:span><text:span text:style-name="CharStyle20"><text:span text:style-name="T18">riu s krokodílom, keď mu ju k</text:span></text:span><text:span text:style-name="CharStyle20"><text:span text:style-name="T6">u</text:span></text:span><text:span text:style-name="CharStyle20"><text:span text:style-name="T18">pači pripomínali, lebo sa to hneď všade rozchýrilo. Tým viac mrze</text:span></text:span><text:span text:style-name="CharStyle20"><text:span text:style-name="T1">l</text:span></text:span><text:span text:style-name="CharStyle20"><text:span text:style-name="T18">o to Petra, ktorý</text:span></text:span><text:span text:style-name="CharStyle20"><text:span text:style-name="T1">,</text:span></text:span><text:span text:style-name="CharStyle20"><text:span text:style-name="T18"> keď začul slovo „krokodíl“, už mal dosť. Hneď utekal do humna no ani tam nemal pokoja od nezbedných chlapcov ktorí behali poza humno a pospevovali:</text:span></text:span></text:p>
        <text:p text:style-name="P13"><text:span text:style-name="CharStyle6"><text:span text:style-name="T18">„Vo mlyne, na kline, odratý pes visí,</text:span></text:span></text:p>
        <text:p text:style-name="P14"><text:span text:style-name="CharStyle6"><text:span text:style-name="T18">kto slovo prer</text:span></text:span><text:span text:style-name="CharStyle6"><text:span text:style-name="T6">e</text:span></text:span><text:span text:style-name="CharStyle6"><text:span text:style-name="T18">čie, ten ho vyniesť mus</text:span></text:span><text:span text:style-name="CharStyle6"><text:span text:style-name="T1">í</text:span></text:span><text:span text:style-name="CharStyle6"><text:span text:style-name="T18">.</text:span></text:span><text:span text:style-name="CharStyle6"><text:span text:style-name="T1">“</text:span></text:span></text:p>
        <text:p text:style-name="P14"><text:span text:style-name="CharStyle6"><text:span text:style-name="T1"/></text:span></text:p>
        <text:p text:style-name="P6"><text:span text:style-name="CharStyle20"><text:span text:style-name="T18">Peter z počiatku čušal, nepreriekol ani slova, no keď chlapci neprestali ho dom</text:span></text:span><text:span text:style-name="CharStyle20"><text:span text:style-name="T6">ŕ</text:span></text:span><text:span text:style-name="CharStyle20"><text:span text:style-name="T18">za</text:span></text:span><text:span text:style-name="CharStyle20"><text:span text:style-name="T24">ť</text:span></text:span><text:span text:style-name="CharStyle20"><text:span text:style-name="T18">, napálený vy­behol von s lopatou a rozohnal </text:span></text:span><text:span text:style-name="CharStyle20"><text:span text:style-name="T1">i</text:span></text:span><text:span text:style-name="CharStyle20"><text:span text:style-name="T18">ch na všetky strany</text:span></text:span><text:span text:style-name="CharStyle20"><text:span text:style-name="T1">.</text:span></text:span></text:p>
        <text:p text:style-name="P5"><text:span text:style-name="CharStyle17"><text:span text:style-name="T18"/></text:span></text:p>
        <text:p text:style-name="P9"><text:span text:style-name="CharStyle17"><text:span text:style-name="T18"/></text:span></text:p>
        <text:h text:style-name="Heading_20_1" text:outline-level="1"><text:bookmark-start text:name="bookmark10"/><text:bookmark-start text:name="bookmark11"/><text:span text:style-name="CharStyle4">Ako sa Francúz v zime kúpal.</text:span><text:bookmark-end text:name="bookmark10"/><text:bookmark-end text:name="bookmark11"/></text:h>
        <text:p text:style-name="P22"><text:span text:style-name="CharStyle20"><text:span text:style-name="T18"/></text:span></text:p>
        <text:p text:style-name="P23"><text:span text:style-name="CharStyle20"><text:span text:style-name="T18">Medzi „k</text:span></text:span><text:span text:style-name="CharStyle20"><text:span text:style-name="T6">u</text:span></text:span><text:span text:style-name="CharStyle20"><text:span text:style-name="T18">pačov“, navštevovav</text:span></text:span><text:span text:style-name="CharStyle20"><text:span text:style-name="T1">š</text:span></text:span><text:span text:style-name="CharStyle20"><text:span text:style-name="T18">ích mlyn na „Tureckom“, patril aj profesor z </text:span></text:span><text:soft-page-break/><text:span text:style-name="CharStyle20"><text:span text:style-name="T18">mesta, rodom Francúz</text:span></text:span><text:span text:style-name="CharStyle20"><text:span text:style-name="T1">,</text:span></text:span><text:span text:style-name="CharStyle20"><text:span text:style-name="T18"> ktorý mal tú zvláštnu náruživosť, že sa kúpaval v lete v zime takmer neprestajne a preto býval vo mlyne skoro každodenným hosťom. Bol už natoľko otúžený, že zdržal kúpeľ v najsurovej-šom počasí. Na mieste neďaleko mlyna, zvlášť pre neho ustrojenom, v malej búdke na brehu vy­zliekol sa bleskurýchle, skočil do vody, zanoril sa celý v nej a trocha poumýva</text:span></text:span><text:span text:style-name="CharStyle20"><text:span text:style-name="T1">l</text:span></text:span><text:span text:style-name="CharStyle20"><text:span text:style-name="T18">, potom v</text:span></text:span><text:span text:style-name="CharStyle20"><text:span text:style-name="T1">y</text:span></text:span><text:span text:style-name="CharStyle20"><text:span text:style-name="T6">b</text:span></text:span><text:span text:style-name="CharStyle20"><text:span text:style-name="T18">ehol chytro von z vody, vydrhol plachtou celé telo, v okamihu obliekol sa</text:span></text:span><text:span text:style-name="CharStyle20"><text:span text:style-name="T1"> </text:span></text:span><text:span text:style-name="CharStyle20"><text:span text:style-name="T18">a utekal do mlyna zohriať sa. Túto jeho náruživosť v mlyne zprvu nepochopovali, potom ale na jeho podivínstvo pomaly úplne privykli.</text:span></text:span></text:p>
        <text:p text:style-name="P22"><text:span text:style-name="CharStyle20"><text:span text:style-name="T18">Pán Alfr</text:span></text:span><text:span text:style-name="CharStyle20"><text:span text:style-name="T6">e</text:span></text:span><text:span text:style-name="CharStyle20"><text:span text:style-name="T18">d V</text:span></text:span><text:span text:style-name="CharStyle20"><text:span text:style-name="T6">a</text:span></text:span><text:span text:style-name="CharStyle20"><text:span text:style-name="T18">n Mons — tak menoval sa náš pro</text:span></text:span><text:span text:style-name="CharStyle20"><text:span text:style-name="T1">fe</text:span></text:span><text:span text:style-name="CharStyle20"><text:span text:style-name="T18">sor — bol starým mládencom a i v svojom ostatnom spôsobe žitia podivínom. Bol strednej, na výzor nie silnej postavy, no zato svalnatý, zdravý človek. Mal osmahl</text:span></text:span><text:span text:style-name="CharStyle20"><text:span text:style-name="T1">ú</text:span></text:span><text:span text:style-name="CharStyle20"><text:span text:style-name="T18">, oholenú tvár bez fúzov, spovedal sa každý deň, hovoril — ako všetci jeho rodáci — nosovým prízvukom rýchlo francúzsky, znal niečo nemecky a maďarsky. </text:span></text:span><text:span text:style-name="CharStyle20"><text:span text:style-name="T1">Š</text:span></text:span><text:span text:style-name="CharStyle20"><text:span text:style-name="T18">atil</text:span></text:span><text:span text:style-name="CharStyle16"><text:span text:style-name="T18"> </text:span></text:span><text:span text:style-name="CharStyle20"><text:span text:style-name="T18">sa jednoducho, žil striedmo, utiahnuto od spoloč­nosti, nosil stále </text:span></text:span><text:span text:style-name="CharStyle20"><text:span text:style-name="T1">ľ</text:span></text:span><text:span text:style-name="CharStyle20"><text:span text:style-name="T18">ahký, tmavý oblek a taký istý dlhý svrchn</text:span></text:span><text:span text:style-name="CharStyle20"><text:span text:style-name="T1">í</text:span></text:span><text:span text:style-name="CharStyle20"><text:span text:style-name="T18">k s golierom, v ktorom veľmi upamätúval na grófa Monte Christo, hrdinu v románe Alexandra Dumasa st.</text:span></text:span></text:p>
        <text:p text:style-name="P22"><text:span text:style-name="CharStyle20"><text:span text:style-name="T18">Vo mlyne boli už tak privyknutí na neho, že sa tam mohol cítiť ani doma. Hoci mu ne­rozumeli, predsa sa shovárali s ním. On proboval i francúzsky i po maďarsky sa dohovori</text:span></text:span><text:span text:style-name="CharStyle20"><text:span text:style-name="T24">ť</text:span></text:span><text:span text:style-name="CharStyle20"><text:span text:style-name="T18">, no pán majster — ako sa sám vyslovil — rozumel fran­cúzsky tak ako sviňa po latinsky a maďarsky zase tak ako po francúzsky, nuž sa zväčša len posunkami shovárali alebo každý vo svojej reči.</text:span></text:span></text:p>
        <text:p text:style-name="P22"><text:span text:style-name="CharStyle26"><text:span text:style-name="T18">„Bon jour, monsieur le meunier</text:span></text:span><text:span text:style-name="CharStyle26"><text:span text:style-name="T1">“</text:span></text:span><text:span text:style-name="CharStyle20"><text:span text:style-name="T18"> (dobrý de</text:span></text:span><text:span text:style-name="CharStyle20"><text:span text:style-name="T1">ň</text:span></text:span><text:span text:style-name="CharStyle20"><text:span text:style-name="T18">, pán mlynár), pozdravoval obyčajne pán profesor, prichodiac do mlyna, na čo majster Korec odvetil: </text:span></text:span><text:span text:style-name="CharStyle26"><text:span text:style-name="T1">„</text:span></text:span><text:span text:style-name="CharStyle26"><text:span text:style-name="T18">Monč</text:span></text:span><text:span text:style-name="CharStyle26"><text:span text:style-name="T6">ú</text:span></text:span><text:span text:style-name="CharStyle26"><text:span text:style-name="T18">r, mončúr, pán profesor, nech sa páči ďalej!“</text:span></text:span></text:p>
        <text:p text:style-name="P22"><text:span text:style-name="CharStyle20"><text:span text:style-name="T18">A keď vnišiel do izby, usadili ho na drevenú kanapu za stolom pri okne, obzreli ho pozorne, či sa cez mlynicu idúc nezamúčil, a ponúkli ho kyslým mliekom, čo on veľmi obľuboval, nechá­vajúc si ho ale vždy po kúpeli, lebo vtedy mu lepšie chutilo. Pochutnával si i na čiernom mly­nárskom chlebíku s maslom, zapíjajúc ho cmarom, pri čom mrmlal si popod nos francúzske slová, ktorým pravda nik vo mlyne nerozumel</text:span></text:span><text:span text:style-name="CharStyle20"><text:span text:style-name="T1">,</text:span></text:span><text:span text:style-name="CharStyle20"><text:span text:style-name="T18"> ani sama mlynárova dcéra, hoci chodila už do meštianskej školy. Nie div potom, že keď raz pána profesora</text:span></text:span><text:span text:style-name="CharStyle16"><text:span text:style-name="T18"> </text:span></text:span><text:span text:style-name="CharStyle20"><text:span text:style-name="T18">ponúkli mim</text:span></text:span><text:span text:style-name="CharStyle20"><text:span text:style-name="T1">o</text:span></text:span><text:span text:style-name="CharStyle20"><text:span text:style-name="T18">riadne praženicou, čo on zo zdvorilosti neodmietol, utierajúc si ústa po nej, prehodil klaňajúc sa smerom k pani majstrovej:</text:span></text:span></text:p>
        <text:p text:style-name="P22"><text:soft-page-break/><text:span text:style-name="CharStyle26"><text:span text:style-name="T18">„Vous m’avez obligé beaucoup</text:span></text:span><text:span text:style-name="CharStyle26"><text:span text:style-name="T1">“</text:span></text:span><text:span text:style-name="CharStyle20"><text:span text:style-name="T18"> (som vám ve</text:span></text:span><text:span text:style-name="CharStyle20"><text:span text:style-name="T1">ľ</text:span></text:span><text:span text:style-name="CharStyle20"><text:span text:style-name="T18">mi povďačný), táto slovu vďaky „obližé“ zle porozumela a uchytiac tanier zpred neho, povedala:</text:span></text:span></text:p>
        <text:p text:style-name="P22"><text:span text:style-name="CharStyle20"><text:span text:style-name="T18">„Oj, nemusíte to oblízať, pán profesor, veď si ja to umyjem.“ A potom nazdávala sa, že u Francúzov je zvykom po jedení taniere miesto umývania oblízať.</text:span></text:span></text:p>
        <text:p text:style-name="P22"><text:span text:style-name="CharStyle20"><text:span text:style-name="T18">Pán majster si veru neraz zasadol k stolu proti nemu a besedoval s ním po svojom. Myslel si, že keď pán profesor na dôkaz súhlasu poky­vuje hlavou na všetko so slovami „oui, oui</text:span></text:span><text:span text:style-name="CharStyle26"><text:span text:style-name="T1">“</text:span></text:span><text:span text:style-name="CharStyle20"><text:span text:style-name="T18"> (áno, áno), že tomu aj rozumie. Tak mu rozprával, ako sa on kedysi za mal</text:span></text:span><text:span text:style-name="CharStyle20"><text:span text:style-name="T1">é</text:span></text:span><text:span text:style-name="CharStyle20"><text:span text:style-name="T18">ho chlapca v škole v časoch hneď po revolúcii učil latinskú gramatiku a táto že sa ešte kdesi povaruje v truhle medzi starými písmami. Aj z nemčiny že sa všeličomu podučil, čo ale už teraz na staré kolená pozabúdal. Že učil sa aj o Napoleonovi, o </text:span></text:span><text:span text:style-name="CharStyle20"><text:span text:style-name="T1">t</text:span></text:span><text:span text:style-name="CharStyle20"><text:span text:style-name="T18">om chýrnom fran­cúzskom cisárovi, čo toľké vojny viedol. Pán profesor rozumel zo všetkého len slovu „revolúcia“ a pri spomenutí mena Napoleonovho s úsmevom poznamenal: „C’</text:span></text:span><text:span text:style-name="CharStyle26"><text:span text:style-name="T1">é</text:span></text:span><text:span text:style-name="CharStyle26"><text:span text:style-name="T18">tait, </text:span></text:span><text:span text:style-name="CharStyle26"><text:span text:style-name="T6">il</text:span></text:span><text:span text:style-name="CharStyle26"><text:span text:style-name="T18"> y a lon</text:span></text:span><text:span text:style-name="CharStyle26"><text:span text:style-name="T1">g</text:span></text:span><text:span text:style-name="CharStyle26"><text:span text:style-name="T18">temps“ (to bolo dávno). Potom vsta</text:span></text:span><text:span text:style-name="CharStyle20"><text:span text:style-name="T6">l</text:span></text:span><text:span text:style-name="CharStyle20"><text:span text:style-name="T18"> a urobiac koniec tomuto čudnému rozhovoru, poberal sa preč, potrasúc mlynárovou rukou so slovami poďakovania za</text:span></text:span><text:span text:style-name="CharStyle16"><text:span text:style-name="T18"> </text:span></text:span><text:span text:style-name="CharStyle20"><text:span text:style-name="T18">pohostinstvo: „Merci, je vous remercie bien</text:span></text:span><text:span text:style-name="CharStyle26"><text:span text:style-name="T1">“</text:span></text:span><text:span text:style-name="CharStyle20"><text:span text:style-name="T18"> (ďa­kujem pekne). Po jeho odchode ale prehodil mlynár za každým k svojej žene príslovie:</text:span></text:span></text:p>
        <text:p text:style-name="P22"><text:span text:style-name="CharStyle20"><text:span text:style-name="T18">„Recže mu, rec, keď je Nemec, ba ešte horší od N</text:span></text:span><text:span text:style-name="CharStyle20"><text:span text:style-name="T1">e</text:span></text:span><text:span text:style-name="CharStyle20"><text:span text:style-name="T18">mca, lebo s tým by som sa skôr dohovoril ako tak, keď by som mu povedal: „Was ist das a was w</text:span></text:span><text:span text:style-name="CharStyle26"><text:span text:style-name="T1">i</text:span></text:span><text:span text:style-name="CharStyle26"><text:span text:style-name="T18">llst du? Brod? Milch, P</text:span></text:span><text:span text:style-name="CharStyle26"><text:span text:style-name="T1">u</text:span></text:span><text:span text:style-name="CharStyle26"><text:span text:style-name="T18">tter? Entwede</text:span></text:span><text:span text:style-name="CharStyle26"><text:span text:style-name="T1">r</text:span></text:span><text:span text:style-name="CharStyle26"><text:span text:style-name="T18">, oder!</text:span></text:span><text:span text:style-name="CharStyle26"><text:span text:style-name="T1">“</text:span></text:span><text:span text:style-name="CharStyle20"><text:span text:style-name="T18"> Ale tento ti len začne fufňa</text:span></text:span><text:span text:style-name="CharStyle20"><text:span text:style-name="T1">ť</text:span></text:span><text:span text:style-name="CharStyle20"><text:span text:style-name="T18"> nosom ani moriak a nič z toho nevieš. Parom ho tam rozumie.</text:span></text:span><text:span text:style-name="CharStyle20"><text:span text:style-name="T1">“</text:span></text:span></text:p>
        <text:p text:style-name="P15"><text:span text:style-name="CharStyle20"><text:span text:style-name="T18">Vše ponúkol ho aj s čerstvým hriatym, ho­voriac, že ho to po kúpeli zohreje, no pán pro­fesor odmietol zakaždým so záporným posunkom a slovami, z čoho pán majster rozumel len slovu </text:span></text:span><text:span text:style-name="CharStyle26"><text:span text:style-name="T1">„</text:span></text:span><text:span text:style-name="CharStyle26"><text:span text:style-name="T6">l</text:span></text:span><text:span text:style-name="CharStyle20"><text:span text:style-name="T35">’</text:span></text:span><text:span text:style-name="CharStyle26"><text:span text:style-name="T18">alcoo</text:span></text:span><text:span text:style-name="CharStyle26"><text:span text:style-name="T1">l“</text:span></text:span><text:span text:style-name="CharStyle26"><text:span text:style-name="T18">, na čo odpľujúc a posunúc zamúčenú baranicu na ľavé ucho, trocha urazene poznamenal k žene:</text:span></text:span></text:p>
        <text:p text:style-name="P22"><text:span text:style-name="CharStyle20"><text:span text:style-name="T18">„Kdeže ti taký veľký pán bude pi</text:span></text:span><text:span text:style-name="CharStyle20"><text:span text:style-name="T24">ť</text:span></text:span><text:span text:style-name="CharStyle20"><text:span text:style-name="T18"> naše slo­venské hri</text:span></text:span><text:span text:style-name="CharStyle20"><text:span text:style-name="T1">a</text:span></text:span><text:span text:style-name="CharStyle20"><text:span text:style-name="T18">to, keď ti je on len na dobré vína naučený a my tu vína nemáme. Poď sem, Peter, vypi ty za neho,“ zavolal na tovaryša, „a zavinšuj mu na zdravie,“ čo Petrík nelenivý aj urobil, vyprázdniac pohárik </text:span></text:span><text:span text:style-name="CharStyle20"><text:span text:style-name="T24">n</text:span></text:span><text:span text:style-name="CharStyle20"><text:span text:style-name="T18">a dúšok. Francúza mal rád, lebo mu tento pri odchode vždy šesták-dva alebo c</text:span></text:span><text:span text:style-name="CharStyle20"><text:span text:style-name="T1">i</text:span></text:span><text:span text:style-name="CharStyle20"><text:span text:style-name="T18">garku strčil do hrsti za nejakú malú službu.</text:span></text:span></text:p>
        <text:p text:style-name="P6"><text:span text:style-name="CharStyle20"><text:span text:style-name="T18"/></text:span></text:p>
        <text:p text:style-name="P22"><text:span text:style-name="CharStyle20"><text:span text:style-name="T18">V jedno zimné odpoludnie pred Vianocmi kráčal pán pro</text:span></text:span><text:span text:style-name="CharStyle20"><text:span text:style-name="T24">f</text:span></text:span><text:span text:style-name="CharStyle20"><text:span text:style-name="T18">esor zase do mlyna, aby sa vo vode</text:span></text:span><text:span text:style-name="CharStyle16"><text:span text:style-name="T18"> </text:span></text:span><text:span text:style-name="CharStyle20"><text:span text:style-name="T18">oplákol. Bola veru dosť tuhá zima, hoci od obeda uľavilo. Cestou k mlynu </text:span></text:span><text:soft-page-break/><text:span text:style-name="CharStyle20"><text:span text:style-name="T18">belel sa všade s</text:span></text:span><text:span text:style-name="CharStyle20"><text:span text:style-name="T1">ň</text:span></text:span><text:span text:style-name="CharStyle20"><text:span text:style-name="T18">ah a keď pán profesor dochodil k rieke, videl, že je táto z kraja na mnohých miestach zamrznutá Vo mlyne panovalo ticho, lebo kolesá, obrnené ľadovým pancierom, stály. Ľad leskol sa na slabom zimnom slnku, až oči zaslepoval. Len tam kdesi pod ľadom v hlbine bolo ču</text:span></text:span><text:span text:style-name="CharStyle20"><text:span text:style-name="T24">ť</text:span></text:span><text:span text:style-name="CharStyle20"><text:span text:style-name="T18"> vodu hučať. I „Sihoť“ belela sa celá pod sňahovým rúchom, stromy na nej boly sťa kvietim obsypané, biele od srieňu. Sňah </text:span></text:span><text:span text:style-name="CharStyle20"><text:span text:style-name="T24">l</text:span></text:span><text:span text:style-name="CharStyle20"><text:span text:style-name="T18">en tak vržďal pod nohami.</text:span></text:span></text:p>
        <text:p text:style-name="P22"><text:span text:style-name="CharStyle20"><text:span text:style-name="T18">Pán majster nebol síce prekvapený touto návštevou o takomto čase, no predsa povážliv</text:span></text:span><text:span text:style-name="CharStyle20"><text:span text:style-name="T24">e</text:span></text:span><text:span text:style-name="CharStyle20"><text:span text:style-name="T1"> </text:span></text:span><text:span text:style-name="CharStyle20"><text:span text:style-name="T18">krútil hlavou nad tým, že môže niekomu pr</text:span></text:span><text:span text:style-name="CharStyle20"><text:span text:style-name="T1">i</text:span></text:span><text:span text:style-name="CharStyle20"><text:span text:style-name="T18">js</text:span></text:span><text:span text:style-name="CharStyle20"><text:span text:style-name="T1">ť </text:span></text:span><text:span text:style-name="CharStyle20"><text:span text:style-name="T18">na um i v takej zime liezť do vody, veď i pes Zahraj, ktorý inokedy vždy bežal hosťovi naproti a vyskakujúc ošmietal sa okolo neho, teraz ležal niekde v mlynici medzi vrecami, keď ho z izby vyhnali. Peter ale s vy</text:span></text:span><text:span text:style-name="CharStyle20"><text:span text:style-name="T1">š</text:span></text:span><text:span text:style-name="CharStyle20"><text:span text:style-name="T18">típanými od zimv na čer­veno lícami trel si ruky s úsmevom, chtiac tým dať na javo Francúzovi, že je ozajstná zima.</text:span></text:span></text:p>
        <text:p text:style-name="P22"><text:span text:style-name="CharStyle20"><text:span text:style-name="T18">Tento ale nerobil si z toho nič, lež vošiel pokojne do izby zohriať s</text:span></text:span><text:span text:style-name="CharStyle20"><text:span text:style-name="T1">a</text:span></text:span><text:span text:style-name="CharStyle20"><text:span text:style-name="T18"> trocha, prechodiac hore-dolu, potom sobral sa do svojho „kabinetu“ za kôlňou, kde mu Peter napochytre vyrúbal dieru do ľadu na kúpanie Z vody sa len tak parilo, on ale v okamžení poshadzoval so seba odev, obuv a skočil do vody...</text:span></text:span></text:p>
        <text:p text:style-name="P22"><text:span text:style-name="CharStyle20"><text:span text:style-name="T18">Mlynár Korec medzitým vyšiel do mlynice a povedal Petrovi:</text:span></text:span></text:p>
        <text:p text:style-name="P22"><text:span text:style-name="CharStyle20"><text:span text:style-name="T18">„Nože daj pozor na toho Francúza, aby ten dnes nejak nezamrzol v tej vode, keď je taká psia zima!“</text:span></text:span></text:p>
        <text:p text:style-name="P22"><text:span text:style-name="CharStyle20"><text:span text:style-name="T18">No čosi nedalo mu pokoja a sám vyšiel o chvíľu na „lavice“ pozre</text:span></text:span><text:span text:style-name="CharStyle20"><text:span text:style-name="T24">ť</text:span></text:span><text:span text:style-name="CharStyle20"><text:span text:style-name="T18">, či už Francúz vyšiel z vody. Bolo to neďaleko odtiaľ a tu vidí Fran­cúza ešte vo vode, len hlava mu trčí z nej von. Bezpochyby sedel, ale sa nič nehýbal, len sa opieral o ľad hlavou. To bolo pánu majstrovi podozrivým i zavolal na neho, no ten sa ani nehnul a odpovede nedal. Chytro sbehol dolu a zavolal na Petra do mlynice:</text:span></text:span></text:p>
        <text:p text:style-name="P22"><text:span text:style-name="CharStyle20"><text:span text:style-name="T18">„Peter, hybaj chytro, veď ti ten Francúz za­mrzol. Len hlava mu trčí von z vody!“</text:span></text:span></text:p>
        <text:p text:style-name="P22"><text:span text:style-name="CharStyle20"><text:span text:style-name="T1">I</text:span></text:span><text:span text:style-name="CharStyle20"><text:span text:style-name="T18"> rozbehli sa obidvaja k búde za kôlňou. Tam potom skočil mlynár na ľad, ktorý bol dosť pevný k tomu, aby ho udržal, pochytil milého Francúza za hlavu a ťahal z vody von. Potom chytili ho oba s Petrom a zaniesli chytro do blízkej komory vedľa kôlne. Nebol ťažký, lebo nemal moc tela na sebe, ale bol svalnatý, kost­natý. Tam uložili ho na lý</text:span></text:span><text:span text:style-name="CharStyle20"><text:span text:style-name="T1">č</text:span></text:span><text:span text:style-name="CharStyle20"><text:span text:style-name="T18">nu posteľ a pochytiac uteráky, začali treť po celom tele, až tak červenel, ani varený rak. Prevracali ho sem a ta, raz na brucho, raz horeznačky ani kus dreva. Pán majster stačil ešte odbehnúť do izbice za mlynicou, kde</text:span></text:span><text:span text:style-name="CharStyle16"><text:span text:style-name="T18"> </text:span></text:span><text:span text:style-name="CharStyle20"><text:span text:style-name="T18">vytiahol zo skryne f</text:span></text:span><text:span text:style-name="CharStyle20"><text:span text:style-name="T1">ľ</text:span></text:span><text:span text:style-name="CharStyle20"><text:span text:style-name="T18">ašu s trocha páleným, miesto koňaku aj to bolo dobré, nalial z neho </text:span></text:span><text:soft-page-break/><text:span text:style-name="CharStyle20"><text:span text:style-name="T18">Francúzovi do úst, ktoré mu Peter otvoril, lebo ich mal pevne stisnuté. Potom treli milého chlapa ďalej I netrvalo dlho a otvoril oči, vzdychol, potom zašomral čosi a začal sa hýbať.</text:span></text:span></text:p>
        <text:p text:style-name="P22"><text:span text:style-name="CharStyle20"><text:span text:style-name="T18">Keď prišiel k sebe, zaniesli ho do izby a tam uložiac do postele, opatrovali ani decko. Tu ujala sa ho aj pani majstrová, ktorá dosia</text:span></text:span><text:span text:style-name="CharStyle20"><text:span text:style-name="T6">ľ</text:span></text:span><text:span text:style-name="CharStyle20"><text:span text:style-name="T18"> ani neve­dela, čo sa robí, hoci sediac pri kolovrate zhliadla oknom, keď ho niesli, no myslela, že niečo iného vlečú.</text:span></text:span></text:p>
        <text:p text:style-name="P22"><text:span text:style-name="CharStyle20"><text:span text:style-name="T18">Tak potom odležal pán profesor do druhého rána vo mlyne. Chcel síce, čo priam slabý, hneď odísť, no pán majster ho nepustil a vyčítal mu takú kázeň za jeho ľahkomyseľnosť, že jej pán profesor bezpochyby musel porozumeť. Navaril mu </text:span></text:span><text:span text:style-name="CharStyle20"><text:span text:style-name="T1">„</text:span></text:span><text:span text:style-name="CharStyle20"><text:span text:style-name="T18">zeliniek“ na potenie, nútil ho piť horúci čaj, potiť sa, ba v svojej ošetrovateľskej horlivosti chcel mu priložiť aj pijavice, ktoré nikdy nechybely na okne vo fľaši, žeby mu vraj tú mrazom seknutú zlú krv trocha preriedily. No pani majstrová ho vysmiala, hovoriac, že škoda teraz každej kvapky krve.</text:span></text:span></text:p>
        <text:p text:style-name="P22"><text:span text:style-name="CharStyle20"><text:span text:style-name="T18">„Predsa len psia nátura, ke</text:span></text:span><text:span text:style-name="CharStyle20"><text:span text:style-name="T1">ď</text:span></text:span><text:span text:style-name="CharStyle20"><text:span text:style-name="T18"> tak vydržal,“ poznamenal pán majster. „Veď sa už srieň chytal na vode okolo neho. Nech prídeme s Petrom o minútku neskoršie, už by bol teraz boží. Ešte by nás bol chodil mátavať, keby bol tak odkapa</text:span></text:span><text:span text:style-name="CharStyle20"><text:span text:style-name="T6">l</text:span></text:span><text:span text:style-name="CharStyle20"><text:span text:style-name="T18">.</text:span></text:span><text:span text:style-name="CharStyle16"><text:span text:style-name="T18"> </text:span></text:span><text:span text:style-name="CharStyle20"><text:span text:style-name="T18">Mňa by už bol parom vzal na takej zime, už by som bol na druhom svete u svätého Petra mlynáril.</text:span></text:span><text:span text:style-name="CharStyle20"><text:span text:style-name="T1">“</text:span></text:span></text:p>
        <text:p text:style-name="P22"><text:span text:style-name="CharStyle20"><text:span text:style-name="T18">Peter sa usmial, keď počul spomínať svojho nebeskeh</text:span></text:span><text:span text:style-name="CharStyle20"><text:span text:style-name="T24">o</text:span></text:span><text:span text:style-name="CharStyle20"><text:span text:style-name="T18"> patr</text:span></text:span><text:span text:style-name="CharStyle20"><text:span text:style-name="T6">o</text:span></text:span><text:span text:style-name="CharStyle20"><text:span text:style-name="T18">na, na ktorého bol hrdý, lebo si myslel, že po smrti bude v nejakom nebeskom mlyne aj on na pána majstra povýšený, keď sa toho tu na zemi nedožije.</text:span></text:span></text:p>
        <text:p text:style-name="P6"><text:span text:style-name="CharStyle20"><text:span text:style-name="T18"/></text:span></text:p>
        <text:p text:style-name="P22"><text:span text:style-name="CharStyle20"><text:span text:style-name="T18">Na druhý deň zima značne uľavila a pán majster zaviezol hosťa dobre zakrúteného do svoj</text:span></text:span><text:span text:style-name="CharStyle20"><text:span text:style-name="T24">h</text:span></text:span><text:span text:style-name="CharStyle20"><text:span text:style-name="T18">o kožucha a obutého do kapcov na vozíku do mesta. Kto vie, ako sa cítil pán profesor tam medzi nošami, keď tiahli popred školy na jeho kvartieľ. Stiahol si mlynárovu baranicu dobre na oči a uši, aby ho nik nepoznal, menovite z jeho žiakov, lebo by bolo po jeho auktorite.</text:span></text:span></text:p>
        <text:p text:style-name="P22"><text:span text:style-name="CharStyle20"><text:span text:style-name="T18">Doma potom zavďačil sa pánu majstrovi fľašou dobrého vína a chcel mu darovať svoje pekné husle, čo ale tento — hoci bol muzikantom — neprijal. Pán profesor nestačil opakovať pánu majstrovi neprestajne: </text:span></text:span><text:span text:style-name="CharStyle26"><text:span text:style-name="T1">„</text:span></text:span><text:span text:style-name="CharStyle26"><text:span text:style-name="T18">Pourtant vous avez sauvé ma vie, mon cher am</text:span></text:span><text:span text:style-name="CharStyle26"><text:span text:style-name="T25">i“</text:span></text:span><text:span text:style-name="CharStyle20"><text:span text:style-name="T18"> (predsa ste mi život za­chránili, drahý priateľu).</text:span></text:span></text:p>
        <text:p text:style-name="P22"><text:span text:style-name="CharStyle20"><text:span text:style-name="T18">No jeho návštevy vo mlyne vystaly a do leta sa tam neukázal.</text:span></text:span></text:p>
        <text:p text:style-name="P5"><text:bookmark text:name="bookmark13"/><text:span text:style-name="CharStyle28"><text:span text:style-name="T1"/></text:span></text:p>
        <text:p text:style-name="P9"><text:span text:style-name="CharStyle28"><text:span text:style-name="T1"/></text:span></text:p>
        <text:h text:style-name="Heading_20_1" text:outline-level="1"><text:bookmark-start text:name="bookmark15"/><text:soft-page-break/><text:span text:style-name="CharStyle4"><text:span text:style-name="T1">O</text:span></text:span><text:span text:style-name="CharStyle4"><text:span text:style-name="T18"> Petr</text:span></text:span><text:span text:style-name="CharStyle4"><text:span text:style-name="T1">í</text:span></text:span><text:span text:style-name="CharStyle4"><text:span text:style-name="T18">kovi.</text:span></text:span><text:bookmark-end text:name="bookmark15"/></text:h>
        <text:p text:style-name="P22"><text:span text:style-name="CharStyle20"><text:span text:style-name="T18"/></text:span></text:p>
        <text:p text:style-name="P23"><text:bookmark-start text:name="bookmark17"/><text:span text:style-name="CharStyle20"><text:span text:style-name="T18">Spomínali sme už Petra, tovaryša vo mlyne na „Tureckom“, no nepoznáme ho ešte bližšie. A veru jeho osoba zaslúži, aby sme sa s ňou oboznámili. Preto rozpovieme si jeho životopis.</text:span></text:span><text:bookmark-end text:name="bookmark17"/></text:p>
        <text:p text:style-name="P22"><text:span text:style-name="CharStyle20"><text:span text:style-name="T18">Menoval sa vlastne Peter Eliáš a pochodil z vlasti drotárov, z Trenčianskej. Že ako dostal sa do mlyna v Turci on, rodený Trenčan, túto záhadu rozlúštiť je ľahká vec. Keď totiž majster Korec vybral sa raz za mladších liet bravov ku­povať na chýrny svinský trh do Varína, priviezol odtiaľ nielen brava, ale aj P</text:span></text:span><text:span text:style-name="CharStyle20"><text:span text:style-name="T1">e</text:span></text:span><text:span text:style-name="CharStyle20"><text:span text:style-name="T18">tríka, ako malého c</text:span></text:span><text:span text:style-name="CharStyle20"><text:span text:style-name="T25">h</text:span></text:span><text:span text:style-name="CharStyle20"><text:span text:style-name="T1">l</text:span></text:span><text:span text:style-name="CharStyle20"><text:span text:style-name="T18">apca-sirotu, ktorého mu tam za učňa ponúkli. Hoci bol chlapec drobný, zakrpatený, vzal ho so sebou. Že b</text:span></text:span><text:span text:style-name="CharStyle20"><text:span text:style-name="T25">y</text:span></text:span><text:span text:style-name="CharStyle20"><text:span text:style-name="T18"> bol býval Petr</text:span></text:span><text:span text:style-name="CharStyle20"><text:span text:style-name="T1">ík</text:span></text:span><text:span text:style-name="CharStyle20"><text:span text:style-name="T18"> — ako sa hovorí — „sirota nevoľná, ale sebevo</text:span></text:span><text:span text:style-name="CharStyle20"><text:span text:style-name="T1">ľ</text:span></text:span><text:span text:style-name="CharStyle20"><text:span text:style-name="T18">ná“, to sa na ňom veľmi nedokázalo, lebo bol krotkej, poslušnej povahy.</text:span></text:span></text:p>
        <text:p text:style-name="P22"><text:span text:style-name="CharStyle20"><text:span text:style-name="T18">Tak p</text:span></text:span><text:span text:style-name="CharStyle20"><text:span text:style-name="T25">o</text:span></text:span><text:span text:style-name="CharStyle20"><text:span text:style-name="T18">tom vyrástol vo mlyne, vlastne máločo vyrástol, lebo súc od mala zakrnelý, rástol skôr</text:span></text:span><text:span text:style-name="CharStyle20"><text:span text:style-name="T1"> </text:span></text:span><text:span text:style-name="CharStyle20"><text:span text:style-name="T18">do šírky, nežli do výšky. Zprvu nazývali ho Petríkom, potom Peterom. Ako m</text:span></text:span><text:span text:style-name="CharStyle20"><text:span text:style-name="T1">a</text:span></text:span><text:span text:style-name="CharStyle20"><text:span text:style-name="T18">lé deti volali sme ho vždy</text:span></text:span><text:span text:style-name="CharStyle16"><text:span text:style-name="T18"> </text:span></text:span><text:span text:style-name="CharStyle20"><text:span text:style-name="T18">len Petríkom a keď sme ho spomínali: Petrom mlynáre, Petrom zo mlyna. Každý mu tykal, či mladý či starý, vari najviac preto, že bol takej nízkej zakrpatenej postavy. Predstavte si h</text:span></text:span><text:span text:style-name="CharStyle20"><text:span text:style-name="T1">o</text:span></text:span><text:span text:style-name="CharStyle20"><text:span text:style-name="T18">: malý, zavalitý chlapák s okrúhlou, skoro vždy vysmiatou, vyholenou tvárou, na nej fúziky, s</text:span></text:span><text:span text:style-name="CharStyle20"><text:span text:style-name="T7">ť</text:span></text:span><text:span text:style-name="CharStyle20"><text:span text:style-name="T18">a jarná tráva, zakrpatené ako on sám. No nebol on zato špatný chla</text:span></text:span><text:span text:style-name="CharStyle20"><text:span text:style-name="T1">p</text:span></text:span><text:span text:style-name="CharStyle20"><text:span text:style-name="T18">!</text:span></text:span></text:p>
        <text:p text:style-name="P22"><text:span text:style-name="CharStyle20"><text:span text:style-name="T18">Majster Korec nám ako malým deťom na otázku, že prečo Petrík väčším nenarástol, odpo­vedal, že ho rodičia za mala pálenkou napájali, lebo vraj aj ten pes, ktorému dávajú </text:span></text:span><text:span text:style-name="CharStyle20"><text:span text:style-name="T1">ľ</text:span></text:span><text:span text:style-name="CharStyle20"><text:span text:style-name="T18">udia chliebs pálenkou, nenarastie, ale zakrpatie. Zato ale nemyslime si, že by bol Petrík vo svojom staršom veku azda korheľom býval. Bože chráň</text:span></text:span><text:span text:style-name="CharStyle20"><text:span text:style-name="T1">!</text:span></text:span><text:span text:style-name="CharStyle20"><text:span text:style-name="T18"> On pravda vypil si kedy-tedy s pánom majstrom pohárik pá</text:span></text:span><text:span text:style-name="CharStyle20"><text:span text:style-name="T1">l</text:span></text:span><text:span text:style-name="CharStyle20"><text:span text:style-name="T18">enky hriatej alebo varenej, tohoto „slovenského likéru ale pod spôsobom, nikdy sa neopil, čo priam aký oldomáš bol, nepozab</text:span></text:span><text:span text:style-name="CharStyle20"><text:span text:style-name="T7">u</text:span></text:span><text:span text:style-name="CharStyle20"><text:span text:style-name="T18">dol sa ani za svet, hoci ho pán majster vše pred hosťami naberal, že si tej „samožitnej“ rád vypije a že mu skrze to aj nos začína červeneť. Pohárik, ktorý mu nabídli, neodmietol, lebo nechcel nikoho uraziť.</text:span></text:span></text:p>
        <text:p text:style-name="P33"><text:span text:style-name="CharStyle20"><text:span text:style-name="T18">Pri tom všetkom prihodil sa m</text:span></text:span><text:span text:style-name="CharStyle20"><text:span text:style-name="T1">u</text:span></text:span><text:span text:style-name="CharStyle20"><text:span text:style-name="T18"> raz ten malér, že keď ukonaný, po namáhavej práci zatúžil za občerstvením, sliediac po kozube za nejakým ná­pojom, pochytil tam v pološere sklenicu a vypil</text:span></text:span><text:span text:style-name="CharStyle16"><text:span text:style-name="T18"> </text:span></text:span><text:span text:style-name="CharStyle20"><text:span text:style-name="T18">jej obsah dychtiv</text:span></text:span><text:span text:style-name="CharStyle20"><text:span text:style-name="T7">e</text:span></text:span><text:span text:style-name="CharStyle20"><text:span text:style-name="T18"> na dúšok. Až potom, keď ho to začalo žre</text:span></text:span><text:span text:style-name="CharStyle20"><text:span text:style-name="T7">ť</text:span></text:span><text:span text:style-name="CharStyle20"><text:span text:style-name="T18"> v hrdle, zbadal, že vypil smradľavý špiritus na pálenie. Inokedy zas hladný </text:span></text:span><text:soft-page-break/><text:span text:style-name="CharStyle20"><text:span text:style-name="T18">našiel na kozube akúsi raj</text:span></text:span><text:span text:style-name="CharStyle20"><text:span text:style-name="T25">n</text:span></text:span><text:span text:style-name="CharStyle20"><text:span text:style-name="T18">icu s nieč</text:span></text:span><text:span text:style-name="CharStyle20"><text:span text:style-name="T7">i</text:span></text:span><text:span text:style-name="CharStyle20"><text:span text:style-name="T18">m a domnievajúc sa, že to pani majstr</text:span></text:span><text:span text:style-name="CharStyle20"><text:span text:style-name="T1">o</text:span></text:span><text:span text:style-name="CharStyle20"><text:span text:style-name="T18">vá pre neho večeru nachystala, zjedol s dobrým apet</text:span></text:span><text:span text:style-name="CharStyle20"><text:span text:style-name="T1">í</text:span></text:span><text:span text:style-name="CharStyle20"><text:span text:style-name="T18">tom obsah rajnice, potom ale s pokojným svedomím vyšiel ďalej nas</text:span></text:span><text:span text:style-name="CharStyle20"><text:span text:style-name="T25">ý</text:span></text:span><text:span text:style-name="CharStyle20"><text:span text:style-name="T18">pa</text:span></text:span><text:span text:style-name="CharStyle20"><text:span text:style-name="T25">ť</text:span></text:span><text:span text:style-name="CharStyle20"><text:span text:style-name="T18"> do mlynice. Až tu potom večer, keď pani maj­strová zasadla ku krosnám a chcela tkanivo mas</text:span></text:span><text:span text:style-name="CharStyle20"><text:span text:style-name="T25">tiť</text:span></text:span><text:span text:style-name="CharStyle20"><text:span text:style-name="T1"> </text:span></text:span><text:span text:style-name="CharStyle20"><text:span text:style-name="T18">so „</text:span></text:span><text:span text:style-name="CharStyle20"><text:span text:style-name="T1">š</text:span></text:span><text:span text:style-name="CharStyle20"><text:span text:style-name="T18">lichtou“ /</text:span></text:span><text:span text:style-name="CharStyle20"><text:span text:style-name="T25">footnote</text:span></text:span><text:span text:style-name="Predvolené_20_písmo_20_odseku"><text:span text:style-name="T37">{</text:span></text:span><text:span text:style-name="CharStyle32"><text:span text:style-name="T38">Šlichta (Weberschlichte) je kaša z múk</text:span></text:span><text:span text:style-name="CharStyle32"><text:span text:style-name="T7">y</text:span></text:span><text:span text:style-name="CharStyle32"><text:span text:style-name="T38">, zhoto­vená z mlynárskych „ome</text:span></text:span><text:span text:style-name="CharStyle32"><text:span text:style-name="T7">l</text:span></text:span><text:span text:style-name="CharStyle32"><text:span text:style-name="T38">kov“, ktorou sa pomocou dvoc</text:span></text:span><text:span text:style-name="CharStyle32"><text:span text:style-name="T7">h </text:span></text:span><text:span text:style-name="CharStyle32"><text:span text:style-name="T38">kartáčov od spodku a od vrchu osnova na krosnách natiera (</text:span></text:span><text:span text:style-name="CharStyle32"><text:span text:style-name="T7">t</text:span></text:span><text:span text:style-name="CharStyle32"><text:span text:style-name="T38">úži), žeby sa nestrapkala.</text:span></text:span><text:span text:style-name="CharStyle20"><text:span text:style-name="T38">)</text:span></text:span><text:span text:style-name="Predvolené_20_písmo_20_odseku"><text:span text:style-name="T37">}</text:span></text:span><text:span text:style-name="CharStyle20"><text:span text:style-name="T18">, videla, že je nádoba prázdna. Podozrenie pad</text:span></text:span><text:span text:style-name="CharStyle20"><text:span text:style-name="T25">l</text:span></text:span><text:span text:style-name="CharStyle20"><text:span text:style-name="T18">o ovšem hneď na Petra a ten sa veru zkrúšene priznal, že nevedomky on bol tým maškrtníkom. Omyl tento prischol pot</text:span></text:span><text:span text:style-name="CharStyle20"><text:span text:style-name="T7">o</text:span></text:span><text:span text:style-name="CharStyle20"><text:span text:style-name="T18">m Petr</text:span></text:span><text:span text:style-name="CharStyle20"><text:span text:style-name="T34">í</text:span></text:span><text:span text:style-name="CharStyle20"><text:span text:style-name="T18">kovi navždy. Neraz zutekal zahanbený z izby do mly­nice, keď ho pán majster začal s tým prekárať</text:span></text:span><text:span text:style-name="CharStyle20"><text:span text:style-name="T1"> </text:span></text:span><text:span text:style-name="CharStyle20"><text:span text:style-name="T18">pred hosťami.</text:span></text:span></text:p>
        <text:p text:style-name="P22"><text:span text:style-name="CharStyle20"><text:span text:style-name="T18">To bo</text:span></text:span><text:span text:style-name="CharStyle20"><text:span text:style-name="T25">l</text:span></text:span><text:span text:style-name="CharStyle20"><text:span text:style-name="T18">a pravda maličkosť, ktorú si Petrík tak veľmi k srdcu nepripúšťal. Tým viac ale bo­lelo ho, keď pán majster, ktorý nerád maznal sa s nikým, prišiel niekedy v zlej nálade z mesta domov alebo keď sa pre niečo nahneval, lebo vtedy sa jeho h</text:span></text:span><text:span text:style-name="CharStyle20"><text:span text:style-name="T25">n</text:span></text:span><text:span text:style-name="CharStyle20"><text:span text:style-name="T18">ev obyčajne na hlavu úbohého Petr</text:span></text:span><text:span text:style-name="CharStyle20"><text:span text:style-name="T1">í</text:span></text:span><text:span text:style-name="CharStyle20"><text:span text:style-name="T18">ka zviezol a ten vyhrmel potom, keď sa ma</text:span></text:span><text:span text:style-name="CharStyle20"><text:span text:style-name="T1">j</text:span></text:span><text:span text:style-name="CharStyle20"><text:span text:style-name="T18">ster Korec nemal na kom vyvŕšiť. Pre malú záhalk</text:span></text:span><text:span text:style-name="CharStyle20"><text:span text:style-name="T7">u</text:span></text:span><text:span text:style-name="CharStyle16"><text:span text:style-name="T36"> </text:span></text:span><text:span text:style-name="CharStyle20"><text:span text:style-name="T18">alebo keď Petrík niečo pochybil, už sypalo sa na neho: „ľaľa, aký veľký pán, daj sa mi za pána, pán koberec“ a ešte inými titulmi ho častoval pán majster, tieto ale tlač neznesie. Trafilo sa neraz, že keď vybrali sa na vozíku spolu do mesta, Petrík vrátil sa z pol cesty d</text:span></text:span><text:span text:style-name="CharStyle20"><text:span text:style-name="T25">o</text:span></text:span><text:span text:style-name="CharStyle20"><text:span text:style-name="T18">mov, lebo sa pán majster pre niečo s ním povadil a shodiac ho z vozíka, pos</text:span></text:span><text:span text:style-name="CharStyle20"><text:span text:style-name="T1">l</text:span></text:span><text:span text:style-name="CharStyle20"><text:span text:style-name="T18">al ho domov. A keď tak pán majster aj bi</text:span></text:span><text:span text:style-name="CharStyle20"><text:span text:style-name="T1">č</text:span></text:span><text:span text:style-name="CharStyle20"><text:span text:style-name="T18">iskom šľuhol po ňom alebo mu baranicu hodil do hlavy v návale hnevu, vtedy Petrík, hoci už bol starým mládencom, si veru nejednu slzu utrel. No hnev pána majstrov netrval dlho, lebo sa čochvíľa udobril a ponúkol Pet</text:span></text:span><text:span text:style-name="CharStyle20"><text:span text:style-name="T1">r</text:span></text:span><text:span text:style-name="CharStyle20"><text:span text:style-name="T18">íka z pohárika, štrngnúc si s ním, že vraj aby sa lepš</text:span></text:span><text:span text:style-name="CharStyle20"><text:span text:style-name="T25">i</text:span></text:span><text:span text:style-name="CharStyle20"><text:span text:style-name="T18">e usiloval.</text:span></text:span></text:p>
        <text:p text:style-name="P22"><text:span text:style-name="CharStyle20"><text:span text:style-name="T18">Kto poznal Petríka, ten by ani nebol veril, že sa mohol niekto naňho aj rozhnevať. Veď bolo treba len pozre</text:span></text:span><text:span text:style-name="CharStyle20"><text:span text:style-name="T25">ť</text:span></text:span><text:span text:style-name="CharStyle20"><text:span text:style-name="T18"> na jeho večne usmiatu tvár, vždy zamúčenú, sťa by sa bol pudroval, na jeho nízku, no udatnú postavu, počuť jeho srdečný smiech a trocha šišlavý, vše chripľavý, no predsa príjemný hlas a musel si získa</text:span></text:span><text:span text:style-name="CharStyle20"><text:span text:style-name="T25">ť</text:span></text:span><text:span text:style-name="CharStyle20"><text:span text:style-name="T18"> navždy našu sympatiu. Ke</text:span></text:span><text:span text:style-name="CharStyle20"><text:span text:style-name="T1">ď </text:span></text:span><text:span text:style-name="CharStyle20"><text:span text:style-name="T18">tak prichádzali sme do mlyna, obyčajne zastihli sme ho buďto na dvore alebo vo mlynici s „ošivkou“ alebo s mierou v ruke, v lete v zime bez kabáta, s o</text:span></text:span><text:span text:style-name="CharStyle20"><text:span text:style-name="T7">b</text:span></text:span><text:span text:style-name="CharStyle20"><text:span text:style-name="T18">naženou hlavou, a tu vítal nás so svojou večne usmievavou tvárou, ktorá len v čas potreby nabývala vážnosti, ku pr. keď sa Petrík modlil.</text:span></text:span></text:p>
        <text:p text:style-name="P22"><text:span text:style-name="CharStyle20"><text:span text:style-name="T18">Bol totiž nábožným kresťanom a táto jeho ctnosť vynikala nad všetky iné jeho dobré vlastnosti. Bol bohabojným človekom a navštevoval kostol pi</text:span></text:span><text:span text:style-name="CharStyle20"><text:span text:style-name="T7">l</text:span></text:span><text:span text:style-name="CharStyle20"><text:span text:style-name="T18">ne každú </text:span></text:span><text:soft-page-break/><text:span text:style-name="CharStyle20"><text:span text:style-name="T18">nedeľu. Menovite ale litánie málokedy vymeškal. Jeho modlitebná knižočka povaľovala sa vždy na okne od mlynice pri ko­zube a my ako malé deti radi sme sa s jeho pri­volením v nej prehrabovali, prezerajúc obrázky o živote a umučení Kristovom.</text:span></text:span></text:p>
        <text:p text:style-name="P22"><text:span text:style-name="CharStyle20"><text:span text:style-name="T18">A keď tak o Vianociach na Štedrý deň bolo už dávno po večeri a dávno odznel spev posled­ného speváka, keď čakajúc na utiereň driemali sme posediačky pri teplej peci alebo hrali v karty, tu zrazu tak okolo jedenástej zavznela pod oknom zprvu tichšie, potom vždy vrúcnejšie a jasnejšie pieseň: „Narodil sa Kristus Pán...“ známym hlasom Petríkovým, prichodiacim zo mlyna za­spievať, za čo sme ho potom počastovali. Po spie­vaní obišiel celú rodinu pána majstrovu v meste, iným spievať by bol považoval za nedôstojné pre seba. Potom ale ani za svet nebol by vymeškal utiereň, ktorej sa tak vopred tešieval</text:span></text:span><text:span text:style-name="CharStyle20"><text:span text:style-name="T1">.</text:span></text:span><text:span text:style-name="CharStyle20"><text:span text:style-name="T18"> V kostole zastal si na samom predku blízo olt</text:span></text:span><text:span text:style-name="CharStyle20"><text:span text:style-name="T25">á</text:span></text:span><text:span text:style-name="CharStyle20"><text:span text:style-name="T18">ra a tak vrúcne spieval za chorom tie jeho obľúbené piesne: „Čo</text:span></text:span><text:span text:style-name="CharStyle20"><text:span text:style-name="T1">ž</text:span></text:span><text:span text:style-name="CharStyle20"><text:span text:style-name="T18">e to má by</text:span></text:span><text:span text:style-name="CharStyle20"><text:span text:style-name="T25">ť</text:span></text:span><text:span text:style-name="CharStyle20"><text:span text:style-name="T18">, čo je to za zvyk v Betleme“, alebo: „Ležal bača na salaši, prišli k nemu traja valasi“. A k</text:span></text:span><text:span text:style-name="CharStyle20"><text:span text:style-name="T1">e</text:span></text:span><text:span text:style-name="CharStyle20"><text:span text:style-name="T18">ď potom po zakončení utierne kráčal domov do mlyna — vzdialeného od mesta dobrú</text:span></text:span><text:span text:style-name="CharStyle16"><text:span text:style-name="T18"> </text:span></text:span><text:span text:style-name="CharStyle20"><text:span text:style-name="T18">štvrťhodinu chôdze — pri svite mesiaca zasňaženou cestou v takej sviatočn</text:span></text:span><text:span text:style-name="CharStyle20"><text:span text:style-name="T7">o</text:span></text:span><text:span text:style-name="CharStyle20"><text:span text:style-name="T18">-</text:span></text:span><text:span text:style-name="CharStyle20"><text:span text:style-name="T1">v</text:span></text:span><text:span text:style-name="CharStyle20"><text:span text:style-name="T18">ianočnej nálade, </text:span></text:span><text:span text:style-name="CharStyle20"><text:span text:style-name="T25">i</text:span></text:span><text:span text:style-name="CharStyle20"><text:span text:style-name="T18"> vtedy ešte zunely mu v ušiach zvuky organa s husľami a sloky známej piesne: „Mesiačik vysoko ešte stojí, ľud sladko spočíva na pokoj</text:span></text:span><text:span text:style-name="CharStyle20"><text:span text:style-name="T1">i</text:span></text:span><text:span text:style-name="CharStyle20"><text:span text:style-name="T18">..“</text:span></text:span></text:p>
        <text:p text:style-name="P22"><text:span text:style-name="CharStyle20"><text:span text:style-name="T18">Na druhý deň, t. j. na Božie narodzenie pri­chádzal Petrík zase sviatočne oblečený zavinšovať šťastlivé sviatky a oznámiť príchod Spasite</text:span></text:span><text:span text:style-name="CharStyle20"><text:span text:style-name="T7">ľ</text:span></text:span><text:span text:style-name="CharStyle20"><text:span text:style-name="T18">a, nie ale takým spôsobom, ako ostatní vinšovníci: hlás­nici, hrobári alebo Mišo cigáň, ktorí prichádzali hneď z rána jeden druhému kľučku podávajúc, lež popoludní okolo 3. hodiny, lebo to tak držal </text:span></text:span><text:span text:style-name="CharStyle20"><text:span text:style-name="T1">z</text:span></text:span><text:span text:style-name="CharStyle20"><text:span text:style-name="T7">a</text:span></text:span><text:span text:style-name="CharStyle20"><text:span text:style-name="T18"> slušné a primerané pre seba. A</text:span></text:span><text:span text:style-name="CharStyle20"><text:span text:style-name="T1">n</text:span></text:span><text:span text:style-name="CharStyle20"><text:span text:style-name="T18">i nevinšoval tak ako ostatní: „Vinšujem im tieto sviatky via­nočné (alebo šťastlivý nový rok</text:span></text:span><text:span text:style-name="CharStyle20"><text:span text:style-name="T1">)</text:span></text:span><text:span text:style-name="CharStyle20"><text:span text:style-name="T18">, aby im dal Pán Boh hojného svojho požehnania, na statečku rozmnoženia a na dietkach potešenia, na dvore príchod, na poli úrod a všetko hojné božské po­žehnanie</text:span></text:span><text:span text:style-name="CharStyle20"><text:span text:style-name="T1">,“</text:span></text:span><text:span text:style-name="CharStyle20"><text:span text:style-name="T18"> to bolo pre neho prijednoduché. On predn</text:span></text:span><text:span text:style-name="CharStyle20"><text:span text:style-name="T1">á</text:span></text:span><text:span text:style-name="CharStyle20"><text:span text:style-name="T18">šal svoje zvláštne obšírne vinše, ktorým naučil sa Boh vie kde.</text:span></text:span></text:p>
        <text:p text:style-name="P22"><text:span text:style-name="CharStyle20"><text:span text:style-name="T18">Tak isto prichádzal aj na nový rok zavinšovať a na Tri krále začínal takto:</text:span></text:span></text:p>
        <text:p text:style-name="P24"><text:span text:style-name="CharStyle6"><text:span text:style-name="T18">„</text:span></text:span><text:span text:style-name="CharStyle6"><text:span text:style-name="T1">I</text:span></text:span><text:span text:style-name="CharStyle6"><text:span text:style-name="T18">šli traja králi od východu,</text:span></text:span></text:p>
        <text:p text:style-name="P25"><text:span text:style-name="CharStyle6"><text:span text:style-name="T18">klaňali sa oni pánu Bohu...“</text:span></text:span></text:p>
        <text:p text:style-name="P17"><text:span text:style-name="CharStyle20"><text:span text:style-name="T18">no a samo sebou sa rozumie, že aj na posledné fašiangy, pravda nie s ražňom ako druhí, a začal: „Fašiangy, Turíce, Folkušová, Dulice, v Necpaloch a Pr</text:span></text:span><text:span text:style-name="CharStyle20"><text:span text:style-name="T8">a</text:span></text:span><text:span text:style-name="CharStyle20"><text:span text:style-name="T18">vne, tam </text:span></text:span><text:soft-page-break/><text:span text:style-name="CharStyle20"><text:span text:style-name="T18">pražia krapne, pre starý</text:span></text:span><text:span text:style-name="CharStyle20"><text:span text:style-name="T1">ch</text:span></text:span><text:span text:style-name="CharStyle20"><text:span text:style-name="T18"> ľudí, čo nemajú zuby, len také hlúby“, na čo počasto­vali sme ho tými krap</text:span></text:span><text:span text:style-name="CharStyle20"><text:span text:style-name="T1">ň</text:span></text:span><text:span text:style-name="CharStyle20"><text:span text:style-name="T18">ami a jeho obľúbeným hriatym, pri ktorom ale vedel vždy mieru držať, aby sa potom večer po fašangovan</text:span></text:span><text:span text:style-name="CharStyle20"><text:span text:style-name="T1">í</text:span></text:span><text:span text:style-name="CharStyle20"><text:span text:style-name="T18"> nazad idúc do mlyna niekam do hrádze nevyvrátil</text:span></text:span><text:span text:style-name="CharStyle20"><text:span text:style-name="T1">,</text:span></text:span><text:span text:style-name="CharStyle20"><text:span text:style-name="T18"> inokedy zas prišiel zvestovať, že sa vo mlyne jalovica otelila alebo mašica oprasila, alebo že bude za­bíjačka, a doniesol pozvanie na hos</text:span></text:span><text:span text:style-name="CharStyle20"><text:span text:style-name="T1">c</text:span></text:span><text:span text:style-name="CharStyle20"><text:span text:style-name="T18">inu, po za­bíjačke ale roznášal zo zakáľania „zajedanec“.</text:span></text:span></text:p>
        <text:p text:style-name="P22"><text:span text:style-name="CharStyle20"><text:span text:style-name="T18">Pri svojej nábožnosti býval Petrík mnohoráz aj figliarom, keď sa tak zaliečal šv</text:span></text:span><text:span text:style-name="CharStyle20"><text:span text:style-name="T1">á</text:span></text:span><text:span text:style-name="CharStyle20"><text:span text:style-name="T18">rnym m</text:span></text:span><text:span text:style-name="CharStyle20"><text:span text:style-name="T1">l</text:span></text:span><text:span text:style-name="CharStyle20"><text:span text:style-name="T18">ečkam, že ho tieto vše aj po</text:span></text:span><text:span text:style-name="CharStyle20"><text:span text:style-name="T1">š</text:span></text:span><text:span text:style-name="CharStyle20"><text:span text:style-name="T18">kriabaly po tvári, tak že keď videl ho pán majster takého poškriabaného, hovorieval: „hľa, každá šelma značná! hľaď mu potom na driemoty, keď je on taký potmehúdol.“ Aby sme nezabudli, Petrík bol ešte vždy starým mládencom, hoci ťahal už k štyridsiatke, a keď ho starší ľudia naberali, že prečo sa nežení, radiac mu zo žartu tú lebo inú, aby sa už ovrabčil, že je už dosť starý, zasmial sa svojou plnou okrúhlou tvárou, sťa by sa bolo slniečko na teba usmialo, a odpovedal, že má k tomu ešte dosť času. Ktože by vraj chcel takú sirotu, ako je on, že on ženy nepotrebuje, atď.</text:span></text:span></text:p>
        <text:p text:style-name="P22"><text:span text:style-name="CharStyle20"><text:span text:style-name="T18">Raz bol vypukol v noci väčší požiar v naše ulici a tu pribehol čos</text:span></text:span><text:span text:style-name="CharStyle20"><text:span text:style-name="T1">i</text:span></text:span><text:span text:style-name="CharStyle20"><text:span text:style-name="T18"> kamsi Petrík zo mlyna vzal nás dvoch malých chlapcov, brata na ruku</text:span></text:span><text:span text:style-name="CharStyle16"><text:span text:style-name="T18"> </text:span></text:span><text:span text:style-name="CharStyle20"><text:span text:style-name="T18">mňa na chrbát a niesol na bezp</text:span></text:span><text:span text:style-name="CharStyle20"><text:span text:style-name="T1">e</text:span></text:span><text:span text:style-name="CharStyle20"><text:span text:style-name="T18">čné miesto do mlyna. My ale rozospatí chlapci rozplakali sme sa mu na pol ceste a Petrík darmo nás tíšil. </text:span></text:span><text:span text:style-name="CharStyle20"><text:span text:style-name="T26">I</text:span></text:span><text:span text:style-name="CharStyle20"><text:span text:style-name="T18"> položil nás na chodník a odtiaľ dívali sme sa na pož</text:span></text:span><text:span text:style-name="CharStyle20"><text:span text:style-name="T1">i</text:span></text:span><text:span text:style-name="CharStyle20"><text:span text:style-name="T18">ar, ktorý pomaly prestával. Potom nás Petrík zase vzal a zaniesol pekne domov.</text:span></text:span></text:p>
        <text:p text:style-name="P22"><text:span text:style-name="CharStyle20"><text:span text:style-name="T18">Inokedy zas zatárala sa do nášho mesta v pozdný </text:span></text:span><text:span text:style-name="CharStyle20"><text:span text:style-name="T1">j</text:span></text:span><text:span text:style-name="CharStyle20"><text:span text:style-name="T8">a</text:span></text:span><text:span text:style-name="CharStyle20"><text:span text:style-name="T18">se</text:span></text:span><text:span text:style-name="CharStyle20"><text:span text:style-name="T1">n</text:span></text:span><text:span text:style-name="CharStyle20"><text:span text:style-name="T18">ný čas menažeria, kde mali i hod­ného sl</text:span></text:span><text:span text:style-name="CharStyle20"><text:span text:style-name="T1">o</text:span></text:span><text:span text:style-name="CharStyle20"><text:span text:style-name="T18">na, ktorému dali spraviť kapce na nohy, aby mu v čas mrazov nepoziably. Keď viedli slona takto obut</text:span></text:span><text:span text:style-name="CharStyle20"><text:span text:style-name="T1">é</text:span></text:span><text:span text:style-name="CharStyle20"><text:span text:style-name="T18">ho cez mesto</text:span></text:span><text:span text:style-name="CharStyle20"><text:span text:style-name="T1">,</text:span></text:span><text:span text:style-name="CharStyle20"><text:span text:style-name="T18"> náhodou meškal tam i náš Petrík a díval sa tiež na pochod s „ele</text:span></text:span><text:span text:style-name="CharStyle20"><text:span text:style-name="T26">f</text:span></text:span><text:span text:style-name="CharStyle20"><text:span text:style-name="T18">antom“, ako ho </text:span></text:span><text:span text:style-name="CharStyle20"><text:span text:style-name="T8">o</text:span></text:span><text:span text:style-name="CharStyle20"><text:span text:style-name="T18">n menoval. Keď potom vo mlyne v</text:span></text:span><text:span text:style-name="CharStyle20"><text:span text:style-name="T1">yp</text:span></text:span><text:span text:style-name="CharStyle20"><text:span text:style-name="T18">rával o </text:span></text:span><text:span text:style-name="CharStyle20"><text:span text:style-name="T8">to</text:span></text:span><text:span text:style-name="CharStyle20"><text:span text:style-name="T18">m, čo videl v meste, pán majster opýtal sa ho: „Teda elefanta si videl, a slona nie?“ „Slona veru nie, len elefanta,“ od­vetil Petrík, ktorý si pod slonom niečo iného predstavoval.</text:span></text:span></text:p>
        <text:p text:style-name="P22"><text:span text:style-name="CharStyle20"><text:span text:style-name="T18">Jedenkrát bol Petrík odišiel do mesta a práve vtedy stalo sa, že tam jednomu väčšiemu pánovi z fabriky ušiel z klietky papagáj, na ktorého potom usporiadalo honbu robotníctvo fab</text:span></text:span><text:span text:style-name="CharStyle20"><text:span text:style-name="T8">ri</text:span></text:span><text:span text:style-name="CharStyle20"><text:span text:style-name="T18">ky po záhra­dách, kde sa po stromoch skrýval. Trvalo to dosť dlho, kým ho lapili, lebo preletoval z jednej zá­hrady do druhej a bolo pol mesta na nohách, keď chodili za ním lovci s dlhými rebríka</text:span></text:span><text:span text:style-name="CharStyle20"><text:span text:style-name="T1">mi</text:span></text:span><text:span text:style-name="CharStyle20"><text:span text:style-name="T18"> po dvoroch a záhradách. Petrík síce tajil, že by bol pri tom b</text:span></text:span><text:span text:style-name="CharStyle20"><text:span text:style-name="T1">ý</text:span></text:span><text:span text:style-name="CharStyle20"><text:span text:style-name="T18">val</text:span></text:span><text:span text:style-name="CharStyle20"><text:span text:style-name="T1">,</text:span></text:span><text:span text:style-name="CharStyle20"><text:span text:style-name="T18"> no majster Korec dopočul sa pred</text:span></text:span><text:span text:style-name="CharStyle16"><text:span text:style-name="T18"> </text:span></text:span><text:span text:style-name="CharStyle20"><text:span text:style-name="T18">jeho návratom </text:span></text:span><text:soft-page-break/><text:span text:style-name="CharStyle20"><text:span text:style-name="T18">od „k</text:span></text:span><text:span text:style-name="CharStyle20"><text:span text:style-name="T26">u</text:span></text:span><text:span text:style-name="CharStyle20"><text:span text:style-name="T18">pačov“ o tom, čo sa v meste robí, a keď došiel Pet</text:span></text:span><text:span text:style-name="CharStyle20"><text:span text:style-name="T8">rí</text:span></text:span><text:span text:style-name="CharStyle20"><text:span text:style-name="T18">k trocha pozdejšie domov, privítal ho so slovami: „Vari s</text:span></text:span><text:span text:style-name="CharStyle20"><text:span text:style-name="T1">i</text:span></text:span><text:span text:style-name="CharStyle20"><text:span text:style-name="T18"> aj ty pomáhal chytať toho p</text:span></text:span><text:span text:style-name="CharStyle20"><text:span text:style-name="T1">a</text:span></text:span><text:span text:style-name="CharStyle20"><text:span text:style-name="T18">gagája, keď si bol tam toľké časy? Ty papagáj</text:span></text:span><text:span text:style-name="CharStyle20"><text:span text:style-name="T26">!</text:span></text:span><text:span text:style-name="CharStyle20"><text:span text:style-name="T18">“ A dosť dlho prezýval ho potom papagájom, kým na vec nezabudol.</text:span></text:span></text:p>
        <text:p text:style-name="P6"><text:span text:style-name="CharStyle20"><text:span text:style-name="T1"/></text:span></text:p>
        <text:p text:style-name="P22"><text:span text:style-name="CharStyle20"><text:span text:style-name="T18">Ako sa stalo, ako nie, prišiel čas, že sa Petrík rozl</text:span></text:span><text:span text:style-name="CharStyle20"><text:span text:style-name="T1">ú</text:span></text:span><text:span text:style-name="CharStyle20"><text:span text:style-name="T18">čil s mlynom nav</text:span></text:span><text:span text:style-name="CharStyle20"><text:span text:style-name="T1">ž</text:span></text:span><text:span text:style-name="CharStyle20"><text:span text:style-name="T18">dy. Pohneval sa čosi viacej s pánom majstrom a v návale ťažkosti rozhodol sa opusti</text:span></text:span><text:span text:style-name="CharStyle20"><text:span text:style-name="T26">ť</text:span></text:span><text:span text:style-name="CharStyle20"><text:span text:style-name="T18"> mlyn, kde vyslúžil asi dve „kapitulácie“, t. j. 24 rokov, dať „s Bohom“ mlynárskemu životu I presťahoval sa do mesta, kde zjednal sa do služieb mäsiara Lastovičku a pomáhal mu okolo remesla, ktorému sa ako-tak už vo mlyne p</text:span></text:span><text:span text:style-name="CharStyle20"><text:span text:style-name="T1">ri </text:span></text:span><text:span text:style-name="CharStyle20"><text:span text:style-name="T18">zabíjačkách priučil. Cez leto ale pásaval kŕdeľ oviec a chodieval s nimi ta do voľnej prírody. </text:span></text:span><text:span text:style-name="CharStyle20"><text:span text:style-name="T1">I</text:span></text:span><text:span text:style-name="CharStyle20"><text:span text:style-name="T18"> stalo sa raz, že idúc do poľa, uvidel na ceste kus tlačeného papieru. Sohnul sa a zodvihol ho. Bol to list z nejakej náboženskej knihy, a bolo tam opísané, že roku Páne toho a toho za času toho a toho rímskeho otca v ktoromsi meste spadol s neba ohnivý kameň (najskôr to bol meteor!) a na tomto bolo napísané ohnivými písmenami, že vraj „ľudia majte sa k pokániu, lebo deň súdu sa blíži,“ atď. Pri pasen</text:span></text:span><text:span text:style-name="CharStyle20"><text:span text:style-name="T1">í</text:span></text:span><text:span text:style-name="CharStyle20"><text:span text:style-name="T18"> oviec si to potom stále prečitoval a poneváč mal „dobrú hlavu“, naučil sa to nazpamä</text:span></text:span><text:span text:style-name="CharStyle20"><text:span text:style-name="T1">ť</text:span></text:span><text:span text:style-name="CharStyle20"><text:span text:style-name="T18">. I začal to p</text:span></text:span><text:span text:style-name="CharStyle20"><text:span text:style-name="T26">o</text:span></text:span><text:span text:style-name="CharStyle20"><text:span text:style-name="T18">tom prednášať najprv len v takom užšom krúžku, potom keď sa to rozchýrilo, osmelil sa s tým pred ve­rejnosť a prednášal kdekoľvek na ulici, či pred kostolom alebo pri zvonici, keď tam bola pano­ráma alebo nejaká iná komédia. Neraz veru odtiahol odtiaľ cel</text:span></text:span><text:span text:style-name="CharStyle20"><text:span text:style-name="T1">é</text:span></text:span><text:span text:style-name="CharStyle20"><text:span text:style-name="T18"> publikum, ktoré ho dychtiv</text:span></text:span><text:span text:style-name="CharStyle20"><text:span text:style-name="T26">e</text:span></text:span><text:span text:style-name="CharStyle20"><text:span text:style-name="T1"> </text:span></text:span><text:span text:style-name="CharStyle20"><text:span text:style-name="T18">poslúchalo ani nejakého proroka alebo generála „armády spásy“. Keď už tak shŕklo sa vôkol neho viacej obecenstva z tej nižšej triedy, ako učnia, tovaryšia, robotníci a slúžky, a požiadal ho niekto o prednášku, tu Petrík spravil vážnu tvár, složil klobúk dolu a prežehnajúc sa začal pomaly odriekávať svoju reč o tom kameni ohnivom, čo spadnul s neba. Trvalo to dosť dlho a musela byť pri tom tichosť, lebo ak zbadal, že niektorý z poslucháčov robí pos</text:span></text:span><text:span text:style-name="CharStyle20"><text:span text:style-name="T1">m</text:span></text:span><text:span text:style-name="CharStyle20"><text:span text:style-name="T18">ešky alebo pochybuje o pravdivosti jeho slov, hneď pretrhol prednášku a s pohoršením osopil sa na patričného, potom ale chcel odísť. Bolo treba ho prehovárať a prosiť, aby sa odhodlal v prednáške pokračovať. Potom ho už ale nesmel nik viacej vytrhovať. Pamätám sa, raz v zimnom čase v čakálni železničnej sta­nice chytil sa bol do takej prednášky uprostred hodného obecenstva, no čo chvíľa príchod vlaku koniec urobil prednáške.</text:span></text:span></text:p>
        <text:p text:style-name="P22"><text:span text:style-name="CharStyle20"><text:span text:style-name="T18">Mysleli by ste azda, že to robil vari zo ziskuc</text:span></text:span><text:span text:style-name="CharStyle20"><text:span text:style-name="T26">h</text:span></text:span><text:span text:style-name="CharStyle20"><text:span text:style-name="T18">tivosti alebo ct</text:span></text:span><text:span text:style-name="CharStyle20"><text:span text:style-name="T1">i</text:span></text:span><text:span text:style-name="CharStyle20"><text:span text:style-name="T8">b</text:span></text:span><text:span text:style-name="CharStyle20"><text:span text:style-name="T18">ažnost</text:span></text:span><text:span text:style-name="CharStyle20"><text:span text:style-name="T1">i</text:span></text:span><text:span text:style-name="CharStyle20"><text:span text:style-name="T18">. Bože </text:span></text:span><text:soft-page-break/><text:span text:style-name="CharStyle20"><text:span text:style-name="T18">chráň! Peniaze by nebol prijal za svoju reč ani za svet. Ak ho</text:span></text:span><text:span text:style-name="CharStyle16"><text:span text:style-name="T18"> </text:span></text:span><text:span text:style-name="CharStyle20"><text:span text:style-name="T18">niekto obdaril cigarkou, to prijal vďačne, hoci sám málokedy fajčil, inšie ale nie. Neraz hovorievali mu známi: „Petrík, Petrík, ty si mal by</text:span></text:span><text:span text:style-name="CharStyle20"><text:span text:style-name="T26">ť</text:span></text:span><text:span text:style-name="CharStyle20"><text:span text:style-name="T18"> kňazom, keď vieš tak pekne kázať a máš takú dobrú pamäť a k tomu taký nábožný a bohabojný človek z teba.“ Čo veru aj nemálo lichotilo Petríkovi, no vyho­váral sa, že on taký chudák a sirota by nebol mal k tomu prostriedkov a jeho ujec v Žiline o neho moc nestál.</text:span></text:span></text:p>
        <text:p text:style-name="P22"><text:span text:style-name="CharStyle20"><text:span text:style-name="T18">No nielen o kameni vedel Petrík prednášať, ale aj iné veci. Keď ho na pr. niekto požiadal, aby recitoval niečo po nemecky, tu začal remzať s nenapodobiteľnou rýchlosťou jedno za druhým mená miestnych židov: Schles</text:span></text:span><text:span text:style-name="CharStyle20"><text:span text:style-name="T1">i</text:span></text:span><text:span text:style-name="CharStyle20"><text:span text:style-name="T18">nger, Grossmann, Fischer, Gl</text:span></text:span><text:span text:style-name="CharStyle20"><text:span text:style-name="T17">ü</text:span></text:span><text:span text:style-name="CharStyle20"><text:span text:style-name="T18">cksthal, Scheinberger, Sch</text:span></text:span><text:span text:style-name="CharStyle20"><text:span text:style-name="T17">ö</text:span></text:span><text:span text:style-name="CharStyle20"><text:span text:style-name="T18">nwald, Goldberger, Herz, Waldmann, Immerblum, Vogel. . atď. Nuž taká to bola „nemčina“, že by sa ani Goethe nebol v nej vyznal.</text:span></text:span></text:p>
        <text:p text:style-name="P22"><text:span text:style-name="CharStyle20"><text:span text:style-name="T18">Keď Petrík dostal sa do mesta, začala sa nielen nová kapitola v jeho živote, ale musel k svojmu zklamaniu zkúsiť a podstúpiť i mnohé trpkosti. Kým nachodil sa vo mlyne, zriedka kedy chodieval do mesta, obyčajne na vozíku s pánom majstrom múku rozvážať alebo do kostola a v meste si ho málo všímali. Ako ale osadi</text:span></text:span><text:span text:style-name="CharStyle20"><text:span text:style-name="T26">l</text:span></text:span><text:span text:style-name="CharStyle20"><text:span text:style-name="T18"> sa v meste, pre svoju nízku, zakrpatenú postavu stal sa terčom posmešk</text:span></text:span><text:span text:style-name="CharStyle20"><text:span text:style-name="T8">o</text:span></text:span><text:span text:style-name="CharStyle20"><text:span text:style-name="T18">v a prezývok mestskej nezbednej chasy, ktorá nazvala ho „brmboľom“, „batohom“ a pre­zývala h</text:span></text:span><text:span text:style-name="CharStyle20"><text:span text:style-name="T1">o</text:span></text:span><text:span text:style-name="CharStyle20"><text:span text:style-name="T18"> tak pri každej možnej príležitosti. Petrík sa zprvu dosť nazlobil, dosť sa nanaháňal za po­smešnými chlapci a beda bolo tomu, ktorého d</text:span></text:span><text:span text:style-name="CharStyle20"><text:span text:style-name="T1">o</text:span></text:span><text:span text:style-name="CharStyle20"><text:span text:style-name="T18">chytil a potrestal. No zato prezývali ho ďalej a nič nedbali na to, že on proti tomu protestoval, keď mu takýmto spôsobom život otravovali. Nahliadol ale, že čím viac sa hnevá, tým je horšie, a preto sa viacej nezrel o posmešn</text:span></text:span><text:span text:style-name="CharStyle20"><text:span text:style-name="T1">í</text:span></text:span><text:span text:style-name="CharStyle20"><text:span text:style-name="T18">kov, pomysliac si, že </text:span></text:span><text:span text:style-name="CharStyle20"><text:span text:style-name="T1">„</text:span></text:span><text:span text:style-name="CharStyle20"><text:span text:style-name="T18">aká sviňa, taký kvik, aký človek, taký krik“, a šiel za svojou prácou.</text:span></text:span></text:p>
        <text:p text:style-name="P22"><text:span text:style-name="CharStyle20"><text:span text:style-name="T18">Po niekoľkých rokoch služby u mäsiara La­stovičku, keď sa tento z mesta preč vysťahoval, prešiel Petrík už ako štyridsiatnik do kondície k farbiarovi židovi v s</text:span></text:span><text:span text:style-name="CharStyle20"><text:span text:style-name="T8">ú</text:span></text:span><text:span text:style-name="CharStyle20"><text:span text:style-name="T18">sedstve a tam sotrval pár rokov až do svojej smrti.</text:span></text:span></text:p>
        <text:p text:style-name="P22"><text:span text:style-name="CharStyle20"><text:span text:style-name="T18">Pýtate sa azda, že akou smrťou skončil náš Petrík svoj strastiplný mládenecký život? Nuž veru, žiaľbohu, nie prirodzenou. Pri</text:span></text:span><text:span text:style-name="CharStyle20"><text:span text:style-name="T1">š</text:span></text:span><text:span text:style-name="CharStyle20"><text:span text:style-name="T18">iel do mesta v letnej dobe cirkus, v ktorom odbývaly sa aj zápasy, a tu zachvátila zápasnícka horúčka mnoh</text:span></text:span><text:span text:style-name="CharStyle20"><text:span text:style-name="T1">ý</text:span></text:span><text:span text:style-name="CharStyle20"><text:span text:style-name="T18">ch z prostredia Pet</text:span></text:span><text:span text:style-name="CharStyle20"><text:span text:style-name="T8">rí</text:span></text:span><text:span text:style-name="CharStyle20"><text:span text:style-name="T18">kovho. Menovite bol to istý Cimbalník, pekársky tovaryš a rodom Čech, malý, nepatrný človek, ktorý preslávil sa tým, že v cirkuse pr</text:span></text:span><text:span text:style-name="CharStyle20"><text:span text:style-name="T26">e</text:span></text:span><text:span text:style-name="CharStyle20"><text:span text:style-name="T18">vládal atletu-černocha, položiac ho „na lopatky“, a tento potom založil školu zápasníkov. Kdekade </text:span></text:span><text:soft-page-break/><text:span text:style-name="CharStyle20"><text:span text:style-name="T18">poza humn</text:span></text:span><text:span text:style-name="CharStyle20"><text:span text:style-name="T26">á</text:span></text:span><text:span text:style-name="CharStyle20"><text:span text:style-name="T18"> na pažitiach bolo vídať večerami cvičiť sa garbiarov a všakových tovaryšov v zá­pasoch pod dozorom Cimbalníkovým. Nahovorili</text:span></text:span><text:span text:style-name="CharStyle16"><text:span text:style-name="T18"> </text:span></text:span><text:span text:style-name="CharStyle20"><text:span text:style-name="T18">i Petríka a tento oddal sa tiež kdesi na pažiti do zápasu s ne</text:span></text:span><text:span text:style-name="CharStyle20"><text:span text:style-name="T1">j</text:span></text:span><text:span text:style-name="CharStyle20"><text:span text:style-name="T18">akým kolegom. V horúčke paso­vania potom už nedbali pravidiel „francúzskych zápasov“, ale dali sa vážne do vlasov, a tu pro­tivník v zúrivosti tak dokopal milého Petr</text:span></text:span><text:span text:style-name="CharStyle20"><text:span text:style-name="T1">í</text:span></text:span><text:span text:style-name="CharStyle20"><text:span text:style-name="T18">ka do brucha, že tento dostal „miserere“ a na druhý deň v hrozných bo</text:span></text:span><text:span text:style-name="CharStyle20"><text:span text:style-name="T8">ľ</text:span></text:span><text:span text:style-name="CharStyle20"><text:span text:style-name="T18">astiach dokonal. Pohrab mal pekn</text:span></text:span><text:span text:style-name="CharStyle20"><text:span text:style-name="T1">ý. </text:span></text:span><text:span text:style-name="CharStyle20"><text:span text:style-name="T18">Odprevadili ho na poslednej púti i jeho bývalí šéfovia: mlynár Korec, mäsiar Lastovička, ktorý náhodou meškal v meste, a žid-farbiar. Tento posledný vystrojil Petrík</text:span></text:span><text:span text:style-name="CharStyle20"><text:span text:style-name="T8">o</text:span></text:span><text:span text:style-name="CharStyle20"><text:span text:style-name="T18">vi z jeho usporených groš</text:span></text:span><text:span text:style-name="CharStyle20"><text:span text:style-name="T8">í</text:span></text:span><text:span text:style-name="CharStyle20"><text:span text:style-name="T18"> slušný pohrab, na ktorom sa mu ešte aj dva vence dostali od kohosi.</text:span></text:span></text:p>
        <text:p text:style-name="P22"><text:span text:style-name="CharStyle20"><text:span text:style-name="T18">Teraz si už tam spočíva na cmiteri náš Petrík po kariére, započatej vo mlyne, zabudnutý tak, a</text:span></text:span><text:span text:style-name="CharStyle20"><text:span text:style-name="T8">ko</text:span></text:span><text:span text:style-name="CharStyle20"><text:span text:style-name="T18"> bo</text:span></text:span><text:span text:style-name="CharStyle20"><text:span text:style-name="T8">l</text:span></text:span><text:span text:style-name="CharStyle20"><text:span text:style-name="T18"> </text:span></text:span><text:span text:style-name="CharStyle20"><text:span text:style-name="T1">a</text:span></text:span><text:span text:style-name="CharStyle20"><text:span text:style-name="T8">j</text:span></text:span><text:span text:style-name="CharStyle20"><text:span text:style-name="T18"> za živa osiralý a na seba zanechan</text:span></text:span><text:span text:style-name="CharStyle20"><text:span text:style-name="T1">ý</text:span></text:span><text:span text:style-name="CharStyle20"><text:span text:style-name="T18">.</text:span></text:span></text:p>
        <text:p text:style-name="P22"><text:span text:style-name="CharStyle20"><text:span text:style-name="T18">No ale ho ešte vzkriesime v našich rozpo­mienkach, lebo ho v našich rozprávkach častejšie spomínať budeme.</text:span></text:span></text:p>
        <text:h text:style-name="P34" text:outline-level="2"><text:span text:style-name="CharStyle4"><text:span text:style-name="T18"/></text:span></text:h>
        <text:h text:style-name="P35" text:outline-level="2"><text:span text:style-name="CharStyle4"><text:span text:style-name="T18"/></text:span></text:h>
        <text:h text:style-name="Heading_20_1" text:outline-level="1"><text:bookmark-start text:name="bookmark18"/><text:span text:style-name="CharStyle4"><text:span text:style-name="T18">O zabíjačke vo mlyne a o Lenčovi s jeho čaro</text:span></text:span><text:span text:style-name="CharStyle4"><text:span text:style-name="T1">d</text:span></text:span><text:span text:style-name="CharStyle4"><text:span text:style-name="T18">ejstvami.</text:span></text:span><text:bookmark-end text:name="bookmark18"/></text:h>
        <text:p text:style-name="P22"><text:span text:style-name="CharStyle20"><text:span text:style-name="T18"/></text:span></text:p>
        <text:p text:style-name="P23"><text:span text:style-name="CharStyle20"><text:span text:style-name="T18">Je zimný čas vo fašiangoch. Vo mlyne na </text:span></text:span><text:span text:style-name="CharStyle20"><text:span text:style-name="T1">„</text:span></text:span><text:span text:style-name="CharStyle20"><text:span text:style-name="T18">Tureckom</text:span></text:span><text:span text:style-name="CharStyle20"><text:span text:style-name="T1">“</text:span></text:span><text:span text:style-name="CharStyle20"><text:span text:style-name="T18"> je živo, zaklali dvoch bravov a preto je roboty dosť, každý má sa čím zamestnávať. Veď kdeže by aj nie, dvoch bravov obriadiť, po­sekať je na jeden deň priam dosť.</text:span></text:span></text:p>
        <text:p text:style-name="P22"><text:span text:style-name="CharStyle20"><text:span text:style-name="T18">Keď k večeru roboty ubudlo, poprichodili hostia, ktorých doviezol na korbe Peter z mesta. Boli to traja švagrovia pána majstrovi so svojimi rodinami, jeden z n</text:span></text:span><text:span text:style-name="CharStyle20"><text:span text:style-name="T1">i</text:span></text:span><text:span text:style-name="CharStyle20"><text:span text:style-name="T18">ch tiež mlynárskeho náboženstva, z dolného mlyna pod pivovárom, ktorý prišiel so ženou na svojich saniach. Ako hovoril, dávno nebolo takej sanice, aká je teraz.</text:span></text:span></text:p>
        <text:p text:style-name="P22"><text:span text:style-name="CharStyle20"><text:span text:style-name="T18">V izbe nad stolom visí lampa, osvetľujúc usadivších sa hostí, v kuchyni na ohništi varia sa v kotle jaternice, klbásy, </text:span></text:span><text:span text:style-name="CharStyle20"><text:span text:style-name="T1">š</text:span></text:span><text:span text:style-name="CharStyle20"><text:span text:style-name="T18">tekliace svojou vôňou nosy uzimených hostí. Na stole „kotlovina“, obar, hriato, čerstvé krapne a čochvíľa priniesli aj do­varené </text:span></text:span><text:span text:style-name="CharStyle20"><text:span text:style-name="T1">„</text:span></text:span><text:span text:style-name="CharStyle20"><text:span text:style-name="T18">hurky“ a klobásy. Netreba veľmi núkať nikoho, každý zajedá si i upíja s chuťou, iba mlynár Vodný z dolného mlyna dá sa n</text:span></text:span><text:span text:style-name="CharStyle20"><text:span text:style-name="T1">ú</text:span></text:span><text:span text:style-name="CharStyle20"><text:span text:style-name="T18">kať do</text:span></text:span><text:span text:style-name="CharStyle35"><text:span text:style-name="T18"> </text:span></text:span><text:span text:style-name="CharStyle20"><text:span text:style-name="T18">pitia, na čo mlynár Korec, ktorý sa práve chválil, že ko</text:span></text:span><text:span text:style-name="CharStyle20"><text:span text:style-name="T1">ľ</text:span></text:span><text:span text:style-name="CharStyle20"><text:span text:style-name="T18">ko vážily jeho bravy, štrngnúc si so všetkými, povie:</text:span></text:span></text:p>
        <text:p text:style-name="P22"><text:span text:style-name="CharStyle20"><text:span text:style-name="T18">„Hja, ten vám je </text:span></text:span><text:span text:style-name="CharStyle20"><text:span text:style-name="T9">u</text:span></text:span><text:span text:style-name="CharStyle20"><text:span text:style-name="T18">ž pyšný na hriato, keď ma pod nosom pivovár. Teraz súka len pivo, veď aj pozna</text:span></text:span><text:span text:style-name="CharStyle20"><text:span text:style-name="T27">ť</text:span></text:span><text:span text:style-name="CharStyle20"><text:span text:style-name="T18"> na </text:span></text:span><text:span text:style-name="CharStyle20"><text:span text:style-name="T9">ň</text:span></text:span><text:span text:style-name="CharStyle20"><text:span text:style-name="T18">om, tučnie na vidomoči. Mal si aj sem priniesť z neho aspoň malý súdok. Choďte ale k nemu na hostinu, nuž vás ponúkne s pe­čenou kukuricou </text:span></text:span><text:soft-page-break/><text:span text:style-name="CharStyle20"><text:span text:style-name="T18">na riečici.“</text:span></text:span></text:p>
        <text:p text:style-name="P22"><text:span text:style-name="CharStyle20"><text:span text:style-name="T18">„No, no švagre, neuznávaj ma za takého skupáňa“, protestuje urazený Vodný. „Na dnes týždeň budem ja zakáľať a vtedy pr</text:span></text:span><text:span text:style-name="CharStyle20"><text:span text:style-name="T27">í</text:span></text:span><text:span text:style-name="CharStyle20"><text:span text:style-name="T18">ďte všetci ku mne, aby ste sa presvedčili, že vás budem hosti</text:span></text:span><text:span text:style-name="CharStyle20"><text:span text:style-name="T27">ť</text:span></text:span><text:span text:style-name="CharStyle20"><text:span text:style-name="T18"> aspoň takto, ako tu, ak nie lepšie. Aj toho piva sa napijete u mňa.“</text:span></text:span></text:p>
        <text:p text:style-name="P22"><text:span text:style-name="CharStyle20"><text:span text:style-name="T18">No je tu medzi hosťami i jedna, do rodiny nepatriaca osoba, zavítavšia sem ešte za rána, s ktorou musíme sa bližšie oboznámiť.</text:span></text:span></text:p>
        <text:p text:style-name="P22"><text:span text:style-name="CharStyle20"><text:span text:style-name="T18">Je to Lenčo zo Sučian, bývalý </text:span></text:span><text:span text:style-name="CharStyle20"><text:span text:style-name="T27">š</text:span></text:span><text:span text:style-name="CharStyle20"><text:span text:style-name="T18">efraník, chlap medzi štyridsiatkou a päťdesiatkou, ktorý sťa taký večitý „krajánek“ putoval od mlyna k mlynu, zja­vujúc sa vo mlyne „na Tureckom“ dva-tri razy do roka. Teraz práve naďabil v taký dobrý čas, ani čo by bol uhádol, že i pán majster povedal:</text:span></text:span></text:p>
        <text:p text:style-name="P22"><text:span text:style-name="CharStyle20"><text:span text:style-name="T18">„Vari zavoňal kujon z ďaleka, že budeme zakáľať, alebo mu to nejaký zmak pošepol, keď </text:span></text:span><text:span text:style-name="CharStyle20"><text:span text:style-name="T27">pr</text:span></text:span><text:span text:style-name="CharStyle20"><text:span text:style-name="T18">áve dnes k nám dotiahol.“</text:span></text:span></text:p>
        <text:p text:style-name="P22"><text:span text:style-name="CharStyle20"><text:span text:style-name="T18">A</text:span></text:span><text:span text:style-name="CharStyle20"><text:span text:style-name="T9">l</text:span></text:span><text:span text:style-name="CharStyle20"><text:span text:style-name="T18">e ho aj pritiahli — ako inokedy — hneď</text:span></text:span><text:span text:style-name="CharStyle16"><text:span text:style-name="T18"> </text:span></text:span><text:span text:style-name="CharStyle20"><text:span text:style-name="T18">pomáhať a musel z rána tu brava za ucho držať, tu p</text:span></text:span><text:span text:style-name="CharStyle20"><text:span text:style-name="T9">ri</text:span></text:span><text:span text:style-name="CharStyle20"><text:span text:style-name="T18"> </text:span></text:span><text:span text:style-name="CharStyle20"><text:span text:style-name="T9">o</text:span></text:span><text:span text:style-name="CharStyle20"><text:span text:style-name="T18">bára</text:span></text:span><text:span text:style-name="CharStyle20"><text:span text:style-name="T9">ní</text:span></text:span><text:span text:style-name="CharStyle20"><text:span text:style-name="T18"> a </text:span></text:span><text:span text:style-name="CharStyle20"><text:span text:style-name="T27">o</text:span></text:span><text:span text:style-name="CharStyle20"><text:span text:style-name="T18">bria</text:span></text:span><text:span text:style-name="CharStyle20"><text:span text:style-name="T9">d</text:span></text:span><text:span text:style-name="CharStyle20"><text:span text:style-name="T18">ení asistovať alebo nasýpať na kôš, keď Peter nestihnul odbehnúť. Vždy mali preňho nejakú robotu, a</text:span></text:span><text:span text:style-name="CharStyle20"><text:span text:style-name="T9">b</text:span></text:span><text:span text:style-name="CharStyle20"><text:span text:style-name="T18">y sa len tak na nich nedíval a daromn</text:span></text:span><text:span text:style-name="CharStyle20"><text:span text:style-name="T9">e</text:span></text:span><text:span text:style-name="CharStyle20"><text:span text:style-name="T18"> nepost</text:span></text:span><text:span text:style-name="CharStyle20"><text:span text:style-name="T9">á</text:span></text:span><text:span text:style-name="CharStyle20"><text:span text:style-name="T18">val.</text:span></text:span></text:p>
        <text:p text:style-name="P22"><text:span text:style-name="CharStyle20"><text:span text:style-name="T18">Teraz si už aj on oddychuje po štrap</text:span></text:span><text:span text:style-name="CharStyle20"><text:span text:style-name="T27">á</text:span></text:span><text:span text:style-name="CharStyle20"><text:span text:style-name="T18">ciach zabíjačky a sediac za stolom p</text:span></text:span><text:span text:style-name="CharStyle20"><text:span text:style-name="T27">ri</text:span></text:span><text:span text:style-name="CharStyle20"><text:span text:style-name="T18"> okne rozpráva o svojich kúskoch a zkúsenostiach v Rusku, kde kedysi za mladších liet šefraníčil a olejkáril.</text:span></text:span></text:p>
        <text:p text:style-name="P22"><text:span text:style-name="CharStyle20"><text:span text:style-name="T18">Pán majster, ktorý už zunoval počúvať jeho šibalstvá, nadal mu do šarlatánov, žeby už prestal tie staré hriechy spomínať. Potom nalejúc do po­hárikov, kázal mu, aby rozprával radšej, čo no­vého naslýchal od toho času, čo nebol vo mlyne, keď sa vláči sem a tam po mlynoch a kdeka</text:span></text:span><text:span text:style-name="CharStyle20"><text:span text:style-name="T27">d</text:span></text:span><text:span text:style-name="CharStyle20"><text:span text:style-name="T18">e inde, i počuje, zkúsi všade niečo, kdežto k nim do mlyna málokedy zaveje vietor nejakú novinu.</text:span></text:span></text:p>
        <text:p text:style-name="P22"><text:span text:style-name="CharStyle20"><text:span text:style-name="T18">„Hm,“ odvetil Lenčo a vytrúsiac pohárik do dna so svojím príslovím: „hopsa </text:span></text:span><text:span text:style-name="CharStyle20"><text:span text:style-name="T9">d</text:span></text:span><text:span text:style-name="CharStyle20"><text:span text:style-name="T18">uša, utopíš sa“, začal:</text:span></text:span></text:p>
        <text:p text:style-name="P22"><text:span text:style-name="CharStyle20"><text:span text:style-name="T18">„Nuž dobre, rozpoviem vám, čo sa prihodilo toť ned</text:span></text:span><text:span text:style-name="CharStyle20"><text:span text:style-name="T1">á</text:span></text:span><text:span text:style-name="CharStyle20"><text:span text:style-name="T18">vno hore vidiekom, mlyn</text:span></text:span><text:span text:style-name="CharStyle20"><text:span text:style-name="T1">á</text:span></text:span><text:span text:style-name="CharStyle20"><text:span text:style-name="T18">rovi na Čeremošnom</text:span></text:span><text:span text:style-name="CharStyle20"><text:span text:style-name="T1">,</text:span></text:span><text:span text:style-name="CharStyle20"><text:span text:style-name="T18"> o ktorom aj vy tu chyrujete. Prišiel vám k nemu v jaseni pozde večer akýsi človek, čo chodil s medveďom, teda taký medvediar a pýtal si nocľah od neho. Mlynár sa zprvu zdráhal, lebo neznámemu človekovi nedôveroval, konečne ale dal sa uprosiť a dovolil milému medvediarovi</text:span></text:span><text:span text:style-name="CharStyle16"><text:span text:style-name="T18"> </text:span></text:span><text:span text:style-name="CharStyle20"><text:span text:style-name="T18">prenocovať v mlynici. Čo ale s medveďom? Aj tomu našli noc</text:span></text:span><text:span text:style-name="CharStyle20"><text:span text:style-name="T1">ľ</text:span></text:span><text:span text:style-name="CharStyle20"><text:span text:style-name="T18">ah. Mal mlynár prázdny svinský chliev, odkiaľ </text:span></text:span><text:soft-page-break/><text:span text:style-name="CharStyle20"><text:span text:style-name="T18">bol brava deň pred tým predal, i uložili ta medveďa na s</text:span></text:span><text:span text:style-name="CharStyle20"><text:span text:style-name="T27">l</text:span></text:span><text:span text:style-name="CharStyle20"><text:span text:style-name="T18">amu. </text:span></text:span><text:span text:style-name="CharStyle20"><text:span text:style-name="T1">I</text:span></text:span><text:span text:style-name="CharStyle20"><text:span text:style-name="T18">šli spať. Tu zrazu okolo polnoci vyburcuje ich zo spania nehorázny krik a rev, ktorý sa strhol na dvore. Mlynár pre­budí sa a myslí si, že to jeho nocľažník vystrája tam niečo s medveďom. Chytro sa oblečie, zahodí na seba kožuch, zobudí tovaryša a soberúc flintu, idú s lampášom na dvor. V ten čas vybehol z mlynice i medved</text:span></text:span><text:span text:style-name="CharStyle20"><text:span text:style-name="T1">i</text:span></text:span><text:span text:style-name="CharStyle20"><text:span text:style-name="T18">ar a tu vidia na dvore pred chlievom, že medveď je von a kohosi tam na zemi gniavi a zauchuje, až milá vec. Ten ktosi pod ním kričí z celého hrdla na ratu, medveď reve a m</text:span></text:span><text:span text:style-name="CharStyle20"><text:span text:style-name="T9">u</text:span></text:span><text:span text:style-name="CharStyle20"><text:span text:style-name="T18">m</text:span></text:span><text:span text:style-name="CharStyle20"><text:span text:style-name="T9">l</text:span></text:span><text:span text:style-name="CharStyle20"><text:span text:style-name="T18">e, až tu jeho gazda priskočí a </text:span></text:span><text:span text:style-name="CharStyle20"><text:span text:style-name="T9">d</text:span></text:span><text:span text:style-name="CharStyle20"><text:span text:style-name="T18">o­chytí ho za re</text:span></text:span><text:span text:style-name="CharStyle20"><text:span text:style-name="T9">ť</text:span></text:span><text:span text:style-name="CharStyle20"><text:span text:style-name="T18">az, aby oslobo</text:span></text:span><text:span text:style-name="CharStyle20"><text:span text:style-name="T27">d</text:span></text:span><text:span text:style-name="CharStyle20"><text:span text:style-name="T1">i</text:span></text:span><text:span text:style-name="CharStyle20"><text:span text:style-name="T18">l p</text:span></text:span><text:span text:style-name="CharStyle20"><text:span text:style-name="T1">o</text:span></text:span><text:span text:style-name="CharStyle20"><text:span text:style-name="T18">driapaného človeka. Bol to zlodej, čo prišiel mlynárovho pre­daného brava ukradnúť. Keď ale otvoril </text:span></text:span><text:span text:style-name="CharStyle20"><text:span text:style-name="T27">d</text:span></text:span><text:span text:style-name="CharStyle20"><text:span text:style-name="T18">vercia na chlieve a hmatal tam za bravom, vyrútil sa na neho medveď a bol by ho </text:span></text:span><text:span text:style-name="CharStyle20"><text:span text:style-name="T9">v</text:span></text:span><text:span text:style-name="CharStyle20"><text:span text:style-name="T18">ari roztrhal, keby ho neboli obránili.“</text:span></text:span></text:p>
        <text:p text:style-name="P22"><text:span text:style-name="CharStyle20"><text:span text:style-name="T18">Tu zamiešal sa do reči pán majster, hovoriac: „Veru sme aj my tu museli dávať pozor na statok, lebo tu sa najdú tiež takí zlodeji. Hľa, lanského leta ukradli Podkoníčania z fabriky u Haft</text:span></text:span><text:span text:style-name="CharStyle20"><text:span text:style-name="T9">í</text:span></text:span><text:span text:style-name="CharStyle20"><text:span text:style-name="T18">kov v Priehrade teľa a upiekli ho tu na starom riečišti vo vrbinách. Potom zase akísi Taliani z tehelne kradli prasce, ma</text:span></text:span><text:span text:style-name="CharStyle20"><text:span text:style-name="T1">č</text:span></text:span><text:span text:style-name="CharStyle20"><text:span text:style-name="T18">ky, psov, čo prišlo pod ruky</text:span></text:span><text:span text:style-name="CharStyle20"><text:span text:style-name="T1"> </text:span></text:span><text:span text:style-name="CharStyle20"><text:span text:style-name="T18">a piekli vraj pri pálení tehly. Mali s</text:span></text:span><text:span text:style-name="CharStyle20"><text:span text:style-name="T27">m</text:span></text:span><text:span text:style-name="CharStyle20"><text:span text:style-name="T18">e strachu dosť, no chvála Bohu, nezkapalo n</text:span></text:span><text:span text:style-name="CharStyle20"><text:span text:style-name="T27">á</text:span></text:span><text:span text:style-name="CharStyle20"><text:span text:style-name="T18">m posiaľ nič“</text:span></text:span></text:p>
        <text:p text:style-name="P22"><text:span text:style-name="CharStyle20"><text:span text:style-name="T18">„Nuž a to viete vari,“ ozval sa Lenčo, </text:span></text:span><text:span text:style-name="CharStyle20"><text:span text:style-name="T1">„</text:span></text:span><text:span text:style-name="CharStyle20"><text:span text:style-name="T18">keď sme už pri medveďovi, že medveď pochodí z mly­n</text:span></text:span><text:span text:style-name="CharStyle20"><text:span text:style-name="T1">á</text:span></text:span><text:span text:style-name="CharStyle20"><text:span text:style-name="T18">ra!“</text:span></text:span></text:p>
        <text:p text:style-name="P22"><text:span text:style-name="CharStyle20"><text:span text:style-name="T18">„Ba ešte čo,“ zhrozil sa p</text:span></text:span><text:span text:style-name="CharStyle20"><text:span text:style-name="T27">á</text:span></text:span><text:span text:style-name="CharStyle20"><text:span text:style-name="T18">n majster. „Choďte, vy táradlo voľáke!“</text:span></text:span></text:p>
        <text:p text:style-name="P22"><text:span text:style-name="CharStyle20"><text:span text:style-name="T18">„Ba veru som to ja tak počul, že keď Pán Kristus ešte po svete chodil, chcel ho raz jeden mlynár nastrašiť a schoval sa pod most, kadiaľ išiel Kristus. Odtiaľ potom mumlal na neho, na čo Kristus premenil ho z pokuty na medveďa, z bie­leho na čierneho. Celkom tak, ako toho žida, čo sa skryl pod koryto, na sviňu.</text:span></text:span></text:p>
        <text:p text:style-name="P22"><text:span text:style-name="CharStyle20"><text:span text:style-name="T18">„A to zase ako?“ tázali sa všetci.</text:span></text:span></text:p>
        <text:p text:style-name="P22"><text:span text:style-name="CharStyle20"><text:span text:style-name="T18">„Nuž a či ste ešte o tom nepočuli? Chceli vraj židia zkúša</text:span></text:span><text:span text:style-name="CharStyle20"><text:span text:style-name="T1">ť</text:span></text:span><text:span text:style-name="CharStyle20"><text:span text:style-name="T18"> Krista, či je ozaj ta</text:span></text:span><text:span text:style-name="CharStyle20"><text:span text:style-name="T27">k</text:span></text:span><text:span text:style-name="CharStyle20"><text:span text:style-name="T1">ý</text:span></text:span><text:span text:style-name="CharStyle20"><text:span text:style-name="T18"> vševedúci, i kázali mu hádať, že čo je pod korytom, kam vopred jednoho žida skryli. Na to Kristus odpo­vedal, že vraj sviňa. Židia sa tešili, že ho dostali, no st</text:span></text:span><text:span text:style-name="CharStyle20"><text:span text:style-name="T1">ŕ</text:span></text:span><text:span text:style-name="CharStyle20"><text:span text:style-name="T18">pli, keď podvihli koryto a odtiaľ vyšla </text:span></text:span><text:span text:style-name="CharStyle20"><text:span text:style-name="T27">sku</text:span></text:span><text:span text:style-name="CharStyle20"><text:span text:style-name="T18">točne sviňa krochkajúc. Kristus totiž premenil toho žida z trestu na sviňu. Tak mu bolo treba, načo liezol ta, kam ozaj len sviňa patrí, pod koryto. Od toho času nejedia židia sviňského mäsa. My </text:span></text:span><text:span text:style-name="CharStyle20"><text:span text:style-name="T9">al</text:span></text:span><text:span text:style-name="CharStyle20"><text:span text:style-name="T18">e nie sme takí blázni, my s</text:span></text:span><text:span text:style-name="CharStyle20"><text:span text:style-name="T27">i</text:span></text:span><text:span text:style-name="CharStyle20"><text:span text:style-name="T18"> to veru s chuťou zajeme, nošak, pán majster,“ doložil Lenčo, kladúc </text:span></text:span><text:span text:style-name="CharStyle20"><text:span text:style-name="T27">d</text:span></text:span><text:span text:style-name="CharStyle20"><text:span text:style-name="T18">o úst hodný kus klbásy.</text:span></text:span></text:p>
        <text:p text:style-name="P22"><text:soft-page-break/><text:span text:style-name="CharStyle20"><text:span text:style-name="T1">„</text:span></text:span><text:span text:style-name="CharStyle20"><text:span text:style-name="T18">Čo to všetko vie táto dra</text:span></text:span><text:span text:style-name="CharStyle20"><text:span text:style-name="T1">ň</text:span></text:span><text:span text:style-name="CharStyle20"><text:span text:style-name="T18">,“ pokrútil hlavou pán majster, nalievajúc do prázdnych pohárov. </text:span></text:span><text:span text:style-name="CharStyle20"><text:span text:style-name="T1">„</text:span></text:span><text:span text:style-name="CharStyle20"><text:span text:style-name="T18">No, na zdravie! Nech nás pán Boh živí, aby sme ešte moc takých bravov pochovať mohli </text:span></text:span><text:span text:style-name="CharStyle20"><text:span text:style-name="T1">—</text:span></text:span><text:span text:style-name="CharStyle20"><text:span text:style-name="T18"> v našich ža­lúdkoch.“ Slovám „šarlatán“ a „draň“ naučil sa od Lenču, ktorý ich ako bývalý šefran</text:span></text:span><text:span text:style-name="CharStyle20"><text:span text:style-name="T1">í</text:span></text:span><text:span text:style-name="CharStyle20"><text:span text:style-name="T18">k často užíval.</text:span></text:span></text:p>
        <text:p text:style-name="P22"><text:span text:style-name="CharStyle20"><text:span text:style-name="T18">Také historky vedel vyprávať zakaždým náš Lenčo a pobavil s nimi prítomných. Vždy mal o čom rozprávať. O všelijakých novinkách, čo sa tam a tam stalo, čo v tom lebo onom mlyne nov</text:span></text:span><text:span text:style-name="CharStyle20"><text:span text:style-name="T1">é</text:span></text:span><text:span text:style-name="CharStyle20"><text:span text:style-name="T18">ho, kde bola a bude muzika, ako mlynár na Lipovci nedávno dcéru vydával, atď. Čo sa robí vo svete, v poli­tike, lebo aj noviny čítaval, a o všeličom inom.</text:span></text:span></text:p>
        <text:p text:style-name="P22"><text:span text:style-name="CharStyle20"><text:span text:style-name="T18">Keď skončil Lenčo, jeden z hostí chytil sa do rozprávky o tom bohatom mlynárovi, čo išiel za kmotra chudobnému učiteľovi a ako ho tento potom musel po smrti mlynárovej dľa jeho žia­dosti tri noci strážiť, dve noci vo mlyne, tretiu na cmiteri. Táto rozprávka nejednomu menovite z tých mladších nahnala husiu kožku na telo, keď bola reč o tých troch čiernych psoch, čo prišli lakomého mlynára z hrobu vyhrabať, a o trojkráľovej kriede, tak že boli radi, keď ktosi po zakončení rozprávky zvolal:</text:span></text:span></text:p>
        <text:p text:style-name="P22"><text:span text:style-name="CharStyle20"><text:span text:style-name="T18">„Nech nám teraz ukáže Lenčo tie čarode</text:span></text:span><text:span text:style-name="CharStyle20"><text:span text:style-name="T1">j</text:span></text:span><text:span text:style-name="CharStyle20"><text:span text:style-name="T18">stvá s jeho tajomnými vinšami.“</text:span></text:span></text:p>
        <text:p text:style-name="P22"><text:span text:style-name="CharStyle20"><text:span text:style-name="T18">Lenčo sa ani najmenej nezdráhal, ale vstal a zamieril k svojej kapse, na peci složenej. Vytiahol z nej neveľkú, dobre zazatkovanú sklenicu a postaviac ju na stôl, spýtal sa, že kto chce ma</text:span></text:span><text:span text:style-name="CharStyle20"><text:span text:style-name="T27">ť</text:span></text:span><text:span text:style-name="CharStyle20"><text:span text:style-name="T1"> </text:span></text:span><text:span text:style-name="CharStyle20"><text:span text:style-name="T18">vinš. Najprv pán majster, ako hostiteľ, vytiahol šestáčik a podajúc ho Lenčovi, pýtal si vinš. Na to Lenčo vyňal z kapsy kopu svitých papierikov, ukázal ich hos</text:span></text:span><text:span text:style-name="CharStyle20"><text:span text:style-name="T1">ť</text:span></text:span><text:span text:style-name="CharStyle20"><text:span text:style-name="T18">om, že sú všetky čisté a že je na nich nič nie popísané, potom otvoril pozorne fľašu, vložil do nej chytro jeden papierik a zapchal zase. </text:span></text:span><text:span text:style-name="CharStyle20"><text:span text:style-name="T1">O</text:span></text:span><text:span text:style-name="CharStyle20"><text:span text:style-name="T18"> chvíľu vytiahol „recept“ von a podal ho pánu majstrovi. A hľa, na papieri bolo vídať jasne peknými, cifrovanými písmenami ľubozvučný vinš o tom, aby pán majster ešte mnohé a mnohé roky mohol ľudí múkou zaopatrovať a pri tom čím častejšie také hostin</text:span></text:span><text:span text:style-name="CharStyle20"><text:span text:style-name="T9">k</text:span></text:span><text:span text:style-name="CharStyle20"><text:span text:style-name="T18">y, ako je dnešná, pri stálom a dobrom zdraví svojim hosťom pripravovať.</text:span></text:span></text:p>
        <text:p text:style-name="P22"><text:span text:style-name="CharStyle20"><text:span text:style-name="T18">Každý sa čudoval a kr</text:span></text:span><text:span text:style-name="CharStyle20"><text:span text:style-name="T1">ú</text:span></text:span><text:span text:style-name="CharStyle20"><text:span text:style-name="T18">til hlavou, ako je to vra</text:span></text:span><text:span text:style-name="CharStyle20"><text:span text:style-name="T1">j</text:span></text:span><text:span text:style-name="CharStyle20"><text:span text:style-name="T18"> možné také čarodejstvo: na čistom papieri vykúzliť taký pekný vinš. I brali ho radom všetci do ruky a čítali fialkovým atramentom písané litery. Potom dali si aj ostatní ťahať vinše a hľa, </text:span></text:span><text:span text:style-name="CharStyle20"><text:span text:style-name="T9">n</text:span></text:span><text:span text:style-name="CharStyle20"><text:span text:style-name="T18">a každom bolo niečo iného, lichotivého napísané. Lenčo sa len usmieval a fabrikoval vinše usilovne, že sa mu len tak šestáky kopily vo vrecku. Pán majster, zvedavý, žiadal už teraz, aby mu dal n</text:span></text:span><text:span text:style-name="CharStyle20"><text:span text:style-name="T1">a</text:span></text:span><text:span text:style-name="CharStyle20"><text:span text:style-name="T18">zreť do tej fľaše, či je reku tam nie skryty voľáky „Paprika Janči“, čo tie vinše píše. Keď nazrel do nej a privoňal, zmrštil nosom a </text:span></text:span><text:soft-page-break/><text:span text:style-name="CharStyle20"><text:span text:style-name="T18">odpľ</text:span></text:span><text:span text:style-name="CharStyle20"><text:span text:style-name="T1">ú</text:span></text:span><text:span text:style-name="CharStyle20"><text:span text:style-name="T18">va</text:span></text:span><text:span text:style-name="CharStyle20"><text:span text:style-name="T1">l</text:span></text:span><text:span text:style-name="CharStyle20"><text:span text:style-name="T18">:</text:span></text:span></text:p>
        <text:p text:style-name="P22"><text:span text:style-name="CharStyle20"><text:span text:style-name="T18">„Fuj, bouprisám, veď vám to smrdí ani záp.... ani zosmradené vajcia. K</text:span></text:span><text:span text:style-name="CharStyle20"><text:span text:style-name="T1">i</text:span></text:span><text:span text:style-name="CharStyle20"><text:span text:style-name="T18">eho be</text:span></text:span><text:span text:style-name="CharStyle20"><text:span text:style-name="T27">ť</text:span></text:span><text:span text:style-name="CharStyle20"><text:span text:style-name="T18">aha že to tam máte, Lenčo, vari vo</text:span></text:span><text:span text:style-name="CharStyle20"><text:span text:style-name="T9">ľ</text:span></text:span><text:span text:style-name="CharStyle20"><text:span text:style-name="T18">áky „Salzgeist“? Nie div potom, že ten smrad vyžerie tam tie litery, ale ako, či to čaríte voľajakým spôsobom?“</text:span></text:span></text:p>
        <text:p text:style-name="P22"><text:span text:style-name="CharStyle20"><text:span text:style-name="T18">Po dlhšom naliehaní priznal sa konečne Lenčo a vyjavil svoje tajomstvo. Že totiž na ceduľky vopred doma popíše citr</text:span></text:span><text:span text:style-name="CharStyle20"><text:span text:style-name="T9">o</text:span></text:span><text:span text:style-name="CharStyle20"><text:span text:style-name="T18">novou š</text:span></text:span><text:span text:style-name="CharStyle20"><text:span text:style-name="T1">ť</text:span></text:span><text:span text:style-name="CharStyle20"><text:span text:style-name="T18">avou svoje vinše a tieto potom pod vlivom plynu, vo f</text:span></text:span><text:span text:style-name="CharStyle20"><text:span text:style-name="T27">ľ</text:span></text:span><text:span text:style-name="CharStyle20"><text:span text:style-name="T18">aši uzavreného, očernejú. Že z akých chemikálií povst</text:span></text:span><text:span text:style-name="CharStyle20"><text:span text:style-name="T27">á</text:span></text:span><text:span text:style-name="CharStyle20"><text:span text:style-name="T18">v</text:span></text:span><text:span text:style-name="CharStyle20"><text:span text:style-name="T1">a </text:span></text:span><text:span text:style-name="CharStyle20"><text:span text:style-name="T18">tento plyn, to už nechcel vyzradiť. To bolo celé jeho čarodejstvo, čomu sa od ktoréhosi apatekára naučil a s čím sa už toľko ráz tu produkoval, na čo ale dosiaľ nikto neprišiel.</text:span></text:span></text:p>
        <text:p text:style-name="P22"><text:span text:style-name="CharStyle20"><text:span text:style-name="T18">Teraz, keď už ten jeho „kunšt“ v očiach pána majstrových nebol viacej ničím zvláštnym, ozval sa</text:span></text:span><text:span text:style-name="CharStyle20"><text:span text:style-name="T1"> </text:span></text:span><text:span text:style-name="CharStyle20"><text:span text:style-name="T18">tento:</text:span></text:span></text:p>
        <text:p text:style-name="P22"><text:span text:style-name="CharStyle20"><text:span text:style-name="T18">„Hm, ale také kunšty by ste mali vedieť, ako ten mlynársky tovaryš, čo s tým mechom chodil po mlynoch a hádal, kde je čo uschované.“</text:span></text:span></text:p>
        <text:p text:style-name="P22"><text:span text:style-name="CharStyle20"><text:span text:style-name="T18">Lenčo, ako taký starý vrabec, už dávno v pä­tách zodral túto rozprávku, ale k vôli ostatným rozpovedal pán majster, ako sa traja bratia po smrti otcovej o dedictvo delili a najmladšieho s kožou z vola vyplatili. Tento potom zašil do nej muchy a hybaj s ňou na vandry. Prišiel do mlyna, kde nebolo pána majstra doma, len mlynárku zastihol, ako práve hostila frajera vínom, pečienkou a koláčmi. Pocestného len tak odbyla a poslala na pov</text:span></text:span><text:span text:style-name="CharStyle20"><text:span text:style-name="T9">a</text:span></text:span><text:span text:style-name="CharStyle20"><text:span text:style-name="T18">l nocovať. Tento potom v noci cez škáru všetko vy­striehol, aj to, že kde skryla mlynárka dobré veci aj milenca, keď pán majster nenadále dotiahol domov. Tento potom zavolal pocestného z pôjdu dolu a chcel ho nieč</text:span></text:span><text:span text:style-name="CharStyle20"><text:span text:style-name="T9">i</text:span></text:span><text:span text:style-name="CharStyle20"><text:span text:style-name="T18">m skromne počastovať. Po­cestný ale povedal, že on so svojím mechom pričaruje lepšie veci na večeru. Potriasol s kožou a priložil ucho, muchy zahučaly a on rad-radom od­halil na podiv mlynárov, že kde je skryté víno, pečienka aj koláče a naposled, keď sa už s mly­nárom dobre najedli a mlynárku čert bral od zlosti, vyjavil so svojím mechom aj t</text:span></text:span><text:span text:style-name="CharStyle20"><text:span text:style-name="T1">o</text:span></text:span><text:span text:style-name="CharStyle20"><text:span text:style-name="T18">, že kde je skrytý frajer mlynárkin. Tohoto potom vytiahli z komory a dobre potrestali, aby mu odišla chuť od zál</text:span></text:span><text:span text:style-name="CharStyle20"><text:span text:style-name="T1">e</text:span></text:span><text:span text:style-name="CharStyle20"><text:span text:style-name="T18">tov.</text:span></text:span></text:p>
        <text:p text:style-name="P22"><text:span text:style-name="CharStyle20"><text:span text:style-name="T18">„Nuž tu veru netreba robiť také kunšty, lebo tu je všetko na stole hot</text:span></text:span><text:span text:style-name="CharStyle20"><text:span text:style-name="T9">ov</text:span></text:span><text:span text:style-name="CharStyle20"><text:span text:style-name="T18">é a niet vari nič skry­tého. A keď by aj bolo, už by som to bol od rána vypátral, keď som na poludnie odbehol potajomky do izbice vinše pre celý večer popísať,“ poznamenal Lenčo, keď pán majster skončil rozprávku, na čo mu tento pohrozil prstom, hovoriac:</text:span></text:span></text:p>
        <text:p text:style-name="P22"><text:span text:style-name="CharStyle20"><text:span text:style-name="T18">„Neviem, či ste aj vy tam niekde v Ruskej ne­chodili po takých záletoch, ako ten </text:span></text:span><text:soft-page-break/><text:span text:style-name="CharStyle20"><text:span text:style-name="T18">frajer v tom mlyne, keď tak často spomínate to šefranícke porekadlo, že vraj najlepšie veci sú tri: „hus pečená, fľaša vína a pekná žena.“ No ale dopime si a zajedzme niečím, lebo človeku pri rozprávaní aj gágor vyschne.“</text:span></text:span></text:p>
        <text:p text:style-name="P22"><text:span text:style-name="CharStyle20"><text:span text:style-name="T18">Mlyn medzitým ustavične rapotal, lebo zima trocha uľavila a vody pribudlo na</text:span></text:span><text:span text:style-name="CharStyle20"><text:span text:style-name="T10">t</text:span></text:span><text:span text:style-name="CharStyle20"><text:span text:style-name="T18">o</text:span></text:span><text:span text:style-name="CharStyle20"><text:span text:style-name="T1">ľ</text:span></text:span><text:span text:style-name="CharStyle20"><text:span text:style-name="T10">k</text:span></text:span><text:span text:style-name="CharStyle20"><text:span text:style-name="T18">o, že dalo sa mle</text:span></text:span><text:span text:style-name="CharStyle20"><text:span text:style-name="T10">ť</text:span></text:span><text:span text:style-name="CharStyle20"><text:span text:style-name="T18"> na jedno koleso. Peter musel vše odbehnúť do mlynice nasýpať, až zrazu, k</text:span></text:span><text:span text:style-name="CharStyle20"><text:span text:style-name="T1">e</text:span></text:span><text:span text:style-name="CharStyle20"><text:span text:style-name="T18">ď prišiel dnu, obrátil sa na neho Lenčo s otázkou:</text:span></text:span></text:p>
        <text:p text:style-name="P22"><text:span text:style-name="CharStyle20"><text:span text:style-name="T18">„Nuž, Petr</text:span></text:span><text:span text:style-name="CharStyle20"><text:span text:style-name="T28">í</text:span></text:span><text:span text:style-name="CharStyle20"><text:span text:style-name="T18">k, a či si už vid</text:span></text:span><text:span text:style-name="CharStyle20"><text:span text:style-name="T1">e</text:span></text:span><text:span text:style-name="CharStyle20"><text:span text:style-name="T18">l „hastrmana“?</text:span></text:span></text:p>
        <text:p text:style-name="P22"><text:span text:style-name="CharStyle20"><text:span text:style-name="T18">Peter odvetil, že veru nie.</text:span></text:span></text:p>
        <text:p text:style-name="P22"><text:span text:style-name="CharStyle20"><text:span text:style-name="T18">„No, si mi ty za neho, to si ty teda ešte málo zkúsil. Daj si ale pozor, to ti hovorím, lebo hastrman teraz v zime, keď voda zamrzne a pod ľadom mu je dlhý čas, vychodí zpod kolies do mlynice a tam sa učupí do kúta alebo drieme medzi vrecami. Aby si tam niekde n</text:span></text:span><text:span text:style-name="CharStyle20"><text:span text:style-name="T28">e</text:span></text:span><text:span text:style-name="CharStyle20"><text:span text:style-name="T18">zavadil o neho, lebo by mohol všeličo s tebou postvárať.“</text:span></text:span></text:p>
        <text:p text:style-name="P22"><text:span text:style-name="CharStyle20"><text:span text:style-name="T18">„Nože ho nestrašte,“ ozval sa pán majster, „lebo mi potom večer ani do mlynice nev</text:span></text:span><text:span text:style-name="CharStyle20"><text:span text:style-name="T10">ý</text:span></text:span><text:span text:style-name="CharStyle20"><text:span text:style-name="T18">nde. Tak ako vtedy pre toho krokodíla, čo mu toľko strachu nahnal.“</text:span></text:span></text:p>
        <text:p text:style-name="P22"><text:span text:style-name="CharStyle20"><text:span text:style-name="T18">Všetci sa hlučne zasmiali, i Lenčo, ktorý vedel tiež o hist</text:span></text:span><text:span text:style-name="CharStyle20"><text:span text:style-name="T10">o</text:span></text:span><text:span text:style-name="CharStyle20"><text:span text:style-name="T18">rii s krokodílom, tak že Petrik vybehol od hanby von do mlynice, už nedbajúc, či ho tam niekde ten „hastrman“ za nohu nechytí.</text:span></text:span></text:p>
        <text:p text:style-name="P22"><text:span text:style-name="CharStyle20"><text:span text:style-name="T18">„Však ste vy, pán majster, boli pri tej po</text:span></text:span><text:span text:style-name="CharStyle20"><text:span text:style-name="T28">ľ</text:span></text:span><text:span text:style-name="CharStyle20"><text:span text:style-name="T18">ovačke na krokodíla „oberjágerom“,“ ozval sa zas Lenčo pri všeobecnej veselosti, na čo zas pán majster prišiel do rozpakov a štrngnu</text:span></text:span><text:span text:style-name="CharStyle20"><text:span text:style-name="T1">l</text:span></text:span><text:span text:style-name="CharStyle20"><text:span text:style-name="T18"> si radšej s hosťami.</text:span></text:span></text:p>
        <text:p text:style-name="P22"><text:span text:style-name="CharStyle20"><text:span text:style-name="T18">„Mali ste ra</text:span></text:span><text:span text:style-name="CharStyle20"><text:span text:style-name="T28">d</text:span></text:span><text:span text:style-name="CharStyle20"><text:span text:style-name="T1">š</text:span></text:span><text:span text:style-name="CharStyle20"><text:span text:style-name="T18">ej usporiadať poľovku na takéhoto zvera, čo </text:span></text:span><text:span text:style-name="CharStyle20"><text:span text:style-name="T1">ľ</text:span></text:span><text:span text:style-name="CharStyle20"><text:span text:style-name="T18">uďom pohánky sožiera, ako kdesi boli urobili,“ poznamenal ešte Lenčo, krá­jajúc si jaternicu na tanieri.</text:span></text:span></text:p>
        <text:p text:style-name="P22"><text:span text:style-name="CharStyle20"><text:span text:style-name="T18">Čas míňal sa chytro, blížila sa už jedenásta hodina, hostia za</text:span></text:span><text:span text:style-name="CharStyle20"><text:span text:style-name="T1">č</text:span></text:span><text:span text:style-name="CharStyle20"><text:span text:style-name="T18">ali sa sbera</text:span></text:span><text:span text:style-name="CharStyle20"><text:span text:style-name="T1">ť</text:span></text:span><text:span text:style-name="CharStyle20"><text:span text:style-name="T18"> domov. Mlynár poslal Petra zapriahať do obidvoch saní a vediac, že si Peter počas večera u</text:span></text:span><text:span text:style-name="CharStyle20"><text:span text:style-name="T28">h</text:span></text:span><text:span text:style-name="CharStyle20"><text:span text:style-name="T18">nul z viacerých po­hárikov, nezabudol ho napomenú</text:span></text:span><text:span text:style-name="CharStyle20"><text:span text:style-name="T1">ť</text:span></text:span><text:span text:style-name="CharStyle20"><text:span text:style-name="T18">:</text:span></text:span></text:p>
        <text:p text:style-name="P22"><text:span text:style-name="CharStyle20"><text:span text:style-name="T18">„Nože, Peter, pozor pri priahaní, aby si ne­pochodil tak, ako sa kdesi bolo stalo po hostine, že kočiš miesto hlavy podvihol koňovi chvost a zakričal: „zube! k</text:span></text:span><text:span text:style-name="CharStyle20"><text:span text:style-name="T1">d</text:span></text:span><text:span text:style-name="CharStyle20"><text:span text:style-name="T18">e si?“</text:span></text:span></text:p>
        <text:p text:style-name="P22"><text:span text:style-name="CharStyle20"><text:span text:style-name="T18">Keď vonku odznel cengot saní, hostí odváža­júcich, domáci pobrali sa na odpočinok a z hosti pozostavší Lenčo po dennej práci unavený tiež roztiahol sa na lavici pri kozube, kde mal postlané a uprostred pr</text:span></text:span><text:span text:style-name="CharStyle20"><text:span text:style-name="T28">í</text:span></text:span><text:span text:style-name="CharStyle20"><text:span text:style-name="T18">jemného klepotu mlyna zaspal čo chvíľa snom spravodlivých...</text:span></text:span></text:p>
        <text:p text:style-name="P5"><text:span text:style-name="CharStyle17"><text:span text:style-name="T18"/></text:span></text:p>
        <text:p text:style-name="P9"><text:soft-page-break/><text:span text:style-name="CharStyle17"><text:span text:style-name="T18"/></text:span></text:p>
        <text:h text:style-name="Heading_20_1" text:outline-level="1"><text:bookmark-start text:name="bookmark20"/><text:bookmark-start text:name="bookmark21"/><text:span text:style-name="CharStyle4">O mlynárskych remeslách a o muzikách.</text:span><text:bookmark-end text:name="bookmark20"/><text:bookmark-end text:name="bookmark21"/></text:h>
        <text:p text:style-name="P22"><text:span text:style-name="CharStyle20"><text:span text:style-name="T18"/></text:span></text:p>
        <text:p text:style-name="P23"><text:span text:style-name="CharStyle20"><text:span text:style-name="T18">Ešte sme sa nezmienili o tom, že akí viac­násobní majstri boli a sú aj teraz naši páni mly­nári, lebo mimo svojho poctivého mlynárskeho remesla vyznali sa oni a vyznajú aj v iných re­meslách, súvisiacich viac-mene</text:span></text:span><text:span text:style-name="CharStyle20"><text:span text:style-name="T28">j</text:span></text:span><text:span text:style-name="CharStyle20"><text:span text:style-name="T18"> s ich hlavným zamestnaním.</text:span></text:span></text:p>
        <text:p text:style-name="P22"><text:span text:style-name="CharStyle20"><text:span text:style-name="T18">Nehovoriac u rybárstve, ktoré je predsa hračkou každému mlynárovi, vládnúcemu viacerými sakmi</text:span></text:span><text:span text:style-name="CharStyle20"><text:span text:style-name="T1">, </text:span></text:span><text:span text:style-name="CharStyle20"><text:span text:style-name="T18">dražiakmi alebo i sieťou, a mimochodom spomenúc i poľovníctvo, lebo mlynári, bývajúci blízo hory</text:span></text:span><text:span text:style-name="CharStyle20"><text:span text:style-name="T1">, </text:span></text:span><text:span text:style-name="CharStyle20"><text:span text:style-name="T18">zapoľujú si s flintou — keď aj nie na krokod</text:span></text:span><text:span text:style-name="CharStyle20"><text:span text:style-name="T1">í</text:span></text:span><text:span text:style-name="CharStyle20"><text:span text:style-name="T18">la, ako majster Korec — ale na divinu našich lesov, rozumeli sa v prvom rade do</text:span></text:span><text:span text:style-name="CharStyle20"><text:span text:style-name="T28">b</text:span></text:span><text:span text:style-name="CharStyle20"><text:span text:style-name="T18">re mäsiarstvu, lebo brava zaklať alebo rožný statok popraviť, obriadiť a posekať </text:span></text:span><text:span text:style-name="CharStyle20"><text:span text:style-name="T28">b</text:span></text:span><text:span text:style-name="CharStyle20"><text:span text:style-name="T18">olo im tiež hračkou, k</text:span></text:span><text:span text:style-name="CharStyle20"><text:span text:style-name="T28">e</text:span></text:span><text:span text:style-name="CharStyle20"><text:span text:style-name="T18">ď aj nie kaž­dému, no na</text:span></text:span><text:span text:style-name="CharStyle20"><text:span text:style-name="T1">š</text:span></text:span><text:span text:style-name="CharStyle20"><text:span text:style-name="T18">lo sa moc takých ma</text:span></text:span><text:span text:style-name="CharStyle20"><text:span text:style-name="T10">j</text:span></text:span><text:span text:style-name="CharStyle20"><text:span text:style-name="T18">strov medzi nimi. Majster Korec síce nepestoval toto remeslo, ale jeho mladší brat v zimnej dobe nestačil chodiť po meste za týmto zamestnaním, ako začaly sa zabíjačky.</text:span></text:span></text:p>
        <text:p text:style-name="P22"><text:span text:style-name="CharStyle20"><text:span text:style-name="T18">Potom nasleduje druhé, o moc vážnejšie ich remeslo, totiž tesárstvo a či „crmománčina“, ako ho oni napospol nazývajú. Toto už skôr súvisí s mlynárstvom, nežli mäsiarstvo. Každý, na dačo súci mlynár musí vede</text:span></text:span><text:span text:style-name="CharStyle20"><text:span text:style-name="T28">ť</text:span></text:span><text:span text:style-name="CharStyle20"><text:span text:style-name="T18"> obratne narábať s tesárskymi nástrojmi, ako sekerou, toporom, dlátom, nebožiecom a „meracou šnôrou“, lebo je znalosť tohoto remesla mlyn</text:span></text:span><text:span text:style-name="CharStyle20"><text:span text:style-name="T1">á</text:span></text:span><text:span text:style-name="CharStyle20"><text:span text:style-name="T18">rovi ve</text:span></text:span><text:span text:style-name="CharStyle20"><text:span text:style-name="T10">ľ</text:span></text:span><text:span text:style-name="CharStyle20"><text:span text:style-name="T18">mi na osoh. Ke</text:span></text:span><text:span text:style-name="CharStyle20"><text:span text:style-name="T1">ď </text:span></text:span><text:span text:style-name="CharStyle20"><text:span text:style-name="T18">bolo vo mlyne na „Tureckom“ treba nejakú dre­venú stavbu vyhotoviť, pl</text:span></text:span><text:span text:style-name="CharStyle20"><text:span text:style-name="T1">o</text:span></text:span><text:span text:style-name="CharStyle20"><text:span text:style-name="T18">t spraviť, mlynárske zariadenie opraviť, „palce vysekať“, hate do poriadku priviesť a čo in</text:span></text:span><text:span text:style-name="CharStyle20"><text:span text:style-name="T1">é</text:span></text:span><text:span text:style-name="CharStyle20"><text:span text:style-name="T18">ho zreparovať, vtedy len tak ozýval sa dvor mlynský od úderov sekerami, toporami, pílenia, vŕtania a sekania, len tak lietaly triesky sem a tam, až sa široko-ďaleko ozývalo. V taký čas personál mlyna rozmnožil sa o „sekerníka“ a či „crmomáňa“, ako oni hovorievali, ktorý nielen že vypomáhal našim mlynárskym tesárom, ale zdržoval sa tam i po skončení takejto práce, po­máhajúc i pri iných robotách, pri kosbe, svážaní, oraní, atď. Takým pomocníkom býval vo mlyne Korcovom „Jano crmomáň“, o ktorom si ešte po­hovoríme. V čas potreby, keď išlo o väčšiu stavbu alebo prácu a domáci vo mlyne k tomu nestačili, najali a</text:span></text:span><text:span text:style-name="CharStyle20"><text:span text:style-name="T1">j</text:span></text:span><text:span text:style-name="CharStyle20"><text:span text:style-name="T18"> dvoch-troch tesárov.</text:span></text:span></text:p>
        <text:p text:style-name="P22"><text:span text:style-name="CharStyle20"><text:span text:style-name="T18">Konečne štvrt</text:span></text:span><text:span text:style-name="CharStyle20"><text:span text:style-name="T1">ý</text:span></text:span><text:span text:style-name="CharStyle20"><text:span text:style-name="T18">m a to azda najpríjemnejším zamestnaním bolo muzikantstvo, ktoré ako by boli naši „</text:span></text:span><text:span text:style-name="CharStyle20"><text:span text:style-name="T28">b</text:span></text:span><text:span text:style-name="CharStyle20"><text:span text:style-name="T1">i</text:span></text:span><text:span text:style-name="CharStyle20"><text:span text:style-name="T18">eli“ hudcovia predchytili svojim „čiernym“</text:span></text:span><text:span text:style-name="CharStyle16"><text:span text:style-name="T18"> </text:span></text:span><text:span text:style-name="CharStyle20"><text:span text:style-name="T18">súperom, potomkom Fara</text:span></text:span><text:span text:style-name="CharStyle20"><text:span text:style-name="T10">o</text:span></text:span><text:span text:style-name="CharStyle20"><text:span text:style-name="T18">novým. Hoci našli sa mnohí, čo im už aj vzhľadom na tie zprvu spomenuté mlynárske zaujatia vytýkali, že vraj „sto rybárov, sto jágrov a sto </text:span></text:span><text:soft-page-break/><text:span text:style-name="CharStyle20"><text:span text:style-name="T18">muzikantov je dovedna tristo žobrákov“, oni si z toho nič nerobili a hrali veselo ďalej. V každom mlyne viselo na stene ale</text:span></text:span><text:span text:style-name="CharStyle20"><text:span text:style-name="T10">b</text:span></text:span><text:span text:style-name="CharStyle20"><text:span text:style-name="T18">o pod hradou 2 </text:span></text:span><text:span text:style-name="CharStyle20"><text:span text:style-name="T41">—</text:span></text:span><text:span text:style-name="CharStyle20"><text:span text:style-name="T18"> 3. huslí, v kúte barbora alebo basa, niekde i trúba alebo klarinét. Na trúbe hrával majster Korec, za čo sa mu potom po­smievali, že vraj takto hrá na nej: „číru, múky do kapusty, fr, fr, fr!“</text:span></text:span></text:p>
        <text:p text:style-name="P22"><text:span text:style-name="CharStyle20"><text:span text:style-name="T18">Tak potom tvorili medzi sebou spoločné sbory, muzikantské bandy, mlynári z horných mlynov s mlynármi z dolných mlynov a vodcom, primášom nad nimi býval starý Vodný, ktorý chodieval až so 4 synmi hrávať. Keď začaly sa na jaseň „hostiny“ (posviacky) a cez fašiangy muziky (zá­bavy) a svadby na bližšom i ďalšom okolí, vtedy bývali naši muzikanti takmer každú nedeľu a vo sviatok vždy inde zamestnaní, vyhrávajúc do skoku i do kola, až sa hory zelenaly, a to do samého bieleho rána, až sa im käčky parily. Často, keď boly v je</text:span></text:span><text:span text:style-name="CharStyle20"><text:span text:style-name="T10">d</text:span></text:span><text:span text:style-name="CharStyle20"><text:span text:style-name="T18">en deň na viacerých miestach muziky, podelily sa na dva i na tri sbory, podeliac si pri tom aj úlohy, že kto bude tam a tam primášom, kto kontrášom, kto basistom al</text:span></text:span><text:span text:style-name="CharStyle20"><text:span text:style-name="T1">e</text:span></text:span><text:span text:style-name="CharStyle20"><text:span text:style-name="T18">bo barborášom, at</text:span></text:span><text:span text:style-name="CharStyle20"><text:span text:style-name="T28">ď</text:span></text:span><text:span text:style-name="CharStyle20"><text:span text:style-name="T18">.</text:span></text:span></text:p>
        <text:p text:style-name="P22"><text:span text:style-name="CharStyle20"><text:span text:style-name="T18">Nekončili oni žiadne konservatorium, ani „ne­brali hodiny“ od cigáňov-muzikant</text:span></text:span><text:span text:style-name="CharStyle20"><text:span text:style-name="T10">o</text:span></text:span><text:span text:style-name="CharStyle20"><text:span text:style-name="T18">v, lež hrali</text:span></text:span><text:span text:style-name="CharStyle16"><text:span text:style-name="T18"> </text:span></text:span><text:span text:style-name="CharStyle20"><text:span text:style-name="T1">a</text:span></text:span><text:span text:style-name="CharStyle20"><text:span text:style-name="T10">ko</text:span></text:span><text:span text:style-name="CharStyle20"><text:span text:style-name="T18"> naturalisti, a bol by im krivdil ten, kto by bol vyhlásil ich hudbu za „Katzenmusik“. Zahrali oni čokoľvek: tak „caprpolku“ ako čardáše, hop</text:span></text:span><text:span text:style-name="CharStyle20"><text:span text:style-name="T1">s</text:span></text:span><text:span text:style-name="CharStyle20"><text:span text:style-name="T18">polku, ručn</text:span></text:span><text:span text:style-name="CharStyle20"><text:span text:style-name="T28">í</text:span></text:span><text:span text:style-name="CharStyle20"><text:span text:style-name="T18">čkový a kožuškov</text:span></text:span><text:span text:style-name="CharStyle20"><text:span text:style-name="T28">ý</text:span></text:span><text:span text:style-name="CharStyle20"><text:span text:style-name="T18"> tanec, ba i valcer a krak</text:span></text:span><text:span text:style-name="CharStyle20"><text:span text:style-name="T1">o</text:span></text:span><text:span text:style-name="CharStyle20"><text:span text:style-name="T18">viak.</text:span></text:span></text:p>
        <text:p text:style-name="P22"><text:span text:style-name="CharStyle20"><text:span text:style-name="T18">Boiy to časy a nejeden pán majster vzdychne si za nimi! Jedenia, pitia dostalo sa im do sý­tosti, no a peňazí tiež. Nebolo im treba vyberať na tanier — ako to robievajú ich čierni kolegovia </text:span></text:span><text:span text:style-name="CharStyle20"><text:span text:style-name="T1">—</text:span></text:span><text:span text:style-name="CharStyle20"><text:span text:style-name="T18"> lebo im tanečníci hádzali do husieľ a do basy turáky, groše, dvagrošníky, toliare, šestáky, dvadsiatniky, rynštiaky ani kostolníkovi do zvončeka, ba vše vkĺzla i papierová piatočka od väčšieho pána. A keď tak potom na druhý deň došli domov unavení a nevyspatí a začali na prostred izby vo mlyne vysýpať obsah huslí a barbory, to sa len tak rozkotúľalo na všetky strany po kútoch, že ešte aj po týždňoch pri vymetaní izby vychodily na javo peniaze.</text:span></text:span></text:p>
        <text:p text:style-name="P22"><text:span text:style-name="CharStyle20"><text:span text:style-name="T18">Pri takýchto príležitostiach prihodilo sa im všeličo. Nestalo sa im síce nikdy nič takého, ako tým muzikantom v rozprávke, čo postretli vlkov a museli </text:span></text:span><text:span text:style-name="CharStyle20"><text:span text:style-name="T1">t</text:span></text:span><text:span text:style-name="CharStyle20"><text:span text:style-name="T18">ýmto vyhrávať, kým sa im v</text:span></text:span><text:span text:style-name="CharStyle20"><text:span text:style-name="T1">š</text:span></text:span><text:span text:style-name="CharStyle20"><text:span text:style-name="T18">etky struny nepotrhaly.</text:span></text:span></text:p>
        <text:p text:style-name="P22"><text:span text:style-name="CharStyle20"><text:span text:style-name="T18">Raz bolo sa im prihodilo kdesi na muzike, že uprostred najtuhšieho hrania „caprpoľky“ od­razu, ani čo by odsekol, prestali hrať. Keď taneč­n</text:span></text:span><text:span text:style-name="CharStyle20"><text:span text:style-name="T28">í</text:span></text:span><text:span text:style-name="CharStyle20"><text:span text:style-name="T18">ci za</text:span></text:span><text:span text:style-name="CharStyle20"><text:span text:style-name="T28">d</text:span></text:span><text:span text:style-name="CharStyle20"><text:span text:style-name="T18">iven</text:span></text:span><text:span text:style-name="CharStyle20"><text:span text:style-name="T1">í</text:span></text:span><text:span text:style-name="CharStyle20"><text:span text:style-name="T18"> začali sa dopytovať po príčine, prečo</text:span></text:span><text:span text:style-name="CharStyle16"><text:span text:style-name="T18"> </text:span></text:span><text:span text:style-name="CharStyle20"><text:span text:style-name="T18">tak urobili, vstal starý Vodný ako primáš a po­dvihnúc sláčik do vysok</text:span></text:span><text:span text:style-name="CharStyle20"><text:span text:style-name="T10">a</text:span></text:span><text:span text:style-name="CharStyle20"><text:span text:style-name="T18"> exkusoval sa nasledovne: </text:span></text:span><text:span text:style-name="CharStyle20"><text:span text:style-name="T1">„</text:span></text:span><text:span text:style-name="CharStyle20"><text:span text:style-name="T18">Prosíme za odpustenie ctenú spoločnosť, ale kontráš nám zmýlil! Musíme začať znova!“ Potom ale, akoby nič, </text:span></text:span><text:soft-page-break/><text:span text:style-name="CharStyle20"><text:span text:style-name="T18">pokračovali ďalej.</text:span></text:span></text:p>
        <text:p text:style-name="P22"><text:span text:style-name="CharStyle20"><text:span text:style-name="T18">Inokedy zas, keď primáš Vodný pojal so sebou hrať aj svojho najmladšieho syna, tento ako za­čiatočník ešte nebárs chýrne narábal so sláčikom a preto pán primáš uprostred hrania klepol mu na hlavu sláčikom a zahriakol ho slovami: „Chlapče, nože mi ho poriadne hraj, lebo ma bouprisám zkonfrontuješl</text:span></text:span><text:span text:style-name="CharStyle26"><text:span text:style-name="T1">“</text:span></text:span></text:p>
        <text:p text:style-name="P22"><text:span text:style-name="CharStyle20"><text:span text:style-name="T18">Na svadbe v ktoromsi mlyne boli svedkami nasledovného výjavu: Prišiel na svadbu nejaký sváko z dediny, nachodiacej sa niekde „pánu Bohu za chrbtom“, a tento nielen že sa nasýtil ani „sedliak na Vianoce“, lež chcel zo svadobnej ho­stiny odložiť niečo aj pre svojich doma ponecha­ných. Naplnil si teda priestranné vrecká svojho kabáta tak koláčmi, ako aj pečienkami celkom bez ostiechania a napokon ako „raritu“ naviazal si do svojej červenej šatky i rýžového nákypu. Toto vprešoval už na samý vrch, lebo vrecká, bárs hlboké, boly už preplnené. Prišiel čas tancu. Náš sváko nelenivý tiež vykrúcal radom družice a nevesty, až tu zo šatky, zle uviazanej a na vrchu vrecka sediacej, následkom jeho tuhých pohybov začal sa obsah sypať pomaly von. Sváko rozgurážený to nezbadal a len veselo krepčil ďalej. Keď sa potom celá svadobná družina dala do hrozného smiechu, sváko myslel, že sa to jeho výstrednému </text:span></text:span><text:span text:style-name="CharStyle20"><text:span text:style-name="T1">t</text:span></text:span><text:span text:style-name="CharStyle20"><text:span text:style-name="T18">ancu smejú, a preto tým väčšmi začal vyskakovať, natriasať sa, že len tak hučalo. Z vrecka sa to ale tým väčšmi sypalo, že už skákal po tom, ani kedysi Jánošík po hrachu. Páni muzi­kanti, hoci sa tiež pukali smiechom, rezali tým tuhšie, a keď sa milý tanečník spamätal na trosk</text:span></text:span><text:span text:style-name="CharStyle20"><text:span text:style-name="T1">á</text:span></text:span><text:span text:style-name="CharStyle20"><text:span text:style-name="T18">ch svojej „výslužky“, </text:span></text:span><text:span text:style-name="CharStyle20"><text:span text:style-name="T28">spu</text:span></text:span><text:span text:style-name="CharStyle20"><text:span text:style-name="T18">stili „tuš“, na čo sváko ohmatal si vrecká, potisnúc ďalej pečienky, lebo mu už aj tie začaly z vrecák vykukovať. Dlho spomínali potom naši muzikanti tento veselý kúsok, akému podobné sa počas ich praxe dosť často prihodily.</text:span></text:span></text:p>
        <text:p text:style-name="P22"><text:span text:style-name="CharStyle20"><text:span text:style-name="T18">A k</text:span></text:span><text:span text:style-name="CharStyle20"><text:span text:style-name="T1">e</text:span></text:span><text:span text:style-name="CharStyle20"><text:span text:style-name="T18">ď tak pán pr</text:span></text:span><text:span text:style-name="CharStyle20"><text:span text:style-name="T1">i</text:span></text:span><text:span text:style-name="CharStyle20"><text:span text:style-name="T18">máš zazrel na muzike ne­jakú švárnu dievčinu alebo nevestu „petržel pre­dávať“, prišla aj jemu chuť do tanca a to neodo­lateľnou silou. Odhodiac husle a sláčik, nedbal, nech už hrali ostatní, ako chceli, pochytil milú ta­nečnicu do kola a šatočkou nad hlavou natriasajúc dropčil, že sa len tak prášilo, ani čo by už nebol mal piaty krížik na chrbte, ale len dvadsať rokov, zaspieval si tak pri čardáši tú svoju domácu:</text:span></text:span></text:p>
        <text:p text:style-name="P27"><text:span text:style-name="CharStyle38"><text:span text:style-name="T18">„Na strništi, na vičišti žena muža pásla,</text:span></text:span></text:p>
        <text:p text:style-name="P28"><text:span text:style-name="CharStyle38"><text:span text:style-name="T18">A ty mužu, na moj </text:span></text:span><text:span text:style-name="CharStyle38"><text:span text:style-name="T28">d</text:span></text:span><text:span text:style-name="CharStyle38"><text:span text:style-name="T18">u</text:span></text:span><text:span text:style-name="CharStyle38"><text:span text:style-name="T28">š</text:span></text:span><text:span text:style-name="CharStyle38"><text:span text:style-name="T18">u, ty si m</text:span></text:span><text:span text:style-name="CharStyle38"><text:span text:style-name="T28">o</text:span></text:span><text:span text:style-name="CharStyle38"><text:span text:style-name="T18">je pras</text:span></text:span><text:span text:style-name="CharStyle38"><text:span text:style-name="T1">a</text:span></text:span><text:span text:style-name="CharStyle38"><text:span text:style-name="T18">!“</text:span></text:span></text:p>
        <text:p text:style-name="P28"><text:span text:style-name="CharStyle38"><text:span text:style-name="T18">Keď to ale videl majster Korec, ani on sa nezdržal, hodil trúbu a pochytiac tiež tanečnicu,</text:span></text:span><text:span text:style-name="CharStyle16"><text:span text:style-name="T18"> </text:span></text:span><text:span text:style-name="CharStyle20"><text:span text:style-name="T18">ta sa s ňou do kola! Za ním potom jeho brat, švagor Vodný, Rafaj, tak že </text:span></text:span><text:soft-page-break/><text:span text:style-name="CharStyle20"><text:span text:style-name="T18">zostali len kontráš </text:span></text:span><text:span text:style-name="CharStyle20"><text:span text:style-name="T10">s</text:span></text:span><text:span text:style-name="CharStyle20"><text:span text:style-name="T18"> basistom a tanečníci museli proti tomu prote­stovať, zaženúc milých muzikantov nazad k inštru­mentom.</text:span></text:span></text:p>
        <text:p text:style-name="P22"><text:span text:style-name="CharStyle20"><text:span text:style-name="T18">Potom už k ránu, hoci ledva držali sláky v rukách, predsa s chuťou rezali posledným taneč­níkom na rozchodnú Rákóciho alebo Radeckého marš a konečne naložiac svoje inštrumenty do vozíkov alebo saní, ťahali aj oni domov na zaslú­žený odpočinok. Pri takom návrate raz v zimnom čase bezmála boli by prišli o barboráša, lebo tento odbočiac domov na dedinu v Z. ... v chume</text:span></text:span><text:span text:style-name="CharStyle20"><text:span text:style-name="T28">l</text:span></text:span><text:span text:style-name="CharStyle20"><text:span text:style-name="T18">ici zmýlil cestu a trocha i potrúndžený dosť dlho bl</text:span></text:span><text:span text:style-name="CharStyle20"><text:span text:style-name="T1">ú</text:span></text:span><text:span text:style-name="CharStyle20"><text:span text:style-name="T18">dil po poli, kým sa horko-ťažko domov dostal, aj to len pomocou barbory. Začal totiž na nej vŕzgať, na čo potom ozvali sa z dia</text:span></text:span><text:span text:style-name="CharStyle20"><text:span text:style-name="T1">ľ</text:span></text:span><text:span text:style-name="CharStyle20"><text:span text:style-name="T18">ky psi a on idúc za ich štekotom natra</text:span></text:span><text:span text:style-name="CharStyle20"><text:span text:style-name="T1">f</text:span></text:span><text:span text:style-name="CharStyle20"><text:span text:style-name="T18">il šťastne do svojej dediny.</text:span></text:span></text:p>
        <text:p text:style-name="P22"><text:span text:style-name="CharStyle20"><text:span text:style-name="T18">A kto by to všetko vyrozprával, čo oni zažili na tých muzikách, o ktorých sa potom </text:span></text:span><text:span text:style-name="CharStyle20"><text:span text:style-name="T1">s</text:span></text:span><text:span text:style-name="CharStyle20"><text:span text:style-name="T18">piev</text:span></text:span><text:span text:style-name="CharStyle20"><text:span text:style-name="T1">a</text:span></text:span><text:span text:style-name="CharStyle20"><text:span text:style-name="T18">valo:</text:span></text:span></text:p>
        <text:p text:style-name="P26"><text:span text:style-name="CharStyle6"><text:span text:style-name="T1">„</text:span></text:span><text:span text:style-name="CharStyle6"><text:span text:style-name="T18">Bol som včera na muzike, celý deň,</text:span></text:span></text:p>
        <text:p text:style-name="P29"><text:span text:style-name="CharStyle6"><text:span text:style-name="T18">Nevidel som moj</text:span></text:span><text:span text:style-name="CharStyle6"><text:span text:style-name="T10">e</text:span></text:span><text:span text:style-name="CharStyle6"><text:span text:style-name="T18">j milej, nevidel,</text:span></text:span></text:p>
        <text:p text:style-name="P29"><text:span text:style-name="CharStyle6"><text:span text:style-name="T18">Ona stala za dverami, plakala.</text:span></text:span></text:p>
        <text:p text:style-name="P21"><text:span text:style-name="CharStyle6"><text:span text:style-name="T18">Že jej vzali kacabajku, zlodeja.</text:span></text:span><text:span text:style-name="CharStyle6"><text:span text:style-name="T1">“</text:span></text:span></text:p>
        <text:p text:style-name="P22"><text:span text:style-name="CharStyle20"><text:span text:style-name="T18"/></text:span></text:p>
        <text:p text:style-name="P23"><text:span text:style-name="CharStyle20"><text:span text:style-name="T18">Menovite dobré časy mali raz pri jednom švihákovi, ktorý vrátil sa z Ameriky dobre ope­rený grošom. Keď tomuto vyhrávali, banknoty len tak lietaly, lebo peniazmi rozsýpal ani magná</text:span></text:span><text:span text:style-name="CharStyle20"><text:span text:style-name="T1">š</text:span></text:span><text:span text:style-name="CharStyle20"><text:span text:style-name="T18">,</text:span></text:span><text:span text:style-name="CharStyle16"><text:span text:style-name="T18"> </text:span></text:span><text:span text:style-name="CharStyle20"><text:span text:style-name="T18">kýmkoľvek trval</text:span></text:span><text:span text:style-name="CharStyle20"><text:span text:style-name="T10">y</text:span></text:span><text:span text:style-name="CharStyle20"><text:span text:style-name="T18">. Ba čo viac, od primáša kúpil husle a dal mu za ne päťdesiatku, čo vtedy bol ve</text:span></text:span><text:span text:style-name="CharStyle20"><text:span text:style-name="T28">ľ</text:span></text:span><text:span text:style-name="CharStyle20"><text:span text:style-name="T18">ký peniaz a pre pána majstra dobrý z</text:span></text:span><text:span text:style-name="CharStyle20"><text:span text:style-name="T1">á</text:span></text:span><text:span text:style-name="CharStyle20"><text:span text:style-name="T18">robok, lebo husle mal hneď druhé za lacné peniaze.</text:span></text:span></text:p>
        <text:p text:style-name="P22"><text:span text:style-name="CharStyle20"><text:span text:style-name="T18">Ako každej pesničke býva koniec, tak i muzikantstvu pánov mlynárov raz odzvonili. Prišla ne­vítaná konkurencia so strany cigá</text:span></text:span><text:span text:style-name="CharStyle20"><text:span text:style-name="T10">ň</text:span></text:span><text:span text:style-name="CharStyle20"><text:span text:style-name="T18">skych sborov, ktoré sa utvorily nielen po mestách, ale i po dedinách, a páni mlynári ako múdrejší ustúpili. Časom vyšli úplne </text:span></text:span><text:span text:style-name="CharStyle20"><text:span text:style-name="T1">„</text:span></text:span><text:span text:style-name="CharStyle20"><text:span text:style-name="T18">z módy“, ako sa hovorí, a vzdali sa tohoto ich vedľajšieho zamestnania, po­nechajúc ho potomkom Fara</text:span></text:span><text:span text:style-name="CharStyle20"><text:span text:style-name="T10">o</text:span></text:span><text:span text:style-name="CharStyle20"><text:span text:style-name="T18">novým. Husle, trúby a ostatné inštrumenty prišly do starého haraburdia, Korcova trúba prišla tiež d</text:span></text:span><text:span text:style-name="CharStyle20"><text:span text:style-name="T28">o</text:span></text:span><text:span text:style-name="CharStyle20"><text:span text:style-name="T18"> výslužby a zamĺkla navždy. Z tých starých</text:span></text:span><text:span text:style-name="CharStyle20"><text:span text:style-name="T1">,</text:span></text:span><text:span text:style-name="CharStyle20"><text:span text:style-name="T18"> zlatých časov muzikantských zostaly pánom majstrom len rozpomienky...</text:span></text:span></text:p>
        <text:p text:style-name="P22"><text:span text:style-name="CharStyle20"><text:span text:style-name="T18">Z tých dakedajších sborov udržal sa vari iba </text:span></text:span><text:span text:style-name="CharStyle20"><text:span text:style-name="T28">j</text:span></text:span><text:span text:style-name="CharStyle20"><text:span text:style-name="T18">eden, a to vo </text:span></text:span><text:span text:style-name="CharStyle20"><text:span text:style-name="T1">V</text:span></text:span><text:span text:style-name="CharStyle20"><text:span text:style-name="T18">.... </text:span></text:span><text:span text:style-name="CharStyle20"><text:span text:style-name="T1">I</text:span></text:span><text:span text:style-name="CharStyle20"><text:span text:style-name="T18"> to sú už starí, vyslúžili muzikanti, inval</text:span></text:span><text:span text:style-name="CharStyle20"><text:span text:style-name="T10">í</text:span></text:span><text:span text:style-name="CharStyle20"><text:span text:style-name="T18">di svojho remesla, ktorých po­smievajú, že vraj „piati majú jedno oko“, lebo sú skoro všetci oslepnutí. Tí nám, mladým chasníkom, rezali ešte pred 10 rokmi do skoku.</text:span></text:span></text:p>
        <text:p text:style-name="P22"><text:soft-page-break/><text:span text:style-name="CharStyle20"><text:span text:style-name="T18">No s týmto srne reč o muzikách ešte ne­skončili, lebo si o nich ešte pohovoríme.</text:span></text:span></text:p>
        <text:h text:style-name="P34" text:outline-level="2"><text:span text:style-name="CharStyle4"><text:span text:style-name="T18"/></text:span></text:h>
        <text:h text:style-name="P35" text:outline-level="2"><text:span text:style-name="CharStyle4"><text:span text:style-name="T18"/></text:span></text:h>
        <text:h text:style-name="Heading_20_1" text:outline-level="1"><text:bookmark-start text:name="bookmark23"/><text:span text:style-name="CharStyle4"><text:span text:style-name="T18">Ako prišiel starý karab</text:span></text:span><text:span text:style-name="CharStyle4"><text:span text:style-name="T1">í</text:span></text:span><text:span text:style-name="CharStyle4"><text:span text:style-name="T18">n do potyku so VII. božím prikázaním.</text:span></text:span><text:bookmark-end text:name="bookmark23"/></text:h>
        <text:p text:style-name="P22"><text:span text:style-name="CharStyle20"><text:span text:style-name="T18"/></text:span></text:p>
        <text:p text:style-name="P23"><text:span text:style-name="CharStyle20"><text:span text:style-name="T18">Je toto historka, v ktorej mala účasť i moja maličkosť, že s akými úmyslami a výsledkom, to hneď uvidíme.</text:span></text:span></text:p>
        <text:p text:style-name="P22"><text:span text:style-name="CharStyle20"><text:span text:style-name="T18">Predovšetkým musím vyzradil milým čitate</text:span></text:span><text:span text:style-name="CharStyle20"><text:span text:style-name="T10">ľ</text:span></text:span><text:span text:style-name="CharStyle20"><text:span text:style-name="T18">om, že následkom blízkeho príbuzenstva s obyvateľmi mlyna „na Tureckom“ je mi možné vedieť tam odohravšie sa mnohé príhody a deje, ktoré hľa nešetrným spôsobom vere</text:span></text:span><text:span text:style-name="CharStyle20"><text:span text:style-name="T11">j</text:span></text:span><text:span text:style-name="CharStyle20"><text:span text:style-name="T18">nosti predkladám. Ná­sledkom toho príbuzenstva mal som prístup do tejto malej, bohužiaľ už viac nejestvujúcej ríše a tak poznal som každý kút a každý predmet vo mlyne, kde môj ujec, totiž majster Korec s jeho bratom, mojím druhým ujcom, kedysi mlynár</text:span></text:span><text:span text:style-name="CharStyle20"><text:span text:style-name="T11">i</text:span></text:span><text:span text:style-name="CharStyle20"><text:span text:style-name="T18">li.</text:span></text:span></text:p>
        <text:p text:style-name="P22"><text:span text:style-name="CharStyle20"><text:span text:style-name="T18">Boli sme tam s bratom ako malí chlapci, menovite v letnej dobe, každodennými hosťami, veď mlyn bol naším druhým domovom, takrečeno naším letoviskom. A keď piekol sa tam čerstvý chlieb, vtedy čo pr</text:span></text:span><text:span text:style-name="CharStyle20"><text:span text:style-name="T1">i</text:span></text:span><text:span text:style-name="CharStyle20"><text:span text:style-name="T18">am z najodľahlejšieho kúta „Sihote“ prilákala nás sťa sysľov vôňa teplých, mastných „podplamenn</text:span></text:span><text:span text:style-name="CharStyle20"><text:span text:style-name="T29">í</text:span></text:span><text:span text:style-name="CharStyle20"><text:span text:style-name="T18">k</text:span></text:span><text:span text:style-name="CharStyle20"><text:span text:style-name="T29">o</text:span></text:span><text:span text:style-name="CharStyle20"><text:span text:style-name="T18">v“, na ktorých sme s</text:span></text:span><text:span text:style-name="CharStyle20"><text:span text:style-name="T29">i</text:span></text:span><text:span text:style-name="CharStyle20"><text:span text:style-name="T18"> poc</text:span></text:span><text:span text:style-name="CharStyle20"><text:span text:style-name="T29">h</text:span></text:span><text:span text:style-name="CharStyle20"><text:span text:style-name="T18">utnávali, kolísajúc sa na m</text:span></text:span><text:span text:style-name="CharStyle20"><text:span text:style-name="T11">i</text:span></text:span><text:span text:style-name="CharStyle20"><text:span text:style-name="T18">ncieri, vo mlynici na hrade upevnenom. Škoda vás milých, bezsta­rostných dn</text:span></text:span><text:span text:style-name="CharStyle20"><text:span text:style-name="T1">í</text:span></text:span><text:span text:style-name="CharStyle20"><text:span text:style-name="T18"> chlapectva!</text:span></text:span></text:p>
        <text:p text:style-name="P22"><text:span text:style-name="CharStyle20"><text:span text:style-name="T18">Ako taký dobrý znalec celého mlyna vypátral som, že medz</text:span></text:span><text:span text:style-name="CharStyle20"><text:span text:style-name="T1">i</text:span></text:span><text:span text:style-name="CharStyle20"><text:span text:style-name="T18"> všelijakým haraburdím vo mlyne nachodí sa jedna vec, ktorá siala sa potom pred­metom mojich túžob a snov. Bol to starý karabín, pochodiaci ešte z kuruckých časov, aspoň d</text:span></text:span><text:span text:style-name="CharStyle20"><text:span text:style-name="T1">ľ</text:span></text:span><text:span text:style-name="CharStyle20"><text:span text:style-name="T18">a tvrdenia ujcovho bolo tomu tak, ktor</text:span></text:span><text:span text:style-name="CharStyle20"><text:span text:style-name="T1">ý</text:span></text:span><text:span text:style-name="CharStyle20"><text:span text:style-name="T18"> nezabudol pripomenúť zakaždým, že vraj:</text:span></text:span></text:p>
        <text:p text:style-name="P21"><text:span text:style-name="CharStyle6"><text:span text:style-name="T18"/></text:span></text:p>
        <text:p text:style-name="P32"><text:span text:style-name="CharStyle6"><text:span text:style-name="T18">Keď Kuruci </text:span></text:span><text:span text:style-name="CharStyle6"><text:span text:style-name="T11">c</text:span></text:span><text:span text:style-name="CharStyle6"><text:span text:style-name="T18">holili po uhorskej zemi,</text:span></text:span></text:p>
        <text:p text:style-name="P32"><text:span text:style-name="CharStyle6"><text:span text:style-name="T18">Také čižmy nosili, ako teraz ženy.“</text:span></text:span></text:p>
        <text:p text:style-name="P6"><text:span text:style-name="CharStyle20"><text:span text:style-name="T18"/></text:span></text:p>
        <text:p text:style-name="P10"><text:span text:style-name="CharStyle20"><text:span text:style-name="T18">Bol to karabín pekne striebrom vykladaný, s pek­ným kohútikom, vôbec bola to zaujímavá a pre nás chlapcov príťažlivá starožitnos</text:span></text:span><text:span text:style-name="CharStyle20"><text:span text:style-name="T11">ť</text:span></text:span><text:span text:style-name="CharStyle20"><text:span text:style-name="T18">. Vedeli sme o nej už ako malí 7—</text:span></text:span><text:span text:style-name="CharStyle20"><text:span text:style-name="T1">8</text:span></text:span><text:span text:style-name="CharStyle20"><text:span text:style-name="T18">-</text:span></text:span><text:span text:style-name="CharStyle20"><text:span text:style-name="T1">r</text:span></text:span><text:span text:style-name="CharStyle20"><text:span text:style-name="T18">oční chlapci, keď ujcov syn a náš bratranec nebohý Lajoš (Pán Boh ho tam osláv!) ako 18-ročný šuhaj streľ</text:span></text:span><text:span text:style-name="CharStyle20"><text:span text:style-name="T1">a</text:span></text:span><text:span text:style-name="CharStyle20"><text:span text:style-name="T18">val z nej po „Sihoti“ na vrabcov a ďatľov, na vrany a vše i na potkanov, pod žlebami sa zdržovavších. </text:span></text:span><text:span text:style-name="CharStyle20"><text:span text:style-name="T1">O</text:span></text:span><text:span text:style-name="CharStyle20"><text:span text:style-name="T18">a tých čias ale prešlo pár rokov a my sme časom na flintu zabudli.</text:span></text:span></text:p>
        <text:p text:style-name="P22"><text:soft-page-break/><text:span text:style-name="CharStyle20"><text:span text:style-name="T18">Až tu ako 13 —</text:span></text:span><text:span text:style-name="CharStyle20"><text:span text:style-name="T1">1</text:span></text:span><text:span text:style-name="CharStyle20"><text:span text:style-name="T18">4-ročných žiakov v meštianke odrazu nadišla nás túžba za nejakým strelivom a to v podobe peknej f</text:span></text:span><text:span text:style-name="CharStyle20"><text:span text:style-name="T29">l</text:span></text:span><text:span text:style-name="CharStyle20"><text:span text:style-name="T18">obertky. I rozpomenuli sme sa na karabín vo mlyne, ktorý ožil v našej fantázii ako pekná, ľahká flobertka, a preto umienili sme si ho stoj čo stoj zadovážiť. Ale ako?</text:span></text:span><text:span text:style-name="CharStyle16"><text:span text:style-name="T18"> </text:span></text:span><text:span text:style-name="CharStyle20"><text:span text:style-name="T18">To bola ťažká úloha Vídali sme síce flintu kedysi, </text:span></text:span><text:span text:style-name="CharStyle20"><text:span text:style-name="T29">k</text:span></text:span><text:span text:style-name="CharStyle20"><text:span text:style-name="T18">ým nás ešte nezaujímala, viseť na stene vo mlyne, kde ju ujec i proti zlodejom napohotove držiaval. No časom zmizla ona z nášho obzoru. K</text:span></text:span><text:span text:style-name="CharStyle20"><text:span text:style-name="T1">e</text:span></text:span><text:span text:style-name="CharStyle20"><text:span text:style-name="T18">ď začali sme za ňou sliediť po mlyne, nebolo j</text:span></text:span><text:span text:style-name="CharStyle20"><text:span text:style-name="T1">e</text:span></text:span><text:span text:style-name="CharStyle20"><text:span text:style-name="T18">j nikde, bola už dobre skrytá niekde. Konečne, keď naše pátranie za ňou nemalo výsledku, odhodlali sme sa vyrukovať s našou žiadosťou pekným spôsobom pred ujca. Tento ale odbyl nás na krátko a o vydaní flinty nechcel ani počuť. Že vra</text:span></text:span><text:span text:style-name="CharStyle20"><text:span text:style-name="T1">j</text:span></text:span><text:span text:style-name="CharStyle20"><text:span text:style-name="T18"> načo je nám nezkúseným </text:span></text:span><text:span text:style-name="CharStyle20"><text:span text:style-name="T1">š</text:span></text:span><text:span text:style-name="CharStyle20"><text:span text:style-name="T18">uhajcom stre</text:span></text:span><text:span text:style-name="CharStyle20"><text:span text:style-name="T11">ľ</text:span></text:span><text:span text:style-name="CharStyle20"><text:span text:style-name="T18">ná zbraň ako nebez­pečná vec do ruky, môžeme sa vraj pos</text:span></text:span><text:span text:style-name="CharStyle20"><text:span text:style-name="T29">ri</text:span></text:span><text:span text:style-name="CharStyle20"><text:span text:style-name="T18">e</text:span></text:span><text:span text:style-name="CharStyle20"><text:span text:style-name="T29">ľ</text:span></text:span><text:span text:style-name="CharStyle20"><text:span text:style-name="T18">a</text:span></text:span><text:span text:style-name="CharStyle20"><text:span text:style-name="T1">ť</text:span></text:span><text:span text:style-name="CharStyle20"><text:span text:style-name="T18">, p</text:span></text:span><text:span text:style-name="CharStyle20"><text:span text:style-name="T29">o</text:span></text:span><text:span text:style-name="CharStyle20"><text:span text:style-name="T18">kaličiť s ňou, čo by len on mal na svedomí. Že je flinta beztak pokazená, nie k upotrebeniu a že on ani sám nevie, kde sa teraz nachodí.</text:span></text:span></text:p>
        <text:p text:style-name="P22"><text:span text:style-name="CharStyle20"><text:span text:style-name="T18">Čo priam zklamaní, nedali sme sa takýmito rečmi odstrašiť od svojho predsavzatia i umienili sme si inakším spôsobom k cieľu dôjsť. Keď nie ináč, neštítili sme sa ani krádežou dôjsť k vyplneniu naše</text:span></text:span><text:span text:style-name="CharStyle20"><text:span text:style-name="T1">j</text:span></text:span><text:span text:style-name="CharStyle20"><text:span text:style-name="T18"> spoločnej túžby.</text:span></text:span></text:p>
        <text:p text:style-name="P22"><text:span text:style-name="CharStyle20"><text:span text:style-name="T18">Keď sme sa už k tomu rozhodli, vybrali sme sa v taký deň, k</text:span></text:span><text:span text:style-name="CharStyle20"><text:span text:style-name="T1">e</text:span></text:span><text:span text:style-name="CharStyle20"><text:span text:style-name="T18">ď obidvaja ujcovia meškali v meste, do mlyna a využijúc ich neprítomnosť, podrobili sme mlyn dôkladnej revízii. Peter nám v tom nemohol prekážať, lebo ho už tam nebolo, vtedy už bol vytretý z mlynárskeho cechu a pásol niekde na „Hore“ ovce mäsiara Lastovičku.</text:span></text:span></text:p>
        <text:p text:style-name="P22"><text:span text:style-name="CharStyle20"><text:span text:style-name="T18">Najprv prehliadli sme komoru, potom kôlňu,</text:span></text:span><text:span text:style-name="CharStyle16"><text:span text:style-name="T18"> </text:span></text:span><text:span text:style-name="CharStyle20"><text:span text:style-name="T18">humno, záčinok, povaly, maštaľ. Nikde nič. Potom hybaj do mlynice! Tam vyšli sme scnodami hore nad mlynicu a na povale sliedili sme po všetkých kútoch, po truhliciach za milou flintou, pri čom naďabili sme nenadále na hodnú zásobu sušených hrušiek a slivák a t</text:span></text:span><text:span text:style-name="CharStyle20"><text:span text:style-name="T29">i</text:span></text:span><text:span text:style-name="CharStyle20"><text:span text:style-name="T18">eto sme kapitálne p</text:span></text:span><text:span text:style-name="CharStyle20"><text:span text:style-name="T11">o</text:span></text:span><text:span text:style-name="CharStyle20"><text:span text:style-name="T18">dežmovali, lebo veru pri tom hľadaní sme aj vyhladli. Dobre nám padlo teda pochutnať si na lahôdke a naplniť si s ňou vreck</text:span></text:span><text:span text:style-name="CharStyle20"><text:span text:style-name="T29">á</text:span></text:span><text:span text:style-name="CharStyle20"><text:span text:style-name="T18">. No naše úsilie predsa neviedlo k ničomu, lebo po flinte nebolo ani stopy.</text:span></text:span></text:p>
        <text:p text:style-name="P22"><text:span text:style-name="CharStyle20"><text:span text:style-name="T18">Vtedy odhodlali sme sa zasvätiť do našej veci študenta Kalmana, bývajúceho vo mlyne ako ďalšia r</text:span></text:span><text:span text:style-name="CharStyle20"><text:span text:style-name="T29">odi</text:span></text:span><text:span text:style-name="CharStyle20"><text:span text:style-name="T11">n</text:span></text:span><text:span text:style-name="CharStyle20"><text:span text:style-name="T18">a ujcova. Sľubujúc mu jedno-druhé, prosili sme ho, aby nám dopomohol k flinte. Zprvu zdráhal sa, nechcel vyjaviť, hoci vedel o nej, bojac sa ujcovho hnevu, no konečne sdelil nám pud sľubom, že ho nevyzradíme, že flinta nachodí sa vo mlynici — pod </text:span></text:span><text:span text:style-name="CharStyle20"><text:span text:style-name="T29">š</text:span></text:span><text:span text:style-name="CharStyle20"><text:span text:style-name="T18">tokom! Toľké časy ju hľadať a na to nepríjs</text:span></text:span><text:span text:style-name="CharStyle20"><text:span text:style-name="T1">ť</text:span></text:span><text:span text:style-name="CharStyle20"><text:span text:style-name="T18">! Ako </text:span></text:span><text:soft-page-break/><text:span text:style-name="CharStyle20"><text:span text:style-name="T18">šialení vyrútili sme sa von z izby a v okamihu kľačali sme obidvaja pred štokom. Zpod neho konečne vyšťúrali sme dávno hľadaný predmet našich túžob. Ani sme sa mu moc neprizerali, len sme ho chytro zabalili trasúcimi sa rukami do nejakého vreca, čo sme tam pochytili, a hajde s ním v nohy! Vyšli sme bočnými dverami mlynice do záhrady, odtiaľ cez plot, aby nás niekto z okna nezazrel, a potom cestou do mesta. Z obavy, že by nás mohol postretnúť niektorý z ujcov a spýtať sa nás, čo v</text:span></text:span><text:span text:style-name="CharStyle20"><text:span text:style-name="T11">l</text:span></text:span><text:span text:style-name="CharStyle20"><text:span text:style-name="T18">ečie</text:span></text:span><text:span text:style-name="CharStyle20"><text:span text:style-name="T29">m</text:span></text:span><text:span text:style-name="CharStyle20"><text:span text:style-name="T18">e v tom vreci, udreli sme v</text:span></text:span><text:span text:style-name="CharStyle20"><text:span text:style-name="T1">š</text:span></text:span><text:span text:style-name="CharStyle20"><text:span text:style-name="T18">ade po</text:span></text:span><text:span text:style-name="CharStyle20"><text:span text:style-name="T11">ľ</text:span></text:span><text:span text:style-name="CharStyle20"><text:span text:style-name="T18">om. Bolo už beztak na mraku a tak prepašovali sme flintu šťastliv</text:span></text:span><text:span text:style-name="CharStyle20"><text:span text:style-name="T11">e</text:span></text:span><text:span text:style-name="CharStyle20"><text:span text:style-name="T18"> domov.</text:span></text:span></text:p>
        <text:p text:style-name="P22"><text:span text:style-name="CharStyle20"><text:span text:style-name="T18">Tu vybalili sme ju dychtiv</text:span></text:span><text:span text:style-name="CharStyle20"><text:span text:style-name="T11">e</text:span></text:span><text:span text:style-name="CharStyle20"><text:span text:style-name="T18"> a vzali lepšie pod prehliadku. Ale aké bolo naše zklamanie, keď sme zistili: po </text:span></text:span><text:span text:style-name="CharStyle20"><text:span text:style-name="T1">I</text:span></text:span><text:span text:style-name="CharStyle20"><text:span text:style-name="T18">. že flinta nebola flobertkou, ako sme si ju dosia</text:span></text:span><text:span text:style-name="CharStyle20"><text:span text:style-name="T29">ľ</text:span></text:span><text:span text:style-name="CharStyle20"><text:span text:style-name="T18"> predstavovali, lež starý ka­rabín, mušketa z časov Napoleonových alebo aspoň z časov uhorskej revolúcie. Bola už hodne stará a o</text:span></text:span><text:span text:style-name="CharStyle20"><text:span text:style-name="T1">š</text:span></text:span><text:span text:style-name="CharStyle20"><text:span text:style-name="T18">umelá. Po II. že bola pre nás priťažkou, to sme už zkúsili, keď sme ju niesli </text:span></text:span><text:span text:style-name="CharStyle20"><text:span text:style-name="T1">c</text:span></text:span><text:span text:style-name="CharStyle20"><text:span text:style-name="T18">estou. Po III. kohútik bol zkazený. takmer celý chyboval a ko­nečne po IV. k nášmu najväčšiemu zklamaniu flinta nabíjala sa nie od zadu za kohútikom, ale do cievy fujtášom.</text:span></text:span></text:p>
        <text:p text:style-name="P22"><text:span text:style-name="CharStyle20"><text:span text:style-name="T18">Naše plány rozplynu</text:span></text:span><text:span text:style-name="CharStyle20"><text:span text:style-name="T11">ly</text:span></text:span><text:span text:style-name="CharStyle20"><text:span text:style-name="T18"> sa ani hmla. Ešte nedávno, keď videli sme sa v duchu šťastnými majiteľmi flinty, predstavovali sme si, ako budeme kráčať na </text:span></text:span><text:span text:style-name="CharStyle20"><text:span text:style-name="T1">„</text:span></text:span><text:span text:style-name="CharStyle20"><text:span text:style-name="T18">postriežku“ do záhrady na vrabcov alebo do poľa na u</text:span></text:span><text:span text:style-name="CharStyle20"><text:span text:style-name="T1">š</text:span></text:span><text:span text:style-name="CharStyle20"><text:span text:style-name="T18">iaka. Také sme my mali plány a to teraz všetko bolo fuč!</text:span></text:span></text:p>
        <text:p text:style-name="P22"><text:span text:style-name="CharStyle20"><text:span text:style-name="T18">Čože teraz počať s ňou? Zaniesť ju nazad do mlyna a položiť na to miesto, kde bola, zdalo sa nám zahanbujúcim a odvážlivým kúskom. Mohol by nás pri tom dochytiť ujec a iste by sa nám uliezlo niečo na chrbát. Dat ju do reparácie a tak priviesť do upotrebiteľného stavu? To videlo sa nám</text:span></text:span><text:span text:style-name="CharStyle16"><text:span text:style-name="T18"> </text:span></text:span><text:span text:style-name="CharStyle20"><text:span text:style-name="T18">zase nebezpečným a s výdavkami spojeným pod­ujatím, k čomu naše finančné prostriedky</text:span></text:span><text:span text:style-name="CharStyle20"><text:span text:style-name="T1"> </text:span></text:span><text:span text:style-name="CharStyle20"><text:span text:style-name="T18">nedostačovaly. Čo teda s ňou? To bol oriešok, na ktorom sme si potom hlavu lámali a nemohli preň v noc</text:span></text:span><text:span text:style-name="CharStyle20"><text:span text:style-name="T1">i </text:span></text:span><text:span text:style-name="CharStyle20"><text:span text:style-name="T18">spa</text:span></text:span><text:span text:style-name="CharStyle20"><text:span text:style-name="T29">ť</text:span></text:span><text:span text:style-name="CharStyle20"><text:span text:style-name="T18">. Karabín sme ale dobre ukryli, aby nášmu tajomstvu nikto z domácich na stopu neprišiel.</text:span></text:span></text:p>
        <text:p text:style-name="P30"><text:span text:style-name="CharStyle20"><text:span text:style-name="T18">Z našic</text:span></text:span><text:span text:style-name="CharStyle20"><text:span text:style-name="T29">h</text:span></text:span><text:span text:style-name="CharStyle20"><text:span text:style-name="T18"> rozpakov pomohol nám na druhý deň sám ujec, ktorý dohrmel k nám nebárs dobre naladený. Ako sme sa pozdejšie dozvedeli, vyzradil mu študent Kalman, že sme flintu pojali, celkom tak, ako nám vyzradil, kde sa flinta nachodí. Sotva zbadali sme ujca na pri</text:span></text:span><text:span text:style-name="CharStyle20"><text:span text:style-name="T29">e</text:span></text:span><text:span text:style-name="CharStyle20"><text:span text:style-name="T18">ddomí, že tam s voz</text:span></text:span><text:span text:style-name="CharStyle20"><text:span text:style-name="T1">í</text:span></text:span><text:span text:style-name="CharStyle20"><text:span text:style-name="T18">kom zastal a že zlostne šomrúc šľahá bičom, flintu spomínajúc, nečakali sme, kým vníde dnu, ale už sme boli oba dobre skrytí na pôjde za komínom. Ujec vnišiel dnu, narob</text:span></text:span><text:span text:style-name="CharStyle20"><text:span text:style-name="T29">il</text:span></text:span><text:span text:style-name="CharStyle20"><text:span text:style-name="T18"> krik, pobudnúc tam za </text:span></text:span><text:soft-page-break/><text:span text:style-name="CharStyle20"><text:span text:style-name="T18">chvíľu, potom vyšiel von, sprevádzaný otcom, ktorý ho tíšil a nás vyhováral. No on ešte vždy nadával na nás, že aby sme sa mu do mlyna neukázali, lebo že nás do vody pohádže (toho sme sa ako dobrí plavci nezľakli), alebo že nás bičiskom v</text:span></text:span><text:span text:style-name="CharStyle20"><text:span text:style-name="T11">y</text:span></text:span><text:span text:style-name="CharStyle20"><text:span text:style-name="T18">šváce (toho sme sa už skôr báli, pred jeho bičom mal </text:span></text:span><text:span text:style-name="CharStyle20"><text:span text:style-name="T29">k</text:span></text:span><text:span text:style-name="CharStyle20"><text:span text:style-name="T18">aždý „rešpekt“). My smiali sme sa v sebe, vediac dobre, že sú to len prázdne vy­hrážky a že on to tak zle nemieni. I vykukli sme z povaly nadol na ulicu a tu videli sme, ako ujec kladie na voz vo vreci</text:span></text:span><text:span text:style-name="CharStyle20"><text:span text:style-name="T1"> </text:span></text:span><text:span text:style-name="CharStyle20"><text:span text:style-name="T18">zabalenú flintu, nami v izbe napochytre podstrčenú, ako sadá na voz a šľuhnúc po koňovi uháňa preč. </text:span></text:span><text:span text:style-name="CharStyle20"><text:span text:style-name="T1">S</text:span></text:span><text:span text:style-name="CharStyle20"><text:span text:style-name="T18"> obľahčeným srdcom sišli sme dolu z povaly na spoveď k otcovi</text:span></text:span><text:span text:style-name="CharStyle20"><text:span text:style-name="T1">,</text:span></text:span><text:span text:style-name="CharStyle20"><text:span text:style-name="T18"> ktorý nás síce vyhrešil, hovoriac</text:span></text:span><text:span text:style-name="CharStyle20"><text:span text:style-name="T1">,</text:span></text:span><text:span text:style-name="CharStyle20"><text:span text:style-name="T18"> že sme nepekne urobili, dopustiac sa krádeže, čo vraj nesvedčí sa na ta­kých nedávnych konfirmandov. N</text:span></text:span><text:span text:style-name="CharStyle20"><text:span text:style-name="T11">o</text:span></text:span><text:span text:style-name="CharStyle20"><text:span text:style-name="T18"> keď predniesli sme ob</text:span></text:span><text:span text:style-name="CharStyle20"><text:span text:style-name="T11">ľ</text:span></text:span><text:span text:style-name="CharStyle20"><text:span text:style-name="T18">ahčujúce okolnosti: poľovnícku náruživosť, nerozmyslenosť a cieľ nášho predsavzatia: zastreliť tchora, chodiaceho do kurínca, bolo nám odpustené.</text:span></text:span></text:p>
        <text:p text:style-name="P22"><text:span text:style-name="CharStyle20"><text:span text:style-name="T18">Tým ťažšie bolo by bývalo udobri</text:span></text:span><text:span text:style-name="CharStyle20"><text:span text:style-name="T1">l</text:span></text:span><text:span text:style-name="CharStyle20"><text:span text:style-name="T18"> ujca. Tomu vyh</text:span></text:span><text:span text:style-name="CharStyle20"><text:span text:style-name="T1">ýb</text:span></text:span><text:span text:style-name="CharStyle20"><text:span text:style-name="T18">ali sme dosť dlhý čas, neukazujúc sa na okolí mlyna, kým neprišla vec trocha do zabudnutia. Túžba za idyllickým ovzduším mlyna a „Sihote“ konečne premohla v nás bázeň a v jedno pekné letné ráno odhodlali sme sa predstúpiť pred tvár ujcovu. Zmrašt</text:span></text:span><text:span text:style-name="CharStyle20"><text:span text:style-name="T1">i</text:span></text:span><text:span text:style-name="CharStyle20"><text:span text:style-name="T18">l čelo, ani čo by si bol na niečo vzpomenul, potom pohrozil nám prstom, aby sme druhý raz dali flinte pokoj, lebo vraj „čo ťa ne­páli, nehas“ a s tým bola vec i s jeho strany vybavená. Nám nebolo treba flintu zapoveda</text:span></text:span><text:span text:style-name="CharStyle20"><text:span text:style-name="T29">ť</text:span></text:span><text:span text:style-name="CharStyle20"><text:span text:style-name="T18">, lebo nám odišla chuť od </text:span></text:span><text:span text:style-name="CharStyle20"><text:span text:style-name="T1">n</text:span></text:span><text:span text:style-name="CharStyle20"><text:span text:style-name="T18">ej navždy. Nebola hodna toho zklamania, ktoré nám pripravila.</text:span></text:span></text:p>
        <text:h text:style-name="P34" text:outline-level="2"><text:span text:style-name="CharStyle4"><text:span text:style-name="T18"/></text:span></text:h>
        <text:h text:style-name="P35" text:outline-level="2"><text:span text:style-name="CharStyle4"><text:span text:style-name="T18"/></text:span></text:h>
        <text:h text:style-name="Heading_20_1" text:outline-level="1"><text:bookmark-start text:name="bookmark25"/><text:span text:style-name="CharStyle4"><text:span text:style-name="T18">Kapitola o ža</text:span></text:span><text:span text:style-name="CharStyle4"><text:span text:style-name="T11">b</text:span></text:span><text:span text:style-name="CharStyle4"><text:span text:style-name="T18">ách.</text:span></text:span><text:bookmark-end text:name="bookmark25"/></text:h>
        <text:p text:style-name="P22"><text:span text:style-name="CharStyle20"><text:span text:style-name="T1"/></text:span></text:p>
        <text:p text:style-name="P23"><text:bookmark-start text:name="bookmark27"/><text:span text:style-name="CharStyle20"><text:span text:style-name="T1">„</text:span></text:span><text:span text:style-name="CharStyle20"><text:span text:style-name="T18">Čo je to len za chuť a passia sháňaf sa za takou žabäcou pečienkou, ako by nebolo rýb dosť,“ durdieval sa mlyrár Korec, keď videl tiahnu</text:span></text:span><text:span text:style-name="CharStyle20"><text:span text:style-name="T1">ť</text:span></text:span><text:span text:style-name="CharStyle20"><text:span text:style-name="T18"> kŕdle Podkoníčanov z fabriky na lov do blízkych mo­čiarov, na starom rieči</text:span></text:span><text:span text:style-name="CharStyle20"><text:span text:style-name="T1">š</text:span></text:span><text:span text:style-name="CharStyle20"><text:span text:style-name="T18">t</text:span></text:span><text:span text:style-name="CharStyle20"><text:span text:style-name="T1">i</text:span></text:span><text:span text:style-name="CharStyle20"><text:span text:style-name="T18"> povyše mlyna sa nachodivších. Náhle pučala sa v p</text:span></text:span><text:span text:style-name="CharStyle20"><text:span text:style-name="T1">ô</text:span></text:span><text:span text:style-name="CharStyle20"><text:span text:style-name="T18">stnej dobe sez</text:span></text:span><text:span text:style-name="CharStyle20"><text:span text:style-name="T12">o</text:span></text:span><text:span text:style-name="CharStyle20"><text:span text:style-name="T18">na na žabie stehienka, to len tak hemžili sa tam lovci, vystrojení koš</text:span></text:span><text:span text:style-name="CharStyle20"><text:span text:style-name="T1">í</text:span></text:span><text:span text:style-name="CharStyle20"><text:span text:style-name="T18">kami a ozbrojení vidličkami, ktorými potom korisť z vody vyťahovali. Majster Korec odpľul zakaždým, keď pomyslel na to, že môžu obľubovať ľudia niečo takého a pochutnávať si na tomto „pôstnom jedle“. Brr! Ani keď by hladom umieral, nedotkol by sa takej pečienky. No a keby bol videl to barbarstvo, páchané pri takom love žiab, keď lovci, napichnúc žabu a „žabykláčom“ </text:span></text:span><text:soft-page-break/><text:span text:style-name="CharStyle20"><text:span text:style-name="T18">odrežúc jej obidve zadné nôžky, nechali trup ďalej živoriť na lúke! Bolože to za mäsiarenie a pán majster bol by zaiste dobre vyobšíva</text:span></text:span><text:span text:style-name="CharStyle20"><text:span text:style-name="T1">l</text:span></text:span><text:span text:style-name="CharStyle20"><text:span text:style-name="T18"> </text:span></text:span><text:span text:style-name="CharStyle20"><text:span text:style-name="T12">b</text:span></text:span><text:span text:style-name="CharStyle20"><text:span text:style-name="T18">ič</text:span></text:span><text:span text:style-name="CharStyle20"><text:span text:style-name="T1">i</text:span></text:span><text:span text:style-name="CharStyle20"><text:span text:style-name="T18">skom účastníkov takého vandalizmu. Nepomyslel ovšem na zástoj, aký mal</text:span></text:span><text:span text:style-name="CharStyle20"><text:span text:style-name="T12">y</text:span></text:span><text:span text:style-name="CharStyle20"><text:span text:style-name="T18"> žabie stehienka vo vede fyzickej, keď Galvani kedysi na nich pozoroval účinok elektriny.</text:span></text:span><text:bookmark-end text:name="bookmark27"/></text:p>
        <text:p text:style-name="P19"><text:span text:style-name="CharStyle20"><text:span text:style-name="T18">E</text:span></text:span><text:span text:style-name="CharStyle20"><text:span text:style-name="T1">š</text:span></text:span><text:span text:style-name="CharStyle20"><text:span text:style-name="T18">te ke</text:span></text:span><text:span text:style-name="CharStyle20"><text:span text:style-name="T30">b</text:span></text:span><text:span text:style-name="CharStyle20"><text:span text:style-name="T18">y bol býva</text:span></text:span><text:span text:style-name="CharStyle20"><text:span text:style-name="T12">l</text:span></text:span><text:span text:style-name="CharStyle20"><text:span text:style-name="T18"> katolíkom, bol by sa azda spriatelil s touto vecou, ale ako luterán na­skrze ju odsudzoval. Menovite preto, že sa s tým zaoberalo zväčša nežné pohlavie: mladé Podkoníčanky, ktoré s vykasanými sukňami brodievaly sa sem a ta p</text:span></text:span><text:span text:style-name="CharStyle20"><text:span text:style-name="T1">o</text:span></text:span><text:span text:style-name="CharStyle20"><text:span text:style-name="T18"> močiaroch.</text:span></text:span></text:p>
        <text:p text:style-name="P20"><text:span text:style-name="CharStyle20"><text:span text:style-name="T18">„</text:span></text:span><text:span text:style-name="CharStyle20"><text:span text:style-name="T30">Ak už</text:span></text:span><text:span text:style-name="CharStyle20"><text:span text:style-name="T18">nemajú čo jesť, vďačne by som im podhodil trocha tej múky, keď by si pýtaly. Nech by si navarily „džgancov“ a nech by sa najedly, radšej ako tej hnusnej žabä</text:span></text:span><text:span text:style-name="CharStyle20"><text:span text:style-name="T1">c</text:span></text:span><text:span text:style-name="CharStyle20"><text:span text:style-name="T18">iny!“ hovorieval pán majster, ktorý rád naslúchal koncertu žiab dolie­hajúcemu za pekných jarných večerov až ku mlynu. No obyčajne netrvalo dlho a žaby um</text:span></text:span><text:span text:style-name="CharStyle20"><text:span text:style-name="T12">ĺ</text:span></text:span><text:span text:style-name="CharStyle20"><text:span text:style-name="T18">kly, z čoho súdil pán majster, že ich t</text:span></text:span><text:span text:style-name="CharStyle20"><text:span text:style-name="T1">í</text:span></text:span><text:span text:style-name="CharStyle20"><text:span text:style-name="T18"> nenasýtnici dobre preriedili.</text:span></text:span></text:p>
        <text:p text:style-name="P22"><text:span text:style-name="CharStyle20"><text:span text:style-name="T18">A že v našom slávnom meste neďaleko mlyna „na Tureckom“ bolo nadostač tejto lahôdky, toho najlepším dôkazom je i to, že jedna ulica nazývala sa „Žabia</text:span></text:span><text:span text:style-name="CharStyle20"><text:span text:style-name="T30">r</text:span></text:span><text:span text:style-name="CharStyle20"><text:span text:style-name="T18">sk</text:span></text:span><text:span text:style-name="CharStyle20"><text:span text:style-name="T1">o</text:span></text:span><text:span text:style-name="CharStyle20"><text:span text:style-name="T18">u“, a síce preto, že v nej nachodily sa hodné močiare a v týchto bydli</text:span></text:span><text:span text:style-name="CharStyle20"><text:span text:style-name="T1">l</text:span></text:span><text:span text:style-name="CharStyle20"><text:span text:style-name="T18">y celé hajná žiab. Tieto síce cez d</text:span></text:span><text:span text:style-name="CharStyle20"><text:span text:style-name="T1">e</text:span></text:span><text:span text:style-name="CharStyle20"><text:span text:style-name="T18">ň dosť vytrpely od nezbedných chlapcov, zato ale večerami nikým nezn</text:span></text:span><text:span text:style-name="CharStyle20"><text:span text:style-name="T30">e</text:span></text:span><text:span text:style-name="CharStyle20"><text:span text:style-name="T18">pokojované uspávaly obyvateľov ulice svojím monotónnym brekotom do sladkého spánku po denných trampotách</text:span></text:span></text:p>
        <text:p text:style-name="P22"><text:span text:style-name="CharStyle20"><text:span text:style-name="T18">Maj</text:span></text:span><text:span text:style-name="CharStyle20"><text:span text:style-name="T1">s</text:span></text:span><text:span text:style-name="CharStyle20"><text:span text:style-name="T18">ter Korec neveril ovšem takým povedačkám, že by žaba mohla niekomu „zuby prečítať“, alebo ž</text:span></text:span><text:span text:style-name="CharStyle20"><text:span text:style-name="T1">e s</text:span></text:span><text:span text:style-name="CharStyle20"><text:span text:style-name="T18">trygy a bosorky chodievajú medzi ľudí v podobe žiab a ropuchnačiek, ako sa vraj kdesi bolo stalo,</text:span></text:span><text:span text:style-name="CharStyle16"><text:span text:style-name="T18"> </text:span></text:span><text:span text:style-name="CharStyle20"><text:span text:style-name="T18">keď paholo</text:span></text:span><text:span text:style-name="CharStyle20"><text:span text:style-name="T1">k</text:span></text:span><text:span text:style-name="CharStyle20"><text:span text:style-name="T18"> odťal žabe na kláte prednú labku a na druhý deň suseda</text:span></text:span><text:span text:style-name="CharStyle20"><text:span text:style-name="T1">,</text:span></text:span><text:span text:style-name="CharStyle20"><text:span text:style-name="T18"> vykričaná str</text:span></text:span><text:span text:style-name="CharStyle20"><text:span text:style-name="T30">y</text:span></text:span><text:span text:style-name="CharStyle20"><text:span text:style-name="T18">ga, čo ve­dela kravám čariť, chodila s kyptavou, poviazan</text:span></text:span><text:span text:style-name="CharStyle20"><text:span text:style-name="T12">o</text:span></text:span><text:span text:style-name="CharStyle20"><text:span text:style-name="T18">u rukou. Čítal bol ale ako chlapec knižku, čo sa ešte i teraz povaľovala vo mlyne kdesi na poličke pod hradou medzi </text:span></text:span><text:span text:style-name="CharStyle20"><text:span text:style-name="T1">i</text:span></text:span><text:span text:style-name="CharStyle20"><text:span text:style-name="T18">nými knižkami a mala n</text:span></text:span><text:span text:style-name="CharStyle20"><text:span text:style-name="T1">á</text:span></text:span><text:span text:style-name="CharStyle20"><text:span text:style-name="T18">pis „Žab</text:span></text:span><text:span text:style-name="CharStyle20"><text:span text:style-name="T1">o</text:span></text:span><text:span text:style-name="CharStyle20"><text:span text:style-name="T18">kráľ alebo kráľovskej dcéry zlaté jablko a s obručovým srdcom sluha“ a myslel si, že kedysi za dávnych čias sa i také veci p</text:span></text:span><text:span text:style-name="CharStyle20"><text:span text:style-name="T12">rih</text:span></text:span><text:span text:style-name="CharStyle20"><text:span text:style-name="T18">odily. Veď keby to nebola pravda, akože by to mohli v knižke opisovať? Keď si na túto rozprávku vzpomenul, nie, ani za svet nebol by sa do</text:span></text:span><text:span text:style-name="CharStyle20"><text:span text:style-name="T12">t</text:span></text:span><text:span text:style-name="CharStyle20"><text:span text:style-name="T18">knul žabej pečienky.</text:span></text:span></text:p>
        <text:p text:style-name="P22"><text:span text:style-name="CharStyle20"><text:span text:style-name="T18">R</text:span></text:span><text:span text:style-name="CharStyle20"><text:span text:style-name="T1">a</text:span></text:span><text:span text:style-name="CharStyle20"><text:span text:style-name="T18">z ale prihodilo sa predsa, že a</text:span></text:span><text:span text:style-name="CharStyle20"><text:span text:style-name="T1">j</text:span></text:span><text:span text:style-name="CharStyle20"><text:span text:style-name="T18"> pán majster okúsil túto nenávidenú pečienku a pochutnal si na nej! Pravda nenazdajky, čo narafičil ten k</text:span></text:span><text:span text:style-name="CharStyle20"><text:span text:style-name="T1">uj</text:span></text:span><text:span text:style-name="CharStyle20"><text:span text:style-name="T18">on Roháček, obuvník z mesta, ktorý do mlyna často chodieval a vedel dobre o tom, v akej láske prechováva pán majster delikatessu po</text:span></text:span><text:span text:style-name="CharStyle20"><text:span text:style-name="T30">d</text:span></text:span><text:span text:style-name="CharStyle20"><text:span text:style-name="T18"> menom žabích stehienok, ktorej on, Roháček, bol </text:span></text:span><text:soft-page-break/><text:span text:style-name="CharStyle20"><text:span text:style-name="T18">veľkým milovníkom. I umienil si, že potraktuje s ňou i pána majstra, čo sa mu aj podarilo s fígľom. Za to sa ale potom nesmel do roka vo mlyne ukázať, kým sa pán majster neudobril, lebo by ho bol do vody hodil.</text:span></text:span></text:p>
        <text:p text:style-name="P22"><text:span text:style-name="CharStyle20"><text:span text:style-name="T18">Roháček býval častým hosťom vo mlyne a všeličo nového už ta priniesol na „koštovanie“. K</text:span></text:span><text:span text:style-name="CharStyle20"><text:span text:style-name="T1">e</text:span></text:span><text:span text:style-name="CharStyle20"><text:span text:style-name="T18">ď prišla do „módy“ káva a vo mlyne o nej ešte ani nechyrovali, on bol prvý, čo </text:span></text:span><text:span text:style-name="CharStyle20"><text:span text:style-name="T1">j</text:span></text:span><text:span text:style-name="CharStyle20"><text:span text:style-name="T18">u ta d</text:span></text:span><text:span text:style-name="CharStyle20"><text:span text:style-name="T30">o</text:span></text:span><text:span text:style-name="CharStyle20"><text:span text:style-name="T18">ni</text:span></text:span><text:span text:style-name="CharStyle20"><text:span text:style-name="T1">e</text:span></text:span><text:span text:style-name="CharStyle20"><text:span text:style-name="T18">sol a nechal tam z nej, mysliac si, že pani majstrová už bude vedieť ju pripraviť. Táto ale nezkúsená uvarila kávu takú, aká bola, surovú, nepraženú na spôsob fazule, a keď potom takú tvrdú na zobky ochutnávali, nešlo im nijak do hlavy, </text:span></text:span><text:span text:style-name="CharStyle20"><text:span text:style-name="T1">a</text:span></text:span><text:span text:style-name="CharStyle20"><text:span text:style-name="T12">k</text:span></text:span><text:span text:style-name="CharStyle20"><text:span text:style-name="T1">o</text:span></text:span><text:span text:style-name="CharStyle20"><text:span text:style-name="T18"> môžu </text:span></text:span><text:span text:style-name="CharStyle20"><text:span text:style-name="T1">ľ</text:span></text:span><text:span text:style-name="CharStyle20"><text:span text:style-name="T18">udia niečo takého užívať Mysleli si, že bude niečo lepšieho, keď im doniesol Roháček druhý raz zase ruského čaju, ktorý v tom čase tiež prišiel na našich stranách do úžitku, a nechal im ho zase bez návodu, čo s nim urobiť. Čaj uvarili a odvar vylejúc, začali lístky žuvať. Ani to im nechutilo, až tu naďabil sa ta šefraník Lenčo a ten ich poučil, ako to majú pripravi</text:span></text:span><text:span text:style-name="CharStyle20"><text:span text:style-name="T12">ť</text:span></text:span><text:span text:style-name="CharStyle20"><text:span text:style-name="T18">. Nuž veď kedysi so zemiakmi ľudia tiež nepochodili ináč: dľa rozprávky v Eur</text:span></text:span><text:span text:style-name="CharStyle20"><text:span text:style-name="T12">o</text:span></text:span><text:span text:style-name="CharStyle20"><text:span text:style-name="T18">pe po prvý raz na akejsi hostine nastolili zemiakové </text:span></text:span><text:span text:style-name="CharStyle20"><text:span text:style-name="T12">b</text:span></text:span><text:span text:style-name="CharStyle20"><text:span text:style-name="T18">obule a o zemské plody sa ani nezreli, kým ich voľáky záhradník v pahrebe náhodou neupiekol.</text:span></text:span></text:p>
        <text:p text:style-name="P22"><text:span text:style-name="CharStyle20"><text:span text:style-name="T18">No ale teraz je reč o žabách a o žabích stehienkach a my sme až ku zemiakom odbočili. Predsa treba nám vyrozprávať to, že akým spô­sobom nav</text:span></text:span><text:span text:style-name="CharStyle20"><text:span text:style-name="T1">n</text:span></text:span><text:span text:style-name="CharStyle20"><text:span text:style-name="T18">adil sa mlynár Korec na tú ním opovrženú pečienku.</text:span></text:span></text:p>
        <text:p text:style-name="P22"><text:span text:style-name="CharStyle20"><text:span text:style-name="T18">Raz vybral sa totiž na vozíku do mesta múku rozvážať a zatiahol i na „Riadok“ k svojmu pria­teľovi Rohačkovi. </text:span></text:span><text:span text:style-name="CharStyle20"><text:span text:style-name="T30">M</text:span></text:span><text:span text:style-name="CharStyle20"><text:span text:style-name="T18">al pre neho robotu v podobe čižiem, ktoré bolo nač</text:span></text:span><text:span text:style-name="CharStyle20"><text:span text:style-name="T1">i</text:span></text:span><text:span text:style-name="CharStyle20"><text:span text:style-name="T18">m podraziť.</text:span></text:span></text:p>
        <text:p text:style-name="P22"><text:span text:style-name="CharStyle20"><text:span text:style-name="T18">Vníduc do kuchyne, zarazila ho akási pr</text:span></text:span><text:span text:style-name="CharStyle20"><text:span text:style-name="T12">í</text:span></text:span><text:span text:style-name="CharStyle20"><text:span text:style-name="T18">jemná, nos štekliaca vôňa škvariacej sa pečienky, a že bolo už pred obedom, pánu majstrovi veru začaly sa sliny sbiehať v ústach. Keď potom v dielni oddal Roháčkovi čižmy do ďalšej manipulácie a zasadol si ku verpánku na nabídnutú mu trojnohu, nezdržal sa otázky:</text:span></text:span></text:p>
        <text:p text:style-name="P22"><text:span text:style-name="CharStyle20"><text:span text:style-name="T18">„Čože to takého dobrého kuchtíte dnes v ku­chyni, veď vám celý dvor od toho rozvoniava?“ Na čo Roháček mrknúc očami na tovaryša a učňov, aby vec nepokazili odpovedal s úsmevom:</text:span></text:span></text:p>
        <text:p text:style-name="P22"><text:span text:style-name="CharStyle20"><text:span text:style-name="T18">„Averu mladých vrabcov v</text:span></text:span><text:span text:style-name="CharStyle20"><text:span text:style-name="T1">yb</text:span></text:span><text:span text:style-name="CharStyle20"><text:span text:style-name="T18">rali kdesi z hniezda títo moji šarvanci a dali si ich usmažiť. Bolo ich hodne, no a to viete, že taká vrabčacina je deli­kátna vec “</text:span></text:span></text:p>
        <text:p text:style-name="P22"><text:span text:style-name="CharStyle20"><text:span text:style-name="T18">To počul už aj pán majster, že to má byť dobrá pochúťka, ale zo zkúsenosti ešte nevedel, hoci ako malý chlapec tiež rád vrabce vyberával. Preto nezdráhal sa ani </text:span></text:span><text:soft-page-break/><text:span text:style-name="CharStyle20"><text:span text:style-name="T18">najmenej, keď ho Roháček hneď aj invitoval na tú pečienku, vyduriac jednoho z učňov pre litrík v</text:span></text:span><text:span text:style-name="CharStyle20"><text:span text:style-name="T12">í</text:span></text:span><text:span text:style-name="CharStyle20"><text:span text:style-name="T18">na, aby to vraj išlo hladšie dolu hrdlom.</text:span></text:span></text:p>
        <text:p text:style-name="P22"><text:span text:style-name="CharStyle20"><text:span text:style-name="T18">V izbe posadil pána majstra za stôl a odbehol do kuchyne, aby zasvätil do veci aj svoju polo­vičku. Keď potom tato priniesla na prikrytý stôl s usmievavou tvárou na tanieri pariacu sa la</text:span></text:span><text:span text:style-name="CharStyle20"><text:span text:style-name="T30">h</text:span></text:span><text:span text:style-name="CharStyle20"><text:span text:style-name="T18">ôdku, nebolo treba núkať pána majstra ani najmenej. Hneď oddal sa s dobrým apetítom do jedla. Boly to na vajíčkach vyprážané kúsky drobného, výborného</text:span></text:span><text:span text:style-name="CharStyle16"><text:span text:style-name="T18"> </text:span></text:span><text:span text:style-name="CharStyle20"><text:span text:style-name="T18">m</text:span></text:span><text:span text:style-name="CharStyle20"><text:span text:style-name="T30">ä</text:span></text:span><text:span text:style-name="CharStyle20"><text:span text:style-name="T18">ska, ktoré sa len tak rozplývalo pod zubami. Roháček nalial vínka do pohárov a štrngol si s pánom majstrom na zdravie.</text:span></text:span></text:p>
        <text:p text:style-name="P22"><text:span text:style-name="CharStyle20"><text:span text:style-name="T18">I díval sa, ako nenútene strovil pán majster celý obsah dobre naloženého taniera, zajedajúc chlebíkom a zalievajúc vínkom, a keď už prehltol posledný kúsok, spýtal sa ho s úsmevo</text:span></text:span><text:span text:style-name="CharStyle20"><text:span text:style-name="T1">m</text:span></text:span><text:span text:style-name="CharStyle20"><text:span text:style-name="T18">:</text:span></text:span></text:p>
        <text:p text:style-name="P22"><text:span text:style-name="CharStyle20"><text:span text:style-name="T18">„Nuž akože vám chutilo, pán majster?“</text:span></text:span></text:p>
        <text:p text:style-name="P22"><text:span text:style-name="CharStyle20"><text:span text:style-name="T18">„A veru bolo to veľmi dobré! Len to mi je čudné, že bolo to také chrumkavé a nemalo žiad­nych koštialikov.“</text:span></text:span></text:p>
        <text:p text:style-name="P22"><text:span text:style-name="CharStyle20"><text:span text:style-name="T18">„To je preto</text:span></text:span><text:span text:style-name="CharStyle20"><text:span text:style-name="T1">,</text:span></text:span><text:span text:style-name="CharStyle20"><text:span text:style-name="T18"> pán ma</text:span></text:span><text:span text:style-name="CharStyle20"><text:span text:style-name="T1">j</text:span></text:span><text:span text:style-name="CharStyle20"><text:span text:style-name="T18">ster</text:span></text:span><text:span text:style-name="CharStyle20"><text:span text:style-name="T1">,</text:span></text:span><text:span text:style-name="CharStyle20"><text:span text:style-name="T18">“ vysvetľoval Roháček, „lebo také vrabčatá majú ešte veľmi slabé kosti.“</text:span></text:span></text:p>
        <text:p text:style-name="P22"><text:span text:style-name="CharStyle20"><text:span text:style-name="T18">„Hm, to je pravda, veru také mladé vtáčatá nemôžu mať kosti ako starý vrabec,“ prisvedčil pán majster.</text:span></text:span></text:p>
        <text:p text:style-name="P22"><text:span text:style-name="CharStyle20"><text:span text:style-name="T18">V tom vnišla dnu domáca pani a pán majster držal si za povinnosť poďakovať sa jej za pohostenie a spolu pochváliť jej kuchárske umenie. Tu zrazu obráti sa na neho Roháček s nečakanou otázkou:</text:span></text:span></text:p>
        <text:p text:style-name="P22"><text:span text:style-name="CharStyle20"><text:span text:style-name="T18">„A dali by ste sa takto aj so žab</text:span></text:span><text:span text:style-name="CharStyle20"><text:span text:style-name="T1">ä</text:span></text:span><text:span text:style-name="CharStyle20"><text:span text:style-name="T18">cou pečien­kou počastovať? Však ver by ste ňou nepohrdli!“</text:span></text:span></text:p>
        <text:p text:style-name="P22"><text:span text:style-name="CharStyle20"><text:span text:style-name="T18">Pán majster zvraštil tvár a s opovržením o</text:span></text:span><text:span text:style-name="CharStyle20"><text:span text:style-name="T1">dv</text:span></text:span><text:span text:style-name="CharStyle20"><text:span text:style-name="T18">eti</text:span></text:span><text:span text:style-name="CharStyle20"><text:span text:style-name="T1">l</text:span></text:span><text:span text:style-name="CharStyle20"><text:span text:style-name="T18">:</text:span></text:span></text:p>
        <text:p text:style-name="P22"><text:span text:style-name="CharStyle20"><text:span text:style-name="T18">„Ja som to nikdy nejedol a ani za celý svet by som to do úst nevložil, čo by boly priam na aký spôsob pripravené. Veď ja mam r</text:span></text:span><text:span text:style-name="CharStyle20"><text:span text:style-name="T30">ý</text:span></text:span><text:span text:style-name="CharStyle20"><text:span text:style-name="T18">b dosť, keď chcem, a keď aj to nie, nuž radšej kutle a či pacale zjem.“</text:span></text:span></text:p>
        <text:p text:style-name="P22"><text:span text:style-name="CharStyle20"><text:span text:style-name="T1">„</text:span></text:span><text:span text:style-name="CharStyle20"><text:span text:style-name="T18">No a čo by ste mi tak povedali, keby som vám miesto vrabčaciny predložil žabie stehienka na vajíčkach vyprážané? Nošak by ste sa nena­hnevali!</text:span></text:span><text:span text:style-name="CharStyle20"><text:span text:style-name="T1">“</text:span></text:span></text:p>
        <text:p text:style-name="P22"><text:span text:style-name="CharStyle20"><text:span text:style-name="T18">Pánu majstrovi začala by</text:span></text:span><text:span text:style-name="CharStyle20"><text:span text:style-name="T30">ť</text:span></text:span><text:span text:style-name="CharStyle20"><text:span text:style-name="T18"> vec už podozrivou, no ešte vždy neveril, že by mohol by</text:span></text:span><text:span text:style-name="CharStyle20"><text:span text:style-name="T30">ť</text:span></text:span><text:span text:style-name="CharStyle20"><text:span text:style-name="T18"> vo veci fígeľ, až tu, keď sa Roháček rozrehotal a vykríkol:</text:span></text:span></text:p>
        <text:p text:style-name="P22"><text:span text:style-name="CharStyle20"><text:span text:style-name="T18">„Pán majster, či vám tie vrabce nečvirikajú v žalúdku takto: brekeke-krk?</text:span></text:span><text:span text:style-name="CharStyle20"><text:span text:style-name="T1">“</text:span></text:span><text:span text:style-name="CharStyle20"><text:span text:style-name="T18"> a keď sa aj domá</text:span></text:span><text:span text:style-name="CharStyle20"><text:span text:style-name="T12">c</text:span></text:span><text:span text:style-name="CharStyle20"><text:span text:style-name="T18">a dala do smiechu, uhádol, koľko bije, a začal sa hniezdiť a cítiť </text:span></text:span><text:soft-page-break/><text:span text:style-name="CharStyle20"><text:span text:style-name="T18">vše</text:span></text:span><text:span text:style-name="CharStyle20"><text:span text:style-name="T12">l</text:span></text:span><text:span text:style-name="CharStyle20"><text:span text:style-name="T18">iako. Keby bol hrom vedľa neho udrel, ani vte</text:span></text:span><text:span text:style-name="CharStyle20"><text:span text:style-name="T30">d</text:span></text:span><text:span text:style-name="CharStyle20"><text:span text:style-name="T18">y by nebol tak stŕpol, ako teraz, a darmo ho núkal Roháček, aby si vraj dopil, že však je nie nič na tom, aby </text:span></text:span><text:span text:style-name="CharStyle20"><text:span text:style-name="T12">si</text:span></text:span><text:span text:style-name="CharStyle20"><text:span text:style-name="T18"> z toho nič nerobil, človek nevie, čo mu na úžitok padne, aby nebanoval za tým, čo s chuťou zjedol, pán majster takto </text:span></text:span><text:span text:style-name="CharStyle20"><text:span text:style-name="T12">o</text:span></text:span><text:span text:style-name="CharStyle20"><text:span text:style-name="T18">šu</text:span></text:span><text:span text:style-name="CharStyle20"><text:span text:style-name="T30">d</text:span></text:span><text:span text:style-name="CharStyle20"><text:span text:style-name="T18">ený odišiel nahnevaný preč. Sadnúc do vozíka, pošibal zlostne Šimľu po chrbte a mal sto chuti — Dávida žalmy spievať.</text:span></text:span></text:p>
        <text:h text:style-name="P34" text:outline-level="2"><text:span text:style-name="CharStyle4"><text:span text:style-name="T18"/></text:span></text:h>
        <text:h text:style-name="P35" text:outline-level="2"><text:span text:style-name="CharStyle4"><text:span text:style-name="T18"/></text:span></text:h>
        <text:h text:style-name="Heading_20_1" text:outline-level="1"><text:bookmark-start text:name="bookmark28"/><text:span text:style-name="CharStyle4"><text:span text:style-name="T18">„Sen noci svätojánskej.</text:span></text:span><text:span text:style-name="CharStyle4"><text:span text:style-name="T1">“</text:span></text:span><text:bookmark-end text:name="bookmark28"/></text:h>
        <text:p text:style-name="P22"><text:span text:style-name="CharStyle20"><text:span text:style-name="T18"/></text:span></text:p>
        <text:p text:style-name="P23"><text:span text:style-name="CharStyle20"><text:span text:style-name="T18">Bolyže to za časy kedysi, keď pálievaly sa ohne v predvečer dňa Jána Krstiteľa. Teraz už len málokde udržal sa tento pekný zvyk, miesty zanikol úplne, vyhynul spolu s inými obyčajmi.</text:span></text:span></text:p>
        <text:p text:style-name="P22"><text:span text:style-name="CharStyle20"><text:span text:style-name="T18">Deň Jána je veľavýznamným dňom v roku pre náš pospolitý ľud a v gazdovskom kalendári patrí mu vynikajúce miesto. V tom čase je v prúde kosba sena; polia, lúky a nivy len tak ozývajú sa od veselých piesní hrabačiek. Vtedy sú najdlhšie dni v roku, dozrievajú jahody a mnohé liečivé byliny (ako na pr. materina dúška) d</text:span></text:span><text:span text:style-name="CharStyle20"><text:span text:style-name="T1">ľ</text:span></text:span><text:span text:style-name="CharStyle20"><text:span text:style-name="T18">a viery ľudu majú len do tohoto dňa svoj účinok, pozdejšie sbierané ho už vraj nemajú</text:span></text:span><text:span text:style-name="CharStyle20"><text:span text:style-name="T1">.</text:span></text:span></text:p>
        <text:p text:style-name="P22"><text:span text:style-name="CharStyle20"><text:span text:style-name="T18">Býval to významný deň i vo mlyne „na Tu­reckom“. Ako malí chlapci ledva sme sa dočkali v predvečer Jána, aby sa sotmilo, žeby sme sa mohli ísť podívať do mlyna na „illumináciu“, pri­pravovanú každoročne Korcovým nebohým synov­com L</text:span></text:span><text:span text:style-name="CharStyle20"><text:span text:style-name="T1">aj</text:span></text:span><text:span text:style-name="CharStyle20"><text:span text:style-name="T18">ošom (nech mu je zem ľahká!) Ten totiž prichystal na „malom moste“ hŕbu suchej čečiny a keď shromaždilo sa hodne divákov, zapálil ju,</text:span></text:span><text:span text:style-name="CharStyle16"><text:span text:style-name="T18"> </text:span></text:span><text:span text:style-name="CharStyle20"><text:span text:style-name="T18">podnesúc do výšky na žrď upevnenú ohromnú horiacu viechu, ktorá ožiarila svojim plameňom celé okolie mlyna, aby bolo o</text:span></text:span><text:span text:style-name="CharStyle20"><text:span text:style-name="T30">h</text:span></text:span><text:span text:style-name="CharStyle20"><text:span text:style-name="T18">eň aj z mesta videť. S takými horiacimi viechami chodili sme potom okolo mlyna a ved</text:span></text:span><text:span text:style-name="CharStyle20"><text:span text:style-name="T1">ľ</text:span></text:span><text:span text:style-name="CharStyle20"><text:span text:style-name="T18">a vody, čo z diaľky vyzeralo akiste, s</text:span></text:span><text:span text:style-name="CharStyle20"><text:span text:style-name="T30">ť</text:span></text:span><text:span text:style-name="CharStyle20"><text:span text:style-name="T18">a by sa tam buly svetlonosy hore-dolu pohybovaly. Že pri tom bolo zachovávané i pra­vidlo „opatrujte svetlo, oheň, aby nebol ľuďom škoden,“ nemusím snáď dokladať, a nestalo sa nikdy nešťastie.</text:span></text:span></text:p>
        <text:p text:style-name="P22"><text:span text:style-name="CharStyle20"><text:span text:style-name="T18">Inokedy zas zaopatrili sme si niekoľko fakieľ zo zásoby, nachodivšej sa po nejakom </text:span></text:span><text:span text:style-name="CharStyle20"><text:span text:style-name="T1">f</text:span></text:span><text:span text:style-name="CharStyle20"><text:span text:style-name="T18">akľovom pochode v drevárni štátnych škôl, a so zapálenými fakľami pri sprievode starších ľudí vymašírovali sme na vŕšky za mlynom. Tam stanúc si do radu, svietili sme pozde do noci. Raz zišlo komusi na um i „rachétle“ púšťať z „veľk</text:span></text:span><text:span text:style-name="CharStyle20"><text:span text:style-name="T30">é</text:span></text:span><text:span text:style-name="CharStyle20"><text:span text:style-name="T18">ho mostu“.</text:span></text:span></text:p>
        <text:p text:style-name="P22"><text:span text:style-name="CharStyle20"><text:span text:style-name="T18">No nielen pri mlyne, ale i po okolitých a vzdialenejších kopcoch, na vyvýšených </text:span></text:span><text:soft-page-break/><text:span text:style-name="CharStyle20"><text:span text:style-name="T18">miestach bolo vídať ohne, ba i na „hoľach“ a po horách blčaly kde-tu vo výške vatry pastierov. Pekná obyčaj táto — bohužiaľ — v novšom čase v tých stranách už zaniká a len kde-tu zazreš na Jána za chvíľku plápolajúci ohník, akoby posledný záblesk niekdajších svätojánskych ohňov, odobierku od minulosti.</text:span></text:span></text:p>
        <text:p text:style-name="P22"><text:span text:style-name="CharStyle20"><text:span text:style-name="T18">V taký predvečer svätojánskej noci došiel bol tovaryš Petrík v ružovej nálade domov </text:span></text:span><text:span text:style-name="CharStyle20"><text:span text:style-name="T12">d</text:span></text:span><text:span text:style-name="CharStyle20"><text:span text:style-name="T18">o mlyna</text:span></text:span><text:span text:style-name="CharStyle16"><text:span text:style-name="T18"> </text:span></text:span><text:span text:style-name="CharStyle20"><text:span text:style-name="T18">z mesta, kde bol kupovať struny pre pána majstra. Tento sberal sa totiž na druhý deň </text:span></text:span><text:span text:style-name="CharStyle39"><text:span text:style-name="T18">— </text:span></text:span><text:span text:style-name="CharStyle20"><text:span text:style-name="T18">Jána padlo vtedy na nede</text:span></text:span><text:span text:style-name="CharStyle20"><text:span text:style-name="T1">ľ</text:span></text:span><text:span text:style-name="CharStyle20"><text:span text:style-name="T18">u — hra</text:span></text:span><text:span text:style-name="CharStyle20"><text:span text:style-name="T12">ť</text:span></text:span><text:span text:style-name="CharStyle20"><text:span text:style-name="T18"> s kape</text:span></text:span><text:span text:style-name="CharStyle20"><text:span text:style-name="T30">l</text:span></text:span><text:span text:style-name="CharStyle20"><text:span text:style-name="T18">lou Vodný </text:span></text:span><text:span text:style-name="CharStyle20"><text:span text:style-name="T1">&amp;</text:span></text:span><text:span text:style-name="CharStyle20"><text:span text:style-name="T18"> Comp. na blízku dedinu, kde býval každoročne na Jána majáles a </text:span></text:span><text:span text:style-name="CharStyle20"><text:span text:style-name="T30">č</text:span></text:span><text:span text:style-name="CharStyle20"><text:span text:style-name="T18">i juniáles.</text:span></text:span></text:p>
        <text:p text:style-name="P22"><text:span text:style-name="CharStyle20"><text:span text:style-name="T18">Petríka nezaujímal veľmi „ohňostroj“ Lajošov, lebo on mal iné plány pre dnešný večer. Počul on rozprávať čosi o tom tajomnom „svätojánskom kvietku“, ktorý kvitne vraj len jediný deň v roku, a to v predvečer Jána, a ktorý ukáže všetky p</text:span></text:span><text:span text:style-name="CharStyle20"><text:span text:style-name="T30">o</text:span></text:span><text:span text:style-name="CharStyle20"><text:span text:style-name="T18">d zemou skryté poklady tomu, kto ho do moci do­stane. </text:span></text:span><text:span text:style-name="CharStyle20"><text:span text:style-name="T1">I</text:span></text:span><text:span text:style-name="CharStyle20"><text:span text:style-name="T18"> umie</text:span></text:span><text:span text:style-name="CharStyle20"><text:span text:style-name="T30">nil</text:span></text:span><text:span text:style-name="CharStyle20"><text:span text:style-name="T18"> si, že stoj čo stoj vyhľadá ten kvietok. Veď azda nájde sa i na „Sihoti“, kde rástly všelijaké kvietky, že b</text:span></text:span><text:span text:style-name="CharStyle20"><text:span text:style-name="T30">o</text:span></text:span><text:span text:style-name="CharStyle20"><text:span text:style-name="T18">la úľuba pohlia</text:span></text:span><text:span text:style-name="CharStyle20"><text:span text:style-name="T30">d</text:span></text:span><text:span text:style-name="CharStyle20"><text:span text:style-name="T18">nuť na ten pestrý koberec kv</text:span></text:span><text:span text:style-name="CharStyle20"><text:span text:style-name="T1">i</text:span></text:span><text:span text:style-name="CharStyle20"><text:span text:style-name="T18">etkov, keď vyšiel Petrík vše na „lavice“. Sihoť bola ešte neskosená, stro­jili sa ju len na tretí deň, v pondelok, kosiť.</text:span></text:span></text:p>
        <text:p text:style-name="P22"><text:span text:style-name="CharStyle20"><text:span text:style-name="T18">Sotva veril dočkať, aby sa paráda s ohňami skončila, a bol celý večer ani na tŕňoch, želajúc si, žeby sa čím skôr rozišlo všetko preč, lebo bolo vo mlyne a navôkol dosť živo. So svojím úmyslom nesdôveril sa ovšem nikomu a nechcel do </text:span></text:span><text:span text:style-name="CharStyle20"><text:span text:style-name="T12">t</text:span></text:span><text:span text:style-name="CharStyle20"><text:span text:style-name="T18">oho zasvätiť nikoho. Chcel to len sám na svoju päsť podujať.</text:span></text:span></text:p>
        <text:p text:style-name="P22"><text:span text:style-name="CharStyle20"><text:span text:style-name="T18">Keď sa vôkol mlyna všetko utíšilo, bolo už blízo jedenásť hodín a čas ísť na odpočinok Petrík ale ani nepomýšľal spať. Nasypal hodne do koša a poobzeral sa dôkladne po mlynici, </text:span></text:span><text:span text:style-name="CharStyle20"><text:span text:style-name="T30">č</text:span></text:span><text:span text:style-name="CharStyle20"><text:span text:style-name="T18">i je všetko</text:span></text:span><text:span text:style-name="CharStyle35"><text:span text:style-name="T18"> </text:span></text:span><text:span text:style-name="CharStyle20"><text:span text:style-name="T18">v poriadku. Keď presvedčil sa, že si vo mlyne už všetci pol</text:span></text:span><text:span text:style-name="CharStyle20"><text:span text:style-name="T1">í</text:span></text:span><text:span text:style-name="CharStyle20"><text:span text:style-name="T18">hali, sobral sa potichu cez „lavice“ na Siho</text:span></text:span><text:span text:style-name="CharStyle20"><text:span text:style-name="T30">ť</text:span></text:span><text:span text:style-name="CharStyle20"><text:span text:style-name="T18">. Nebola úplná tma a Petrík mal dobrý, bystrý zrak, preto trúfal si ten čarovný kvietok i potme vynájsť. Aby ale nepochodil tak, ako ten valach, ktorému sa ten kvietok náhodou za re­mienok na krpci zachytil, tak že kým ho tam nosil, videl pred sebou všetky poklady v zemi zakopané, k</text:span></text:span><text:span text:style-name="CharStyle20"><text:span text:style-name="T1">e</text:span></text:span><text:span text:style-name="CharStyle20"><text:span text:style-name="T18">ď ale išiel baču a honelníkov zavolať, ztratil kvietok a pokladov viacej nevidel, P</text:span></text:span><text:span text:style-name="CharStyle20"><text:span text:style-name="T1">e</text:span></text:span><text:span text:style-name="CharStyle20"><text:span text:style-name="T18">trík vybral sa k vôli istote bosý. Však bol naučený bez obuvi chodievať a po tráve na Sihoti sa to tak mäkko stúpalo, ani po tých najlepších kobercoch.</text:span></text:span></text:p>
        <text:p text:style-name="P22"><text:span text:style-name="CharStyle20"><text:span text:style-name="T18">Bola pekná, teplá noc, hore na nebi trblietaly sa hviezdičky, dolu zas svietily tu i tam sväto­jánske mušky v tráve a po krovinách, keď Petrík sohnutý sliedil za kvietkom. Nevedel síce, ako vyzerá, ale tušil, že to musí byť nejaký neobyčajný, zvláštny kvietok, ktorý ned</text:span></text:span><text:span text:style-name="CharStyle20"><text:span text:style-name="T1">á</text:span></text:span><text:span text:style-name="CharStyle20"><text:span text:style-name="T18"> sa len tak prepásť. Najskôr bude biely, myslel si, a ak by </text:span></text:span><text:soft-page-break/><text:span text:style-name="CharStyle20"><text:span text:style-name="T18">bol inakšej barvy, červený lebo žltý, </text:span></text:span><text:span text:style-name="CharStyle20"><text:span text:style-name="T1">i</text:span></text:span><text:span text:style-name="CharStyle20"><text:span text:style-name="T18"> tak ho zbadá, veď on poznal dobre všetky obyčajné kvietky Sihote.</text:span></text:span></text:p>
        <text:p text:style-name="P22"><text:span text:style-name="CharStyle20"><text:span text:style-name="T18">Dosť nahľadal sa Petrík všade po Sihoti, i okolo vody pomedzi nezábudku, i pomedzi krovie, kde sa mies</text:span></text:span><text:span text:style-name="CharStyle20"><text:span text:style-name="T1">t</text:span></text:span><text:span text:style-name="CharStyle20"><text:span text:style-name="T18">y i popŕhlil na žih</text:span></text:span><text:span text:style-name="CharStyle20"><text:span text:style-name="T1">ľ</text:span></text:span><text:span text:style-name="CharStyle20"><text:span text:style-name="T18">ave a poškriabal na tŕňoch a šípoch. Na to ale nedbal nič, </text:span></text:span><text:span text:style-name="CharStyle20"><text:span text:style-name="T1">l</text:span></text:span><text:span text:style-name="CharStyle20"><text:span text:style-name="T18">ebo k vôli kvietku všetko ztrpel. No kvietka kde nič tu nič. Všade belely sa len králiky, kde-tu bola</text:span></text:span><text:span text:style-name="CharStyle16"><text:span text:style-name="T18"> </text:span></text:span><text:span text:style-name="CharStyle20"><text:span text:style-name="T18">žltá kozica, kt</text:span></text:span><text:span text:style-name="CharStyle20"><text:span text:style-name="T1">o</text:span></text:span><text:span text:style-name="CharStyle20"><text:span text:style-name="T18">rú Petrík sc</text:span></text:span><text:span text:style-name="CharStyle20"><text:span text:style-name="T30">h</text:span></text:span><text:span text:style-name="CharStyle20"><text:span text:style-name="T18">r</text:span></text:span><text:span text:style-name="CharStyle20"><text:span text:style-name="T30">ú</text:span></text:span><text:span text:style-name="CharStyle20"><text:span text:style-name="T18">mal, pochutnajúc si na nej. Vše zase odtrhol a zažuval si kyslého štialu alebo rasce.</text:span></text:span></text:p>
        <text:p text:style-name="P22"><text:span text:style-name="CharStyle20"><text:span text:style-name="T18">Navôkol bolo ticho, len rieka plieskala o brehy, vše vymrštila sa z nej veľk</text:span></text:span><text:span text:style-name="CharStyle20"><text:span text:style-name="T1">á</text:span></text:span><text:span text:style-name="CharStyle20"><text:span text:style-name="T18"> ryba, na strome alebo v kroví zašveholil naľakaný vtáčik, poplašený Petríkovým hľadaním. Tam za vrbinami ozýval sa klepot mlyna s</text:span></text:span><text:span text:style-name="CharStyle20"><text:span text:style-name="T30">ť</text:span></text:span><text:span text:style-name="CharStyle20"><text:span text:style-name="T18">a nejaká uspávajúca pieseň. Vatry, ktoré bolo vída</text:span></text:span><text:span text:style-name="CharStyle20"><text:span text:style-name="T1">ť</text:span></text:span><text:span text:style-name="CharStyle20"><text:span text:style-name="T18"> pomedzi stromovie na dia</text:span></text:span><text:span text:style-name="CharStyle20"><text:span text:style-name="T1">ľ</text:span></text:span><text:span text:style-name="CharStyle20"><text:span text:style-name="T18">nych vŕškoch, pomaly pozhasínaly a nastala </text:span></text:span><text:span text:style-name="CharStyle20"><text:span text:style-name="T30">č</text:span></text:span><text:span text:style-name="CharStyle20"><text:span text:style-name="T18">íra noc.</text:span></text:span></text:p>
        <text:p text:style-name="P22"><text:span text:style-name="CharStyle20"><text:span text:style-name="T18">Bola už asi polnoc, keď Petrík zunoval hľa­dať a namrzený odbehol do mlynice nasypať. Potom ale vrátil sa zase nazad, lebo mu ten kvietok nedal p</text:span></text:span><text:span text:style-name="CharStyle20"><text:span text:style-name="T12">o</text:span></text:span><text:span text:style-name="CharStyle20"><text:span text:style-name="T18">koja. Prešiel ešte raz celú Siho</text:span></text:span><text:span text:style-name="CharStyle20"><text:span text:style-name="T1">ť </text:span></text:span><text:span text:style-name="CharStyle20"><text:span text:style-name="T18">sem a ta, nazrel bystrým okom i pod žleby, ku hatiam. Nikde nič. Báť sa nebál ničoho, veď bol tu i o samote v noci tak bezpečný a spokojný, ani v mlynici alebo na kozube.</text:span></text:span></text:p>
        <text:p text:style-name="P22"><text:span text:style-name="CharStyle20"><text:span text:style-name="T18">Práve zastal pod vysokou višňou, hore ktorou tak radi lazievali chlapci višne oberať, že ich majster Korec musel s h</text:span></text:span><text:span text:style-name="CharStyle20"><text:span text:style-name="T1">á</text:span></text:span><text:span text:style-name="CharStyle20"><text:span text:style-name="T12">k</text:span></text:span><text:span text:style-name="CharStyle20"><text:span text:style-name="T18">o</text:span></text:span><text:span text:style-name="CharStyle20"><text:span text:style-name="T1">m</text:span></text:span><text:span text:style-name="CharStyle20"><text:span text:style-name="T18"> sháňať odtiaľ dolu. Pod višňou bola mäkká, útla pažiť a Petrík unavený, utrmácaný usadil sa na ňu. Pár krokov od neho pod vysokým brehom hučal prúd vody, poniže šplechotala rieka, príjemne lahodiac sluchu, tak že Petrík počal cítiť sa ospanlivým. </text:span></text:span><text:span text:style-name="CharStyle20"><text:span text:style-name="T30">Ľ</text:span></text:span><text:span text:style-name="CharStyle20"><text:span text:style-name="T18">ah</text:span></text:span><text:span text:style-name="CharStyle20"><text:span text:style-name="T30">o</text:span></text:span><text:span text:style-name="CharStyle20"><text:span text:style-name="T18">l si horeznačky do trávy, kde bolo mu pohodlnejšie, ne</text:span></text:span><text:span text:style-name="CharStyle20"><text:span text:style-name="T12">žl</text:span></text:span><text:span text:style-name="CharStyle20"><text:span text:style-name="T18">i vo mlyne na tvrdom kozube a zahľadiac sa na</text:span></text:span><text:span text:style-name="CharStyle16"><text:span text:style-name="T18"> </text:span></text:span><text:span text:style-name="CharStyle20"><text:span text:style-name="T18">temné klenutie, ktoré tvori</text:span></text:span><text:span text:style-name="CharStyle20"><text:span text:style-name="T30">l</text:span></text:span><text:span text:style-name="CharStyle20"><text:span text:style-name="T18">y stromy nad n</text:span></text:span><text:span text:style-name="CharStyle20"><text:span text:style-name="T30">í</text:span></text:span><text:span text:style-name="CharStyle20"><text:span text:style-name="T18">m, aby zahnal driemoty, zanôtil si potichu:</text:span></text:span></text:p>
        <text:p text:style-name="P3"><text:span text:style-name="CharStyle6"><text:span text:style-name="T18"/></text:span></text:p>
        <text:p text:style-name="P18"><text:span text:style-name="CharStyle6"><text:span text:style-name="T18">„Dolina, dolina, dolina,</text:span></text:span></text:p>
        <text:p text:style-name="P18"><text:span text:style-name="CharStyle6"><text:span text:style-name="T18">Po nej sa prechodí m</text:span></text:span><text:span text:style-name="CharStyle6"><text:span text:style-name="T1">á</text:span></text:span><text:span text:style-name="CharStyle6"><text:span text:style-name="T18"> milá,</text:span></text:span></text:p>
        <text:p text:style-name="P18"><text:span text:style-name="CharStyle6"><text:span text:style-name="T18">Hore do</text:span></text:span><text:span text:style-name="CharStyle6"><text:span text:style-name="T1">l</text:span></text:span><text:span text:style-name="CharStyle6"><text:span text:style-name="T18">ineč</text:span></text:span><text:span text:style-name="CharStyle6"><text:span text:style-name="T1">k</text:span></text:span><text:span text:style-name="CharStyle6"><text:span text:style-name="T18">ú, sbiera zelinečku</text:span></text:span></text:p>
        <text:p text:style-name="P18"><text:span text:style-name="CharStyle6"><text:span text:style-name="T18">Na moju boľavú nožičku.“</text:span></text:span></text:p>
        <text:p text:style-name="P22"><text:span text:style-name="CharStyle20"><text:span text:style-name="T18"/></text:span></text:p>
        <text:p text:style-name="P23"><text:span text:style-name="CharStyle20"><text:span text:style-name="T18">A veru nepredarmo si tak spieval, lebo mal ozaj boľavú nožičku. Pri tom motaní sa hore-dolu vrazil mu tŕň do nohy a začalo ho to pobolievať. Bola by sa teda zišla nejaká zelinka.</text:span></text:span></text:p>
        <text:p text:style-name="P22"><text:soft-page-break/><text:span text:style-name="CharStyle20"><text:span text:style-name="T18">No pocit tejto malej boľasti čochvíľa ustúpil únave, ktorá zmocnila sa Petríka natoľko, že mu v</text:span></text:span><text:span text:style-name="CharStyle20"><text:span text:style-name="T30">í</text:span></text:span><text:span text:style-name="CharStyle20"><text:span text:style-name="T18">čka na očiach boly ani olovené, a začal mu „slepý závdavok dávať“. </text:span></text:span><text:span text:style-name="CharStyle20"><text:span text:style-name="T30">I</text:span></text:span><text:span text:style-name="CharStyle20"><text:span text:style-name="T18"> netrvalo dlho, a tak ho to prevládalo, že zaspal pekne krásne ani v oleji.</text:span></text:span></text:p>
        <text:p text:style-name="P22"><text:span text:style-name="CharStyle20"><text:span text:style-name="T18">Keď Petrík nemohol vynájsť kvietok v sku­točnosti, našiel ho vo sne. A veru mal závidenia­hodný sen, nie taký ako vtedy, keď sa mu s tým prekliatym krokodílom bolo prisnilo. Teraz snívalo sa mu, že prišiel ta pod višňu k nemu nejaký starý, bradatý človiečik, taký malý, že bol samému Petr</text:span></text:span><text:span text:style-name="CharStyle20"><text:span text:style-name="T1">í</text:span></text:span><text:span text:style-name="CharStyle20"><text:span text:style-name="T18">kovi iba po pazuchu. Mal na sebe prevesenú hodnú kapsu, v ruke bakuľu, sťa nejaký vandrovný človek, hlavu šedivú a obnaženú. Nepovedal nič, len kývnul hlavou Petríkovi na znak, aby ho na­sledoval. Petrík sa ani najmenej nezdráhal, vstal bez slova a šiel za ním, nesp</text:span></text:span><text:span text:style-name="CharStyle20"><text:span text:style-name="T30">y</text:span></text:span><text:span text:style-name="CharStyle20"><text:span text:style-name="T18">tujúc sa, kam. Star</text:span></text:span><text:span text:style-name="CharStyle20"><text:span text:style-name="T30">í</text:span></text:span><text:span text:style-name="CharStyle20"><text:span text:style-name="T18">k viedol ho nejakým úzkym chodníkom po</text:span></text:span><text:span text:style-name="CharStyle16"><text:span text:style-name="T18"> </text:span></text:span><text:span text:style-name="CharStyle20"><text:span text:style-name="T18">krásnych kvetnatých lúkach, osvetlených mesač­ným jasom, po vysokých vrchoch, kde všade na­vôkol bolo hojne všelijakých utešených, Petr</text:span></text:span><text:span text:style-name="CharStyle20"><text:span text:style-name="T1">í</text:span></text:span><text:span text:style-name="CharStyle20"><text:span text:style-name="T18">kom nikda nevidených kvietkov. Jemu zapáčil sa vedľa chodníka akýsi veľký biely kvet so zvončekovou hlávkou a mysliac si, že je to ten túžobne hľa­daný svätojánsky kvietok, lebo si ho asi tak pred­stavoval, chcel ho odtrhnúť. No ledva stačil sa sohnúť, kvietok zmizol a starec pred n</text:span></text:span><text:span text:style-name="CharStyle20"><text:span text:style-name="T1">í</text:span></text:span><text:span text:style-name="CharStyle20"><text:span text:style-name="T18">m kráča­júc pohrozil mu prstom, ešte vždy ničoho neho­voriac. Petr</text:span></text:span><text:span text:style-name="CharStyle20"><text:span text:style-name="T1">ík</text:span></text:span><text:span text:style-name="CharStyle20"><text:span text:style-name="T18"> stúpal ďalej za ním a tu zrazu došli k nejakej ohromnej skale v úzkej, horami obklo­penej doline. Starec chytil Petríka za ruku a ukázal mu nahor. Tam vo výške na skalnej stene bolo vídať kvietok neobyčajnej podoby: steblo mal zlaté, hlávku ohnivú a trblietal sa a jagal tak, že až oči oslepovalo. Petrík tušil, že to bude ten žiadaný svätojánsky kvietok a pozrel tázave na starca. Ten kývnul na znak súhlasu hlavou a Petrík posmelený začal sa načahovať za kvietkom. No nebol vstave nijak ho dosiahnuť. Pokúsil sa i driapať za ním, no nešlo to, bol privysoko a Petrík sk</text:span></text:span><text:span text:style-name="CharStyle20"><text:span text:style-name="T30">ĺ</text:span></text:span><text:span text:style-name="CharStyle20"><text:span text:style-name="T18">zol sa zo skaly zakaždým. Pozrel zase na starca, stojaceho tam nehybne, a ten len na­čiahol rukou a dosiahnuc kvietok odtrhol ho. Potom pošibal ním skalu a tu div d</text:span></text:span><text:span text:style-name="CharStyle20"><text:span text:style-name="T1">i</text:span></text:span><text:span text:style-name="CharStyle20"><text:span text:style-name="T18">v</text:span></text:span><text:span text:style-name="CharStyle20"><text:span text:style-name="T12">úci!</text:span></text:span><text:span text:style-name="CharStyle20"><text:span text:style-name="T18"> skala otvorila sa a pred nimi bola ohromná jaskyňa, tmavá ani noc. No kvietok svietil sťa m</text:span></text:span><text:span text:style-name="CharStyle20"><text:span text:style-name="T12">e</text:span></text:span><text:span text:style-name="CharStyle20"><text:span text:style-name="T18">ru sviečok a starec držiac ho v hrsti a osvetliac ním jaskyňu, vstúpil dnu P</text:span></text:span><text:span text:style-name="CharStyle20"><text:span text:style-name="T1">et</text:span></text:span><text:span text:style-name="CharStyle20"><text:span text:style-name="T18">rík pravda za ním v za­pätí </text:span></text:span><text:span text:style-name="CharStyle20"><text:span text:style-name="T30">I</text:span></text:span><text:span text:style-name="CharStyle20"><text:span text:style-name="T18"> videl, že steny jaskyne bo</text:span></text:span><text:span text:style-name="CharStyle20"><text:span text:style-name="T12">l</text:span></text:span><text:span text:style-name="CharStyle20"><text:span text:style-name="T18">y z číreho zlata, pod nohami lesknul sa mramor, s vrchu visely všelijaké strieborné a zlaté inšt</text:span></text:span><text:span text:style-name="CharStyle20"><text:span text:style-name="T30">r</text:span></text:span><text:span text:style-name="CharStyle20"><text:span text:style-name="T18">umenty: husle, trúb</text:span></text:span><text:span text:style-name="CharStyle20"><text:span text:style-name="T1">y</text:span></text:span><text:span text:style-name="CharStyle20"><text:span text:style-name="T18">, fujary a vydávaly zo seba také utešené a príjemné zvuky, že bolo rados</text:span></text:span><text:span text:style-name="CharStyle20"><text:span text:style-name="T1">ť</text:span></text:span><text:span text:style-name="CharStyle20"><text:span text:style-name="T18"> počúvať, hoci nik nehral na nich. „To najskôr vietor veje tam hore a zahráva na nich,“ pomyslel si Petrík, naslúchajúc milej hudbe a kráčajúc za staríkom.</text:span></text:span></text:p>
        <text:p text:style-name="P22"><text:soft-page-break/><text:span text:style-name="CharStyle20"><text:span text:style-name="T18">Po úzkej chodbe došli do akejsi ohromnej siene a tu zastali. Navôkol bolo vídať samé samučičké vrecia a v nich samé zlato, striebroi drahokamy</text:span></text:span><text:span text:style-name="CharStyle20"><text:span text:style-name="T1">.</text:span></text:span><text:span text:style-name="CharStyle20"><text:span text:style-name="T18"> To všetko bolo vídať cez vrecia a ten lesk tak prenikal zovnútra, že sa sotva hľadeť dalo Starík teraz podal ohnivý kvietok Petríkov, a prvý raz otvoriac ústa, naložil mu temným, slávnostným hlasom: „dobre drž a nepopusť z ruky, čo by sa čo robilo, lebo ináče staneš sa pred­metom hnevu!“ Potom sohnul sa a rozviazal jedno z vriec, z ktorého vysypaly sa zrnká zlatej pše­nice. Znovu ho zaviazal a vyložil Petr</text:span></text:span><text:span text:style-name="CharStyle20"><text:span text:style-name="T1">í</text:span></text:span><text:span text:style-name="CharStyle20"><text:span text:style-name="T18">kovi na plece. Tomu zdalo sa vrece zpr</text:span></text:span><text:span text:style-name="CharStyle20"><text:span text:style-name="T1">vu</text:span></text:span><text:span text:style-name="CharStyle20"><text:span text:style-name="T18"> ľahkým, potom ale čím diaľ, tým väčšmi začalo ho tiažiť, že ho ledva udržal Kvietok v ruke ale začal ho tak páliť, že nevydržal a pustil ho na zem. Sotva tak urobil, zmizlo všetko navôkol a v jaskyni nastala tma. Steny st</text:span></text:span><text:span text:style-name="CharStyle20"><text:span text:style-name="T12">a</text:span></text:span><text:span text:style-name="CharStyle20"><text:span text:style-name="T18">ly sa strašnými a z nich začala</text:span></text:span><text:span text:style-name="CharStyle16"><text:span text:style-name="T18"> </text:span></text:span><text:span text:style-name="CharStyle20"><text:span text:style-name="T18">stekať studená voda dolu šijou a na prsia Petríkovi. Starec kričal a klia</text:span></text:span><text:span text:style-name="CharStyle20"><text:span text:style-name="T1">l </text:span></text:span><text:span text:style-name="CharStyle20"><text:span text:style-name="T18">od hnevu takým hr</text:span></text:span><text:span text:style-name="CharStyle20"><text:span text:style-name="T1">o</text:span></text:span><text:span text:style-name="CharStyle20"><text:span text:style-name="T18">movým hlasom</text:span></text:span><text:span text:style-name="CharStyle20"><text:span text:style-name="T1">,</text:span></text:span><text:span text:style-name="CharStyle20"><text:span text:style-name="T18"> že Petríka až strach prechodil. Chcel sa rozhľadeť lepšie v tej tme, otvoril väčšmi oči, pretrel si ich, pozrel vôkol seba a zadivil sa. Bolo už ránu, na svitaní, a pred ním nestál starec, lež majster Korec, ktorý kričal na neh</text:span></text:span><text:span text:style-name="CharStyle20"><text:span text:style-name="T30">o</text:span></text:span><text:span text:style-name="CharStyle20"><text:span text:style-name="T18"> s hnevom:</text:span></text:span></text:p>
        <text:p text:style-name="P22"><text:span text:style-name="CharStyle20"><text:span text:style-name="T18">„Vstávaj hore, ty ľajdák! Nuž či tebe bolo treba sa až sem zatúlať a tu zadrichna</text:span></text:span><text:span text:style-name="CharStyle20"><text:span text:style-name="T1">ť</text:span></text:span><text:span text:style-name="CharStyle20"><text:span text:style-name="T18">? Ja ho hľadám už koľký čas všade po mlyne, po dvore, po celej Sihoti, a on darebák si tu vylihuje ani turecký ba</text:span></text:span><text:span text:style-name="CharStyle20"><text:span text:style-name="T30">š</text:span></text:span><text:span text:style-name="CharStyle20"><text:span text:style-name="T18">a. Akiste prišiel si včera z mesta na­pitý a zašiel sa sem vydrichnať. Vodu si nezastav</text:span></text:span><text:span text:style-name="CharStyle20"><text:span text:style-name="T1">il</text:span></text:span><text:span text:style-name="CharStyle20"><text:span text:style-name="T18">, zástavnice nespustil, mlyn ide už od polnoci na prázdno, neviem, čo bude s kameňom! Ta sa ber preč odtiaľto, ty loptoš, sto striel sa ti do matere!“</text:span></text:span></text:p>
        <text:p text:style-name="P22"><text:span text:style-name="CharStyle20"><text:span text:style-name="T18">To všetku sypalo </text:span></text:span><text:span text:style-name="CharStyle20"><text:span text:style-name="T30">s</text:span></text:span><text:span text:style-name="CharStyle20"><text:span text:style-name="T18">a tak na hlavu úbohého Petríka, ani ten dážď, čo padal s neba, že sa len po chvíli spamätal, čo je vlastne s ním. Bol celý premoknutý, lebo kým hľadal kvietok, nahor ne­pozerajúc, nebo sa pomaly zachmúrilo a do rána spustil sa hojný, letný dážď, pred ktorým ho ani višňa neochránila, lebo stekalo to na n</text:span></text:span><text:span text:style-name="CharStyle20"><text:span text:style-name="T1">e</text:span></text:span><text:span text:style-name="CharStyle20"><text:span text:style-name="T18">ho cez riedke konáre ani cez škáry na žleboch. Skočil na nohy ani jeleň a k</text:span></text:span><text:span text:style-name="CharStyle20"><text:span text:style-name="T1">r</text:span></text:span><text:span text:style-name="CharStyle20"><text:span text:style-name="T18">iväjúc od včerajšieho tŕňa stúpal teraz už nie za starcom, ale za nahnevaným pánom majstrom, ktorý ustavične nadával, držiac v ruke n</text:span></text:span><text:span text:style-name="CharStyle20"><text:span text:style-name="T1">i</text:span></text:span><text:span text:style-name="CharStyle20"><text:span text:style-name="T18">e svätojánsky kvietok, ale b</text:span></text:span><text:span text:style-name="CharStyle20"><text:span text:style-name="T1">i</text:span></text:span><text:span text:style-name="CharStyle20"><text:span text:style-name="T18">čisko. Málo</text:span></text:span><text:span text:style-name="CharStyle16"><text:span text:style-name="T18"> </text:span></text:span><text:span text:style-name="CharStyle20"><text:span text:style-name="T18">chybelo, že ním Petríka nevyš</text:span></text:span><text:span text:style-name="CharStyle20"><text:span text:style-name="T1">ľ</text:span></text:span><text:span text:style-name="CharStyle20"><text:span text:style-name="T18">uhal, taký bol na­hnevaný, nielen pre žern</text:span></text:span><text:span text:style-name="CharStyle20"><text:span text:style-name="T12">o</text:span></text:span><text:span text:style-name="CharStyle20"><text:span text:style-name="T18">v, ale i pre počasie, ktoré zkaz</text:span></text:span><text:span text:style-name="CharStyle20"><text:span text:style-name="T12">ilo</text:span></text:span><text:span text:style-name="CharStyle20"><text:span text:style-name="T18"> mu majáles, lebo pre dážď nemohlo byť ani reči o muzike.</text:span></text:span></text:p>
        <text:p text:style-name="P22"><text:span text:style-name="CharStyle20"><text:span text:style-name="T18">Aký pekný bol Petríkov sen, taká škaredá bola skutočnosť. Keď ho pán majster šikoval cez lavice a pani majstrová, idúc po dvore, zazrela ho takého kriväjúceho, </text:span></text:span><text:soft-page-break/><text:span text:style-name="CharStyle20"><text:span text:style-name="T18">rozmočeného, bosého a s rozcuchanými vlasmi, skoro spadla s nôh, lebo si nebodaj myslela, že to jej starý šikuje „hastrmana</text:span></text:span><text:span text:style-name="CharStyle20"><text:span text:style-name="T1">“</text:span></text:span><text:span text:style-name="CharStyle20"><text:span text:style-name="T18">, čo vytiahol zpod žlebov.</text:span></text:span></text:p>
        <text:p text:style-name="P22"><text:span text:style-name="CharStyle20"><text:span text:style-name="T18">Na toľko sa ale splnil Petríkov „sen noci svätojánskej“, že stal sa na celý deň predmetom hnevu a to pána majstrovho, ktorý sa pre poka­zený majáles najviac na ňom vyvŕšil.</text:span></text:span></text:p>
        <text:p text:style-name="P5"><text:span text:style-name="CharStyle17"><text:span text:style-name="T18"/></text:span></text:p>
        <text:p text:style-name="P9"><text:span text:style-name="CharStyle17"><text:span text:style-name="T18"/></text:span></text:p>
        <text:h text:style-name="Heading_20_1" text:outline-level="1"><text:bookmark-start text:name="bookmark30"/><text:span text:style-name="CharStyle4">Mlynár Korec na divadle.</text:span><text:bookmark-end text:name="bookmark30"/></text:h>
        <text:h text:style-name="P35" text:outline-level="2"><text:span text:style-name="CharStyle4"><text:span text:style-name="T18"/></text:span></text:h>
        <text:p text:style-name="P22"><text:bookmark-start text:name="bookmark32"/><text:span text:style-name="CharStyle20"><text:span text:style-name="T18">Musím pripomenúť, že </text:span></text:span><text:span text:style-name="CharStyle20"><text:span text:style-name="T31">hi</text:span></text:span><text:span text:style-name="CharStyle20"><text:span text:style-name="T18">storka tato uda</text:span></text:span><text:span text:style-name="CharStyle20"><text:span text:style-name="T31">l</text:span></text:span><text:span text:style-name="CharStyle20"><text:span text:style-name="T18">a sa už vtedy, ke</text:span></text:span><text:span text:style-name="CharStyle20"><text:span text:style-name="T1">ď</text:span></text:span><text:span text:style-name="CharStyle20"><text:span text:style-name="T18"> mlynár Korec vysťahoval sa zo mlyna </text:span></text:span><text:span text:style-name="CharStyle20"><text:span text:style-name="T1">„</text:span></text:span><text:span text:style-name="CharStyle20"><text:span text:style-name="T18">na Tureckom“ a prišiel bývať do mlyna na „Potočnom“, kde predtým jeho švagor Vodný mlynári</text:span></text:span><text:span text:style-name="CharStyle20"><text:span text:style-name="T13">l</text:span></text:span><text:span text:style-name="CharStyle20"><text:span text:style-name="T18">.</text:span></text:span><text:bookmark-end text:name="bookmark32"/></text:p>
        <text:p text:style-name="P22"><text:span text:style-name="CharStyle20"><text:span text:style-name="T18">Je deň Všec</text:span></text:span><text:span text:style-name="CharStyle20"><text:span text:style-name="T31">h</text:span></text:span><text:span text:style-name="CharStyle20"><text:span text:style-name="T18"> </text:span></text:span><text:span text:style-name="CharStyle20"><text:span text:style-name="T1">S</text:span></text:span><text:span text:style-name="CharStyle20"><text:span text:style-name="T18">vätých. Vo mlyne „na Potoč­nom“ je ticho. Svätia tiež. Pán majster K</text:span></text:span><text:span text:style-name="CharStyle20"><text:span text:style-name="T31">o</text:span></text:span><text:span text:style-name="CharStyle20"><text:span text:style-name="T18">rec pri­šiel s pani majstrovou práve z cmitera. Je už ve­čer a dos</text:span></text:span><text:span text:style-name="CharStyle20"><text:span text:style-name="T13">ť</text:span></text:span><text:span text:style-name="CharStyle20"><text:span text:style-name="T18"> temno.</text:span></text:span></text:p>
        <text:p text:style-name="P22"><text:span text:style-name="CharStyle20"><text:span text:style-name="T18">Pán majster po večeri za</text:span></text:span><text:span text:style-name="CharStyle20"><text:span text:style-name="T1">č</text:span></text:span><text:span text:style-name="CharStyle20"><text:span text:style-name="T18">al sa zrazu obliekať k </text:span></text:span><text:span text:style-name="CharStyle20"><text:span text:style-name="T1">o</text:span></text:span><text:span text:style-name="CharStyle20"><text:span text:style-name="T18">dch</text:span></text:span><text:span text:style-name="CharStyle20"><text:span text:style-name="T13">o</text:span></text:span><text:span text:style-name="CharStyle20"><text:span text:style-name="T18">du. Kdeže sa sb</text:span></text:span><text:span text:style-name="CharStyle20"><text:span text:style-name="T31">e</text:span></text:span><text:span text:style-name="CharStyle20"><text:span text:style-name="T18">rá o takomto čase? A veru ide do mesta na divadlo, vari prvý raz v svojom živote. Že sa k tomu odhodlal, toho príčinou je jeho známy z mesta, obuvník Roháček, známy h</text:span></text:span><text:span text:style-name="CharStyle20"><text:span text:style-name="T31">o</text:span></text:span><text:span text:style-name="CharStyle20"><text:span text:style-name="T18">rec-dilettant, ktorý často navštevoval mlyn a i pred dvoma týždňami prišiel si požičať od pána majstra kožuch, že vraj na divadlo</text:span></text:span><text:span text:style-name="CharStyle20"><text:span text:style-name="T1">,</text:span></text:span><text:span text:style-name="CharStyle20"><text:span text:style-name="T18"> lebo bude mať úlohu mlynára v divadelnej hre pod menom „Mlynár a jeho dieťa“, ktorá hráva sa každoročne na Všech Svätých. Pán majster zprvu nechcel ani počuť o tom, že by mal svoj sviatočný</text:span></text:span><text:span text:style-name="CharStyle20"><text:span text:style-name="T1">,</text:span></text:span><text:span text:style-name="CharStyle20"><text:span text:style-name="T18"> cifrovaný kožuch</text:span></text:span><text:span text:style-name="CharStyle16"><text:span text:style-name="T18"> </text:span></text:span><text:span text:style-name="CharStyle20"><text:span text:style-name="T18">niekomu na obdiv sveta požičať, aby druhý v ňom „kom</text:span></text:span><text:span text:style-name="CharStyle20"><text:span text:style-name="T13">e</text:span></text:span><text:span text:style-name="CharStyle20"><text:span text:style-name="T18">diu hral“, no keď ho priateľ Roháček veľmi prosil o to, mu to konečne po vôli urobil. Ba čo viac, dal sa nahovoriť aj na divadlo. Za jeho mladších čias divadlá tak nebýval</text:span></text:span><text:span text:style-name="CharStyle20"><text:span text:style-name="T13">y</text:span></text:span><text:span text:style-name="CharStyle20"><text:span text:style-name="T18"> a teraz na staré kolená sa mu veru ťažilo ta </text:span></text:span><text:span text:style-name="CharStyle20"><text:span text:style-name="T1">í</text:span></text:span><text:span text:style-name="CharStyle20"><text:span text:style-name="T18">sť. Roháček mu sľúbil, že ho to nebude nič stáť, len aby sa na neho odvolával, keď príde na to divadlo a že ho pustia tam bez všetkého dnu. Že teda i jeho kožuch bol tam zainteresovaný a že išlo o takú „mlynársku hru“, pristal konečne pán majster a sľúbil sa na to divadlo, lebo ho aj pani majstrová — jeho druhá žena — k tomu mala, hovoria</text:span></text:span><text:span text:style-name="CharStyle20"><text:span text:style-name="T1">c</text:span></text:span><text:span text:style-name="CharStyle20"><text:span text:style-name="T18">:</text:span></text:span></text:p>
        <text:p text:style-name="P22"><text:span text:style-name="CharStyle20"><text:span text:style-name="T18">„Čože by si nešiel si to pozreť, veď si ty taký pán ako druhý. Prečo že by si nemal ísť svetu sa ukázať, aby videli, že aj mlynár je súci do spoločnosti. Len ty cho</text:span></text:span><text:span text:style-name="CharStyle20"><text:span text:style-name="T1">ď,</text:span></text:span><text:span text:style-name="CharStyle20"><text:span text:style-name="T18"> aspoň mi budeš rozprávať potom, čo si tam videl. Ja by som sama šla, ale také staré baby nemajú tam čo hľadať.“</text:span></text:span></text:p>
        <text:p text:style-name="P22"><text:soft-page-break/><text:span text:style-name="CharStyle20"><text:span text:style-name="T18">Keď sa pán majster pekne umyl, vyčesal, vy­obliekal do sviatočných šiat, na krk uviazal si ši­rokú, čiernú mašľu, na nohy natiahol nové, sťa zrkadlo lesknúce sa čižmy, na hlavu postavil astrachánovú čiapku, lebo bolo dosť chladno a potom stojac pred zrkadlom, pani majstrová naprávala mu jedno-druhé, odstraňujúc každý páper na ša­toch, aby sa vraj pred tými pánmi tam na divadle nezahanbil.</text:span></text:span></text:p>
        <text:p text:style-name="P22"><text:span text:style-name="CharStyle20"><text:span text:style-name="T18">Potom obliekol si ešte svoj druhý, jednodu­chý kožuch, vzal do ruky pre istotu palicu a lam­páš, lebo bolo temno, pojal so sebou psa Zahraja, aby mu bolo veselšie a sľúbiac žene, že vráti sa okolo jedenástej, nastúpil cestu do mesta, dobrú štvrťhodinu </text:span></text:span><text:span text:style-name="CharStyle20"><text:span text:style-name="T1">o</text:span></text:span><text:span text:style-name="CharStyle20"><text:span text:style-name="T18">d mlyna vzdialeného. Prijdúc do „Priehrady“, kde už tu i tu svietila lampa petro­lejová, stavil sa u švagra Vodného a nechal si u neho lampáš i psa, aby nemal s nimi oštaru na divadle. Potom už kráčal sviatočne na</text:span></text:span><text:span text:style-name="CharStyle20"><text:span text:style-name="T1">la</text:span></text:span><text:span text:style-name="CharStyle20"><text:span text:style-name="T18">dený ďalej mestom smerom k </text:span></text:span><text:span text:style-name="CharStyle20"><text:span text:style-name="T1">„</text:span></text:span><text:span text:style-name="CharStyle20"><text:span text:style-name="T18">Ľudovému domu“, kde sa malo to divadlo hra</text:span></text:span><text:span text:style-name="CharStyle20"><text:span text:style-name="T31">ť</text:span></text:span><text:span text:style-name="CharStyle20"><text:span text:style-name="T18">.</text:span></text:span></text:p>
        <text:p text:style-name="P22"><text:span text:style-name="CharStyle20"><text:span text:style-name="T18">Pri vchode do budovy uvidel už mnoho ľud</text:span></text:span><text:span text:style-name="CharStyle20"><text:span text:style-name="T13">í</text:span></text:span><text:span text:style-name="CharStyle20"><text:span text:style-name="T18">, sem a ta sa motajúcic</text:span></text:span><text:span text:style-name="CharStyle20"><text:span text:style-name="T31">h</text:span></text:span><text:span text:style-name="CharStyle20"><text:span text:style-name="T18">. Prichodili pekne oble­čení páni, mladí i starí s paniami </text:span></text:span><text:span text:style-name="CharStyle20"><text:span text:style-name="T1">i</text:span></text:span><text:span text:style-name="CharStyle20"><text:span text:style-name="T18"> dievčatmi, pešo i na kočoch. Bolo asi 8 hodín, keď sem do­razil a musel sa ponáhľať, aby nezameškal, lebo čo chvíľa mal byť začiatok, ako ho priateľ Rohá­ček vopred upozornil. Ba nechal mu i akýsi „program“, čo ale on doma zabudol. Beztak ho celé divadlo nezaujímalo, on bol zvedavý len na Roháčeka, ako si bude v jeho kožuchu počínať a ako to bude mlynáriť. Či to ozaj uhádne, veď síce sa nacho</text:span></text:span><text:span text:style-name="CharStyle20"><text:span text:style-name="T31">d</text:span></text:span><text:span text:style-name="CharStyle20"><text:span text:style-name="T18">í dosť k nemu do mlyna a mohol sa všeličomu podučiť.</text:span></text:span></text:p>
        <text:p text:style-name="P22"><text:span text:style-name="CharStyle20"><text:span text:style-name="T18">Pán majster, keď našiel sa za vchodom na ne­jakom „gangu“, bol v rozpakoch, lebo nevedel, kam teraz zamieriť. Nikdy tu predtým nebol, m</text:span></text:span><text:span text:style-name="CharStyle20"><text:span text:style-name="T13">ú</text:span></text:span><text:span text:style-name="CharStyle20"><text:span text:style-name="T18">ku</text:span></text:span><text:span text:style-name="CharStyle16"><text:span text:style-name="T18"> </text:span></text:span><text:span text:style-name="CharStyle20"><text:span text:style-name="T18">sem nevozieval a inej roboty tu tiež nemal. Videl tu prechodiť sem a ta moc ľudí, všetko pekne oblečených</text:span></text:span><text:span text:style-name="CharStyle20"><text:span text:style-name="T1">,</text:span></text:span><text:span text:style-name="CharStyle20"><text:span text:style-name="T18"> vychodiacich jedn</text:span></text:span><text:span text:style-name="CharStyle20"><text:span text:style-name="T13">y</text:span></text:span><text:span text:style-name="CharStyle20"><text:span text:style-name="T18">mi dvermi von a druhými zase niekam dnu. Nik sa o neho nezrel, ani nepý</text:span></text:span><text:span text:style-name="CharStyle20"><text:span text:style-name="T1">t</text:span></text:span><text:span text:style-name="CharStyle20"><text:span text:style-name="T18">al, kam chce ísť. Kto že by si tu všímal je</text:span></text:span><text:span text:style-name="CharStyle20"><text:span text:style-name="T1">d</text:span></text:span><text:span text:style-name="CharStyle20"><text:span text:style-name="T18">noduchého mlynára, každý myslel len na seba. Vše prebrnknul vedľa neho i kelner, nesúc v rukách hromadu pohárov s pivom a pánu majstro­vi veru aj prišla chuť naň, lebo si na večeru klobásy zajedol, po ktorej ho teraz smädilo. I umienil si, že potom, až bude divadlu koniec, pôjde aj on niekam na pivo.</text:span></text:span></text:p>
        <text:p text:style-name="P22"><text:span text:style-name="CharStyle20"><text:span text:style-name="T18">Prv ale bolo treba dostať sa na predstavenie. I spýtal sa akéhosi mladého šviháka, že kadiaľ sa ide na to divadlo a ten mu ukázal na akýsi oblok, že vraj tam pri „kasse</text:span></text:span><text:span text:style-name="CharStyle20"><text:span text:style-name="T1">“</text:span></text:span><text:span text:style-name="CharStyle20"><text:span text:style-name="T18"> dostane biletu za korunu na státie. Na takú radu sa pán majster nahneval, hovoriac:</text:span></text:span></text:p>
        <text:p text:style-name="P22"><text:soft-page-break/><text:span text:style-name="CharStyle20"><text:span text:style-name="T18">„N</text:span></text:span><text:span text:style-name="CharStyle20"><text:span text:style-name="T1">u</text:span></text:span><text:span text:style-name="CharStyle20"><text:span text:style-name="T18">ž ale ja mám ešte aj platiť? Ja, čo som kožuch na divadlo požičal, za to ja mám ešte platiť? A k tomu ešte korunu, že vraj na státie! Veď ani keď mi tam zaplatia za to, aby som stál, ja starý človek, ani vtedy nepôjdem. Zaplatiť a ešte stáť, no to je špás! Ktože to kedy slýchal?!“</text:span></text:span></text:p>
        <text:p text:style-name="P22"><text:span text:style-name="CharStyle20"><text:span text:style-name="T1">I</text:span></text:span><text:span text:style-name="CharStyle20"><text:span text:style-name="T18"> obzeral sa za nejakým známym a tu na šťastie za</text:span></text:span><text:span text:style-name="CharStyle20"><text:span text:style-name="T31">z</text:span></text:span><text:span text:style-name="CharStyle20"><text:span text:style-name="T1">r</text:span></text:span><text:span text:style-name="CharStyle20"><text:span text:style-name="T18">el tam pri </text:span></text:span><text:span text:style-name="CharStyle20"><text:span text:style-name="T1">dv</text:span></text:span><text:span text:style-name="CharStyle20"><text:span text:style-name="T18">eroch známeho mu mestské­ho drába Vranu, ktorý tam poriadok udržoval a dotieravých učňov a parobkov trstenicou od dverí</text:span></text:span><text:span text:style-name="CharStyle16"><text:span text:style-name="T18"> </text:span></text:span><text:span text:style-name="CharStyle20"><text:span text:style-name="T18">odháňal. Obrátil sa teda hneď k nemu s otázkou, či by ho nemohol zaviesť k jeho priateľovi Roháčekovi, ktorému on kožuch na divadlo požičal a ktorý mu za to sľúbil bezplatný vstup na predsta­venie. Vrana mu na to odvetil, že je Roháček v „galderobe“ za „bínou“, odkiaľ vraj nemôže odísť, lebo sa divadlo hneď začne</text:span></text:span><text:span text:style-name="CharStyle20"><text:span text:style-name="T1">,</text:span></text:span><text:span text:style-name="CharStyle20"><text:span text:style-name="T18"> kázal ale pánu majstrovi počkať, že on odbehne k nemu spýtať sa, kam má pána majstra zašikovať. Netrvalo dlho a prišiel nazad so zvesťou, že vraj Roháček kázal zaviesť pána majstra na gal</text:span></text:span><text:span text:style-name="CharStyle20"><text:span text:style-name="T13">e</text:span></text:span><text:span text:style-name="CharStyle20"><text:span text:style-name="T18">riu. Tam vraj si m</text:span></text:span><text:span text:style-name="CharStyle20"><text:span text:style-name="T1">ô</text:span></text:span><text:span text:style-name="CharStyle20"><text:span text:style-name="T18">že aj sadnu</text:span></text:span><text:span text:style-name="CharStyle20"><text:span text:style-name="T13">ť</text:span></text:span><text:span text:style-name="CharStyle20"><text:span text:style-name="T18"> na lavicu a bude mu pohodlnejšie, nežli dolu na prízem</text:span></text:span><text:span text:style-name="CharStyle20"><text:span text:style-name="T1">í</text:span></text:span><text:span text:style-name="CharStyle20"><text:span text:style-name="T18">.</text:span></text:span></text:p>
        <text:p text:style-name="P22"><text:span text:style-name="CharStyle20"><text:span text:style-name="T1">„</text:span></text:span><text:span text:style-name="CharStyle20"><text:span text:style-name="T18">Nuž veď je mne jedno, kdekoľvek“</text:span></text:span><text:span text:style-name="CharStyle20"><text:span text:style-name="T1">,</text:span></text:span><text:span text:style-name="CharStyle20"><text:span text:style-name="T18"> povedal pan majster, „len aby som mohol sedeť Lebo mi tu akýsi panák povedal, že vraj musím dať koru­nu a že budem stáť</text:span></text:span><text:span text:style-name="CharStyle20"><text:span text:style-name="T1">.</text:span></text:span><text:span text:style-name="CharStyle20"><text:span text:style-name="T18"> Veď som vari nep</text:span></text:span><text:span text:style-name="CharStyle20"><text:span text:style-name="T13">o</text:span></text:span><text:span text:style-name="CharStyle20"><text:span text:style-name="T18">jedol bláznivé huby, aby som platil a potom stál. Ja veru ani sv</text:span></text:span><text:span text:style-name="CharStyle20"><text:span text:style-name="T1">ä</text:span></text:span><text:span text:style-name="CharStyle20"><text:span text:style-name="T18">tému, radšej sa hneď domov vrátim.“</text:span></text:span></text:p>
        <text:p text:style-name="P22"><text:span text:style-name="CharStyle20"><text:span text:style-name="T18">Vrana ho uspoko</text:span></text:span><text:span text:style-name="CharStyle20"><text:span text:style-name="T31">j</text:span></text:span><text:span text:style-name="CharStyle20"><text:span text:style-name="T18">il a vyviedol ho</text:span></text:span><text:span text:style-name="CharStyle20"><text:span text:style-name="T13">r</text:span></text:span><text:span text:style-name="CharStyle20"><text:span text:style-name="T18">e nejakými schodami ku dverom, kde stál na „varte“ jeho príbuzný, kostolník z „nižnieho konca“. Pán maj­ster s</text:span></text:span><text:span text:style-name="CharStyle20"><text:span text:style-name="T1">i</text:span></text:span><text:span text:style-name="CharStyle20"><text:span text:style-name="T18"> podal s nim pekne ruku, keď ale tamten pýtal od neho „vstupenku“, okr</text:span></text:span><text:span text:style-name="CharStyle20"><text:span text:style-name="T31">í</text:span></text:span><text:span text:style-name="CharStyle20"><text:span text:style-name="T18">kol sa na neho:</text:span></text:span></text:p>
        <text:p text:style-name="P22"><text:span text:style-name="CharStyle20"><text:span text:style-name="T18">„Nuž ale ešte aj ty chceš odomňa biletu? Veď som kožuch na divadlo požičal a tu človeka vyšikujú hore na akési „pánty“ a č</text:span></text:span><text:span text:style-name="CharStyle20"><text:span text:style-name="T1">i</text:span></text:span><text:span text:style-name="CharStyle20"><text:span text:style-name="T18"> povalu a nechcú ťa dnu pustiť.“</text:span></text:span></text:p>
        <text:p text:style-name="P22"><text:span text:style-name="CharStyle20"><text:span text:style-name="T18">Heslo </text:span></text:span><text:span text:style-name="CharStyle20"><text:span text:style-name="T1">„</text:span></text:span><text:span text:style-name="CharStyle20"><text:span text:style-name="T18">Ro</text:span></text:span><text:span text:style-name="CharStyle20"><text:span text:style-name="T1">h</text:span></text:span><text:span text:style-name="CharStyle20"><text:span text:style-name="T18">áček kázal pustiť“, povedané Vra­nom, účinkovalo sťa čarovný prút a nebolo ďaľšej prekážky. Príbuzný kostolník potľapkal pána maj­stra s úsmevom po pleci a pustil dnu so slovami:</text:span></text:span></text:p>
        <text:p text:style-name="P22"><text:span text:style-name="CharStyle20"><text:span text:style-name="T18">„No len choďte dnu strýco a sadnite si tu hneď naproti, tam je ešte prázdne miesto.“</text:span></text:span></text:p>
        <text:p text:style-name="P22"><text:span text:style-name="CharStyle20"><text:span text:style-name="T18">Majster Korec vnišiel dnu a poobzeral sa. Videl tam pred sebou na gal</text:span></text:span><text:span text:style-name="CharStyle20"><text:span text:style-name="T13">e</text:span></text:span><text:span text:style-name="CharStyle20"><text:span text:style-name="T18">rii a kdesi dolu v hĺbke hrúzu „sveta“, že by cezeň ani jablko ne­bolo prepadlo i bolo mu divné, že je predsa tak ticho. Stúpal smelo ďalej i videl, že sa mnohí na­vôkol na neho pozerajú. Pomyslel si: treba sa pozdraviť. I zosňal úctiv</text:span></text:span><text:span text:style-name="CharStyle20"><text:span text:style-name="T13">e</text:span></text:span><text:span text:style-name="CharStyle20"><text:span text:style-name="T18"> baranicu z hlavy a za­volal: Pán Boh daj dobrý večer! Tu ale, nástojte len, začne každý na neho kývať, že vraj </text:span></text:span><text:soft-page-break/><text:span text:style-name="CharStyle20"><text:span text:style-name="T18">„pst, pst, potich</text:span></text:span><text:span text:style-name="CharStyle20"><text:span text:style-name="T1">u</text:span></text:span><text:span text:style-name="CharStyle20"><text:span text:style-name="T18">!“</text:span></text:span></text:p>
        <text:p text:style-name="P22"><text:span text:style-name="CharStyle20"><text:span text:style-name="T18">„Nuž ale som ja niečo zl</text:span></text:span><text:span text:style-name="CharStyle20"><text:span text:style-name="T1">é</text:span></text:span><text:span text:style-name="CharStyle20"><text:span text:style-name="T18">ho povedal, hľaďte že, veď som sa len pozdravil, ako sa patr</text:span></text:span><text:span text:style-name="CharStyle20"><text:span text:style-name="T32">í</text:span></text:span><text:span text:style-name="CharStyle20"><text:span text:style-name="T18"> na po­riadneho človeka, keď niekam medzi ľudí pr</text:span></text:span><text:span text:style-name="CharStyle20"><text:span text:style-name="T1">ij</text:span></text:span><text:span text:style-name="CharStyle20"><text:span text:style-name="T18">de. Hm, hm!“ mrmlal si pod fúzy pán majster, po­zerajúc na voľakeho chasníka, vedľa ktorého sa na lavicu usadzoval.</text:span></text:span></text:p>
        <text:p text:style-name="P22"><text:span text:style-name="CharStyle20"><text:span text:style-name="T18">V tom zbadal, že tam kdesi hodne na predku v nejakej otvorenej izbe shovárajú sa ľudia, zaiste tí, čo to divadlo hrali, no o čom hovorili, nebolo počuť, lebo </text:span></text:span><text:span text:style-name="CharStyle20"><text:span text:style-name="T32">d</text:span></text:span><text:span text:style-name="CharStyle20"><text:span text:style-name="T18">o</text:span></text:span><text:span text:style-name="CharStyle20"><text:span text:style-name="T32">l</text:span></text:span><text:span text:style-name="CharStyle20"><text:span text:style-name="T18">u na prízemí trval ak</text:span></text:span><text:span text:style-name="CharStyle20"><text:span text:style-name="T1">ý</text:span></text:span><text:span text:style-name="CharStyle20"><text:span text:style-name="T18">si šum, pri vieran</text:span></text:span><text:span text:style-name="CharStyle20"><text:span text:style-name="T32">i</text:span></text:span><text:span text:style-name="CharStyle20"><text:span text:style-name="T18">e dvier a šepot. Predstavenie sa totiž len pred chvíľou začalo a ľudia sa so šuchotom usadzúvali. Mlynár Korec teda nenaslúcha</text:span></text:span><text:span text:style-name="CharStyle20"><text:span text:style-name="T1">l</text:span></text:span><text:span text:style-name="CharStyle20"><text:span text:style-name="T18"> hre, lež pozeral s údivom vôkol seba.</text:span></text:span></text:p>
        <text:p text:style-name="P22"><text:span text:style-name="CharStyle20"><text:span text:style-name="T18">„Hm, hm“, hútal v sebe, „ako je to tu všetko čudne zariadené. Skoro ani v kostole. Celkom také lustre so sviečkami, len organa a oltára niet. Kanceľ by </text:span></text:span><text:span text:style-name="CharStyle20"><text:span text:style-name="T32">b</text:span></text:span><text:span text:style-name="CharStyle20"><text:span text:style-name="T18">ol, a to až dva“, myslel si, keď uvidel dve proti sebe nachádzajúce sa lóže vo výške gal</text:span></text:span><text:span text:style-name="CharStyle20"><text:span text:style-name="T14">e</text:span></text:span><text:span text:style-name="CharStyle20"><text:span text:style-name="T18">rií. „No a aké pekné paničky sú tu naproti a dolu tiež“, dumal v sebe ďalej, „Hej, keby ma tak teraz videla moja stará, ako si na ne poku­kávam, hoci nemám ani „rešp</text:span></text:span><text:span text:style-name="CharStyle20"><text:span text:style-name="T32">e</text:span></text:span><text:span text:style-name="CharStyle20"><text:span text:style-name="T18">kt</text:span></text:span><text:span text:style-name="CharStyle20"><text:span text:style-name="T32">í</text:span></text:span><text:span text:style-name="CharStyle20"><text:span text:style-name="T18">ra“, ako ten pá</text:span></text:span><text:span text:style-name="CharStyle20"><text:span text:style-name="T1">n </text:span></text:span><text:span text:style-name="CharStyle20"><text:span text:style-name="T18">tam dolu, čo pozerá s ním sem nahor. Veru ne­viem, čo by povedala.“</text:span></text:span></text:p>
        <text:p text:style-name="P22"><text:span text:style-name="CharStyle20"><text:span text:style-name="T18">Netrvalo dlho a nad tou izbou tam na predku — ako pán majster potom doma rozprával — spustila sa akási veľká maľovaná plachta, tak že nebolo viac nič vídať. Hneď povstala medzi obe­censtvom vrava, šuchot. No čo chvíľa tá plachta tam na predku sa znovu zdvihla a hovor utíchol. Každý uprel zrak ta na predok a tak urobil i pán majster. Dlho ale netrvalo a hra zase skončila, pri čom ktosi na f</text:span></text:span><text:span text:style-name="CharStyle20"><text:span text:style-name="T32">l</text:span></text:span><text:span text:style-name="CharStyle20"><text:span text:style-name="T18">aute vyhrával, ale kto a odkiaľ, to pán majster nemohol vypátrať, hoci obzeral sa dobre na všetky strany.</text:span></text:span></text:p>
        <text:p text:style-name="P22"><text:span text:style-name="CharStyle20"><text:span text:style-name="T18">Keď ta plachta spadla, podajedni ľudia začali sa hrn</text:span></text:span><text:span text:style-name="CharStyle20"><text:span text:style-name="T14">u</text:span></text:span><text:span text:style-name="CharStyle20"><text:span text:style-name="T18">ť dvermi von, premávať sa sem a ta, až taký šramot povstal, že nebolo vlastnej reč</text:span></text:span><text:span text:style-name="CharStyle20"><text:span text:style-name="T1">i</text:span></text:span><text:span text:style-name="CharStyle20"><text:span text:style-name="T18"> poču</text:span></text:span><text:span text:style-name="CharStyle20"><text:span text:style-name="T1">ť</text:span></text:span><text:span text:style-name="CharStyle20"><text:span text:style-name="T18">. Tu zrazu začul pán majster z jeho vlastnej praxe</text:span></text:span><text:span text:style-name="CharStyle16"><text:span text:style-name="T18"> </text:span></text:span><text:span text:style-name="CharStyle20"><text:span text:style-name="T18">dobre mu povedomé „štimov</text:span></text:span><text:span text:style-name="CharStyle20"><text:span text:style-name="T1">a</text:span></text:span><text:span text:style-name="CharStyle20"><text:span text:style-name="T18">nie“ huslí, potom začala </text:span></text:span><text:span text:style-name="CharStyle20"><text:span text:style-name="T1">h</text:span></text:span><text:span text:style-name="CharStyle20"><text:span text:style-name="T18">rať kdesi hudba a pán majster mal si oči vyočiť, kým odhalil tam poniže tej izby cigáňov-muzikantov, vyhrávajúcich nejakú smutnú, všech-svätovú mel</text:span></text:span><text:span text:style-name="CharStyle20"><text:span text:style-name="T14">o</text:span></text:span><text:span text:style-name="CharStyle20"><text:span text:style-name="T18">diu.</text:span></text:span></text:p>
        <text:p text:style-name="P22"><text:span text:style-name="CharStyle20"><text:span text:style-name="T18">Po dlhšej cnvíli kdesi zazvonili, muzika razom zatíchla, vrava prestala a plachta sa zodvihla. Bolo vídať na javisku zase inakšiu izbu, v ktorej shováraly sa dve ženské a toľko toho nadrkotaly, že bolo pánu majstrovi až zunované. V tom zrazu vnide dnu človek, v ktorom po hlase poznal hneď Roháčeka. Držal v ruke nejakého zastreleného vtáka a na sebe mal oblečený pána majstrov o­pravdivý, cifrovaný </text:span></text:span><text:soft-page-break/><text:span text:style-name="CharStyle20"><text:span text:style-name="T18">kožuch. Ako ho zazrel pán majster a vi</text:span></text:span><text:span text:style-name="CharStyle20"><text:span text:style-name="T14">d</text:span></text:span><text:span text:style-name="CharStyle20"><text:span text:style-name="T18">el svoj kožuch vystavený na obdiv toľk</text:span></text:span><text:span text:style-name="CharStyle20"><text:span text:style-name="T1">é</text:span></text:span><text:span text:style-name="CharStyle20"><text:span text:style-name="T18">ho sveta, nemohol sa zdržať, aby nev</text:span></text:span><text:span text:style-name="CharStyle20"><text:span text:style-name="T1">yk</text:span></text:span><text:span text:style-name="CharStyle20"><text:span text:style-name="T18">ríkol:</text:span></text:span></text:p>
        <text:p text:style-name="P22"><text:span text:style-name="CharStyle20"><text:span text:style-name="T18">„</text:span></text:span><text:span text:style-name="CharStyle20"><text:span text:style-name="T1">Ľ</text:span></text:span><text:span text:style-name="CharStyle20"><text:span text:style-name="T18">aľa, môj kožuch!“</text:span></text:span></text:p>
        <text:p text:style-name="P22"><text:span text:style-name="CharStyle20"><text:span text:style-name="T18">No v tom ho už šťuchol do boka jeho sused a všetc</text:span></text:span><text:span text:style-name="CharStyle20"><text:span text:style-name="T1">i</text:span></text:span><text:span text:style-name="CharStyle20"><text:span text:style-name="T18"> </text:span></text:span><text:span text:style-name="CharStyle20"><text:span text:style-name="T1">ľ</text:span></text:span><text:span text:style-name="CharStyle20"><text:span text:style-name="T18">u</text:span></text:span><text:span text:style-name="CharStyle20"><text:span text:style-name="T1">di</text:span></text:span><text:span text:style-name="CharStyle20"><text:span text:style-name="T18">a navôkol za</text:span></text:span><text:span text:style-name="CharStyle20"><text:span text:style-name="T1">č</text:span></text:span><text:span text:style-name="CharStyle20"><text:span text:style-name="T18">ali pozerať na neho. Bolo čuť samé „pst, pst“, sťa by bolo tisíc hadov syp</text:span></text:span><text:span text:style-name="CharStyle20"><text:span text:style-name="T32">e</text:span></text:span><text:span text:style-name="CharStyle20"><text:span text:style-name="T18">lo, ba i z prízemia začali nahor pozerať. No pána majstra to moc nemýlilo i osopil sa na svojho suseda:</text:span></text:span></text:p>
        <text:p text:style-name="P22"><text:span text:style-name="CharStyle20"><text:span text:style-name="T18">„Nuž a čo že ma tu š</text:span></text:span><text:span text:style-name="CharStyle20"><text:span text:style-name="T14">ť</text:span></text:span><text:span text:style-name="CharStyle20"><text:span text:style-name="T18">ucháte? Kto že som ja, váš kamarát? A či sa ja nesmiem ohlásiť, veď je to predsa môj vlastný kožuch, čo som požičal...“</text:span></text:span></text:p>
        <text:p text:style-name="P22"><text:span text:style-name="CharStyle20"><text:span text:style-name="T18">Nedopovedal, lebo v tom chytil ho za plece jeho príbuzný — kostolník tam odo dverí a začal</text:span></text:span><text:span text:style-name="CharStyle16"><text:span text:style-name="T18"> </text:span></text:span><text:span text:style-name="CharStyle20"><text:span text:style-name="T18">ho tíšiť, šeptajúc mu do ucha, aby nič nehovoril, lebo tu musí každý ticho sedeť Pán majster i zatíchol, nehovoriac viac ani slova, len sa hniezdil dosť dlho na mieste. Mrzelo ho, že ho tak hatia vo vyjavení jeho citov.</text:span></text:span></text:p>
        <text:p text:style-name="P22"><text:span text:style-name="CharStyle20"><text:span text:style-name="T1">I</text:span></text:span><text:span text:style-name="CharStyle20"><text:span text:style-name="T18"> zahľadel sa na R</text:span></text:span><text:span text:style-name="CharStyle20"><text:span text:style-name="T14">o</text:span></text:span><text:span text:style-name="CharStyle20"><text:span text:style-name="T18">h</text:span></text:span><text:span text:style-name="CharStyle20"><text:span text:style-name="T32">á</text:span></text:span><text:span text:style-name="CharStyle20"><text:span text:style-name="T18">ček</text:span></text:span><text:span text:style-name="CharStyle20"><text:span text:style-name="T14">a</text:span></text:span><text:span text:style-name="CharStyle20"><text:span text:style-name="T18">, ako tam cho</text:span></text:span><text:span text:style-name="CharStyle20"><text:span text:style-name="T32">d</text:span></text:span><text:span text:style-name="CharStyle20"><text:span text:style-name="T1">i</text:span></text:span><text:span text:style-name="CharStyle20"><text:span text:style-name="T18">l po javisku. Nuž to mal byť teda ten mlynár! Veru bol tak premenený, že keby nie jeho hlasu, ani by ho nebol poznal. Mal šedivé vlasy i bradu a pán majster len krútil hlavou, nepochopu</text:span></text:span><text:span text:style-name="CharStyle20"><text:span text:style-name="T1">j</text:span></text:span><text:span text:style-name="CharStyle20"><text:span text:style-name="T18">úc, ako to mohol tak zarásť za tie dva týždne, čo sa ne­videli. Shováral sa práve s nejakým človekom čo mal byť podľa reči hrobárom a tomu sľúbil vrece múky</text:span></text:span></text:p>
        <text:p text:style-name="P22"><text:span text:style-name="CharStyle20"><text:span text:style-name="T18">„Hm“, pomyslel si pán majster, „vrece múky ide darovať. </text:span></text:span><text:span text:style-name="CharStyle20"><text:span text:style-name="T1">A</text:span></text:span><text:span text:style-name="CharStyle20"><text:span text:style-name="T18">ko by to bolo len tak! A odkiaľ že ho vezme, keď sám nemá. Veď tam ani vriec nevídať, ba ani to nevyzerá ako mlyn. Ešte môj kožuch čo je mlyn</text:span></text:span><text:span text:style-name="CharStyle20"><text:span text:style-name="T1">á</text:span></text:span><text:span text:style-name="CharStyle20"><text:span text:style-name="T18">rsky, ostatnie ani len nepáchne mlynom.“</text:span></text:span></text:p>
        <text:p text:style-name="P22"><text:span text:style-name="CharStyle20"><text:span text:style-name="T18">Opona, totiž tá plachta spadla a zdvihla sa ešte raz a vtedy, keď ten mladý tam na javišti hodil flautu o zem, opona spustila sa zase a medzi obecenstvom bolo badať väčší ruch, nežli do­siaľ. Skoro všetko začalo sa sypať von. Pán majster myslel si, že už treba ísť Zamieril teda ku dverom a po</text:span></text:span><text:span text:style-name="CharStyle20"><text:span text:style-name="T1">l</text:span></text:span><text:span text:style-name="CharStyle20"><text:span text:style-name="T18">oziac čapicu na hlavu, </text:span></text:span><text:span text:style-name="CharStyle20"><text:span text:style-name="T32">ť</text:span></text:span><text:span text:style-name="CharStyle20"><text:span text:style-name="T18">ahal preč. V tom pri­stavil ho príbuzný kostolník s otázkou, že kam ide.</text:span></text:span></text:p>
        <text:p text:style-name="P22"><text:span text:style-name="CharStyle20"><text:span text:style-name="T18">„Nuž reku domov. Veď vari nebudem tu no­covať. Žena bude už čakať na mňa.“</text:span></text:span></text:p>
        <text:p text:style-name="P22"><text:span text:style-name="CharStyle20"><text:span text:style-name="T18">Kostolník sa usmial a povedal p</text:span></text:span><text:span text:style-name="CharStyle20"><text:span text:style-name="T1">á</text:span></text:span><text:span text:style-name="CharStyle20"><text:span text:style-name="T18">nu majstro­vi, že divadlo sa ešte neskončilo a že ešte budú dve dejstvá.</text:span></text:span></text:p>
        <text:p text:style-name="P22"><text:span text:style-name="CharStyle20"><text:span text:style-name="T18">„Čo za detstvá? A čo že sú to tie detstvá, </text:span></text:span><text:span text:style-name="CharStyle20"><text:span text:style-name="T1">h</text:span></text:span><text:span text:style-name="CharStyle20"><text:span text:style-name="T18">a? Či to budú pivo deliť? Lebo ja by som si veru v</text:span></text:span><text:span text:style-name="CharStyle20"><text:span text:style-name="T32">y</text:span></text:span><text:span text:style-name="CharStyle20"><text:span text:style-name="T18">pil!“</text:span></text:span></text:p>
        <text:p text:style-name="P22"><text:span text:style-name="CharStyle20"><text:span text:style-name="T18">Kostolník mu vysvetlil, čo sú to tie dejstvá a uspokojil ho, že by ešte poshovel a nikam neodchodil, kým sa divadlo neukončí, bo mu vraj miesto zasadnú. Pán majster ponáhľal sa teda chytro nazad a tu zbadal, že po </text:span></text:span><text:span text:style-name="CharStyle20"><text:span text:style-name="T1">II</text:span></text:span><text:span text:style-name="CharStyle20"><text:span text:style-name="T18">. dejstve pri­budlo akosi </text:span></text:span><text:soft-page-break/><text:span text:style-name="CharStyle20"><text:span text:style-name="T18">moc </text:span></text:span><text:span text:style-name="CharStyle20"><text:span text:style-name="T1">d</text:span></text:span><text:span text:style-name="CharStyle20"><text:span text:style-name="T18">ivákov a že začína byť stisk a tesno. Horko-ťažko </text:span></text:span><text:span text:style-name="CharStyle20"><text:span text:style-name="T32">p</text:span></text:span><text:span text:style-name="CharStyle20"><text:span text:style-name="T18">odarilo sa mu dobyť ku svojmu miestu, kde si potom i kožuch vyzliekol, lebo začínalo byť nejak sparno.</text:span></text:span></text:p>
        <text:p text:style-name="P22"><text:span text:style-name="CharStyle20"><text:span text:style-name="T18">„A či tu niet nejakého klinca, čo by som si tento kabát zavesil“, hovoril, obzerajúc sa, „mal som si ho nechať dolu v tej „galderobe“, čo ten Vrana spomínal.“</text:span></text:span></text:p>
        <text:p text:style-name="P22"><text:span text:style-name="CharStyle20"><text:span text:style-name="T18">Napokon sadol si naň, čo mu aj dobre padlo, lebo lavica bola tvrdá, nie taká mäkká, „zama­tová“, ako bolo vídať tam dolu na prízemí. No ale to bolo len pre veľkých pánov, čo sú naučení na mäkkom sedávať.</text:span></text:span></text:p>
        <text:p text:style-name="P22"><text:span text:style-name="CharStyle20"><text:span text:style-name="T18">Keď sa po cenganí opona znovu zodvihla, bolo vídať akúsi krčmu. Mlynská izba i s mlynárom kamsi zmiz</text:span></text:span><text:span text:style-name="CharStyle20"><text:span text:style-name="T32">l</text:span></text:span><text:span text:style-name="CharStyle20"><text:span text:style-name="T18">a. A t</text:span></text:span><text:span text:style-name="CharStyle20"><text:span text:style-name="T1">í</text:span></text:span><text:span text:style-name="CharStyle20"><text:span text:style-name="T18">, čo boli v tej krčme, za­čali sa shovárať o nejakých duchoch a či máto­hách. </text:span></text:span><text:span text:style-name="CharStyle20"><text:span text:style-name="T1">„</text:span></text:span><text:span text:style-name="CharStyle20"><text:span text:style-name="T18">Len aby sa nezjavily, k</text:span></text:span><text:span text:style-name="CharStyle20"><text:span text:style-name="T1">e</text:span></text:span><text:span text:style-name="CharStyle20"><text:span text:style-name="T18">ď ich to</text:span></text:span><text:span text:style-name="CharStyle20"><text:span text:style-name="T1">ľ</text:span></text:span><text:span text:style-name="CharStyle20"><text:span text:style-name="T18">ko spo­mínajú, lebo spomínaj vlka a ten na záhumní,“ tŕpol pán majster a skutočne, keď opona spadla a zas sa zodvihla, bolo vída</text:span></text:span><text:span text:style-name="CharStyle20"><text:span text:style-name="T1">ť</text:span></text:span><text:span text:style-name="CharStyle20"><text:span text:style-name="T18"> cmiter s krížami a čochvíľa začaly chodiť po ňom akési mátohy v bielych plachtách zahalené. Pri tom padal sňah, ale odkiaľ? Ved hore nebolo neba vídať a vonku vari o takomto čase ešte nesňaží. Predsa</text:span></text:span><text:span text:style-name="CharStyle20"><text:span text:style-name="T1">,</text:span></text:span><text:span text:style-name="CharStyle20"><text:span text:style-name="T18"> bolo jasno, hviezdy na nebi, keď pán majster z </text:span></text:span><text:span text:style-name="CharStyle20"><text:span text:style-name="T14">d</text:span></text:span><text:span text:style-name="CharStyle20"><text:span text:style-name="T18">omu išiel. Veru si vydýchol, keď tie strašidlá zmizly, a prestal skučať vietor tam po cintoríne. Bolo to ozaj strašné a bude sa mu zaiste o tom snívať. Len aby potom na ceste do mlyna niektorú z tých mátoh nestretol.</text:span></text:span></text:p>
        <text:p text:style-name="P22"><text:span text:style-name="CharStyle20"><text:span text:style-name="T18">Potom nasledovaly ešte viaceré „dejstvá“, hoci mu kostolník len dve povedal, lebo o pre­menách sa mu nezmienil. Pán ma</text:span></text:span><text:span text:style-name="CharStyle20"><text:span text:style-name="T1">j</text:span></text:span><text:span text:style-name="CharStyle20"><text:span text:style-name="T18">ster videl potom, ako mlynár v jeho kožuch odetý poklad zakopával a ako spadol vedľa neho. Zaiste sa veľmi udrel chudák Roháček, lebo nemohol vstať, a ani len felčiara k nemu nezavolali.</text:span></text:span></text:p>
        <text:p text:style-name="P22"><text:span text:style-name="CharStyle20"><text:span text:style-name="T18">Ku koncu bolo ešte videť poznovu krčmu a potom zase izbu vo mlyne, kde umierala mlynárova dcéra, lebo vraj veľmi ochorela a nebolo jej pomoci Ten mladý, čo bol bezpoc</text:span></text:span><text:span text:style-name="CharStyle20"><text:span text:style-name="T32">h</text:span></text:span><text:span text:style-name="CharStyle20"><text:span text:style-name="T18">yby jej mi­lencom, jej zase na flaute vyhrával.</text:span></text:span></text:p>
        <text:p text:style-name="P22"><text:span text:style-name="CharStyle20"><text:span text:style-name="T18">Majster Korec bol rád, keď konečne skončilo sa to všetko a mohol pobra</text:span></text:span><text:span text:style-name="CharStyle20"><text:span text:style-name="T1">ť</text:span></text:span><text:span text:style-name="CharStyle20"><text:span text:style-name="T18"> sa preč Pravda, trvalo to dosť dlho, kým sa v tom stisku domotal nadol. Tu radšej počkal, aby ho niekde nerozgniavili. Ako tak stojí v kúte, zrazu udre mu ktosi na plece. Obzre sa a tu vidí priateľa Roháčeka už nie viac v kožuchu ako mlynára, ale oblečeného po pansky, bez brady a šedivých vlasov Zaiste sa dal chytro oholiť, pomyslel si pán maj­ster. Roháček sa usmial, a potrasúc rukou pánu majstrovi, vzal ho pod pazuchu a zaviedol do akéhosi „kasína“, že vraj na pivo. Pán majster sa dosť vzpieral, že musí ísť domov, bo je už neskoro, no Roháček ho nepustil. </text:span></text:span><text:span text:style-name="CharStyle20"><text:span text:style-name="T1">I</text:span></text:span><text:span text:style-name="CharStyle20"><text:span text:style-name="T18"> usadil ho </text:span></text:span><text:soft-page-break/><text:span text:style-name="CharStyle20"><text:span text:style-name="T18">tam dnu za stôl, kázal mu složiť čiapku, vyzliekol mu nasilu kožuch a dal doniesť piva. Bolo tam hlučno, ľudí plno, dymu tiež dosť. Roháček štrngol si s pánom majstrom na zdravie a tomuto po toľkej ží</text:span></text:span><text:span text:style-name="CharStyle20"><text:span text:style-name="T1">z</text:span></text:span><text:span text:style-name="CharStyle20"><text:span text:style-name="T18">ni veru dobre padlo občerstvenie. Roháček rozkázal i po druhý raz piva a ponúkol pána majstra cigarkou. Tento sa dosť zdráhal, lebo doma n</text:span></text:span><text:span text:style-name="CharStyle20"><text:span text:style-name="T32">e</text:span></text:span><text:span text:style-name="CharStyle20"><text:span text:style-name="T18">f</text:span></text:span><text:span text:style-name="CharStyle20"><text:span text:style-name="T1">a</text:span></text:span><text:span text:style-name="CharStyle20"><text:span text:style-name="T18">jčieval, no keď Roháček naliehal a videl, že dovôkola všetko fajčí, pripálil si aj on. Roháček priviedol ku stolu viacerých známych mešťanov, medzi nimi aj toho, čo na divadle krčmára pred­stavoval, a títo všetci začali sa potom vypytovať pána majstra, že ako sa mu páčilo divadlo.</text:span></text:span></text:p>
        <text:p text:style-name="P22"><text:span text:style-name="CharStyle20"><text:span text:style-name="T18">„Nuž reku, aby som vám pravdu povedal,</text:span></text:span><text:span text:style-name="CharStyle16"><text:span text:style-name="T18"> </text:span></text:span><text:span text:style-name="CharStyle20"><text:span text:style-name="T18">nebolo mi to všetko po vôli,“ vyrukoval so svojou mienkou pán majster. </text:span></text:span><text:span text:style-name="CharStyle20"><text:span text:style-name="T1">„</text:span></text:span><text:span text:style-name="CharStyle20"><text:span text:style-name="T18">Nerobili ste to všetko dobre, tak ako ste mali. Veď keď ste už mlynskú </text:span></text:span><text:span text:style-name="CharStyle20"><text:span text:style-name="T1">i</text:span></text:span><text:span text:style-name="CharStyle20"><text:span text:style-name="T18">zbu aj mlynára predstavili, mali ste ukázať aj mlyn, na koľko kolies a čo namele. Na to som bol tiež zvedavý. A tu ani len klepotu nebolo ču</text:span></text:span><text:span text:style-name="CharStyle20"><text:span text:style-name="T32">ť</text:span></text:span><text:span text:style-name="CharStyle20"><text:span text:style-name="T18"> a o vre­ciach so zbožím a múkou ani chýru. A potom prečože ste dali tej dievčici umreť? Škoda jej veru, taká pekná bola. Mohla ešte žiť. Mali ste k nej zavolať dochtora, ve</text:span></text:span><text:span text:style-name="CharStyle20"><text:span text:style-name="T32">ď</text:span></text:span><text:span text:style-name="CharStyle20"><text:span text:style-name="T18"> ich tu v meste máte dosť, alebo aspo</text:span></text:span><text:span text:style-name="CharStyle20"><text:span text:style-name="T1">ň</text:span></text:span><text:span text:style-name="CharStyle20"><text:span text:style-name="T18"> felčiara, čo by ju bol vykuroval. A tuto nechajú ju nič po nič dokonať. Veru ste to nedobre robili, páni moji. Druhý raz to lepšie spravte. A nebolo hodno to celé divadlo toho, aby som naň prišiel,“ pokračoval pán majster s trpkosťou „Veď ma tam na tej gal</text:span></text:span><text:span text:style-name="CharStyle20"><text:span text:style-name="T14">e</text:span></text:span><text:span text:style-name="CharStyle20"><text:span text:style-name="T18">rii, či ako to voláte, tak usocali, ugniavili, že si ľadvie sotva cítim. Taký stisk bol tam až hrozné</text:span></text:span><text:span text:style-name="CharStyle20"><text:span text:style-name="T1">!</text:span></text:span><text:span text:style-name="CharStyle20"><text:span text:style-name="T18"> Málo chybelo, že nejakého chlapca tam neďaleko mňa ne ro</text:span></text:span><text:span text:style-name="CharStyle20"><text:span text:style-name="T1">z</text:span></text:span><text:span text:style-name="CharStyle20"><text:span text:style-name="T18">gniavili, len čo som ho ja oratoval, keď sa rozplakalo úbohé chlapä.“</text:span></text:span></text:p>
        <text:p text:style-name="P22"><text:span text:style-name="CharStyle20"><text:span text:style-name="T18">Roháček a ostatní sa potuteľne usmievali a sľúbili pánu majstrovi, že na budúce to lepšie zariadia, len aby prišiel aj druhý raz.</text:span></text:span></text:p>
        <text:p text:style-name="P22"><text:span text:style-name="CharStyle20"><text:span text:style-name="T18">Pánu majstrovi ale to pivo, štvrtý a či piaty pohár, čo tak s chuťou vypil, začalo pomaly v hlave krútiť, ani keď sa jeho koleso vo mlyne točí, a ten hovor, šum navôkol splýval v jeho ušiach dovedna,</text:span></text:span><text:span text:style-name="CharStyle16"><text:span text:style-name="T18"> </text:span></text:span><text:span text:style-name="CharStyle20"><text:span text:style-name="T18">sťa klepot mlyna, keď žernov ide na prázdno. I ten dohánový dym ho akosi omamoval, tak že sa začal nedobre cítiť, lebo nebol ani na pivo, ani na fajčenie navyknutý. Keď teda hostia pri jeho stole začali sa tratiť po jednom do bočnej izby, kde bavili sa s „bielymi guľami na zelenom stole“, a keď začal cigáň Roháčekovi okolo ucha vyhrávať, pán majster zo strachu, aby neprišiel aj na neho rad, hľadel sa preč dostať.</text:span></text:span></text:p>
        <text:p text:style-name="P22"><text:span text:style-name="CharStyle20"><text:span text:style-name="T18">„Tu by som ja veru chytro peria pustil,“ pomyslel si. I využil príležitosť, keď Roháček odišiel kamsi ku kellnerovi, sosňal chytro s vešiaka svoj kožuch a čiapku a </text:span></text:span><text:soft-page-break/><text:span text:style-name="CharStyle20"><text:span text:style-name="T18">ponáhľal sa von bez platenia. Však Roháček zaplatí, keď vedel rozka­zovať. Chôdza jeho bola akási neistá a ledva natrafil ku dverom. Chytro vyšiel na chodbu a odtiaľ na ulicu. Tu ovial ho čerstvý vzduch a on vdychoval ho do seba plnými pľúcami. Bola tmavá, všechsvätová noc a temno tak, že bolo sotva čo rozoznať.</text:span></text:span></text:p>
        <text:p text:style-name="P22"><text:span text:style-name="CharStyle20"><text:span text:style-name="T18">Kdeže sa teraz obrátiť, hriešny človeče? Zájsť k švagrovi do Priehrady pre lam</text:span></text:span><text:span text:style-name="CharStyle20"><text:span text:style-name="T1">pá</text:span></text:span><text:span text:style-name="CharStyle20"><text:span text:style-name="T18">š a psa, sa mu nevidelo. K</text:span></text:span><text:span text:style-name="CharStyle20"><text:span text:style-name="T1">d</text:span></text:span><text:span text:style-name="CharStyle20"><text:span text:style-name="T18">eže bude teraz o polnoci ľudí búriť, veď by ho ani dnu nevpustili, takého nočného tuláka. Opierajúc sa teda o bakuľu, ktorá mu ešte zostala, umiernil si u</text:span></text:span><text:span text:style-name="CharStyle20"><text:span text:style-name="T32">d</text:span></text:span><text:span text:style-name="CharStyle20"><text:span text:style-name="T18">reť kratšou cestou smerom k stanici a potom po záhumn</text:span></text:span><text:span text:style-name="CharStyle20"><text:span text:style-name="T1">í</text:span></text:span><text:span text:style-name="CharStyle20"><text:span text:style-name="T18"> medzi mosty a tak domov. Veď sa to dalo umieni</text:span></text:span><text:span text:style-name="CharStyle20"><text:span text:style-name="T1">ť</text:span></text:span><text:span text:style-name="CharStyle20"><text:span text:style-name="T18">, ale úmysel previesť</text:span></text:span><text:span text:style-name="CharStyle16"><text:span text:style-name="T18"> </text:span></text:span><text:span text:style-name="CharStyle20"><text:span text:style-name="T18">išlo ťažko. Hlava ťažká, sťa merica, navôkol tma ani v rohu a nikde ani svetla, an</text:span></text:span><text:span text:style-name="CharStyle20"><text:span text:style-name="T1">i</text:span></text:span><text:span text:style-name="CharStyle20"><text:span text:style-name="T18"> človiečika. Nazad sa už štítil vrátiť a domov chcel sa dostať čím najskôr.</text:span></text:span></text:p>
        <text:p text:style-name="P22"><text:span text:style-name="CharStyle20"><text:span text:style-name="T18">Ako tak habká dolu ulicou, zrazu čuje biť na kosto</text:span></text:span><text:span text:style-name="CharStyle20"><text:span text:style-name="T32">l</text:span></text:span><text:span text:style-name="CharStyle20"><text:span text:style-name="T18">nej veži dvanástu ho</text:span></text:span><text:span text:style-name="CharStyle20"><text:span text:style-name="T32">di</text:span></text:span><text:span text:style-name="CharStyle20"><text:span text:style-name="T14">n</text:span></text:span><text:span text:style-name="CharStyle20"><text:span text:style-name="T18">u. Hu</text:span></text:span><text:span text:style-name="CharStyle20"><text:span text:style-name="T32">j</text:span></text:span><text:span text:style-name="CharStyle20"><text:span text:style-name="T18">, až tak zatriaslo ním a mráz prebehol mu po chrbte. Veď kdeže by aj nie, či sa patrí statočnej duši teraz o takom čase po vonku tĺcť, v takú hodinu, keď duchy chodia? </text:span></text:span><text:span text:style-name="CharStyle20"><text:span text:style-name="T1">„</text:span></text:span><text:span text:style-name="CharStyle20"><text:span text:style-name="T18">Noc má svoju moc,“ pomyslel si a keď vzpomenul si na tých bielych duchov a či mátohy tam na divadle, hrúza ho prechodila. Keby sa mu teraz tak zjavily tie strašidlá, čože by si počal? A</text:span></text:span><text:span text:style-name="CharStyle20"><text:span text:style-name="T14">l</text:span></text:span><text:span text:style-name="CharStyle20"><text:span text:style-name="T18">ebo keby taký potrundžený v tejto tme zblúdil a za</text:span></text:span><text:span text:style-name="CharStyle20"><text:span text:style-name="T1">š</text:span></text:span><text:span text:style-name="CharStyle20"><text:span text:style-name="T18">iel niekam do Smrtnej ulice a odtiaľ na cmiter, veď b</text:span></text:span><text:span text:style-name="CharStyle20"><text:span text:style-name="T32">y</text:span></text:span><text:span text:style-name="CharStyle20"><text:span text:style-name="T18"> tam zkapal od strachu. Stisol bakuľu v hrsti a kráčal odhodlane, na všetko pripravený ďalej.</text:span></text:span></text:p>
        <text:p text:style-name="P22"><text:span text:style-name="CharStyle20"><text:span text:style-name="T18">Pomaly došiel k nejakým humnám. „No predsa som len na dobrej ceste,“ pomyslel si, „len aby to tak išlo ďalej.“ V tom ale zrazu potkol sa na niečom a aký bol dlhý, taký sa vystrel na bruchu v nejakej hrádzi.</text:span></text:span></text:p>
        <text:p text:style-name="P22"><text:span text:style-name="CharStyle20"><text:span text:style-name="T18">„Bodaj by vás parom uchytil s vašimi diva­dlami, aj s tým, čo ich vymyslel,“ vyhŕklo to z pána majstra, „keď sa človek musí potom túlať po noci ani pes bez gazdu.“ Horko-ťažko sa posbiera</text:span></text:span><text:span text:style-name="CharStyle20"><text:span text:style-name="T14">l</text:span></text:span><text:span text:style-name="CharStyle20"><text:span text:style-name="T18">, ohmatal si údy a stúpal ďalej. Z nejakej</text:span></text:span><text:span text:style-name="CharStyle16"><text:span text:style-name="T18"> </text:span></text:span><text:span text:style-name="CharStyle20"><text:span text:style-name="T18">cha</text:span></text:span><text:span text:style-name="CharStyle20"><text:span text:style-name="T32">l</text:span></text:span><text:span text:style-name="CharStyle20"><text:span text:style-name="T18">upy tam u cesty sa ešte svietilo, a preto za­mieril tým smerom. Za čas mu to dobre šlo, len tam z ktoréhosi dvora vyrútilo sa na neho psisko s brechotom, že sa mu ledva ubránil s palicou.</text:span></text:span></text:p>
        <text:p text:style-name="P22"><text:span text:style-name="CharStyle20"><text:span text:style-name="T18">Keď vyšiel do Priehra</text:span></text:span><text:span text:style-name="CharStyle20"><text:span text:style-name="T32">d</text:span></text:span><text:span text:style-name="CharStyle20"><text:span text:style-name="T18">y a odtiaľ k strážnici na trati, oddýchol si. Rampa bola otvorená, prešiel bez prekážky. Ale potom</text:span></text:span><text:span text:style-name="CharStyle20"><text:span text:style-name="T1">,</text:span></text:span><text:span text:style-name="CharStyle20"><text:span text:style-name="T18"> musel ostražit</text:span></text:span><text:span text:style-name="CharStyle20"><text:span text:style-name="T14">e</text:span></text:span><text:span text:style-name="CharStyle20"><text:span text:style-name="T18"> napre­dovať, aby nevhabal do nejakej bariny alebo do „Rybníka“. Veď by sa tam zamárni</text:span></text:span><text:span text:style-name="CharStyle20"><text:span text:style-name="T14">l</text:span></text:span><text:span text:style-name="CharStyle20"><text:span text:style-name="T18"> na večné veky a viac by odtiaľ živý nevyšiel. Stúpal teda veľmi opatrne, habkajúc pred seba s bakuľou, a d</text:span></text:span><text:span text:style-name="CharStyle20"><text:span text:style-name="T14">r</text:span></text:span><text:span text:style-name="CharStyle20"><text:span text:style-name="T18">žal sa pevno na nohách, hoci sa mu v hlave točilo ani na zvrtli. Tak </text:span></text:span><text:soft-page-break/><text:span text:style-name="CharStyle20"><text:span text:style-name="T18">dostal sa šťastliv</text:span></text:span><text:span text:style-name="CharStyle20"><text:span text:style-name="T14">e</text:span></text:span><text:span text:style-name="CharStyle20"><text:span text:style-name="T18"> cez dva mosty a mal nasledovať tretí. Že sa medzitým trirazy prevrhol, z toho si už nič nerobil. Cítil chládež rieky a čul jej hukot za sebou, z čoho súdil, že je na dobrej ceste. </text:span></text:span><text:span text:style-name="CharStyle20"><text:span text:style-name="T32">I</text:span></text:span><text:span text:style-name="CharStyle20"><text:span text:style-name="T18"> uzrel pred sebou v dia</text:span></text:span><text:span text:style-name="CharStyle20"><text:span text:style-name="T32">ľ</text:span></text:span><text:span text:style-name="CharStyle20"><text:span text:style-name="T18">ke nejaké svetielko kmitať sa. Myslel si, že je to akiste jeho mlyn a že jeho stará, chuderka nedočkavá svieti ešte a čaká na neho Udrel teda tým smerom a šiel poľom dosť dlho i cez nejaký m</text:span></text:span><text:span text:style-name="CharStyle20"><text:span text:style-name="T14">o</text:span></text:span><text:span text:style-name="CharStyle20"><text:span text:style-name="T18">st</text:span></text:span><text:span text:style-name="CharStyle20"><text:span text:style-name="T1">í</text:span></text:span><text:span text:style-name="CharStyle20"><text:span text:style-name="T18">k, no zblížiť sa k tomu svetlu nijak nemohol. </text:span></text:span><text:span text:style-name="CharStyle20"><text:span text:style-name="T1">„</text:span></text:span><text:span text:style-name="CharStyle20"><text:span text:style-name="T18">Len aby to nebol ten svetlon</text:span></text:span><text:span text:style-name="CharStyle20"><text:span text:style-name="T14">o</text:span></text:span><text:span text:style-name="CharStyle20"><text:span text:style-name="T18">s, čo ľudí po mo­čiaroch vodieva,“ napadlo mu Odrazu, ako tak hľadí uprene na to svetielce, zabudol šmátrať ba­kuľou vopred seba a v tom čľups! už bol v ne­jakej barine dolu bruchom.</text:span></text:span></text:p>
        <text:p text:style-name="P22"><text:span text:style-name="CharStyle20"><text:span text:style-name="T18">„Kdeže sa to ja motám, veď vari nemám</text:span></text:span><text:span text:style-name="CharStyle16"><text:span text:style-name="T18"> </text:span></text:span><text:span text:style-name="CharStyle20"><text:span text:style-name="T18">otruby v hlave,“ zašomral, keď sa celý zamočený a zamazaný zviechal z bariny, ktorá na šťastie bola plytká, len taká kaluž. Zbadal, že nejde do­brým smerom, že pochybil cestu, miesto do mlyna že ide v bok do poľa, kde býva o samote statkár Kúde</text:span></text:span><text:span text:style-name="CharStyle20"><text:span text:style-name="T15">ľ</text:span></text:span><text:span text:style-name="CharStyle20"><text:span text:style-name="T18">a. Chcel sa teda vrátiť, no nemohol sa akosi vymota</text:span></text:span><text:span text:style-name="CharStyle20"><text:span text:style-name="T15">ť</text:span></text:span><text:span text:style-name="CharStyle20"><text:span text:style-name="T18"> odtia</text:span></text:span><text:span text:style-name="CharStyle20"><text:span text:style-name="T1">ľ</text:span></text:span><text:span text:style-name="CharStyle20"><text:span text:style-name="T18">, videlo sa mu, že sa krúti vždy na jednom mieste, až konečne po dlhom blúdení poľom našiel sa zrazu nenazdajky pred svojím mlynom, ktorého klepot zdal sa mu teraz hudbou anjelskou</text:span></text:span></text:p>
        <text:p text:style-name="P22"><text:span text:style-name="CharStyle20"><text:span text:style-name="T18">Bolo už hodne nad ránom, už sa aj kohúti ozývali, keď pán majster zabúchal na okno vo mlyne Dosť dlho váhal, rozmýšľajúc, či má za­klepať a ženu budiť a či má ísť radšej na šopu do sena nocova</text:span></text:span><text:span text:style-name="CharStyle20"><text:span text:style-name="T15">ť</text:span></text:span><text:span text:style-name="CharStyle20"><text:span text:style-name="T18"> Tam by ale do rána nevydržal, lebo b</text:span></text:span><text:span text:style-name="CharStyle20"><text:span text:style-name="T33">y</text:span></text:span><text:span text:style-name="CharStyle20"><text:span text:style-name="T18"> ho zima preberala, ba taký netriezvy mohol by aj zamrznúť, zaspať na večné veky V izbe bola tma, pani ma</text:span></text:span><text:span text:style-name="CharStyle20"><text:span text:style-name="T1">j</text:span></text:span><text:span text:style-name="CharStyle20"><text:span text:style-name="T18">strová už dávno spala Keď počula búchať na okne, chytro zahodila niečo na seba a vyšla so svetlom mužovi dvere otvoriť.</text:span></text:span></text:p>
        <text:p text:style-name="P22"><text:span text:style-name="CharStyle20"><text:span text:style-name="T18">Keď ho uzrela vo dveroch pred sebou takého zamazaného, namočeného a zavoňala na ňom dohánový dym a zápach piva, skoro jej kahanec z ruky vypadol. </text:span></text:span><text:span text:style-name="CharStyle20"><text:span text:style-name="T1">I</text:span></text:span><text:span text:style-name="CharStyle20"><text:span text:style-name="T18"> spustila na neho, sťa </text:span></text:span><text:span text:style-name="CharStyle20"><text:span text:style-name="T33">b</text:span></text:span><text:span text:style-name="CharStyle20"><text:span text:style-name="T18">y hrachom</text:span></text:span><text:span text:style-name="CharStyle20"><text:span text:style-name="T1"> </text:span></text:span><text:span text:style-name="CharStyle20"><text:span text:style-name="T18">sypala:</text:span></text:span></text:p>
        <text:p text:style-name="P22"><text:span text:style-name="CharStyle20"><text:span text:style-name="T18">„Nuž ty mátoha a kdeže sa ty t</text:span></text:span><text:span text:style-name="CharStyle20"><text:span text:style-name="T1">ú</text:span></text:span><text:span text:style-name="CharStyle20"><text:span text:style-name="T18">laš? Ty </text:span></text:span><text:span text:style-name="CharStyle20"><text:span text:style-name="T1">ľ</text:span></text:span><text:span text:style-name="CharStyle20"><text:span text:style-name="T18">ump voľajaký, takto si sa mi doriadil v tom meste!</text:span></text:span><text:span text:style-name="CharStyle16"><text:span text:style-name="T18"> </text:span></text:span><text:span text:style-name="CharStyle20"><text:span text:style-name="T18">Nuž či sa to svedčí na poriadneho človeka takto po noci sa túlať do rána ani sova? Pakuj sa mi dnu oriadiť sa!“</text:span></text:span></text:p>
        <text:p text:style-name="P22"><text:span text:style-name="CharStyle20"><text:span text:style-name="T18">Pán majster v</text:span></text:span><text:span text:style-name="CharStyle20"><text:span text:style-name="T15">ni</text:span></text:span><text:span text:style-name="CharStyle20"><text:span text:style-name="T18">šiel zkrúšene dnu, vyzlieko</text:span></text:span><text:span text:style-name="CharStyle20"><text:span text:style-name="T33">l</text:span></text:span><text:span text:style-name="CharStyle20"><text:span text:style-name="T18"> sa a zvalil na posteľ. Dlho nenaslúchal kázni pani majstrovej</text:span></text:span><text:span text:style-name="CharStyle20"><text:span text:style-name="T1">,</text:span></text:span><text:span text:style-name="CharStyle20"><text:span text:style-name="T18"> lebo utrmácaný a premožený štrapáciami a ochmel</text:span></text:span><text:span text:style-name="CharStyle20"><text:span text:style-name="T15">e</text:span></text:span><text:span text:style-name="CharStyle20"><text:span text:style-name="T18">ním v hlave čochvíľa chrápal, ani čo by bol vahany strúha</text:span></text:span><text:span text:style-name="CharStyle20"><text:span text:style-name="T1">l</text:span></text:span><text:span text:style-name="CharStyle20"><text:span text:style-name="T18">...</text:span></text:span></text:p>
        <text:p text:style-name="P7"><text:span text:style-name="CharStyle42"><text:span text:style-name="T18"/></text:span></text:p>
        <text:p text:style-name="P22"><text:span text:style-name="CharStyle20"><text:span text:style-name="T18">Keď na tretí deň doniesol Roháček kožuch </text:span></text:span><text:span text:style-name="CharStyle20"><text:span text:style-name="T15">s</text:span></text:span><text:span text:style-name="CharStyle20"><text:span text:style-name="T18"> poďakovaním a s úsmevom začal </text:span></text:span><text:soft-page-break/><text:span text:style-name="CharStyle20"><text:span text:style-name="T18">dohovárať pánu majstrovi, že kam sa ztratil zavčerom, k</text:span></text:span><text:span text:style-name="CharStyle20"><text:span text:style-name="T33">e</text:span></text:span><text:span text:style-name="CharStyle20"><text:span text:style-name="T18">ď zmizol ani gáfor bez odobierky, pán majster mu len tak cez zuby odsekol:</text:span></text:span></text:p>
        <text:p text:style-name="P22"><text:span text:style-name="CharStyle20"><text:span text:style-name="T18">„Prvý aj posledný raz som bol na tej kom</text:span></text:span><text:span text:style-name="CharStyle20"><text:span text:style-name="T33">e</text:span></text:span><text:span text:style-name="CharStyle20"><text:span text:style-name="T18">dii, čo vy divadlom zoviete. Nech si chodí naň kto chce, ale mňa ta viacej ne</text:span></text:span><text:span text:style-name="CharStyle20"><text:span text:style-name="T1">d</text:span></text:span><text:span text:style-name="CharStyle20"><text:span text:style-name="T18">ostanete,“ a ne­chajúc Roháčeka tak, išiel nasýpať do koša.</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Sans Serif" svg:font-family="'Microsoft Sans 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in" fo:margin-right="0in" fo:text-indent="0.2917in" style:auto-text-indent="false" style:page-number="auto" fo:background-color="transparent"/>
    </style:style>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in" fo:margin-right="0in" fo:text-indent="0.278in"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in" fo:margin-right="0in" fo:text-indent="0.1807in" style:auto-text-indent="false" style:page-number="auto" fo:background-color="transparent"/>
    </style:style>
    <style:style style:name="Iné" style:family="paragraph" style:master-page-name="">
      <loext:graphic-properties draw:fill="none" draw:fill-color="#729fcf"/>
      <style:paragraph-properties fo:margin-left="0in" fo:margin-right="0in" fo:text-indent="0.278in"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Footnote" style:family="paragraph" style:class="extra" style:master-page-name="">
      <loext:graphic-properties draw:fill="none" draw:fill-color="#729fcf"/>
      <style:paragraph-properties fo:margin-left="0in" fo:margin-right="0in" fo:text-indent="0.3193in" style:auto-text-indent="false" style:page-number="auto" fo:background-color="transparent"/>
    </style:style>
    <style:style style:name="Základný_20_text_20__28_8_29_" style:display-name="Základný text (8)" style:family="paragraph" style:master-page-name="">
      <loext:graphic-properties draw:fill="none" draw:fill-color="#729fcf"/>
      <style:paragraph-properties fo:margin-left="0in" fo:margin-right="0in" fo:text-indent="0.0972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3" style:family="text" style:parent-style-name="CharStyle12">
      <style:text-properties fo:color="#000000" loext:opacity="100%" fo:language="sk" fo:country="SK" style:language-asian="sk" style:country-asian="SK" style:language-complex="sk" style:country-complex="SK"/>
    </style:style>
    <style:style style:name="CharStyle14" style:family="text" style:parent-style-name="CharStyle6">
      <style:text-properties fo:color="#000000" loext:opacity="100%" fo:language="sk" fo:country="SK" style:language-asian="sk" style:country-asian="SK" style:language-complex="sk" style:country-complex="SK"/>
    </style:style>
    <style:style style:name="CharStyle16" style:family="text" style:parent-style-name="DefaultFontStyle"/>
    <style:style style:name="CharStyle17" style:family="text" style:parent-style-name="CharStyle16">
      <style:text-properties fo:color="#000000" loext:opacity="100%" fo:language="sk" fo:country="SK" style:language-asian="sk" style:country-asian="SK" style:language-complex="sk" style:country-complex="SK"/>
    </style:style>
    <style:style style:name="CharStyle18" style:family="text" style:parent-style-name="CharStyle12">
      <style:text-properties fo:color="#000000" loext:opacity="100%" fo:language="sk" fo:country="SK" style:language-asian="sk" style:country-asian="SK" style:language-complex="sk" style:country-complex="SK"/>
    </style:style>
    <style:style style:name="CharStyle20" style:family="text" style:parent-style-name="DefaultFontStyle"/>
    <style:style style:name="CharStyle22" style:family="text" style:parent-style-name="DefaultFontStyle"/>
    <style:style style:name="CharStyle24" style:family="text" style:parent-style-name="DefaultFontStyle"/>
    <style:style style:name="CharStyle25" style:family="text" style:parent-style-name="CharStyle24">
      <style:text-properties fo:color="#000000" loext:opacity="100%" fo:language="sk" fo:country="SK" style:language-asian="sk" style:country-asian="SK" style:language-complex="sk" style:country-complex="SK"/>
    </style:style>
    <style:style style:name="CharStyle26" style:family="text" style:parent-style-name="CharStyle20">
      <style:text-properties fo:color="#000000" loext:opacity="100%" fo:language="sk" fo:country="SK" style:language-asian="sk" style:country-asian="SK" style:language-complex="sk" style:country-complex="SK"/>
    </style:style>
    <style:style style:name="CharStyle27" style:family="text" style:parent-style-name="CharStyle12">
      <style:text-properties fo:color="#000000" loext:opacity="100%" fo:language="sk" fo:country="SK" style:language-asian="sk" style:country-asian="SK" style:language-complex="sk" style:country-complex="SK"/>
    </style:style>
    <style:style style:name="CharStyle28" style:family="text" style:parent-style-name="CharStyle16">
      <style:text-properties fo:color="#000000" loext:opacity="100%" fo:language="sk" fo:country="SK" style:language-asian="sk" style:country-asian="SK" style:language-complex="sk" style:country-complex="SK"/>
    </style:style>
    <style:style style:name="CharStyle30" style:family="text" style:parent-style-name="DefaultFontStyle"/>
    <style:style style:name="CharStyle32" style:family="text" style:parent-style-name="DefaultFontStyle"/>
    <style:style style:name="CharStyle33" style:family="text" style:parent-style-name="CharStyle20">
      <style:text-properties fo:color="#000000" loext:opacity="100%" fo:language="sk" fo:country="SK" style:language-asian="sk" style:country-asian="SK" style:language-complex="sk" style:country-complex="SK"/>
    </style:style>
    <style:style style:name="CharStyle34" style:family="text" style:parent-style-name="CharStyle20">
      <style:text-properties fo:color="#000000" loext:opacity="100%" fo:language="sk" fo:country="SK" style:language-asian="sk" style:country-asian="SK" style:language-complex="sk" style:country-complex="SK"/>
    </style:style>
    <style:style style:name="CharStyle35" style:family="text" style:parent-style-name="CharStyle16">
      <style:text-properties fo:color="#000000" loext:opacity="100%" fo:language="sk" fo:country="SK" style:language-asian="sk" style:country-asian="SK" style:language-complex="sk" style:country-complex="SK"/>
    </style:style>
    <style:style style:name="CharStyle36" style:family="text" style:parent-style-name="CharStyle20">
      <style:text-properties fo:font-variant="small-caps" fo:color="#000000" loext:opacity="100%" fo:language="sk" fo:country="SK" style:language-asian="sk" style:country-asian="SK" style:language-complex="sk" style:country-complex="SK"/>
    </style:style>
    <style:style style:name="CharStyle37" style:family="text" style:parent-style-name="CharStyle24">
      <style:text-properties fo:color="#000000" loext:opacity="100%" fo:language="sk" fo:country="SK" style:language-asian="sk" style:country-asian="SK" style:language-complex="sk" style:country-complex="SK"/>
    </style:style>
    <style:style style:name="CharStyle38" style:family="text" style:parent-style-name="CharStyle20">
      <style:text-properties fo:color="#000000" loext:opacity="100%" fo:language="sk" fo:country="SK" style:language-asian="sk" style:country-asian="SK" style:language-complex="sk" style:country-complex="SK"/>
    </style:style>
    <style:style style:name="CharStyle39" style:family="text" style:parent-style-name="CharStyle20">
      <style:text-properties fo:color="#000000" loext:opacity="100%" fo:language="sk" fo:country="SK" style:language-asian="sk" style:country-asian="SK" style:language-complex="sk" style:country-complex="SK"/>
    </style:style>
    <style:style style:name="CharStyle41" style:family="text" style:parent-style-name="DefaultFontStyle"/>
    <style:style style:name="CharStyle42" style:family="text" style:parent-style-name="CharStyle24">
      <style:text-properties fo:color="#000000" loext:opacity="100%" fo:language="sk" fo:country="SK" style:language-asian="sk" style:country-asian="SK" style:language-complex="sk" style:country-complex="SK"/>
    </style:style>
    <style:style style:name="Predvolené_20_písmo_20_odseku" style:display-name="Predvolené písmo odseku" style:family="text"/>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in"/>
      </style:header-style>
      <style:footer-style>
        <style:header-footer-properties fo:min-height="0.25in" fo:margin-left="0in" fo:margin-right="0in" fo:margin-top="0.2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initial-creator/>
    <meta:keyword/>
    <dc:date>2025-02-08T14:59:40.195097252</dc:date>
    <meta:editing-duration>PT5H52M10S</meta:editing-duration>
    <meta:editing-cycles>15</meta:editing-cycles>
    <meta:generator>LibreOffice/7.3.7.2$Linux_X86_64 LibreOffice_project/30$Build-2</meta:generator>
    <meta:document-statistic meta:table-count="0" meta:image-count="0" meta:object-count="0" meta:page-count="51" meta:paragraph-count="303" meta:word-count="20405" meta:character-count="118830" meta:non-whitespace-character-count="98685"/>
  </office:meta>
</office:document-meta>
</file>